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59.948cm" svg:height="30.095cm" svg:x="7.181cm" svg:y="1.142cm">
            <draw:object draw:notify-on-update-of-ranges="test.C1:test.C1 test.C2:test.C1169 test.D1:test.D1 test.D2:test.D11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_ms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0x1001</text:p>
          </table:table-cell>
          <table:table-cell office:value-type="string" calcext:value-type="string">
            <text:p>0x1002</text:p>
          </table:table-cell>
          <table:table-cell/>
          <table:table-cell office:value-type="string" calcext:value-type="string">
            <text:p>This is a plot where the static sync behaviour was changed to send the current system time at every iteration, not the system time at the start of the static sync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803553" calcext:value-type="float">
            <text:p>-803553</text:p>
          </table:table-cell>
          <table:table-cell office:value-type="float" office:value="-1263466" calcext:value-type="float">
            <text:p>-126346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784703" calcext:value-type="float">
            <text:p>-784703</text:p>
          </table:table-cell>
          <table:table-cell office:value-type="float" office:value="-1244948" calcext:value-type="float">
            <text:p>-124494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765549" calcext:value-type="float">
            <text:p>-765549</text:p>
          </table:table-cell>
          <table:table-cell office:value-type="float" office:value="-1226139" calcext:value-type="float">
            <text:p>-122613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745058" calcext:value-type="float">
            <text:p>-745058</text:p>
          </table:table-cell>
          <table:table-cell office:value-type="float" office:value="-1206023" calcext:value-type="float">
            <text:p>-120602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725674" calcext:value-type="float">
            <text:p>-725674</text:p>
          </table:table-cell>
          <table:table-cell office:value-type="float" office:value="-1186986" calcext:value-type="float">
            <text:p>-118698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705740" calcext:value-type="float">
            <text:p>-705740</text:p>
          </table:table-cell>
          <table:table-cell office:value-type="float" office:value="-1167407" calcext:value-type="float">
            <text:p>-116740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685901" calcext:value-type="float">
            <text:p>-685901</text:p>
          </table:table-cell>
          <table:table-cell office:value-type="float" office:value="-1147922" calcext:value-type="float">
            <text:p>-114792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666096" calcext:value-type="float">
            <text:p>-666096</text:p>
          </table:table-cell>
          <table:table-cell office:value-type="float" office:value="-1128479" calcext:value-type="float">
            <text:p>-1128479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646369" calcext:value-type="float">
            <text:p>-646369</text:p>
          </table:table-cell>
          <table:table-cell office:value-type="float" office:value="-1109110" calcext:value-type="float">
            <text:p>-110911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626396" calcext:value-type="float">
            <text:p>-626396</text:p>
          </table:table-cell>
          <table:table-cell office:value-type="float" office:value="-1089491" calcext:value-type="float">
            <text:p>-108949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606622" calcext:value-type="float">
            <text:p>-606622</text:p>
          </table:table-cell>
          <table:table-cell office:value-type="float" office:value="-1070072" calcext:value-type="float">
            <text:p>-1070072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586744" calcext:value-type="float">
            <text:p>-586744</text:p>
          </table:table-cell>
          <table:table-cell office:value-type="float" office:value="-1050556" calcext:value-type="float">
            <text:p>-105055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567086" calcext:value-type="float">
            <text:p>-567086</text:p>
          </table:table-cell>
          <table:table-cell office:value-type="float" office:value="-1031256" calcext:value-type="float">
            <text:p>-103125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-547439" calcext:value-type="float">
            <text:p>-547439</text:p>
          </table:table-cell>
          <table:table-cell office:value-type="float" office:value="-1011961" calcext:value-type="float">
            <text:p>-101196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-527172" calcext:value-type="float">
            <text:p>-527172</text:p>
          </table:table-cell>
          <table:table-cell office:value-type="float" office:value="-992060" calcext:value-type="float">
            <text:p>-99206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-507907" calcext:value-type="float">
            <text:p>-507907</text:p>
          </table:table-cell>
          <table:table-cell office:value-type="float" office:value="-973146" calcext:value-type="float">
            <text:p>-97314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-487411" calcext:value-type="float">
            <text:p>-487411</text:p>
          </table:table-cell>
          <table:table-cell office:value-type="float" office:value="-953009" calcext:value-type="float">
            <text:p>-95300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-468246" calcext:value-type="float">
            <text:p>-468246</text:p>
          </table:table-cell>
          <table:table-cell office:value-type="float" office:value="-934192" calcext:value-type="float">
            <text:p>-93419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447765" calcext:value-type="float">
            <text:p>-447765</text:p>
          </table:table-cell>
          <table:table-cell office:value-type="float" office:value="-914086" calcext:value-type="float">
            <text:p>-91408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-428613" calcext:value-type="float">
            <text:p>-428613</text:p>
          </table:table-cell>
          <table:table-cell office:value-type="float" office:value="-895280" calcext:value-type="float">
            <text:p>-89528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-408131" calcext:value-type="float">
            <text:p>-408131</text:p>
          </table:table-cell>
          <table:table-cell office:value-type="float" office:value="-875159" calcext:value-type="float">
            <text:p>-875159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-388918" calcext:value-type="float">
            <text:p>-388918</text:p>
          </table:table-cell>
          <table:table-cell office:value-type="float" office:value="-856293" calcext:value-type="float">
            <text:p>-856293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-368451" calcext:value-type="float">
            <text:p>-368451</text:p>
          </table:table-cell>
          <table:table-cell office:value-type="float" office:value="-836201" calcext:value-type="float">
            <text:p>-83620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-349319" calcext:value-type="float">
            <text:p>-349319</text:p>
          </table:table-cell>
          <table:table-cell office:value-type="float" office:value="-817416" calcext:value-type="float">
            <text:p>-81741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-328881" calcext:value-type="float">
            <text:p>-328881</text:p>
          </table:table-cell>
          <table:table-cell office:value-type="float" office:value="-797340" calcext:value-type="float">
            <text:p>-79734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-309678" calcext:value-type="float">
            <text:p>-309678</text:p>
          </table:table-cell>
          <table:table-cell office:value-type="float" office:value="-778482" calcext:value-type="float">
            <text:p>-778482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-289174" calcext:value-type="float">
            <text:p>-289174</text:p>
          </table:table-cell>
          <table:table-cell office:value-type="float" office:value="-758354" calcext:value-type="float">
            <text:p>-758354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-269962" calcext:value-type="float">
            <text:p>-269962</text:p>
          </table:table-cell>
          <table:table-cell office:value-type="float" office:value="-739488" calcext:value-type="float">
            <text:p>-739488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-249486" calcext:value-type="float">
            <text:p>-249486</text:p>
          </table:table-cell>
          <table:table-cell office:value-type="float" office:value="-719372" calcext:value-type="float">
            <text:p>-719372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-230334" calcext:value-type="float">
            <text:p>-230334</text:p>
          </table:table-cell>
          <table:table-cell office:value-type="float" office:value="-700566" calcext:value-type="float">
            <text:p>-700566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-209876" calcext:value-type="float">
            <text:p>-209876</text:p>
          </table:table-cell>
          <table:table-cell office:value-type="float" office:value="-680484" calcext:value-type="float">
            <text:p>-680484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-190675" calcext:value-type="float">
            <text:p>-190675</text:p>
          </table:table-cell>
          <table:table-cell office:value-type="float" office:value="-661627" calcext:value-type="float">
            <text:p>-66162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-170146" calcext:value-type="float">
            <text:p>-170146</text:p>
          </table:table-cell>
          <table:table-cell office:value-type="float" office:value="-641461" calcext:value-type="float">
            <text:p>-641461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-151011" calcext:value-type="float">
            <text:p>-151011</text:p>
          </table:table-cell>
          <table:table-cell office:value-type="float" office:value="-622672" calcext:value-type="float">
            <text:p>-622672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-130538" calcext:value-type="float">
            <text:p>-130538</text:p>
          </table:table-cell>
          <table:table-cell office:value-type="float" office:value="-602575" calcext:value-type="float">
            <text:p>-60257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-111372" calcext:value-type="float">
            <text:p>-111372</text:p>
          </table:table-cell>
          <table:table-cell office:value-type="float" office:value="-583755" calcext:value-type="float">
            <text:p>-58375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-90964" calcext:value-type="float">
            <text:p>-90964</text:p>
          </table:table-cell>
          <table:table-cell office:value-type="float" office:value="-563711" calcext:value-type="float">
            <text:p>-56371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-71761" calcext:value-type="float">
            <text:p>-71761</text:p>
          </table:table-cell>
          <table:table-cell office:value-type="float" office:value="-544851" calcext:value-type="float">
            <text:p>-544851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-51226" calcext:value-type="float">
            <text:p>-51226</text:p>
          </table:table-cell>
          <table:table-cell office:value-type="float" office:value="-524692" calcext:value-type="float">
            <text:p>-524692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-31991" calcext:value-type="float">
            <text:p>-31991</text:p>
          </table:table-cell>
          <table:table-cell office:value-type="float" office:value="-505802" calcext:value-type="float">
            <text:p>-505802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-11889" calcext:value-type="float">
            <text:p>-11889</text:p>
          </table:table-cell>
          <table:table-cell office:value-type="float" office:value="-486057" calcext:value-type="float">
            <text:p>-486057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-466749" calcext:value-type="float">
            <text:p>-466749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6375" calcext:value-type="float">
            <text:p>6375</text:p>
          </table:table-cell>
          <table:table-cell office:value-type="float" office:value="-446741" calcext:value-type="float">
            <text:p>-446741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9858" calcext:value-type="float">
            <text:p>9858</text:p>
          </table:table-cell>
          <table:table-cell office:value-type="float" office:value="-427730" calcext:value-type="float">
            <text:p>-427730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3374" calcext:value-type="float">
            <text:p>13374</text:p>
          </table:table-cell>
          <table:table-cell office:value-type="float" office:value="-408123" calcext:value-type="float">
            <text:p>-408123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16809" calcext:value-type="float">
            <text:p>16809</text:p>
          </table:table-cell>
          <table:table-cell office:value-type="float" office:value="-388561" calcext:value-type="float">
            <text:p>-388561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20072" calcext:value-type="float">
            <text:p>20072</text:p>
          </table:table-cell>
          <table:table-cell office:value-type="float" office:value="-369574" calcext:value-type="float">
            <text:p>-369574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23428" calcext:value-type="float">
            <text:p>23428</text:p>
          </table:table-cell>
          <table:table-cell office:value-type="float" office:value="-349708" calcext:value-type="float">
            <text:p>-349708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26582" calcext:value-type="float">
            <text:p>26582</text:p>
          </table:table-cell>
          <table:table-cell office:value-type="float" office:value="-330601" calcext:value-type="float">
            <text:p>-330601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29817" calcext:value-type="float">
            <text:p>29817</text:p>
          </table:table-cell>
          <table:table-cell office:value-type="float" office:value="-310626" calcext:value-type="float">
            <text:p>-310626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32820" calcext:value-type="float">
            <text:p>32820</text:p>
          </table:table-cell>
          <table:table-cell office:value-type="float" office:value="-291681" calcext:value-type="float">
            <text:p>-291681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35961" calcext:value-type="float">
            <text:p>35961</text:p>
          </table:table-cell>
          <table:table-cell office:value-type="float" office:value="-271542" calcext:value-type="float">
            <text:p>-271542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38892" calcext:value-type="float">
            <text:p>38892</text:p>
          </table:table-cell>
          <table:table-cell office:value-type="float" office:value="-252370" calcext:value-type="float">
            <text:p>-252370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41762" calcext:value-type="float">
            <text:p>41762</text:p>
          </table:table-cell>
          <table:table-cell office:value-type="float" office:value="-233218" calcext:value-type="float">
            <text:p>-233218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44693" calcext:value-type="float">
            <text:p>44693</text:p>
          </table:table-cell>
          <table:table-cell office:value-type="float" office:value="-213297" calcext:value-type="float">
            <text:p>-213297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47437" calcext:value-type="float">
            <text:p>47437</text:p>
          </table:table-cell>
          <table:table-cell office:value-type="float" office:value="-194286" calcext:value-type="float">
            <text:p>-194286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50266" calcext:value-type="float">
            <text:p>50266</text:p>
          </table:table-cell>
          <table:table-cell office:value-type="float" office:value="-174440" calcext:value-type="float">
            <text:p>-174440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office:value-type="float" office:value="52908" calcext:value-type="float">
            <text:p>52908</text:p>
          </table:table-cell>
          <table:table-cell office:value-type="float" office:value="-155469" calcext:value-type="float">
            <text:p>-155469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55664" calcext:value-type="float">
            <text:p>55664</text:p>
          </table:table-cell>
          <table:table-cell office:value-type="float" office:value="-135358" calcext:value-type="float">
            <text:p>-135358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58210" calcext:value-type="float">
            <text:p>58210</text:p>
          </table:table-cell>
          <table:table-cell office:value-type="float" office:value="-116435" calcext:value-type="float">
            <text:p>-116435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60869" calcext:value-type="float">
            <text:p>60869</text:p>
          </table:table-cell>
          <table:table-cell office:value-type="float" office:value="-96375" calcext:value-type="float">
            <text:p>-96375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float" office:value="63348" calcext:value-type="float">
            <text:p>63348</text:p>
          </table:table-cell>
          <table:table-cell office:value-type="float" office:value="-77348" calcext:value-type="float">
            <text:p>-77348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65898" calcext:value-type="float">
            <text:p>65898</text:p>
          </table:table-cell>
          <table:table-cell office:value-type="float" office:value="-57422" calcext:value-type="float">
            <text:p>-57422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office:value-type="float" office:value="68312" calcext:value-type="float">
            <text:p>68312</text:p>
          </table:table-cell>
          <table:table-cell office:value-type="float" office:value="-38229" calcext:value-type="float">
            <text:p>-38229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float" office:value="70676" calcext:value-type="float">
            <text:p>70676</text:p>
          </table:table-cell>
          <table:table-cell office:value-type="float" office:value="-19126" calcext:value-type="float">
            <text:p>-19126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73103" calcext:value-type="float">
            <text:p>73103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75378" calcext:value-type="float">
            <text:p>75378</text:p>
          </table:table-cell>
          <table:table-cell office:value-type="float" office:value="5483" calcext:value-type="float">
            <text:p>5483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float" office:value="77761" calcext:value-type="float">
            <text:p>77761</text:p>
          </table:table-cell>
          <table:table-cell office:value-type="float" office:value="9108" calcext:value-type="float">
            <text:p>9108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office:value-type="float" office:value="79965" calcext:value-type="float">
            <text:p>79965</text:p>
          </table:table-cell>
          <table:table-cell office:value-type="float" office:value="12419" calcext:value-type="float">
            <text:p>12419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82188" calcext:value-type="float">
            <text:p>82188</text:p>
          </table:table-cell>
          <table:table-cell office:value-type="float" office:value="15715" calcext:value-type="float">
            <text:p>15715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office:value-type="float" office:value="84420" calcext:value-type="float">
            <text:p>84420</text:p>
          </table:table-cell>
          <table:table-cell office:value-type="float" office:value="19013" calcext:value-type="float">
            <text:p>19013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86577" calcext:value-type="float">
            <text:p>86577</text:p>
          </table:table-cell>
          <table:table-cell office:value-type="float" office:value="22160" calcext:value-type="float">
            <text:p>22160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88727" calcext:value-type="float">
            <text:p>88727</text:p>
          </table:table-cell>
          <table:table-cell office:value-type="float" office:value="25276" calcext:value-type="float">
            <text:p>25276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90762" calcext:value-type="float">
            <text:p>90762</text:p>
          </table:table-cell>
          <table:table-cell office:value-type="float" office:value="28205" calcext:value-type="float">
            <text:p>28205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float" office:value="92873" calcext:value-type="float">
            <text:p>92873</text:p>
          </table:table-cell>
          <table:table-cell office:value-type="float" office:value="31207" calcext:value-type="float">
            <text:p>31207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94891" calcext:value-type="float">
            <text:p>94891</text:p>
          </table:table-cell>
          <table:table-cell office:value-type="float" office:value="34056" calcext:value-type="float">
            <text:p>34056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6913" calcext:value-type="float">
            <text:p>96913</text:p>
          </table:table-cell>
          <table:table-cell office:value-type="float" office:value="36898" calcext:value-type="float">
            <text:p>36898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  <table:table-cell office:value-type="float" office:value="98901" calcext:value-type="float">
            <text:p>98901</text:p>
          </table:table-cell>
          <table:table-cell office:value-type="float" office:value="39663" calcext:value-type="float">
            <text:p>39663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  <table:table-cell office:value-type="float" office:value="100808" calcext:value-type="float">
            <text:p>100808</text:p>
          </table:table-cell>
          <table:table-cell office:value-type="float" office:value="42289" calcext:value-type="float">
            <text:p>42289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float" office:value="102787" calcext:value-type="float">
            <text:p>102787</text:p>
          </table:table-cell>
          <table:table-cell office:value-type="float" office:value="45006" calcext:value-type="float">
            <text:p>45006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  <table:table-cell office:value-type="float" office:value="104626" calcext:value-type="float">
            <text:p>104626</text:p>
          </table:table-cell>
          <table:table-cell office:value-type="float" office:value="47511" calcext:value-type="float">
            <text:p>47511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  <table:table-cell office:value-type="float" office:value="106519" calcext:value-type="float">
            <text:p>106519</text:p>
          </table:table-cell>
          <table:table-cell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  <table:table-cell office:value-type="float" office:value="108345" calcext:value-type="float">
            <text:p>108345</text:p>
          </table:table-cell>
          <table:table-cell office:value-type="float" office:value="52509" calcext:value-type="float">
            <text:p>52509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office:value-type="float" office:value="110225" calcext:value-type="float">
            <text:p>110225</text:p>
          </table:table-cell>
          <table:table-cell office:value-type="float" office:value="55018" calcext:value-type="float">
            <text:p>55018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  <table:table-cell office:value-type="float" office:value="111978" calcext:value-type="float">
            <text:p>111978</text:p>
          </table:table-cell>
          <table:table-cell office:value-type="float" office:value="57333" calcext:value-type="float">
            <text:p>57333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 office:value-type="float" office:value="113760" calcext:value-type="float">
            <text:p>113760</text:p>
          </table:table-cell>
          <table:table-cell office:value-type="float" office:value="59669" calcext:value-type="float">
            <text:p>59669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  <table:table-cell office:value-type="float" office:value="115517" calcext:value-type="float">
            <text:p>115517</text:p>
          </table:table-cell>
          <table:table-cell office:value-type="float" office:value="61968" calcext:value-type="float">
            <text:p>61968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  <table:table-cell office:value-type="float" office:value="117200" calcext:value-type="float">
            <text:p>117200</text:p>
          </table:table-cell>
          <table:table-cell office:value-type="float" office:value="64146" calcext:value-type="float">
            <text:p>64146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 office:value-type="float" office:value="118959" calcext:value-type="float">
            <text:p>118959</text:p>
          </table:table-cell>
          <table:table-cell office:value-type="float" office:value="66408" calcext:value-type="float">
            <text:p>66408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  <table:table-cell office:value-type="float" office:value="120597" calcext:value-type="float">
            <text:p>120597</text:p>
          </table:table-cell>
          <table:table-cell office:value-type="float" office:value="68505" calcext:value-type="float">
            <text:p>68505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122265" calcext:value-type="float">
            <text:p>122265</text:p>
          </table:table-cell>
          <table:table-cell office:value-type="float" office:value="70624" calcext:value-type="float">
            <text:p>70624</text:p>
          </table:table-cell>
          <table:table-cell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123909" calcext:value-type="float">
            <text:p>123909</text:p>
          </table:table-cell>
          <table:table-cell office:value-type="float" office:value="72698" calcext:value-type="float">
            <text:p>72698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office:value-type="float" office:value="125485" calcext:value-type="float">
            <text:p>125485</text:p>
          </table:table-cell>
          <table:table-cell office:value-type="float" office:value="74680" calcext:value-type="float">
            <text:p>74680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  <table:table-cell office:value-type="float" office:value="127136" calcext:value-type="float">
            <text:p>127136</text:p>
          </table:table-cell>
          <table:table-cell office:value-type="float" office:value="76734" calcext:value-type="float">
            <text:p>76734</text:p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  <table:table-cell office:value-type="float" office:value="128675" calcext:value-type="float">
            <text:p>128675</text:p>
          </table:table-cell>
          <table:table-cell office:value-type="float" office:value="78646" calcext:value-type="float">
            <text:p>78646</text:p>
          </table:table-cell>
          <table:table-cell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office:value-type="float" office:value="130240" calcext:value-type="float">
            <text:p>130240</text:p>
          </table:table-cell>
          <table:table-cell office:value-type="float" office:value="80579" calcext:value-type="float">
            <text:p>80579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31795" calcext:value-type="float">
            <text:p>131795</text:p>
          </table:table-cell>
          <table:table-cell office:value-type="float" office:value="82478" calcext:value-type="float">
            <text:p>82478</text:p>
          </table:table-cell>
          <table:table-cell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  <table:table-cell office:value-type="float" office:value="133265" calcext:value-type="float">
            <text:p>133265</text:p>
          </table:table-cell>
          <table:table-cell office:value-type="float" office:value="84273" calcext:value-type="float">
            <text:p>84273</text:p>
          </table:table-cell>
          <table:table-cell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  <table:table-cell office:value-type="float" office:value="134816" calcext:value-type="float">
            <text:p>134816</text:p>
          </table:table-cell>
          <table:table-cell office:value-type="float" office:value="86155" calcext:value-type="float">
            <text:p>86155</text:p>
          </table:table-cell>
          <table:table-cell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  <table:table-cell office:value-type="float" office:value="136254" calcext:value-type="float">
            <text:p>136254</text:p>
          </table:table-cell>
          <table:table-cell office:value-type="float" office:value="87884" calcext:value-type="float">
            <text:p>87884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office:value-type="float" office:value="137758" calcext:value-type="float">
            <text:p>137758</text:p>
          </table:table-cell>
          <table:table-cell office:value-type="float" office:value="89681" calcext:value-type="float">
            <text:p>89681</text:p>
          </table:table-cell>
          <table:table-cell table:number-columns-repeated="2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 office:value-type="float" office:value="139168" calcext:value-type="float">
            <text:p>139168</text:p>
          </table:table-cell>
          <table:table-cell office:value-type="float" office:value="91363" calcext:value-type="float">
            <text:p>91363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  <table:table-cell office:value-type="float" office:value="140601" calcext:value-type="float">
            <text:p>140601</text:p>
          </table:table-cell>
          <table:table-cell office:value-type="float" office:value="93057" calcext:value-type="float">
            <text:p>93057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  <table:table-cell office:value-type="float" office:value="142007" calcext:value-type="float">
            <text:p>142007</text:p>
          </table:table-cell>
          <table:table-cell office:value-type="float" office:value="94709" calcext:value-type="float">
            <text:p>94709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  <table:table-cell office:value-type="float" office:value="143379" calcext:value-type="float">
            <text:p>143379</text:p>
          </table:table-cell>
          <table:table-cell office:value-type="float" office:value="96318" calcext:value-type="float">
            <text:p>96318</text:p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  <table:table-cell office:value-type="float" office:value="144792" calcext:value-type="float">
            <text:p>144792</text:p>
          </table:table-cell>
          <table:table-cell office:value-type="float" office:value="97970" calcext:value-type="float">
            <text:p>97970</text:p>
          </table:table-cell>
          <table:table-cell table:number-columns-repeated="2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office:value-type="float" office:value="146110" calcext:value-type="float">
            <text:p>146110</text:p>
          </table:table-cell>
          <table:table-cell office:value-type="float" office:value="99494" calcext:value-type="float">
            <text:p>99494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  <table:table-cell office:value-type="float" office:value="147497" calcext:value-type="float">
            <text:p>147497</text:p>
          </table:table-cell>
          <table:table-cell office:value-type="float" office:value="101088" calcext:value-type="float">
            <text:p>101088</text:p>
          </table:table-cell>
          <table:table-cell table:number-columns-repeated="2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  <table:table-cell office:value-type="float" office:value="148776" calcext:value-type="float">
            <text:p>148776</text:p>
          </table:table-cell>
          <table:table-cell office:value-type="float" office:value="102555" calcext:value-type="float">
            <text:p>102555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float" office:value="150137" calcext:value-type="float">
            <text:p>150137</text:p>
          </table:table-cell>
          <table:table-cell office:value-type="float" office:value="104109" calcext:value-type="float">
            <text:p>104109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151393" calcext:value-type="float">
            <text:p>151393</text:p>
          </table:table-cell>
          <table:table-cell office:value-type="float" office:value="105529" calcext:value-type="float">
            <text:p>105529</text:p>
          </table:table-cell>
          <table:table-cell table:number-columns-repeated="2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  <table:table-cell office:value-type="float" office:value="152711" calcext:value-type="float">
            <text:p>152711</text:p>
          </table:table-cell>
          <table:table-cell office:value-type="float" office:value="107010" calcext:value-type="float">
            <text:p>107010</text:p>
          </table:table-cell>
          <table:table-cell table:number-columns-repeated="2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float" office:value="153941" calcext:value-type="float">
            <text:p>153941</text:p>
          </table:table-cell>
          <table:table-cell office:value-type="float" office:value="108390" calcext:value-type="float">
            <text:p>108390</text:p>
          </table:table-cell>
          <table:table-cell table:number-columns-repeated="2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  <table:table-cell office:value-type="float" office:value="155225" calcext:value-type="float">
            <text:p>155225</text:p>
          </table:table-cell>
          <table:table-cell office:value-type="float" office:value="109825" calcext:value-type="float">
            <text:p>109825</text:p>
          </table:table-cell>
          <table:table-cell table:number-columns-repeated="2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156439" calcext:value-type="float">
            <text:p>156439</text:p>
          </table:table-cell>
          <table:table-cell office:value-type="float" office:value="111172" calcext:value-type="float">
            <text:p>111172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  <table:table-cell office:value-type="float" office:value="157692" calcext:value-type="float">
            <text:p>157692</text:p>
          </table:table-cell>
          <table:table-cell office:value-type="float" office:value="112549" calcext:value-type="float">
            <text:p>112549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  <table:table-cell office:value-type="float" office:value="158870" calcext:value-type="float">
            <text:p>158870</text:p>
          </table:table-cell>
          <table:table-cell office:value-type="float" office:value="113845" calcext:value-type="float">
            <text:p>113845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  <table:table-cell office:value-type="float" office:value="160093" calcext:value-type="float">
            <text:p>160093</text:p>
          </table:table-cell>
          <table:table-cell office:value-type="float" office:value="115181" calcext:value-type="float">
            <text:p>115181</text:p>
          </table:table-cell>
          <table:table-cell table:number-columns-repeated="2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  <table:table-cell office:value-type="float" office:value="161278" calcext:value-type="float">
            <text:p>161278</text:p>
          </table:table-cell>
          <table:table-cell office:value-type="float" office:value="116471" calcext:value-type="float">
            <text:p>116471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  <table:table-cell office:value-type="float" office:value="162436" calcext:value-type="float">
            <text:p>162436</text:p>
          </table:table-cell>
          <table:table-cell office:value-type="float" office:value="117723" calcext:value-type="float">
            <text:p>117723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163596" calcext:value-type="float">
            <text:p>163596</text:p>
          </table:table-cell>
          <table:table-cell office:value-type="float" office:value="118970" calcext:value-type="float">
            <text:p>118970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  <table:table-cell office:value-type="float" office:value="164748" calcext:value-type="float">
            <text:p>164748</text:p>
          </table:table-cell>
          <table:table-cell office:value-type="float" office:value="120203" calcext:value-type="float">
            <text:p>120203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  <table:table-cell office:value-type="float" office:value="165860" calcext:value-type="float">
            <text:p>165860</text:p>
          </table:table-cell>
          <table:table-cell office:value-type="float" office:value="121385" calcext:value-type="float">
            <text:p>121385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  <table:table-cell office:value-type="float" office:value="167003" calcext:value-type="float">
            <text:p>167003</text:p>
          </table:table-cell>
          <table:table-cell office:value-type="float" office:value="122589" calcext:value-type="float">
            <text:p>122589</text:p>
          </table:table-cell>
          <table:table-cell table:number-columns-repeated="2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68098" calcext:value-type="float">
            <text:p>168098</text:p>
          </table:table-cell>
          <table:table-cell office:value-type="float" office:value="123743" calcext:value-type="float">
            <text:p>123743</text:p>
          </table:table-cell>
          <table:table-cell table:number-columns-repeated="2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  <table:table-cell office:value-type="float" office:value="169183" calcext:value-type="float">
            <text:p>169183</text:p>
          </table:table-cell>
          <table:table-cell office:value-type="float" office:value="124883" calcext:value-type="float">
            <text:p>124883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  <table:table-cell office:value-type="float" office:value="170276" calcext:value-type="float">
            <text:p>170276</text:p>
          </table:table-cell>
          <table:table-cell office:value-type="float" office:value="126025" calcext:value-type="float">
            <text:p>126025</text:p>
          </table:table-cell>
          <table:table-cell table:number-columns-repeated="2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0" calcext:value-type="float">
            <text:p>0</text:p>
          </table:table-cell>
          <table:table-cell office:value-type="float" office:value="171348" calcext:value-type="float">
            <text:p>171348</text:p>
          </table:table-cell>
          <table:table-cell office:value-type="float" office:value="127132" calcext:value-type="float">
            <text:p>127132</text:p>
          </table:table-cell>
          <table:table-cell table:number-columns-repeated="2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  <table:table-cell office:value-type="float" office:value="172385" calcext:value-type="float">
            <text:p>172385</text:p>
          </table:table-cell>
          <table:table-cell office:value-type="float" office:value="128204" calcext:value-type="float">
            <text:p>128204</text:p>
          </table:table-cell>
          <table:table-cell table:number-columns-repeated="2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  <table:table-cell office:value-type="float" office:value="173438" calcext:value-type="float">
            <text:p>173438</text:p>
          </table:table-cell>
          <table:table-cell office:value-type="float" office:value="129284" calcext:value-type="float">
            <text:p>129284</text:p>
          </table:table-cell>
          <table:table-cell table:number-columns-repeated="2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0" calcext:value-type="float">
            <text:p>0</text:p>
          </table:table-cell>
          <table:table-cell office:value-type="float" office:value="174491" calcext:value-type="float">
            <text:p>174491</text:p>
          </table:table-cell>
          <table:table-cell office:value-type="float" office:value="130359" calcext:value-type="float">
            <text:p>130359</text:p>
          </table:table-cell>
          <table:table-cell table:number-columns-repeated="2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0" calcext:value-type="float">
            <text:p>0</text:p>
          </table:table-cell>
          <table:table-cell office:value-type="float" office:value="175517" calcext:value-type="float">
            <text:p>175517</text:p>
          </table:table-cell>
          <table:table-cell office:value-type="float" office:value="131398" calcext:value-type="float">
            <text:p>131398</text:p>
          </table:table-cell>
          <table:table-cell table:number-columns-repeated="2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  <table:table-cell office:value-type="float" office:value="176507" calcext:value-type="float">
            <text:p>176507</text:p>
          </table:table-cell>
          <table:table-cell office:value-type="float" office:value="132395" calcext:value-type="float">
            <text:p>132395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177532" calcext:value-type="float">
            <text:p>177532</text:p>
          </table:table-cell>
          <table:table-cell office:value-type="float" office:value="133434" calcext:value-type="float">
            <text:p>133434</text:p>
          </table:table-cell>
          <table:table-cell table:number-columns-repeated="2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0" calcext:value-type="float">
            <text:p>0</text:p>
          </table:table-cell>
          <table:table-cell office:value-type="float" office:value="178500" calcext:value-type="float">
            <text:p>178500</text:p>
          </table:table-cell>
          <table:table-cell office:value-type="float" office:value="134399" calcext:value-type="float">
            <text:p>134399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0" calcext:value-type="float">
            <text:p>0</text:p>
          </table:table-cell>
          <table:table-cell office:value-type="float" office:value="179511" calcext:value-type="float">
            <text:p>179511</text:p>
          </table:table-cell>
          <table:table-cell office:value-type="float" office:value="135399" calcext:value-type="float">
            <text:p>135399</text:p>
          </table:table-cell>
          <table:table-cell table:number-columns-repeated="2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0" calcext:value-type="float">
            <text:p>0</text:p>
          </table:table-cell>
          <table:table-cell office:value-type="float" office:value="180468" calcext:value-type="float">
            <text:p>180468</text:p>
          </table:table-cell>
          <table:table-cell office:value-type="float" office:value="136349" calcext:value-type="float">
            <text:p>136349</text:p>
          </table:table-cell>
          <table:table-cell table:number-columns-repeated="2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0" calcext:value-type="float">
            <text:p>0</text:p>
          </table:table-cell>
          <table:table-cell office:value-type="float" office:value="181426" calcext:value-type="float">
            <text:p>181426</text:p>
          </table:table-cell>
          <table:table-cell office:value-type="float" office:value="137290" calcext:value-type="float">
            <text:p>137290</text:p>
          </table:table-cell>
          <table:table-cell table:number-columns-repeated="2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0" calcext:value-type="float">
            <text:p>0</text:p>
          </table:table-cell>
          <table:table-cell office:value-type="float" office:value="182378" calcext:value-type="float">
            <text:p>182378</text:p>
          </table:table-cell>
          <table:table-cell office:value-type="float" office:value="138226" calcext:value-type="float">
            <text:p>138226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office:value-type="float" office:value="183322" calcext:value-type="float">
            <text:p>183322</text:p>
          </table:table-cell>
          <table:table-cell office:value-type="float" office:value="139145" calcext:value-type="float">
            <text:p>139145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0" calcext:value-type="float">
            <text:p>0</text:p>
          </table:table-cell>
          <table:table-cell office:value-type="float" office:value="184232" calcext:value-type="float">
            <text:p>184232</text:p>
          </table:table-cell>
          <table:table-cell office:value-type="float" office:value="140018" calcext:value-type="float">
            <text:p>140018</text:p>
          </table:table-cell>
          <table:table-cell table:number-columns-repeated="2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 office:value-type="float" office:value="185169" calcext:value-type="float">
            <text:p>185169</text:p>
          </table:table-cell>
          <table:table-cell office:value-type="float" office:value="140926" calcext:value-type="float">
            <text:p>140926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0" calcext:value-type="float">
            <text:p>0</text:p>
          </table:table-cell>
          <table:table-cell office:value-type="float" office:value="186056" calcext:value-type="float">
            <text:p>186056</text:p>
          </table:table-cell>
          <table:table-cell office:value-type="float" office:value="141779" calcext:value-type="float">
            <text:p>141779</text:p>
          </table:table-cell>
          <table:table-cell table:number-columns-repeated="2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0" calcext:value-type="float">
            <text:p>0</text:p>
          </table:table-cell>
          <table:table-cell office:value-type="float" office:value="186992" calcext:value-type="float">
            <text:p>186992</text:p>
          </table:table-cell>
          <table:table-cell office:value-type="float" office:value="142666" calcext:value-type="float">
            <text:p>142666</text:p>
          </table:table-cell>
          <table:table-cell table:number-columns-repeated="2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0" calcext:value-type="float">
            <text:p>0</text:p>
          </table:table-cell>
          <table:table-cell office:value-type="float" office:value="187853" calcext:value-type="float">
            <text:p>187853</text:p>
          </table:table-cell>
          <table:table-cell office:value-type="float" office:value="143484" calcext:value-type="float">
            <text:p>143484</text:p>
          </table:table-cell>
          <table:table-cell table:number-columns-repeated="2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188757" calcext:value-type="float">
            <text:p>188757</text:p>
          </table:table-cell>
          <table:table-cell office:value-type="float" office:value="144342" calcext:value-type="float">
            <text:p>144342</text:p>
          </table:table-cell>
          <table:table-cell table:number-columns-repeated="2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0" calcext:value-type="float">
            <text:p>0</text:p>
          </table:table-cell>
          <table:table-cell office:value-type="float" office:value="189600" calcext:value-type="float">
            <text:p>189600</text:p>
          </table:table-cell>
          <table:table-cell office:value-type="float" office:value="145128" calcext:value-type="float">
            <text:p>145128</text:p>
          </table:table-cell>
          <table:table-cell table:number-columns-repeated="2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0" calcext:value-type="float">
            <text:p>0</text:p>
          </table:table-cell>
          <table:table-cell office:value-type="float" office:value="190495" calcext:value-type="float">
            <text:p>190495</text:p>
          </table:table-cell>
          <table:table-cell office:value-type="float" office:value="145956" calcext:value-type="float">
            <text:p>145956</text:p>
          </table:table-cell>
          <table:table-cell table:number-columns-repeated="2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 office:value-type="float" office:value="191318" calcext:value-type="float">
            <text:p>191318</text:p>
          </table:table-cell>
          <table:table-cell office:value-type="float" office:value="146720" calcext:value-type="float">
            <text:p>146720</text:p>
          </table:table-cell>
          <table:table-cell table:number-columns-repeated="2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0" calcext:value-type="float">
            <text:p>0</text:p>
          </table:table-cell>
          <table:table-cell office:value-type="float" office:value="192188" calcext:value-type="float">
            <text:p>192188</text:p>
          </table:table-cell>
          <table:table-cell office:value-type="float" office:value="147530" calcext:value-type="float">
            <text:p>147530</text:p>
          </table:table-cell>
          <table:table-cell table:number-columns-repeated="2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0" calcext:value-type="float">
            <text:p>0</text:p>
          </table:table-cell>
          <table:table-cell office:value-type="float" office:value="193002" calcext:value-type="float">
            <text:p>193002</text:p>
          </table:table-cell>
          <table:table-cell office:value-type="float" office:value="148269" calcext:value-type="float">
            <text:p>148269</text:p>
          </table:table-cell>
          <table:table-cell table:number-columns-repeated="2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0" calcext:value-type="float">
            <text:p>0</text:p>
          </table:table-cell>
          <table:table-cell office:value-type="float" office:value="193842" calcext:value-type="float">
            <text:p>193842</text:p>
          </table:table-cell>
          <table:table-cell office:value-type="float" office:value="149033" calcext:value-type="float">
            <text:p>149033</text:p>
          </table:table-cell>
          <table:table-cell table:number-columns-repeated="2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194650" calcext:value-type="float">
            <text:p>194650</text:p>
          </table:table-cell>
          <table:table-cell office:value-type="float" office:value="149769" calcext:value-type="float">
            <text:p>149769</text:p>
          </table:table-cell>
          <table:table-cell table:number-columns-repeated="2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0" calcext:value-type="float">
            <text:p>0</text:p>
          </table:table-cell>
          <table:table-cell office:value-type="float" office:value="195464" calcext:value-type="float">
            <text:p>195464</text:p>
          </table:table-cell>
          <table:table-cell office:value-type="float" office:value="150502" calcext:value-type="float">
            <text:p>150502</text:p>
          </table:table-cell>
          <table:table-cell table:number-columns-repeated="2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0" calcext:value-type="float">
            <text:p>0</text:p>
          </table:table-cell>
          <table:table-cell office:value-type="float" office:value="196256" calcext:value-type="float">
            <text:p>196256</text:p>
          </table:table-cell>
          <table:table-cell office:value-type="float" office:value="151209" calcext:value-type="float">
            <text:p>151209</text:p>
          </table:table-cell>
          <table:table-cell table:number-columns-repeated="2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0" calcext:value-type="float">
            <text:p>0</text:p>
          </table:table-cell>
          <table:table-cell office:value-type="float" office:value="197059" calcext:value-type="float">
            <text:p>197059</text:p>
          </table:table-cell>
          <table:table-cell office:value-type="float" office:value="151926" calcext:value-type="float">
            <text:p>151926</text:p>
          </table:table-cell>
          <table:table-cell table:number-columns-repeated="2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0" calcext:value-type="float">
            <text:p>0</text:p>
          </table:table-cell>
          <table:table-cell office:value-type="float" office:value="197841" calcext:value-type="float">
            <text:p>197841</text:p>
          </table:table-cell>
          <table:table-cell office:value-type="float" office:value="152617" calcext:value-type="float">
            <text:p>152617</text:p>
          </table:table-cell>
          <table:table-cell table:number-columns-repeated="2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  <table:table-cell office:value-type="float" office:value="198611" calcext:value-type="float">
            <text:p>198611</text:p>
          </table:table-cell>
          <table:table-cell office:value-type="float" office:value="153296" calcext:value-type="float">
            <text:p>153296</text:p>
          </table:table-cell>
          <table:table-cell table:number-columns-repeated="2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0" calcext:value-type="float">
            <text:p>0</text:p>
          </table:table-cell>
          <table:table-cell office:value-type="float" office:value="199374" calcext:value-type="float">
            <text:p>199374</text:p>
          </table:table-cell>
          <table:table-cell office:value-type="float" office:value="153956" calcext:value-type="float">
            <text:p>153956</text:p>
          </table:table-cell>
          <table:table-cell table:number-columns-repeated="2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0" calcext:value-type="float">
            <text:p>0</text:p>
          </table:table-cell>
          <table:table-cell office:value-type="float" office:value="200129" calcext:value-type="float">
            <text:p>200129</text:p>
          </table:table-cell>
          <table:table-cell office:value-type="float" office:value="154614" calcext:value-type="float">
            <text:p>154614</text:p>
          </table:table-cell>
          <table:table-cell table:number-columns-repeated="2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office:value-type="float" office:value="200894" calcext:value-type="float">
            <text:p>200894</text:p>
          </table:table-cell>
          <table:table-cell office:value-type="float" office:value="155281" calcext:value-type="float">
            <text:p>155281</text:p>
          </table:table-cell>
          <table:table-cell table:number-columns-repeated="2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0" calcext:value-type="float">
            <text:p>0</text:p>
          </table:table-cell>
          <table:table-cell office:value-type="float" office:value="201615" calcext:value-type="float">
            <text:p>201615</text:p>
          </table:table-cell>
          <table:table-cell office:value-type="float" office:value="155902" calcext:value-type="float">
            <text:p>155902</text:p>
          </table:table-cell>
          <table:table-cell table:number-columns-repeated="2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0" calcext:value-type="float">
            <text:p>0</text:p>
          </table:table-cell>
          <table:table-cell office:value-type="float" office:value="202366" calcext:value-type="float">
            <text:p>202366</text:p>
          </table:table-cell>
          <table:table-cell office:value-type="float" office:value="156533" calcext:value-type="float">
            <text:p>156533</text:p>
          </table:table-cell>
          <table:table-cell table:number-columns-repeated="2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0" calcext:value-type="float">
            <text:p>0</text:p>
          </table:table-cell>
          <table:table-cell office:value-type="float" office:value="203084" calcext:value-type="float">
            <text:p>203084</text:p>
          </table:table-cell>
          <table:table-cell office:value-type="float" office:value="157142" calcext:value-type="float">
            <text:p>157142</text:p>
          </table:table-cell>
          <table:table-cell table:number-columns-repeated="2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0" calcext:value-type="float">
            <text:p>0</text:p>
          </table:table-cell>
          <table:table-cell office:value-type="float" office:value="203817" calcext:value-type="float">
            <text:p>203817</text:p>
          </table:table-cell>
          <table:table-cell office:value-type="float" office:value="157766" calcext:value-type="float">
            <text:p>157766</text:p>
          </table:table-cell>
          <table:table-cell table:number-columns-repeated="2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0" calcext:value-type="float">
            <text:p>0</text:p>
          </table:table-cell>
          <table:table-cell office:value-type="float" office:value="204508" calcext:value-type="float">
            <text:p>204508</text:p>
          </table:table-cell>
          <table:table-cell office:value-type="float" office:value="158345" calcext:value-type="float">
            <text:p>158345</text:p>
          </table:table-cell>
          <table:table-cell table:number-columns-repeated="2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0" calcext:value-type="float">
            <text:p>0</text:p>
          </table:table-cell>
          <table:table-cell office:value-type="float" office:value="205229" calcext:value-type="float">
            <text:p>205229</text:p>
          </table:table-cell>
          <table:table-cell office:value-type="float" office:value="158939" calcext:value-type="float">
            <text:p>158939</text:p>
          </table:table-cell>
          <table:table-cell table:number-columns-repeated="2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0" calcext:value-type="float">
            <text:p>0</text:p>
          </table:table-cell>
          <table:table-cell office:value-type="float" office:value="205919" calcext:value-type="float">
            <text:p>205919</text:p>
          </table:table-cell>
          <table:table-cell office:value-type="float" office:value="159513" calcext:value-type="float">
            <text:p>159513</text:p>
          </table:table-cell>
          <table:table-cell table:number-columns-repeated="2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0" calcext:value-type="float">
            <text:p>0</text:p>
          </table:table-cell>
          <table:table-cell office:value-type="float" office:value="206612" calcext:value-type="float">
            <text:p>206612</text:p>
          </table:table-cell>
          <table:table-cell office:value-type="float" office:value="160078" calcext:value-type="float">
            <text:p>160078</text:p>
          </table:table-cell>
          <table:table-cell table:number-columns-repeated="2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0" calcext:value-type="float">
            <text:p>0</text:p>
          </table:table-cell>
          <table:table-cell office:value-type="float" office:value="207288" calcext:value-type="float">
            <text:p>207288</text:p>
          </table:table-cell>
          <table:table-cell office:value-type="float" office:value="160625" calcext:value-type="float">
            <text:p>160625</text:p>
          </table:table-cell>
          <table:table-cell table:number-columns-repeated="2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0" calcext:value-type="float">
            <text:p>0</text:p>
          </table:table-cell>
          <table:table-cell office:value-type="float" office:value="207950" calcext:value-type="float">
            <text:p>207950</text:p>
          </table:table-cell>
          <table:table-cell office:value-type="float" office:value="161166" calcext:value-type="float">
            <text:p>161166</text:p>
          </table:table-cell>
          <table:table-cell table:number-columns-repeated="2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0" calcext:value-type="float">
            <text:p>0</text:p>
          </table:table-cell>
          <table:table-cell office:value-type="float" office:value="208638" calcext:value-type="float">
            <text:p>208638</text:p>
          </table:table-cell>
          <table:table-cell office:value-type="float" office:value="161725" calcext:value-type="float">
            <text:p>161725</text:p>
          </table:table-cell>
          <table:table-cell table:number-columns-repeated="2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0" calcext:value-type="float">
            <text:p>0</text:p>
          </table:table-cell>
          <table:table-cell office:value-type="float" office:value="209285" calcext:value-type="float">
            <text:p>209285</text:p>
          </table:table-cell>
          <table:table-cell office:value-type="float" office:value="162239" calcext:value-type="float">
            <text:p>162239</text:p>
          </table:table-cell>
          <table:table-cell table:number-columns-repeated="2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0" calcext:value-type="float">
            <text:p>0</text:p>
          </table:table-cell>
          <table:table-cell office:value-type="float" office:value="209951" calcext:value-type="float">
            <text:p>209951</text:p>
          </table:table-cell>
          <table:table-cell office:value-type="float" office:value="162762" calcext:value-type="float">
            <text:p>162762</text:p>
          </table:table-cell>
          <table:table-cell table:number-columns-repeated="2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0" calcext:value-type="float">
            <text:p>0</text:p>
          </table:table-cell>
          <table:table-cell office:value-type="float" office:value="210569" calcext:value-type="float">
            <text:p>210569</text:p>
          </table:table-cell>
          <table:table-cell office:value-type="float" office:value="163249" calcext:value-type="float">
            <text:p>163249</text:p>
          </table:table-cell>
          <table:table-cell table:number-columns-repeated="2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0" calcext:value-type="float">
            <text:p>0</text:p>
          </table:table-cell>
          <table:table-cell office:value-type="float" office:value="211242" calcext:value-type="float">
            <text:p>211242</text:p>
          </table:table-cell>
          <table:table-cell office:value-type="float" office:value="163774" calcext:value-type="float">
            <text:p>163774</text:p>
          </table:table-cell>
          <table:table-cell table:number-columns-repeated="2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0" calcext:value-type="float">
            <text:p>0</text:p>
          </table:table-cell>
          <table:table-cell office:value-type="float" office:value="211856" calcext:value-type="float">
            <text:p>211856</text:p>
          </table:table-cell>
          <table:table-cell office:value-type="float" office:value="164247" calcext:value-type="float">
            <text:p>164247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0" calcext:value-type="float">
            <text:p>0</text:p>
          </table:table-cell>
          <table:table-cell office:value-type="float" office:value="212485" calcext:value-type="float">
            <text:p>212485</text:p>
          </table:table-cell>
          <table:table-cell office:value-type="float" office:value="164738" calcext:value-type="float">
            <text:p>164738</text:p>
          </table:table-cell>
          <table:table-cell table:number-columns-repeated="2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0" calcext:value-type="float">
            <text:p>0</text:p>
          </table:table-cell>
          <table:table-cell office:value-type="float" office:value="213094" calcext:value-type="float">
            <text:p>213094</text:p>
          </table:table-cell>
          <table:table-cell office:value-type="float" office:value="165201" calcext:value-type="float">
            <text:p>165201</text:p>
          </table:table-cell>
          <table:table-cell table:number-columns-repeated="2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0" calcext:value-type="float">
            <text:p>0</text:p>
          </table:table-cell>
          <table:table-cell office:value-type="float" office:value="213729" calcext:value-type="float">
            <text:p>213729</text:p>
          </table:table-cell>
          <table:table-cell office:value-type="float" office:value="165676" calcext:value-type="float">
            <text:p>165676</text:p>
          </table:table-cell>
          <table:table-cell table:number-columns-repeated="2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0" calcext:value-type="float">
            <text:p>0</text:p>
          </table:table-cell>
          <table:table-cell office:value-type="float" office:value="214320" calcext:value-type="float">
            <text:p>214320</text:p>
          </table:table-cell>
          <table:table-cell office:value-type="float" office:value="166123" calcext:value-type="float">
            <text:p>166123</text:p>
          </table:table-cell>
          <table:table-cell table:number-columns-repeated="2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0" calcext:value-type="float">
            <text:p>0</text:p>
          </table:table-cell>
          <table:table-cell office:value-type="float" office:value="214916" calcext:value-type="float">
            <text:p>214916</text:p>
          </table:table-cell>
          <table:table-cell office:value-type="float" office:value="166570" calcext:value-type="float">
            <text:p>166570</text:p>
          </table:table-cell>
          <table:table-cell table:number-columns-repeated="2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0" calcext:value-type="float">
            <text:p>0</text:p>
          </table:table-cell>
          <table:table-cell office:value-type="float" office:value="215504" calcext:value-type="float">
            <text:p>215504</text:p>
          </table:table-cell>
          <table:table-cell office:value-type="float" office:value="166999" calcext:value-type="float">
            <text:p>166999</text:p>
          </table:table-cell>
          <table:table-cell table:number-columns-repeated="2"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0" calcext:value-type="float">
            <text:p>0</text:p>
          </table:table-cell>
          <table:table-cell office:value-type="float" office:value="216081" calcext:value-type="float">
            <text:p>216081</text:p>
          </table:table-cell>
          <table:table-cell office:value-type="float" office:value="167422" calcext:value-type="float">
            <text:p>167422</text:p>
          </table:table-cell>
          <table:table-cell table:number-columns-repeated="2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0" calcext:value-type="float">
            <text:p>0</text:p>
          </table:table-cell>
          <table:table-cell office:value-type="float" office:value="216678" calcext:value-type="float">
            <text:p>216678</text:p>
          </table:table-cell>
          <table:table-cell office:value-type="float" office:value="167864" calcext:value-type="float">
            <text:p>167864</text:p>
          </table:table-cell>
          <table:table-cell table:number-columns-repeated="2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0" calcext:value-type="float">
            <text:p>0</text:p>
          </table:table-cell>
          <table:table-cell office:value-type="float" office:value="217229" calcext:value-type="float">
            <text:p>217229</text:p>
          </table:table-cell>
          <table:table-cell office:value-type="float" office:value="168260" calcext:value-type="float">
            <text:p>168260</text:p>
          </table:table-cell>
          <table:table-cell table:number-columns-repeated="2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0" calcext:value-type="float">
            <text:p>0</text:p>
          </table:table-cell>
          <table:table-cell office:value-type="float" office:value="217806" calcext:value-type="float">
            <text:p>217806</text:p>
          </table:table-cell>
          <table:table-cell office:value-type="float" office:value="168661" calcext:value-type="float">
            <text:p>168661</text:p>
          </table:table-cell>
          <table:table-cell table:number-columns-repeated="2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0" calcext:value-type="float">
            <text:p>0</text:p>
          </table:table-cell>
          <table:table-cell office:value-type="float" office:value="218358" calcext:value-type="float">
            <text:p>218358</text:p>
          </table:table-cell>
          <table:table-cell office:value-type="float" office:value="169056" calcext:value-type="float">
            <text:p>169056</text:p>
          </table:table-cell>
          <table:table-cell table:number-columns-repeated="2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0" calcext:value-type="float">
            <text:p>0</text:p>
          </table:table-cell>
          <table:table-cell office:value-type="float" office:value="218925" calcext:value-type="float">
            <text:p>218925</text:p>
          </table:table-cell>
          <table:table-cell office:value-type="float" office:value="169459" calcext:value-type="float">
            <text:p>169459</text:p>
          </table:table-cell>
          <table:table-cell table:number-columns-repeated="2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0" calcext:value-type="float">
            <text:p>0</text:p>
          </table:table-cell>
          <table:table-cell office:value-type="float" office:value="219453" calcext:value-type="float">
            <text:p>219453</text:p>
          </table:table-cell>
          <table:table-cell office:value-type="float" office:value="169826" calcext:value-type="float">
            <text:p>169826</text:p>
          </table:table-cell>
          <table:table-cell table:number-columns-repeated="2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0" calcext:value-type="float">
            <text:p>0</text:p>
          </table:table-cell>
          <table:table-cell office:value-type="float" office:value="220005" calcext:value-type="float">
            <text:p>220005</text:p>
          </table:table-cell>
          <table:table-cell office:value-type="float" office:value="170197" calcext:value-type="float">
            <text:p>170197</text:p>
          </table:table-cell>
          <table:table-cell table:number-columns-repeated="2"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0" calcext:value-type="float">
            <text:p>0</text:p>
          </table:table-cell>
          <table:table-cell office:value-type="float" office:value="220533" calcext:value-type="float">
            <text:p>220533</text:p>
          </table:table-cell>
          <table:table-cell office:value-type="float" office:value="170563" calcext:value-type="float">
            <text:p>170563</text:p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0" calcext:value-type="float">
            <text:p>0</text:p>
          </table:table-cell>
          <table:table-cell office:value-type="float" office:value="221075" calcext:value-type="float">
            <text:p>221075</text:p>
          </table:table-cell>
          <table:table-cell office:value-type="float" office:value="170932" calcext:value-type="float">
            <text:p>170932</text:p>
          </table:table-cell>
          <table:table-cell table:number-columns-repeated="2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0" calcext:value-type="float">
            <text:p>0</text:p>
          </table:table-cell>
          <table:table-cell office:value-type="float" office:value="221577" calcext:value-type="float">
            <text:p>221577</text:p>
          </table:table-cell>
          <table:table-cell office:value-type="float" office:value="171266" calcext:value-type="float">
            <text:p>171266</text:p>
          </table:table-cell>
          <table:table-cell table:number-columns-repeated="2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222106" calcext:value-type="float">
            <text:p>222106</text:p>
          </table:table-cell>
          <table:table-cell office:value-type="float" office:value="171607" calcext:value-type="float">
            <text:p>171607</text:p>
          </table:table-cell>
          <table:table-cell table:number-columns-repeated="2"/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0" calcext:value-type="float">
            <text:p>0</text:p>
          </table:table-cell>
          <table:table-cell office:value-type="float" office:value="222607" calcext:value-type="float">
            <text:p>222607</text:p>
          </table:table-cell>
          <table:table-cell office:value-type="float" office:value="171940" calcext:value-type="float">
            <text:p>171940</text:p>
          </table:table-cell>
          <table:table-cell table:number-columns-repeated="2"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0" calcext:value-type="float">
            <text:p>0</text:p>
          </table:table-cell>
          <table:table-cell office:value-type="float" office:value="223124" calcext:value-type="float">
            <text:p>223124</text:p>
          </table:table-cell>
          <table:table-cell office:value-type="float" office:value="172277" calcext:value-type="float">
            <text:p>172277</text:p>
          </table:table-cell>
          <table:table-cell table:number-columns-repeated="2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0" calcext:value-type="float">
            <text:p>0</text:p>
          </table:table-cell>
          <table:table-cell office:value-type="float" office:value="223605" calcext:value-type="float">
            <text:p>223605</text:p>
          </table:table-cell>
          <table:table-cell office:value-type="float" office:value="172587" calcext:value-type="float">
            <text:p>172587</text:p>
          </table:table-cell>
          <table:table-cell table:number-columns-repeated="2"/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0" calcext:value-type="float">
            <text:p>0</text:p>
          </table:table-cell>
          <table:table-cell office:value-type="float" office:value="224111" calcext:value-type="float">
            <text:p>224111</text:p>
          </table:table-cell>
          <table:table-cell office:value-type="float" office:value="172901" calcext:value-type="float">
            <text:p>172901</text:p>
          </table:table-cell>
          <table:table-cell table:number-columns-repeated="2"/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0" calcext:value-type="float">
            <text:p>0</text:p>
          </table:table-cell>
          <table:table-cell office:value-type="float" office:value="224591" calcext:value-type="float">
            <text:p>224591</text:p>
          </table:table-cell>
          <table:table-cell office:value-type="float" office:value="173206" calcext:value-type="float">
            <text:p>173206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0" calcext:value-type="float">
            <text:p>0</text:p>
          </table:table-cell>
          <table:table-cell office:value-type="float" office:value="225076" calcext:value-type="float">
            <text:p>225076</text:p>
          </table:table-cell>
          <table:table-cell office:value-type="float" office:value="173503" calcext:value-type="float">
            <text:p>173503</text:p>
          </table:table-cell>
          <table:table-cell table:number-columns-repeated="2"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0" calcext:value-type="float">
            <text:p>0</text:p>
          </table:table-cell>
          <table:table-cell office:value-type="float" office:value="225546" calcext:value-type="float">
            <text:p>225546</text:p>
          </table:table-cell>
          <table:table-cell office:value-type="float" office:value="173791" calcext:value-type="float">
            <text:p>173791</text:p>
          </table:table-cell>
          <table:table-cell table:number-columns-repeated="2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  <table:table-cell office:value-type="float" office:value="226012" calcext:value-type="float">
            <text:p>226012</text:p>
          </table:table-cell>
          <table:table-cell office:value-type="float" office:value="174071" calcext:value-type="float">
            <text:p>174071</text:p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0" calcext:value-type="float">
            <text:p>0</text:p>
          </table:table-cell>
          <table:table-cell office:value-type="float" office:value="226488" calcext:value-type="float">
            <text:p>226488</text:p>
          </table:table-cell>
          <table:table-cell office:value-type="float" office:value="174362" calcext:value-type="float">
            <text:p>174362</text:p>
          </table:table-cell>
          <table:table-cell table:number-columns-repeated="2"/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0" calcext:value-type="float">
            <text:p>0</text:p>
          </table:table-cell>
          <table:table-cell office:value-type="float" office:value="226948" calcext:value-type="float">
            <text:p>226948</text:p>
          </table:table-cell>
          <table:table-cell office:value-type="float" office:value="174631" calcext:value-type="float">
            <text:p>174631</text:p>
          </table:table-cell>
          <table:table-cell table:number-columns-repeated="2"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office:value-type="float" office:value="227383" calcext:value-type="float">
            <text:p>227383</text:p>
          </table:table-cell>
          <table:table-cell office:value-type="float" office:value="174883" calcext:value-type="float">
            <text:p>174883</text:p>
          </table:table-cell>
          <table:table-cell table:number-columns-repeated="2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0" calcext:value-type="float">
            <text:p>0</text:p>
          </table:table-cell>
          <table:table-cell office:value-type="float" office:value="227848" calcext:value-type="float">
            <text:p>227848</text:p>
          </table:table-cell>
          <table:table-cell office:value-type="float" office:value="175143" calcext:value-type="float">
            <text:p>175143</text:p>
          </table:table-cell>
          <table:table-cell table:number-columns-repeated="2"/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0" calcext:value-type="float">
            <text:p>0</text:p>
          </table:table-cell>
          <table:table-cell office:value-type="float" office:value="228282" calcext:value-type="float">
            <text:p>228282</text:p>
          </table:table-cell>
          <table:table-cell office:value-type="float" office:value="175392" calcext:value-type="float">
            <text:p>175392</text:p>
          </table:table-cell>
          <table:table-cell table:number-columns-repeated="2"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0" calcext:value-type="float">
            <text:p>0</text:p>
          </table:table-cell>
          <table:table-cell office:value-type="float" office:value="228718" calcext:value-type="float">
            <text:p>228718</text:p>
          </table:table-cell>
          <table:table-cell office:value-type="float" office:value="175635" calcext:value-type="float">
            <text:p>175635</text:p>
          </table:table-cell>
          <table:table-cell table:number-columns-repeated="2"/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0" calcext:value-type="float">
            <text:p>0</text:p>
          </table:table-cell>
          <table:table-cell office:value-type="float" office:value="229138" calcext:value-type="float">
            <text:p>229138</text:p>
          </table:table-cell>
          <table:table-cell office:value-type="float" office:value="175862" calcext:value-type="float">
            <text:p>175862</text:p>
          </table:table-cell>
          <table:table-cell table:number-columns-repeated="2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0" calcext:value-type="float">
            <text:p>0</text:p>
          </table:table-cell>
          <table:table-cell office:value-type="float" office:value="229582" calcext:value-type="float">
            <text:p>229582</text:p>
          </table:table-cell>
          <table:table-cell office:value-type="float" office:value="176104" calcext:value-type="float">
            <text:p>176104</text:p>
          </table:table-cell>
          <table:table-cell table:number-columns-repeated="2"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0" calcext:value-type="float">
            <text:p>0</text:p>
          </table:table-cell>
          <table:table-cell office:value-type="float" office:value="229987" calcext:value-type="float">
            <text:p>229987</text:p>
          </table:table-cell>
          <table:table-cell office:value-type="float" office:value="176312" calcext:value-type="float">
            <text:p>176312</text:p>
          </table:table-cell>
          <table:table-cell table:number-columns-repeated="2"/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office:value-type="float" office:value="230413" calcext:value-type="float">
            <text:p>230413</text:p>
          </table:table-cell>
          <table:table-cell office:value-type="float" office:value="176540" calcext:value-type="float">
            <text:p>176540</text:p>
          </table:table-cell>
          <table:table-cell table:number-columns-repeated="2"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0" calcext:value-type="float">
            <text:p>0</text:p>
          </table:table-cell>
          <table:table-cell office:value-type="float" office:value="230805" calcext:value-type="float">
            <text:p>230805</text:p>
          </table:table-cell>
          <table:table-cell office:value-type="float" office:value="176741" calcext:value-type="float">
            <text:p>176741</text:p>
          </table:table-cell>
          <table:table-cell table:number-columns-repeated="2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0" calcext:value-type="float">
            <text:p>0</text:p>
          </table:table-cell>
          <table:table-cell office:value-type="float" office:value="231232" calcext:value-type="float">
            <text:p>231232</text:p>
          </table:table-cell>
          <table:table-cell office:value-type="float" office:value="176954" calcext:value-type="float">
            <text:p>176954</text:p>
          </table:table-cell>
          <table:table-cell table:number-columns-repeated="2"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0" calcext:value-type="float">
            <text:p>0</text:p>
          </table:table-cell>
          <table:table-cell office:value-type="float" office:value="231613" calcext:value-type="float">
            <text:p>231613</text:p>
          </table:table-cell>
          <table:table-cell office:value-type="float" office:value="177143" calcext:value-type="float">
            <text:p>177143</text:p>
          </table:table-cell>
          <table:table-cell table:number-columns-repeated="2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0" calcext:value-type="float">
            <text:p>0</text:p>
          </table:table-cell>
          <table:table-cell office:value-type="float" office:value="232019" calcext:value-type="float">
            <text:p>232019</text:p>
          </table:table-cell>
          <table:table-cell office:value-type="float" office:value="177346" calcext:value-type="float">
            <text:p>177346</text:p>
          </table:table-cell>
          <table:table-cell table:number-columns-repeated="2"/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0" calcext:value-type="float">
            <text:p>0</text:p>
          </table:table-cell>
          <table:table-cell office:value-type="float" office:value="232392" calcext:value-type="float">
            <text:p>232392</text:p>
          </table:table-cell>
          <table:table-cell office:value-type="float" office:value="177518" calcext:value-type="float">
            <text:p>177518</text:p>
          </table:table-cell>
          <table:table-cell table:number-columns-repeated="2"/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0" calcext:value-type="float">
            <text:p>0</text:p>
          </table:table-cell>
          <table:table-cell office:value-type="float" office:value="232788" calcext:value-type="float">
            <text:p>232788</text:p>
          </table:table-cell>
          <table:table-cell office:value-type="float" office:value="177702" calcext:value-type="float">
            <text:p>177702</text:p>
          </table:table-cell>
          <table:table-cell table:number-columns-repeated="2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0" calcext:value-type="float">
            <text:p>0</text:p>
          </table:table-cell>
          <table:table-cell office:value-type="float" office:value="233162" calcext:value-type="float">
            <text:p>233162</text:p>
          </table:table-cell>
          <table:table-cell office:value-type="float" office:value="177874" calcext:value-type="float">
            <text:p>177874</text:p>
          </table:table-cell>
          <table:table-cell table:number-columns-repeated="2"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0" calcext:value-type="float">
            <text:p>0</text:p>
          </table:table-cell>
          <table:table-cell office:value-type="float" office:value="233541" calcext:value-type="float">
            <text:p>233541</text:p>
          </table:table-cell>
          <table:table-cell office:value-type="float" office:value="178047" calcext:value-type="float">
            <text:p>178047</text:p>
          </table:table-cell>
          <table:table-cell table:number-columns-repeated="2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0" calcext:value-type="float">
            <text:p>0</text:p>
          </table:table-cell>
          <table:table-cell office:value-type="float" office:value="233896" calcext:value-type="float">
            <text:p>233896</text:p>
          </table:table-cell>
          <table:table-cell office:value-type="float" office:value="178198" calcext:value-type="float">
            <text:p>178198</text:p>
          </table:table-cell>
          <table:table-cell table:number-columns-repeated="2"/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0" calcext:value-type="float">
            <text:p>0</text:p>
          </table:table-cell>
          <table:table-cell office:value-type="float" office:value="234268" calcext:value-type="float">
            <text:p>234268</text:p>
          </table:table-cell>
          <table:table-cell office:value-type="float" office:value="178358" calcext:value-type="float">
            <text:p>178358</text:p>
          </table:table-cell>
          <table:table-cell table:number-columns-repeated="2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0" calcext:value-type="float">
            <text:p>0</text:p>
          </table:table-cell>
          <table:table-cell office:value-type="float" office:value="234624" calcext:value-type="float">
            <text:p>234624</text:p>
          </table:table-cell>
          <table:table-cell office:value-type="float" office:value="178503" calcext:value-type="float">
            <text:p>178503</text:p>
          </table:table-cell>
          <table:table-cell table:number-columns-repeated="2"/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0" calcext:value-type="float">
            <text:p>0</text:p>
          </table:table-cell>
          <table:table-cell office:value-type="float" office:value="234968" calcext:value-type="float">
            <text:p>234968</text:p>
          </table:table-cell>
          <table:table-cell office:value-type="float" office:value="178642" calcext:value-type="float">
            <text:p>178642</text:p>
          </table:table-cell>
          <table:table-cell table:number-columns-repeated="2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0" calcext:value-type="float">
            <text:p>0</text:p>
          </table:table-cell>
          <table:table-cell office:value-type="float" office:value="235320" calcext:value-type="float">
            <text:p>235320</text:p>
          </table:table-cell>
          <table:table-cell office:value-type="float" office:value="178776" calcext:value-type="float">
            <text:p>178776</text:p>
          </table:table-cell>
          <table:table-cell table:number-columns-repeated="2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0" calcext:value-type="float">
            <text:p>0</text:p>
          </table:table-cell>
          <table:table-cell office:value-type="float" office:value="235669" calcext:value-type="float">
            <text:p>235669</text:p>
          </table:table-cell>
          <table:table-cell office:value-type="float" office:value="178912" calcext:value-type="float">
            <text:p>178912</text:p>
          </table:table-cell>
          <table:table-cell table:number-columns-repeated="2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0" calcext:value-type="float">
            <text:p>0</text:p>
          </table:table-cell>
          <table:table-cell office:value-type="float" office:value="236008" calcext:value-type="float">
            <text:p>236008</text:p>
          </table:table-cell>
          <table:table-cell office:value-type="float" office:value="179044" calcext:value-type="float">
            <text:p>179044</text:p>
          </table:table-cell>
          <table:table-cell table:number-columns-repeated="2"/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0" calcext:value-type="float">
            <text:p>0</text:p>
          </table:table-cell>
          <table:table-cell office:value-type="float" office:value="236328" calcext:value-type="float">
            <text:p>236328</text:p>
          </table:table-cell>
          <table:table-cell office:value-type="float" office:value="179156" calcext:value-type="float">
            <text:p>179156</text:p>
          </table:table-cell>
          <table:table-cell table:number-columns-repeated="2"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0" calcext:value-type="float">
            <text:p>0</text:p>
          </table:table-cell>
          <table:table-cell office:value-type="float" office:value="236671" calcext:value-type="float">
            <text:p>236671</text:p>
          </table:table-cell>
          <table:table-cell office:value-type="float" office:value="179271" calcext:value-type="float">
            <text:p>179271</text:p>
          </table:table-cell>
          <table:table-cell table:number-columns-repeated="2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0" calcext:value-type="float">
            <text:p>0</text:p>
          </table:table-cell>
          <table:table-cell office:value-type="float" office:value="236985" calcext:value-type="float">
            <text:p>236985</text:p>
          </table:table-cell>
          <table:table-cell office:value-type="float" office:value="179378" calcext:value-type="float">
            <text:p>179378</text:p>
          </table:table-cell>
          <table:table-cell table:number-columns-repeated="2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0" calcext:value-type="float">
            <text:p>0</text:p>
          </table:table-cell>
          <table:table-cell office:value-type="float" office:value="237311" calcext:value-type="float">
            <text:p>237311</text:p>
          </table:table-cell>
          <table:table-cell office:value-type="float" office:value="179487" calcext:value-type="float">
            <text:p>179487</text:p>
          </table:table-cell>
          <table:table-cell table:number-columns-repeated="2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0" calcext:value-type="float">
            <text:p>0</text:p>
          </table:table-cell>
          <table:table-cell office:value-type="float" office:value="237613" calcext:value-type="float">
            <text:p>237613</text:p>
          </table:table-cell>
          <table:table-cell office:value-type="float" office:value="179574" calcext:value-type="float">
            <text:p>179574</text:p>
          </table:table-cell>
          <table:table-cell table:number-columns-repeated="2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0" calcext:value-type="float">
            <text:p>0</text:p>
          </table:table-cell>
          <table:table-cell office:value-type="float" office:value="237936" calcext:value-type="float">
            <text:p>237936</text:p>
          </table:table-cell>
          <table:table-cell office:value-type="float" office:value="179669" calcext:value-type="float">
            <text:p>179669</text:p>
          </table:table-cell>
          <table:table-cell table:number-columns-repeated="2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0" calcext:value-type="float">
            <text:p>0</text:p>
          </table:table-cell>
          <table:table-cell office:value-type="float" office:value="238232" calcext:value-type="float">
            <text:p>238232</text:p>
          </table:table-cell>
          <table:table-cell office:value-type="float" office:value="179751" calcext:value-type="float">
            <text:p>179751</text:p>
          </table:table-cell>
          <table:table-cell table:number-columns-repeated="2"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0" calcext:value-type="float">
            <text:p>0</text:p>
          </table:table-cell>
          <table:table-cell office:value-type="float" office:value="238536" calcext:value-type="float">
            <text:p>238536</text:p>
          </table:table-cell>
          <table:table-cell office:value-type="float" office:value="179839" calcext:value-type="float">
            <text:p>179839</text:p>
          </table:table-cell>
          <table:table-cell table:number-columns-repeated="2"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0" calcext:value-type="float">
            <text:p>0</text:p>
          </table:table-cell>
          <table:table-cell office:value-type="float" office:value="238818" calcext:value-type="float">
            <text:p>238818</text:p>
          </table:table-cell>
          <table:table-cell office:value-type="float" office:value="179903" calcext:value-type="float">
            <text:p>179903</text:p>
          </table:table-cell>
          <table:table-cell table:number-columns-repeated="2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0" calcext:value-type="float">
            <text:p>0</text:p>
          </table:table-cell>
          <table:table-cell office:value-type="float" office:value="239125" calcext:value-type="float">
            <text:p>239125</text:p>
          </table:table-cell>
          <table:table-cell office:value-type="float" office:value="179978" calcext:value-type="float">
            <text:p>179978</text:p>
          </table:table-cell>
          <table:table-cell table:number-columns-repeated="2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0" calcext:value-type="float">
            <text:p>0</text:p>
          </table:table-cell>
          <table:table-cell office:value-type="float" office:value="239399" calcext:value-type="float">
            <text:p>239399</text:p>
          </table:table-cell>
          <table:table-cell office:value-type="float" office:value="180039" calcext:value-type="float">
            <text:p>180039</text:p>
          </table:table-cell>
          <table:table-cell table:number-columns-repeated="2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0" calcext:value-type="float">
            <text:p>0</text:p>
          </table:table-cell>
          <table:table-cell office:value-type="float" office:value="239690" calcext:value-type="float">
            <text:p>239690</text:p>
          </table:table-cell>
          <table:table-cell office:value-type="float" office:value="180106" calcext:value-type="float">
            <text:p>180106</text:p>
          </table:table-cell>
          <table:table-cell table:number-columns-repeated="2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0" calcext:value-type="float">
            <text:p>0</text:p>
          </table:table-cell>
          <table:table-cell office:value-type="float" office:value="239950" calcext:value-type="float">
            <text:p>239950</text:p>
          </table:table-cell>
          <table:table-cell office:value-type="float" office:value="180149" calcext:value-type="float">
            <text:p>180149</text:p>
          </table:table-cell>
          <table:table-cell table:number-columns-repeated="2"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0" calcext:value-type="float">
            <text:p>0</text:p>
          </table:table-cell>
          <table:table-cell office:value-type="float" office:value="240241" calcext:value-type="float">
            <text:p>240241</text:p>
          </table:table-cell>
          <table:table-cell office:value-type="float" office:value="180206" calcext:value-type="float">
            <text:p>180206</text:p>
          </table:table-cell>
          <table:table-cell table:number-columns-repeated="2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0" calcext:value-type="float">
            <text:p>0</text:p>
          </table:table-cell>
          <table:table-cell office:value-type="float" office:value="240501" calcext:value-type="float">
            <text:p>240501</text:p>
          </table:table-cell>
          <table:table-cell office:value-type="float" office:value="180251" calcext:value-type="float">
            <text:p>180251</text:p>
          </table:table-cell>
          <table:table-cell table:number-columns-repeated="2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40761" calcext:value-type="float">
            <text:p>240761</text:p>
          </table:table-cell>
          <table:table-cell office:value-type="float" office:value="180281" calcext:value-type="float">
            <text:p>180281</text:p>
          </table:table-cell>
          <table:table-cell table:number-columns-repeated="2"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0" calcext:value-type="float">
            <text:p>0</text:p>
          </table:table-cell>
          <table:table-cell office:value-type="float" office:value="241017" calcext:value-type="float">
            <text:p>241017</text:p>
          </table:table-cell>
          <table:table-cell office:value-type="float" office:value="180309" calcext:value-type="float">
            <text:p>180309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0" calcext:value-type="float">
            <text:p>0</text:p>
          </table:table-cell>
          <table:table-cell office:value-type="float" office:value="241270" calcext:value-type="float">
            <text:p>241270</text:p>
          </table:table-cell>
          <table:table-cell office:value-type="float" office:value="180346" calcext:value-type="float">
            <text:p>180346</text:p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office:value-type="float" office:value="241525" calcext:value-type="float">
            <text:p>241525</text:p>
          </table:table-cell>
          <table:table-cell office:value-type="float" office:value="180367" calcext:value-type="float">
            <text:p>180367</text:p>
          </table:table-cell>
          <table:table-cell table:number-columns-repeated="2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0" calcext:value-type="float">
            <text:p>0</text:p>
          </table:table-cell>
          <table:table-cell office:value-type="float" office:value="241760" calcext:value-type="float">
            <text:p>241760</text:p>
          </table:table-cell>
          <table:table-cell office:value-type="float" office:value="180374" calcext:value-type="float">
            <text:p>180374</text:p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0" calcext:value-type="float">
            <text:p>0</text:p>
          </table:table-cell>
          <table:table-cell office:value-type="float" office:value="242010" calcext:value-type="float">
            <text:p>242010</text:p>
          </table:table-cell>
          <table:table-cell office:value-type="float" office:value="180399" calcext:value-type="float">
            <text:p>180399</text:p>
          </table:table-cell>
          <table:table-cell table:number-columns-repeated="2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0" calcext:value-type="float">
            <text:p>0</text:p>
          </table:table-cell>
          <table:table-cell office:value-type="float" office:value="242241" calcext:value-type="float">
            <text:p>242241</text:p>
          </table:table-cell>
          <table:table-cell office:value-type="float" office:value="180407" calcext:value-type="float">
            <text:p>180407</text:p>
          </table:table-cell>
          <table:table-cell table:number-columns-repeated="2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0" calcext:value-type="float">
            <text:p>0</text:p>
          </table:table-cell>
          <table:table-cell office:value-type="float" office:value="242472" calcext:value-type="float">
            <text:p>242472</text:p>
          </table:table-cell>
          <table:table-cell office:value-type="float" office:value="180402" calcext:value-type="float">
            <text:p>180402</text:p>
          </table:table-cell>
          <table:table-cell table:number-columns-repeated="2"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0" calcext:value-type="float">
            <text:p>0</text:p>
          </table:table-cell>
          <table:table-cell office:value-type="float" office:value="242694" calcext:value-type="float">
            <text:p>242694</text:p>
          </table:table-cell>
          <table:table-cell office:value-type="float" office:value="180393" calcext:value-type="float">
            <text:p>180393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0" calcext:value-type="float">
            <text:p>0</text:p>
          </table:table-cell>
          <table:table-cell office:value-type="float" office:value="242925" calcext:value-type="float">
            <text:p>242925</text:p>
          </table:table-cell>
          <table:table-cell office:value-type="float" office:value="180398" calcext:value-type="float">
            <text:p>180398</text:p>
          </table:table-cell>
          <table:table-cell table:number-columns-repeated="2"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0" calcext:value-type="float">
            <text:p>0</text:p>
          </table:table-cell>
          <table:table-cell office:value-type="float" office:value="243142" calcext:value-type="float">
            <text:p>243142</text:p>
          </table:table-cell>
          <table:table-cell office:value-type="float" office:value="180374" calcext:value-type="float">
            <text:p>180374</text:p>
          </table:table-cell>
          <table:table-cell table:number-columns-repeated="2"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0" calcext:value-type="float">
            <text:p>0</text:p>
          </table:table-cell>
          <table:table-cell office:value-type="float" office:value="243347" calcext:value-type="float">
            <text:p>243347</text:p>
          </table:table-cell>
          <table:table-cell office:value-type="float" office:value="180358" calcext:value-type="float">
            <text:p>180358</text:p>
          </table:table-cell>
          <table:table-cell table:number-columns-repeated="2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0" calcext:value-type="float">
            <text:p>0</text:p>
          </table:table-cell>
          <table:table-cell office:value-type="float" office:value="243557" calcext:value-type="float">
            <text:p>243557</text:p>
          </table:table-cell>
          <table:table-cell office:value-type="float" office:value="180335" calcext:value-type="float">
            <text:p>180335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0" calcext:value-type="float">
            <text:p>0</text:p>
          </table:table-cell>
          <table:table-cell office:value-type="float" office:value="243764" calcext:value-type="float">
            <text:p>243764</text:p>
          </table:table-cell>
          <table:table-cell office:value-type="float" office:value="180317" calcext:value-type="float">
            <text:p>180317</text:p>
          </table:table-cell>
          <table:table-cell table:number-columns-repeated="2"/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0" calcext:value-type="float">
            <text:p>0</text:p>
          </table:table-cell>
          <table:table-cell office:value-type="float" office:value="243969" calcext:value-type="float">
            <text:p>243969</text:p>
          </table:table-cell>
          <table:table-cell office:value-type="float" office:value="180274" calcext:value-type="float">
            <text:p>180274</text:p>
          </table:table-cell>
          <table:table-cell table:number-columns-repeated="2"/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  <table:table-cell office:value-type="float" office:value="244156" calcext:value-type="float">
            <text:p>244156</text:p>
          </table:table-cell>
          <table:table-cell office:value-type="float" office:value="180238" calcext:value-type="float">
            <text:p>180238</text:p>
          </table:table-cell>
          <table:table-cell table:number-columns-repeated="2"/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0" calcext:value-type="float">
            <text:p>0</text:p>
          </table:table-cell>
          <table:table-cell office:value-type="float" office:value="244351" calcext:value-type="float">
            <text:p>244351</text:p>
          </table:table-cell>
          <table:table-cell office:value-type="float" office:value="180196" calcext:value-type="float">
            <text:p>180196</text:p>
          </table:table-cell>
          <table:table-cell table:number-columns-repeated="2"/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0" calcext:value-type="float">
            <text:p>0</text:p>
          </table:table-cell>
          <table:table-cell office:value-type="float" office:value="244541" calcext:value-type="float">
            <text:p>244541</text:p>
          </table:table-cell>
          <table:table-cell office:value-type="float" office:value="180147" calcext:value-type="float">
            <text:p>180147</text:p>
          </table:table-cell>
          <table:table-cell table:number-columns-repeated="2"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0" calcext:value-type="float">
            <text:p>0</text:p>
          </table:table-cell>
          <table:table-cell office:value-type="float" office:value="244726" calcext:value-type="float">
            <text:p>244726</text:p>
          </table:table-cell>
          <table:table-cell office:value-type="float" office:value="180097" calcext:value-type="float">
            <text:p>180097</text:p>
          </table:table-cell>
          <table:table-cell table:number-columns-repeated="2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0" calcext:value-type="float">
            <text:p>0</text:p>
          </table:table-cell>
          <table:table-cell office:value-type="float" office:value="244895" calcext:value-type="float">
            <text:p>244895</text:p>
          </table:table-cell>
          <table:table-cell office:value-type="float" office:value="180039" calcext:value-type="float">
            <text:p>180039</text:p>
          </table:table-cell>
          <table:table-cell table:number-columns-repeated="2"/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0" calcext:value-type="float">
            <text:p>0</text:p>
          </table:table-cell>
          <table:table-cell office:value-type="float" office:value="245082" calcext:value-type="float">
            <text:p>245082</text:p>
          </table:table-cell>
          <table:table-cell office:value-type="float" office:value="179988" calcext:value-type="float">
            <text:p>179988</text:p>
          </table:table-cell>
          <table:table-cell table:number-columns-repeated="2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0" calcext:value-type="float">
            <text:p>0</text:p>
          </table:table-cell>
          <table:table-cell office:value-type="float" office:value="245245" calcext:value-type="float">
            <text:p>245245</text:p>
          </table:table-cell>
          <table:table-cell office:value-type="float" office:value="179915" calcext:value-type="float">
            <text:p>179915</text:p>
          </table:table-cell>
          <table:table-cell table:number-columns-repeated="2"/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0" calcext:value-type="float">
            <text:p>0</text:p>
          </table:table-cell>
          <table:table-cell office:value-type="float" office:value="245411" calcext:value-type="float">
            <text:p>245411</text:p>
          </table:table-cell>
          <table:table-cell office:value-type="float" office:value="179843" calcext:value-type="float">
            <text:p>179843</text:p>
          </table:table-cell>
          <table:table-cell table:number-columns-repeated="2"/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0" calcext:value-type="float">
            <text:p>0</text:p>
          </table:table-cell>
          <table:table-cell office:value-type="float" office:value="245566" calcext:value-type="float">
            <text:p>245566</text:p>
          </table:table-cell>
          <table:table-cell office:value-type="float" office:value="179766" calcext:value-type="float">
            <text:p>179766</text:p>
          </table:table-cell>
          <table:table-cell table:number-columns-repeated="2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0" calcext:value-type="float">
            <text:p>0</text:p>
          </table:table-cell>
          <table:table-cell office:value-type="float" office:value="245735" calcext:value-type="float">
            <text:p>245735</text:p>
          </table:table-cell>
          <table:table-cell office:value-type="float" office:value="179692" calcext:value-type="float">
            <text:p>179692</text:p>
          </table:table-cell>
          <table:table-cell table:number-columns-repeated="2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0" calcext:value-type="float">
            <text:p>0</text:p>
          </table:table-cell>
          <table:table-cell office:value-type="float" office:value="245883" calcext:value-type="float">
            <text:p>245883</text:p>
          </table:table-cell>
          <table:table-cell office:value-type="float" office:value="179601" calcext:value-type="float">
            <text:p>179601</text:p>
          </table:table-cell>
          <table:table-cell table:number-columns-repeated="2"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0" calcext:value-type="float">
            <text:p>0</text:p>
          </table:table-cell>
          <table:table-cell office:value-type="float" office:value="246031" calcext:value-type="float">
            <text:p>246031</text:p>
          </table:table-cell>
          <table:table-cell office:value-type="float" office:value="179514" calcext:value-type="float">
            <text:p>179514</text:p>
          </table:table-cell>
          <table:table-cell table:number-columns-repeated="2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0" calcext:value-type="float">
            <text:p>0</text:p>
          </table:table-cell>
          <table:table-cell office:value-type="float" office:value="246170" calcext:value-type="float">
            <text:p>246170</text:p>
          </table:table-cell>
          <table:table-cell office:value-type="float" office:value="179419" calcext:value-type="float">
            <text:p>179419</text:p>
          </table:table-cell>
          <table:table-cell table:number-columns-repeated="2"/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0" calcext:value-type="float">
            <text:p>0</text:p>
          </table:table-cell>
          <table:table-cell office:value-type="float" office:value="246320" calcext:value-type="float">
            <text:p>246320</text:p>
          </table:table-cell>
          <table:table-cell office:value-type="float" office:value="179324" calcext:value-type="float">
            <text:p>179324</text:p>
          </table:table-cell>
          <table:table-cell table:number-columns-repeated="2"/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0" calcext:value-type="float">
            <text:p>0</text:p>
          </table:table-cell>
          <table:table-cell office:value-type="float" office:value="246454" calcext:value-type="float">
            <text:p>246454</text:p>
          </table:table-cell>
          <table:table-cell office:value-type="float" office:value="179218" calcext:value-type="float">
            <text:p>179218</text:p>
          </table:table-cell>
          <table:table-cell table:number-columns-repeated="2"/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0" calcext:value-type="float">
            <text:p>0</text:p>
          </table:table-cell>
          <table:table-cell office:value-type="float" office:value="246583" calcext:value-type="float">
            <text:p>246583</text:p>
          </table:table-cell>
          <table:table-cell office:value-type="float" office:value="179109" calcext:value-type="float">
            <text:p>179109</text:p>
          </table:table-cell>
          <table:table-cell table:number-columns-repeated="2"/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0" calcext:value-type="float">
            <text:p>0</text:p>
          </table:table-cell>
          <table:table-cell office:value-type="float" office:value="246711" calcext:value-type="float">
            <text:p>246711</text:p>
          </table:table-cell>
          <table:table-cell office:value-type="float" office:value="179004" calcext:value-type="float">
            <text:p>179004</text:p>
          </table:table-cell>
          <table:table-cell table:number-columns-repeated="2"/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0" calcext:value-type="float">
            <text:p>0</text:p>
          </table:table-cell>
          <table:table-cell office:value-type="float" office:value="246842" calcext:value-type="float">
            <text:p>246842</text:p>
          </table:table-cell>
          <table:table-cell office:value-type="float" office:value="178886" calcext:value-type="float">
            <text:p>178886</text:p>
          </table:table-cell>
          <table:table-cell table:number-columns-repeated="2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0" calcext:value-type="float">
            <text:p>0</text:p>
          </table:table-cell>
          <table:table-cell office:value-type="float" office:value="246957" calcext:value-type="float">
            <text:p>246957</text:p>
          </table:table-cell>
          <table:table-cell office:value-type="float" office:value="178762" calcext:value-type="float">
            <text:p>178762</text:p>
          </table:table-cell>
          <table:table-cell table:number-columns-repeated="2"/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0" calcext:value-type="float">
            <text:p>0</text:p>
          </table:table-cell>
          <table:table-cell office:value-type="float" office:value="247068" calcext:value-type="float">
            <text:p>247068</text:p>
          </table:table-cell>
          <table:table-cell office:value-type="float" office:value="178634" calcext:value-type="float">
            <text:p>178634</text:p>
          </table:table-cell>
          <table:table-cell table:number-columns-repeated="2"/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0" calcext:value-type="float">
            <text:p>0</text:p>
          </table:table-cell>
          <table:table-cell office:value-type="float" office:value="247188" calcext:value-type="float">
            <text:p>247188</text:p>
          </table:table-cell>
          <table:table-cell office:value-type="float" office:value="178518" calcext:value-type="float">
            <text:p>178518</text:p>
          </table:table-cell>
          <table:table-cell table:number-columns-repeated="2"/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0" calcext:value-type="float">
            <text:p>0</text:p>
          </table:table-cell>
          <table:table-cell office:value-type="float" office:value="247292" calcext:value-type="float">
            <text:p>247292</text:p>
          </table:table-cell>
          <table:table-cell office:value-type="float" office:value="178382" calcext:value-type="float">
            <text:p>178382</text:p>
          </table:table-cell>
          <table:table-cell table:number-columns-repeated="2"/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0" calcext:value-type="float">
            <text:p>0</text:p>
          </table:table-cell>
          <table:table-cell office:value-type="float" office:value="247395" calcext:value-type="float">
            <text:p>247395</text:p>
          </table:table-cell>
          <table:table-cell office:value-type="float" office:value="178234" calcext:value-type="float">
            <text:p>178234</text:p>
          </table:table-cell>
          <table:table-cell table:number-columns-repeated="2"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0" calcext:value-type="float">
            <text:p>0</text:p>
          </table:table-cell>
          <table:table-cell office:value-type="float" office:value="247488" calcext:value-type="float">
            <text:p>247488</text:p>
          </table:table-cell>
          <table:table-cell office:value-type="float" office:value="178094" calcext:value-type="float">
            <text:p>178094</text:p>
          </table:table-cell>
          <table:table-cell table:number-columns-repeated="2"/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0" calcext:value-type="float">
            <text:p>0</text:p>
          </table:table-cell>
          <table:table-cell office:value-type="float" office:value="247593" calcext:value-type="float">
            <text:p>247593</text:p>
          </table:table-cell>
          <table:table-cell office:value-type="float" office:value="177948" calcext:value-type="float">
            <text:p>177948</text:p>
          </table:table-cell>
          <table:table-cell table:number-columns-repeated="2"/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0" calcext:value-type="float">
            <text:p>0</text:p>
          </table:table-cell>
          <table:table-cell office:value-type="float" office:value="247677" calcext:value-type="float">
            <text:p>247677</text:p>
          </table:table-cell>
          <table:table-cell office:value-type="float" office:value="177797" calcext:value-type="float">
            <text:p>177797</text:p>
          </table:table-cell>
          <table:table-cell table:number-columns-repeated="2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0" calcext:value-type="float">
            <text:p>0</text:p>
          </table:table-cell>
          <table:table-cell office:value-type="float" office:value="247764" calcext:value-type="float">
            <text:p>247764</text:p>
          </table:table-cell>
          <table:table-cell office:value-type="float" office:value="177633" calcext:value-type="float">
            <text:p>177633</text:p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" calcext:value-type="float">
            <text:p>0</text:p>
          </table:table-cell>
          <table:table-cell office:value-type="float" office:value="247852" calcext:value-type="float">
            <text:p>247852</text:p>
          </table:table-cell>
          <table:table-cell office:value-type="float" office:value="177488" calcext:value-type="float">
            <text:p>177488</text:p>
          </table:table-cell>
          <table:table-cell table:number-columns-repeated="2"/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0" calcext:value-type="float">
            <text:p>0</text:p>
          </table:table-cell>
          <table:table-cell office:value-type="float" office:value="247930" calcext:value-type="float">
            <text:p>247930</text:p>
          </table:table-cell>
          <table:table-cell office:value-type="float" office:value="177319" calcext:value-type="float">
            <text:p>177319</text:p>
          </table:table-cell>
          <table:table-cell table:number-columns-repeated="2"/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0" calcext:value-type="float">
            <text:p>0</text:p>
          </table:table-cell>
          <table:table-cell office:value-type="float" office:value="248001" calcext:value-type="float">
            <text:p>248001</text:p>
          </table:table-cell>
          <table:table-cell office:value-type="float" office:value="177152" calcext:value-type="float">
            <text:p>177152</text:p>
          </table:table-cell>
          <table:table-cell table:number-columns-repeated="2"/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0" calcext:value-type="float">
            <text:p>0</text:p>
          </table:table-cell>
          <table:table-cell office:value-type="float" office:value="248067" calcext:value-type="float">
            <text:p>248067</text:p>
          </table:table-cell>
          <table:table-cell office:value-type="float" office:value="176964" calcext:value-type="float">
            <text:p>176964</text:p>
          </table:table-cell>
          <table:table-cell table:number-columns-repeated="2"/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0" calcext:value-type="float">
            <text:p>0</text:p>
          </table:table-cell>
          <table:table-cell office:value-type="float" office:value="248143" calcext:value-type="float">
            <text:p>248143</text:p>
          </table:table-cell>
          <table:table-cell office:value-type="float" office:value="176800" calcext:value-type="float">
            <text:p>176800</text:p>
          </table:table-cell>
          <table:table-cell table:number-columns-repeated="2"/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  <table:table-cell office:value-type="float" office:value="248201" calcext:value-type="float">
            <text:p>248201</text:p>
          </table:table-cell>
          <table:table-cell office:value-type="float" office:value="176618" calcext:value-type="float">
            <text:p>176618</text:p>
          </table:table-cell>
          <table:table-cell table:number-columns-repeated="2"/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0" calcext:value-type="float">
            <text:p>0</text:p>
          </table:table-cell>
          <table:table-cell office:value-type="float" office:value="248257" calcext:value-type="float">
            <text:p>248257</text:p>
          </table:table-cell>
          <table:table-cell office:value-type="float" office:value="176424" calcext:value-type="float">
            <text:p>176424</text:p>
          </table:table-cell>
          <table:table-cell table:number-columns-repeated="2"/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0" calcext:value-type="float">
            <text:p>0</text:p>
          </table:table-cell>
          <table:table-cell office:value-type="float" office:value="248309" calcext:value-type="float">
            <text:p>248309</text:p>
          </table:table-cell>
          <table:table-cell office:value-type="float" office:value="176229" calcext:value-type="float">
            <text:p>176229</text:p>
          </table:table-cell>
          <table:table-cell table:number-columns-repeated="2"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0" calcext:value-type="float">
            <text:p>0</text:p>
          </table:table-cell>
          <table:table-cell office:value-type="float" office:value="248366" calcext:value-type="float">
            <text:p>248366</text:p>
          </table:table-cell>
          <table:table-cell office:value-type="float" office:value="176046" calcext:value-type="float">
            <text:p>176046</text:p>
          </table:table-cell>
          <table:table-cell table:number-columns-repeated="2"/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0" calcext:value-type="float">
            <text:p>0</text:p>
          </table:table-cell>
          <table:table-cell office:value-type="float" office:value="248410" calcext:value-type="float">
            <text:p>248410</text:p>
          </table:table-cell>
          <table:table-cell office:value-type="float" office:value="175847" calcext:value-type="float">
            <text:p>175847</text:p>
          </table:table-cell>
          <table:table-cell table:number-columns-repeated="2"/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0" calcext:value-type="float">
            <text:p>0</text:p>
          </table:table-cell>
          <table:table-cell office:value-type="float" office:value="248447" calcext:value-type="float">
            <text:p>248447</text:p>
          </table:table-cell>
          <table:table-cell office:value-type="float" office:value="175642" calcext:value-type="float">
            <text:p>175642</text:p>
          </table:table-cell>
          <table:table-cell table:number-columns-repeated="2"/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0" calcext:value-type="float">
            <text:p>0</text:p>
          </table:table-cell>
          <table:table-cell office:value-type="float" office:value="248495" calcext:value-type="float">
            <text:p>248495</text:p>
          </table:table-cell>
          <table:table-cell office:value-type="float" office:value="175435" calcext:value-type="float">
            <text:p>175435</text:p>
          </table:table-cell>
          <table:table-cell table:number-columns-repeated="2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0" calcext:value-type="float">
            <text:p>0</text:p>
          </table:table-cell>
          <table:table-cell office:value-type="float" office:value="248525" calcext:value-type="float">
            <text:p>248525</text:p>
          </table:table-cell>
          <table:table-cell office:value-type="float" office:value="175227" calcext:value-type="float">
            <text:p>175227</text:p>
          </table:table-cell>
          <table:table-cell table:number-columns-repeated="2"/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0" calcext:value-type="float">
            <text:p>0</text:p>
          </table:table-cell>
          <table:table-cell office:value-type="float" office:value="248554" calcext:value-type="float">
            <text:p>248554</text:p>
          </table:table-cell>
          <table:table-cell office:value-type="float" office:value="175002" calcext:value-type="float">
            <text:p>175002</text:p>
          </table:table-cell>
          <table:table-cell table:number-columns-repeated="2"/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0" calcext:value-type="float">
            <text:p>0</text:p>
          </table:table-cell>
          <table:table-cell office:value-type="float" office:value="248573" calcext:value-type="float">
            <text:p>248573</text:p>
          </table:table-cell>
          <table:table-cell office:value-type="float" office:value="174778" calcext:value-type="float">
            <text:p>174778</text:p>
          </table:table-cell>
          <table:table-cell table:number-columns-repeated="2"/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0" calcext:value-type="float">
            <text:p>0</text:p>
          </table:table-cell>
          <table:table-cell office:value-type="float" office:value="248605" calcext:value-type="float">
            <text:p>248605</text:p>
          </table:table-cell>
          <table:table-cell office:value-type="float" office:value="174565" calcext:value-type="float">
            <text:p>174565</text:p>
          </table:table-cell>
          <table:table-cell table:number-columns-repeated="2"/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0" calcext:value-type="float">
            <text:p>0</text:p>
          </table:table-cell>
          <table:table-cell office:value-type="float" office:value="248620" calcext:value-type="float">
            <text:p>248620</text:p>
          </table:table-cell>
          <table:table-cell office:value-type="float" office:value="174341" calcext:value-type="float">
            <text:p>174341</text:p>
          </table:table-cell>
          <table:table-cell table:number-columns-repeated="2"/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  <table:table-cell office:value-type="float" office:value="248631" calcext:value-type="float">
            <text:p>248631</text:p>
          </table:table-cell>
          <table:table-cell office:value-type="float" office:value="174090" calcext:value-type="float">
            <text:p>174090</text:p>
          </table:table-cell>
          <table:table-cell table:number-columns-repeated="2"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0" calcext:value-type="float">
            <text:p>0</text:p>
          </table:table-cell>
          <table:table-cell office:value-type="float" office:value="248648" calcext:value-type="float">
            <text:p>248648</text:p>
          </table:table-cell>
          <table:table-cell office:value-type="float" office:value="173872" calcext:value-type="float">
            <text:p>173872</text:p>
          </table:table-cell>
          <table:table-cell table:number-columns-repeated="2"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0" calcext:value-type="float">
            <text:p>0</text:p>
          </table:table-cell>
          <table:table-cell office:value-type="float" office:value="248651" calcext:value-type="float">
            <text:p>248651</text:p>
          </table:table-cell>
          <table:table-cell office:value-type="float" office:value="173629" calcext:value-type="float">
            <text:p>173629</text:p>
          </table:table-cell>
          <table:table-cell table:number-columns-repeated="2"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  <table:table-cell office:value-type="float" office:value="248651" calcext:value-type="float">
            <text:p>248651</text:p>
          </table:table-cell>
          <table:table-cell office:value-type="float" office:value="173373" calcext:value-type="float">
            <text:p>173373</text:p>
          </table:table-cell>
          <table:table-cell table:number-columns-repeated="2"/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0" calcext:value-type="float">
            <text:p>0</text:p>
          </table:table-cell>
          <table:table-cell office:value-type="float" office:value="248643" calcext:value-type="float">
            <text:p>248643</text:p>
          </table:table-cell>
          <table:table-cell office:value-type="float" office:value="173126" calcext:value-type="float">
            <text:p>173126</text:p>
          </table:table-cell>
          <table:table-cell table:number-columns-repeated="2"/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float" office:value="0" calcext:value-type="float">
            <text:p>0</text:p>
          </table:table-cell>
          <table:table-cell office:value-type="float" office:value="248646" calcext:value-type="float">
            <text:p>248646</text:p>
          </table:table-cell>
          <table:table-cell office:value-type="float" office:value="172884" calcext:value-type="float">
            <text:p>172884</text:p>
          </table:table-cell>
          <table:table-cell table:number-columns-repeated="2"/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0" calcext:value-type="float">
            <text:p>0</text:p>
          </table:table-cell>
          <table:table-cell office:value-type="float" office:value="248633" calcext:value-type="float">
            <text:p>248633</text:p>
          </table:table-cell>
          <table:table-cell office:value-type="float" office:value="172618" calcext:value-type="float">
            <text:p>172618</text:p>
          </table:table-cell>
          <table:table-cell table:number-columns-repeated="2"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  <table:table-cell office:value-type="float" office:value="248616" calcext:value-type="float">
            <text:p>248616</text:p>
          </table:table-cell>
          <table:table-cell office:value-type="float" office:value="172352" calcext:value-type="float">
            <text:p>172352</text:p>
          </table:table-cell>
          <table:table-cell table:number-columns-repeated="2"/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0" calcext:value-type="float">
            <text:p>0</text:p>
          </table:table-cell>
          <table:table-cell office:value-type="float" office:value="248600" calcext:value-type="float">
            <text:p>248600</text:p>
          </table:table-cell>
          <table:table-cell office:value-type="float" office:value="172099" calcext:value-type="float">
            <text:p>172099</text:p>
          </table:table-cell>
          <table:table-cell table:number-columns-repeated="2"/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0" calcext:value-type="float">
            <text:p>0</text:p>
          </table:table-cell>
          <table:table-cell office:value-type="float" office:value="248580" calcext:value-type="float">
            <text:p>248580</text:p>
          </table:table-cell>
          <table:table-cell office:value-type="float" office:value="171818" calcext:value-type="float">
            <text:p>171818</text:p>
          </table:table-cell>
          <table:table-cell table:number-columns-repeated="2"/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0" calcext:value-type="float">
            <text:p>0</text:p>
          </table:table-cell>
          <table:table-cell office:value-type="float" office:value="248551" calcext:value-type="float">
            <text:p>248551</text:p>
          </table:table-cell>
          <table:table-cell office:value-type="float" office:value="171550" calcext:value-type="float">
            <text:p>171550</text:p>
          </table:table-cell>
          <table:table-cell table:number-columns-repeated="2"/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0" calcext:value-type="float">
            <text:p>0</text:p>
          </table:table-cell>
          <table:table-cell office:value-type="float" office:value="248516" calcext:value-type="float">
            <text:p>248516</text:p>
          </table:table-cell>
          <table:table-cell office:value-type="float" office:value="171273" calcext:value-type="float">
            <text:p>171273</text:p>
          </table:table-cell>
          <table:table-cell table:number-columns-repeated="2"/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  <table:table-cell office:value-type="float" office:value="248490" calcext:value-type="float">
            <text:p>248490</text:p>
          </table:table-cell>
          <table:table-cell office:value-type="float" office:value="170992" calcext:value-type="float">
            <text:p>170992</text:p>
          </table:table-cell>
          <table:table-cell table:number-columns-repeated="2"/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float" office:value="0" calcext:value-type="float">
            <text:p>0</text:p>
          </table:table-cell>
          <table:table-cell office:value-type="float" office:value="248449" calcext:value-type="float">
            <text:p>248449</text:p>
          </table:table-cell>
          <table:table-cell office:value-type="float" office:value="170707" calcext:value-type="float">
            <text:p>170707</text:p>
          </table:table-cell>
          <table:table-cell table:number-columns-repeated="2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float" office:value="0" calcext:value-type="float">
            <text:p>0</text:p>
          </table:table-cell>
          <table:table-cell office:value-type="float" office:value="248403" calcext:value-type="float">
            <text:p>248403</text:p>
          </table:table-cell>
          <table:table-cell office:value-type="float" office:value="170412" calcext:value-type="float">
            <text:p>170412</text:p>
          </table:table-cell>
          <table:table-cell table:number-columns-repeated="2"/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float" office:value="0" calcext:value-type="float">
            <text:p>0</text:p>
          </table:table-cell>
          <table:table-cell office:value-type="float" office:value="248360" calcext:value-type="float">
            <text:p>248360</text:p>
          </table:table-cell>
          <table:table-cell office:value-type="float" office:value="170132" calcext:value-type="float">
            <text:p>170132</text:p>
          </table:table-cell>
          <table:table-cell table:number-columns-repeated="2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0" calcext:value-type="float">
            <text:p>0</text:p>
          </table:table-cell>
          <table:table-cell office:value-type="float" office:value="248310" calcext:value-type="float">
            <text:p>248310</text:p>
          </table:table-cell>
          <table:table-cell office:value-type="float" office:value="169819" calcext:value-type="float">
            <text:p>169819</text:p>
          </table:table-cell>
          <table:table-cell table:number-columns-repeated="2"/>
        </table:table-row>
        <table:table-row table:style-name="ro1">
          <table:table-cell office:value-type="float" office:value="8319" calcext:value-type="float">
            <text:p>8319</text:p>
          </table:table-cell>
          <table:table-cell office:value-type="float" office:value="0" calcext:value-type="float">
            <text:p>0</text:p>
          </table:table-cell>
          <table:table-cell office:value-type="float" office:value="248254" calcext:value-type="float">
            <text:p>248254</text:p>
          </table:table-cell>
          <table:table-cell office:value-type="float" office:value="169525" calcext:value-type="float">
            <text:p>169525</text:p>
          </table:table-cell>
          <table:table-cell table:number-columns-repeated="2"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0" calcext:value-type="float">
            <text:p>0</text:p>
          </table:table-cell>
          <table:table-cell office:value-type="float" office:value="248190" calcext:value-type="float">
            <text:p>248190</text:p>
          </table:table-cell>
          <table:table-cell office:value-type="float" office:value="169217" calcext:value-type="float">
            <text:p>169217</text:p>
          </table:table-cell>
          <table:table-cell table:number-columns-repeated="2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0" calcext:value-type="float">
            <text:p>0</text:p>
          </table:table-cell>
          <table:table-cell office:value-type="float" office:value="248136" calcext:value-type="float">
            <text:p>248136</text:p>
          </table:table-cell>
          <table:table-cell office:value-type="float" office:value="168905" calcext:value-type="float">
            <text:p>168905</text:p>
          </table:table-cell>
          <table:table-cell table:number-columns-repeated="2"/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float" office:value="0" calcext:value-type="float">
            <text:p>0</text:p>
          </table:table-cell>
          <table:table-cell office:value-type="float" office:value="248068" calcext:value-type="float">
            <text:p>248068</text:p>
          </table:table-cell>
          <table:table-cell office:value-type="float" office:value="168595" calcext:value-type="float">
            <text:p>168595</text:p>
          </table:table-cell>
          <table:table-cell table:number-columns-repeated="2"/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0" calcext:value-type="float">
            <text:p>0</text:p>
          </table:table-cell>
          <table:table-cell office:value-type="float" office:value="247994" calcext:value-type="float">
            <text:p>247994</text:p>
          </table:table-cell>
          <table:table-cell office:value-type="float" office:value="168275" calcext:value-type="float">
            <text:p>168275</text:p>
          </table:table-cell>
          <table:table-cell table:number-columns-repeated="2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float" office:value="0" calcext:value-type="float">
            <text:p>0</text:p>
          </table:table-cell>
          <table:table-cell office:value-type="float" office:value="247921" calcext:value-type="float">
            <text:p>247921</text:p>
          </table:table-cell>
          <table:table-cell office:value-type="float" office:value="167959" calcext:value-type="float">
            <text:p>167959</text:p>
          </table:table-cell>
          <table:table-cell table:number-columns-repeated="2"/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float" office:value="0" calcext:value-type="float">
            <text:p>0</text:p>
          </table:table-cell>
          <table:table-cell office:value-type="float" office:value="247843" calcext:value-type="float">
            <text:p>247843</text:p>
          </table:table-cell>
          <table:table-cell office:value-type="float" office:value="167623" calcext:value-type="float">
            <text:p>167623</text:p>
          </table:table-cell>
          <table:table-cell table:number-columns-repeated="2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0" calcext:value-type="float">
            <text:p>0</text:p>
          </table:table-cell>
          <table:table-cell office:value-type="float" office:value="247759" calcext:value-type="float">
            <text:p>247759</text:p>
          </table:table-cell>
          <table:table-cell office:value-type="float" office:value="167303" calcext:value-type="float">
            <text:p>167303</text:p>
          </table:table-cell>
          <table:table-cell table:number-columns-repeated="2"/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float" office:value="0" calcext:value-type="float">
            <text:p>0</text:p>
          </table:table-cell>
          <table:table-cell office:value-type="float" office:value="247665" calcext:value-type="float">
            <text:p>247665</text:p>
          </table:table-cell>
          <table:table-cell office:value-type="float" office:value="166954" calcext:value-type="float">
            <text:p>166954</text:p>
          </table:table-cell>
          <table:table-cell table:number-columns-repeated="2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float" office:value="0" calcext:value-type="float">
            <text:p>0</text:p>
          </table:table-cell>
          <table:table-cell office:value-type="float" office:value="247586" calcext:value-type="float">
            <text:p>247586</text:p>
          </table:table-cell>
          <table:table-cell office:value-type="float" office:value="166630" calcext:value-type="float">
            <text:p>166630</text:p>
          </table:table-cell>
          <table:table-cell table:number-columns-repeated="2"/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float" office:value="0" calcext:value-type="float">
            <text:p>0</text:p>
          </table:table-cell>
          <table:table-cell office:value-type="float" office:value="247485" calcext:value-type="float">
            <text:p>247485</text:p>
          </table:table-cell>
          <table:table-cell office:value-type="float" office:value="166276" calcext:value-type="float">
            <text:p>166276</text:p>
          </table:table-cell>
          <table:table-cell table:number-columns-repeated="2"/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float" office:value="0" calcext:value-type="float">
            <text:p>0</text:p>
          </table:table-cell>
          <table:table-cell office:value-type="float" office:value="247386" calcext:value-type="float">
            <text:p>247386</text:p>
          </table:table-cell>
          <table:table-cell office:value-type="float" office:value="165940" calcext:value-type="float">
            <text:p>165940</text:p>
          </table:table-cell>
          <table:table-cell table:number-columns-repeated="2"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0" calcext:value-type="float">
            <text:p>0</text:p>
          </table:table-cell>
          <table:table-cell office:value-type="float" office:value="247281" calcext:value-type="float">
            <text:p>247281</text:p>
          </table:table-cell>
          <table:table-cell office:value-type="float" office:value="165578" calcext:value-type="float">
            <text:p>165578</text:p>
          </table:table-cell>
          <table:table-cell table:number-columns-repeated="2"/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float" office:value="0" calcext:value-type="float">
            <text:p>0</text:p>
          </table:table-cell>
          <table:table-cell office:value-type="float" office:value="247179" calcext:value-type="float">
            <text:p>247179</text:p>
          </table:table-cell>
          <table:table-cell office:value-type="float" office:value="165232" calcext:value-type="float">
            <text:p>165232</text:p>
          </table:table-cell>
          <table:table-cell table:number-columns-repeated="2"/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0" calcext:value-type="float">
            <text:p>0</text:p>
          </table:table-cell>
          <table:table-cell office:value-type="float" office:value="247061" calcext:value-type="float">
            <text:p>247061</text:p>
          </table:table-cell>
          <table:table-cell office:value-type="float" office:value="164868" calcext:value-type="float">
            <text:p>164868</text:p>
          </table:table-cell>
          <table:table-cell table:number-columns-repeated="2"/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0" calcext:value-type="float">
            <text:p>0</text:p>
          </table:table-cell>
          <table:table-cell office:value-type="float" office:value="246942" calcext:value-type="float">
            <text:p>246942</text:p>
          </table:table-cell>
          <table:table-cell office:value-type="float" office:value="164505" calcext:value-type="float">
            <text:p>164505</text:p>
          </table:table-cell>
          <table:table-cell table:number-columns-repeated="2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0" calcext:value-type="float">
            <text:p>0</text:p>
          </table:table-cell>
          <table:table-cell office:value-type="float" office:value="246833" calcext:value-type="float">
            <text:p>246833</text:p>
          </table:table-cell>
          <table:table-cell office:value-type="float" office:value="164145" calcext:value-type="float">
            <text:p>164145</text:p>
          </table:table-cell>
          <table:table-cell table:number-columns-repeated="2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0" calcext:value-type="float">
            <text:p>0</text:p>
          </table:table-cell>
          <table:table-cell office:value-type="float" office:value="246704" calcext:value-type="float">
            <text:p>246704</text:p>
          </table:table-cell>
          <table:table-cell office:value-type="float" office:value="163771" calcext:value-type="float">
            <text:p>163771</text:p>
          </table:table-cell>
          <table:table-cell table:number-columns-repeated="2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0" calcext:value-type="float">
            <text:p>0</text:p>
          </table:table-cell>
          <table:table-cell office:value-type="float" office:value="246575" calcext:value-type="float">
            <text:p>246575</text:p>
          </table:table-cell>
          <table:table-cell office:value-type="float" office:value="163403" calcext:value-type="float">
            <text:p>163403</text:p>
          </table:table-cell>
          <table:table-cell table:number-columns-repeated="2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0" calcext:value-type="float">
            <text:p>0</text:p>
          </table:table-cell>
          <table:table-cell office:value-type="float" office:value="246442" calcext:value-type="float">
            <text:p>246442</text:p>
          </table:table-cell>
          <table:table-cell office:value-type="float" office:value="163010" calcext:value-type="float">
            <text:p>163010</text:p>
          </table:table-cell>
          <table:table-cell table:number-columns-repeated="2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0" calcext:value-type="float">
            <text:p>0</text:p>
          </table:table-cell>
          <table:table-cell office:value-type="float" office:value="246312" calcext:value-type="float">
            <text:p>246312</text:p>
          </table:table-cell>
          <table:table-cell office:value-type="float" office:value="162643" calcext:value-type="float">
            <text:p>162643</text:p>
          </table:table-cell>
          <table:table-cell table:number-columns-repeated="2"/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float" office:value="246164" calcext:value-type="float">
            <text:p>246164</text:p>
          </table:table-cell>
          <table:table-cell office:value-type="float" office:value="162245" calcext:value-type="float">
            <text:p>162245</text:p>
          </table:table-cell>
          <table:table-cell table:number-columns-repeated="2"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float" office:value="246018" calcext:value-type="float">
            <text:p>246018</text:p>
          </table:table-cell>
          <table:table-cell office:value-type="float" office:value="161860" calcext:value-type="float">
            <text:p>161860</text:p>
          </table:table-cell>
          <table:table-cell table:number-columns-repeated="2"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float" office:value="245874" calcext:value-type="float">
            <text:p>245874</text:p>
          </table:table-cell>
          <table:table-cell office:value-type="float" office:value="161458" calcext:value-type="float">
            <text:p>161458</text:p>
          </table:table-cell>
          <table:table-cell table:number-columns-repeated="2"/>
        </table:table-row>
        <table:table-row table:style-name="ro1">
          <table:table-cell office:value-type="float" office:value="8943" calcext:value-type="float">
            <text:p>8943</text:p>
          </table:table-cell>
          <table:table-cell office:value-type="float" office:value="0" calcext:value-type="float">
            <text:p>0</text:p>
          </table:table-cell>
          <table:table-cell office:value-type="float" office:value="245722" calcext:value-type="float">
            <text:p>245722</text:p>
          </table:table-cell>
          <table:table-cell office:value-type="float" office:value="161070" calcext:value-type="float">
            <text:p>161070</text:p>
          </table:table-cell>
          <table:table-cell table:number-columns-repeated="2"/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0" calcext:value-type="float">
            <text:p>0</text:p>
          </table:table-cell>
          <table:table-cell office:value-type="float" office:value="245561" calcext:value-type="float">
            <text:p>245561</text:p>
          </table:table-cell>
          <table:table-cell office:value-type="float" office:value="160658" calcext:value-type="float">
            <text:p>160658</text:p>
          </table:table-cell>
          <table:table-cell table:number-columns-repeated="2"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float" office:value="0" calcext:value-type="float">
            <text:p>0</text:p>
          </table:table-cell>
          <table:table-cell office:value-type="float" office:value="245401" calcext:value-type="float">
            <text:p>245401</text:p>
          </table:table-cell>
          <table:table-cell office:value-type="float" office:value="160250" calcext:value-type="float">
            <text:p>160250</text:p>
          </table:table-cell>
          <table:table-cell table:number-columns-repeated="2"/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float" office:value="0" calcext:value-type="float">
            <text:p>0</text:p>
          </table:table-cell>
          <table:table-cell office:value-type="float" office:value="245241" calcext:value-type="float">
            <text:p>245241</text:p>
          </table:table-cell>
          <table:table-cell office:value-type="float" office:value="159850" calcext:value-type="float">
            <text:p>159850</text:p>
          </table:table-cell>
          <table:table-cell table:number-columns-repeated="2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0" calcext:value-type="float">
            <text:p>0</text:p>
          </table:table-cell>
          <table:table-cell office:value-type="float" office:value="245064" calcext:value-type="float">
            <text:p>245064</text:p>
          </table:table-cell>
          <table:table-cell office:value-type="float" office:value="159418" calcext:value-type="float">
            <text:p>159418</text:p>
          </table:table-cell>
          <table:table-cell table:number-columns-repeated="2"/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float" office:value="0" calcext:value-type="float">
            <text:p>0</text:p>
          </table:table-cell>
          <table:table-cell office:value-type="float" office:value="244889" calcext:value-type="float">
            <text:p>244889</text:p>
          </table:table-cell>
          <table:table-cell office:value-type="float" office:value="159009" calcext:value-type="float">
            <text:p>159009</text:p>
          </table:table-cell>
          <table:table-cell table:number-columns-repeated="2"/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float" office:value="0" calcext:value-type="float">
            <text:p>0</text:p>
          </table:table-cell>
          <table:table-cell office:value-type="float" office:value="244716" calcext:value-type="float">
            <text:p>244716</text:p>
          </table:table-cell>
          <table:table-cell office:value-type="float" office:value="158585" calcext:value-type="float">
            <text:p>158585</text:p>
          </table:table-cell>
          <table:table-cell table:number-columns-repeated="2"/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float" office:value="0" calcext:value-type="float">
            <text:p>0</text:p>
          </table:table-cell>
          <table:table-cell office:value-type="float" office:value="244536" calcext:value-type="float">
            <text:p>244536</text:p>
          </table:table-cell>
          <table:table-cell office:value-type="float" office:value="158170" calcext:value-type="float">
            <text:p>158170</text:p>
          </table:table-cell>
          <table:table-cell table:number-columns-repeated="2"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0" calcext:value-type="float">
            <text:p>0</text:p>
          </table:table-cell>
          <table:table-cell office:value-type="float" office:value="244339" calcext:value-type="float">
            <text:p>244339</text:p>
          </table:table-cell>
          <table:table-cell office:value-type="float" office:value="157714" calcext:value-type="float">
            <text:p>157714</text:p>
          </table:table-cell>
          <table:table-cell table:number-columns-repeated="2"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0" calcext:value-type="float">
            <text:p>0</text:p>
          </table:table-cell>
          <table:table-cell office:value-type="float" office:value="244161" calcext:value-type="float">
            <text:p>244161</text:p>
          </table:table-cell>
          <table:table-cell office:value-type="float" office:value="157297" calcext:value-type="float">
            <text:p>157297</text:p>
          </table:table-cell>
          <table:table-cell table:number-columns-repeated="2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0" calcext:value-type="float">
            <text:p>0</text:p>
          </table:table-cell>
          <table:table-cell office:value-type="float" office:value="243958" calcext:value-type="float">
            <text:p>243958</text:p>
          </table:table-cell>
          <table:table-cell office:value-type="float" office:value="156853" calcext:value-type="float">
            <text:p>156853</text:p>
          </table:table-cell>
          <table:table-cell table:number-columns-repeated="2"/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0" calcext:value-type="float">
            <text:p>0</text:p>
          </table:table-cell>
          <table:table-cell office:value-type="float" office:value="243763" calcext:value-type="float">
            <text:p>243763</text:p>
          </table:table-cell>
          <table:table-cell office:value-type="float" office:value="156421" calcext:value-type="float">
            <text:p>156421</text:p>
          </table:table-cell>
          <table:table-cell table:number-columns-repeated="2"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0" calcext:value-type="float">
            <text:p>0</text:p>
          </table:table-cell>
          <table:table-cell office:value-type="float" office:value="243549" calcext:value-type="float">
            <text:p>243549</text:p>
          </table:table-cell>
          <table:table-cell office:value-type="float" office:value="155948" calcext:value-type="float">
            <text:p>155948</text:p>
          </table:table-cell>
          <table:table-cell table:number-columns-repeated="2"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0" calcext:value-type="float">
            <text:p>0</text:p>
          </table:table-cell>
          <table:table-cell office:value-type="float" office:value="243354" calcext:value-type="float">
            <text:p>243354</text:p>
          </table:table-cell>
          <table:table-cell office:value-type="float" office:value="155516" calcext:value-type="float">
            <text:p>155516</text:p>
          </table:table-cell>
          <table:table-cell table:number-columns-repeated="2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0" calcext:value-type="float">
            <text:p>0</text:p>
          </table:table-cell>
          <table:table-cell office:value-type="float" office:value="243134" calcext:value-type="float">
            <text:p>243134</text:p>
          </table:table-cell>
          <table:table-cell office:value-type="float" office:value="155053" calcext:value-type="float">
            <text:p>155053</text:p>
          </table:table-cell>
          <table:table-cell table:number-columns-repeated="2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0" calcext:value-type="float">
            <text:p>0</text:p>
          </table:table-cell>
          <table:table-cell office:value-type="float" office:value="242913" calcext:value-type="float">
            <text:p>242913</text:p>
          </table:table-cell>
          <table:table-cell office:value-type="float" office:value="154594" calcext:value-type="float">
            <text:p>154594</text:p>
          </table:table-cell>
          <table:table-cell table:number-columns-repeated="2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0" calcext:value-type="float">
            <text:p>0</text:p>
          </table:table-cell>
          <table:table-cell office:value-type="float" office:value="242702" calcext:value-type="float">
            <text:p>242702</text:p>
          </table:table-cell>
          <table:table-cell office:value-type="float" office:value="154144" calcext:value-type="float">
            <text:p>154144</text:p>
          </table:table-cell>
          <table:table-cell table:number-columns-repeated="2"/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0" calcext:value-type="float">
            <text:p>0</text:p>
          </table:table-cell>
          <table:table-cell office:value-type="float" office:value="242472" calcext:value-type="float">
            <text:p>242472</text:p>
          </table:table-cell>
          <table:table-cell office:value-type="float" office:value="153665" calcext:value-type="float">
            <text:p>153665</text:p>
          </table:table-cell>
          <table:table-cell table:number-columns-repeated="2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0" calcext:value-type="float">
            <text:p>0</text:p>
          </table:table-cell>
          <table:table-cell office:value-type="float" office:value="242240" calcext:value-type="float">
            <text:p>242240</text:p>
          </table:table-cell>
          <table:table-cell office:value-type="float" office:value="153192" calcext:value-type="float">
            <text:p>153192</text:p>
          </table:table-cell>
          <table:table-cell table:number-columns-repeated="2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0" calcext:value-type="float">
            <text:p>0</text:p>
          </table:table-cell>
          <table:table-cell office:value-type="float" office:value="242012" calcext:value-type="float">
            <text:p>242012</text:p>
          </table:table-cell>
          <table:table-cell office:value-type="float" office:value="152717" calcext:value-type="float">
            <text:p>152717</text:p>
          </table:table-cell>
          <table:table-cell table:number-columns-repeated="2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0" calcext:value-type="float">
            <text:p>0</text:p>
          </table:table-cell>
          <table:table-cell office:value-type="float" office:value="241771" calcext:value-type="float">
            <text:p>241771</text:p>
          </table:table-cell>
          <table:table-cell office:value-type="float" office:value="152238" calcext:value-type="float">
            <text:p>152238</text:p>
          </table:table-cell>
          <table:table-cell table:number-columns-repeated="2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0" calcext:value-type="float">
            <text:p>0</text:p>
          </table:table-cell>
          <table:table-cell office:value-type="float" office:value="241529" calcext:value-type="float">
            <text:p>241529</text:p>
          </table:table-cell>
          <table:table-cell office:value-type="float" office:value="151755" calcext:value-type="float">
            <text:p>151755</text:p>
          </table:table-cell>
          <table:table-cell table:number-columns-repeated="2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0" calcext:value-type="float">
            <text:p>0</text:p>
          </table:table-cell>
          <table:table-cell office:value-type="float" office:value="241270" calcext:value-type="float">
            <text:p>241270</text:p>
          </table:table-cell>
          <table:table-cell office:value-type="float" office:value="151260" calcext:value-type="float">
            <text:p>151260</text:p>
          </table:table-cell>
          <table:table-cell table:number-columns-repeated="2"/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0" calcext:value-type="float">
            <text:p>0</text:p>
          </table:table-cell>
          <table:table-cell office:value-type="float" office:value="241033" calcext:value-type="float">
            <text:p>241033</text:p>
          </table:table-cell>
          <table:table-cell office:value-type="float" office:value="150789" calcext:value-type="float">
            <text:p>150789</text:p>
          </table:table-cell>
          <table:table-cell table:number-columns-repeated="2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0" calcext:value-type="float">
            <text:p>0</text:p>
          </table:table-cell>
          <table:table-cell office:value-type="float" office:value="240764" calcext:value-type="float">
            <text:p>240764</text:p>
          </table:table-cell>
          <table:table-cell office:value-type="float" office:value="150265" calcext:value-type="float">
            <text:p>150265</text:p>
          </table:table-cell>
          <table:table-cell table:number-columns-repeated="2"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0" calcext:value-type="float">
            <text:p>0</text:p>
          </table:table-cell>
          <table:table-cell office:value-type="float" office:value="240506" calcext:value-type="float">
            <text:p>240506</text:p>
          </table:table-cell>
          <table:table-cell office:value-type="float" office:value="149778" calcext:value-type="float">
            <text:p>149778</text:p>
          </table:table-cell>
          <table:table-cell table:number-columns-repeated="2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0" calcext:value-type="float">
            <text:p>0</text:p>
          </table:table-cell>
          <table:table-cell office:value-type="float" office:value="240243" calcext:value-type="float">
            <text:p>240243</text:p>
          </table:table-cell>
          <table:table-cell office:value-type="float" office:value="149270" calcext:value-type="float">
            <text:p>149270</text:p>
          </table:table-cell>
          <table:table-cell table:number-columns-repeated="2"/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 office:value-type="float" office:value="239977" calcext:value-type="float">
            <text:p>239977</text:p>
          </table:table-cell>
          <table:table-cell office:value-type="float" office:value="148762" calcext:value-type="float">
            <text:p>148762</text:p>
          </table:table-cell>
          <table:table-cell table:number-columns-repeated="2"/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0" calcext:value-type="float">
            <text:p>0</text:p>
          </table:table-cell>
          <table:table-cell office:value-type="float" office:value="239691" calcext:value-type="float">
            <text:p>239691</text:p>
          </table:table-cell>
          <table:table-cell office:value-type="float" office:value="148237" calcext:value-type="float">
            <text:p>148237</text:p>
          </table:table-cell>
          <table:table-cell table:number-columns-repeated="2"/>
        </table:table-row>
        <table:table-row table:style-name="ro1">
          <table:table-cell office:value-type="float" office:value="9697" calcext:value-type="float">
            <text:p>9697</text:p>
          </table:table-cell>
          <table:table-cell office:value-type="float" office:value="0" calcext:value-type="float">
            <text:p>0</text:p>
          </table:table-cell>
          <table:table-cell office:value-type="float" office:value="239427" calcext:value-type="float">
            <text:p>239427</text:p>
          </table:table-cell>
          <table:table-cell office:value-type="float" office:value="147743" calcext:value-type="float">
            <text:p>147743</text:p>
          </table:table-cell>
          <table:table-cell table:number-columns-repeated="2"/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0" calcext:value-type="float">
            <text:p>0</text:p>
          </table:table-cell>
          <table:table-cell office:value-type="float" office:value="239132" calcext:value-type="float">
            <text:p>239132</text:p>
          </table:table-cell>
          <table:table-cell office:value-type="float" office:value="147195" calcext:value-type="float">
            <text:p>147195</text:p>
          </table:table-cell>
          <table:table-cell table:number-columns-repeated="2"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0" calcext:value-type="float">
            <text:p>0</text:p>
          </table:table-cell>
          <table:table-cell office:value-type="float" office:value="238848" calcext:value-type="float">
            <text:p>238848</text:p>
          </table:table-cell>
          <table:table-cell office:value-type="float" office:value="146684" calcext:value-type="float">
            <text:p>146684</text:p>
          </table:table-cell>
          <table:table-cell table:number-columns-repeated="2"/>
        </table:table-row>
        <table:table-row table:style-name="ro1">
          <table:table-cell office:value-type="float" office:value="9775" calcext:value-type="float">
            <text:p>9775</text:p>
          </table:table-cell>
          <table:table-cell office:value-type="float" office:value="0" calcext:value-type="float">
            <text:p>0</text:p>
          </table:table-cell>
          <table:table-cell office:value-type="float" office:value="238549" calcext:value-type="float">
            <text:p>238549</text:p>
          </table:table-cell>
          <table:table-cell office:value-type="float" office:value="146149" calcext:value-type="float">
            <text:p>146149</text:p>
          </table:table-cell>
          <table:table-cell table:number-columns-repeated="2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0" calcext:value-type="float">
            <text:p>0</text:p>
          </table:table-cell>
          <table:table-cell office:value-type="float" office:value="238262" calcext:value-type="float">
            <text:p>238262</text:p>
          </table:table-cell>
          <table:table-cell office:value-type="float" office:value="145630" calcext:value-type="float">
            <text:p>145630</text:p>
          </table:table-cell>
          <table:table-cell table:number-columns-repeated="2"/>
        </table:table-row>
        <table:table-row table:style-name="ro1">
          <table:table-cell office:value-type="float" office:value="9828" calcext:value-type="float">
            <text:p>9828</text:p>
          </table:table-cell>
          <table:table-cell office:value-type="float" office:value="0" calcext:value-type="float">
            <text:p>0</text:p>
          </table:table-cell>
          <table:table-cell office:value-type="float" office:value="237949" calcext:value-type="float">
            <text:p>237949</text:p>
          </table:table-cell>
          <table:table-cell office:value-type="float" office:value="145065" calcext:value-type="float">
            <text:p>145065</text:p>
          </table:table-cell>
          <table:table-cell table:number-columns-repeated="2"/>
        </table:table-row>
        <table:table-row table:style-name="ro1">
          <table:table-cell office:value-type="float" office:value="9853" calcext:value-type="float">
            <text:p>9853</text:p>
          </table:table-cell>
          <table:table-cell office:value-type="float" office:value="0" calcext:value-type="float">
            <text:p>0</text:p>
          </table:table-cell>
          <table:table-cell office:value-type="float" office:value="237645" calcext:value-type="float">
            <text:p>237645</text:p>
          </table:table-cell>
          <table:table-cell office:value-type="float" office:value="144532" calcext:value-type="float">
            <text:p>144532</text:p>
          </table:table-cell>
          <table:table-cell table:number-columns-repeated="2"/>
        </table:table-row>
        <table:table-row table:style-name="ro1">
          <table:table-cell office:value-type="float" office:value="9879" calcext:value-type="float">
            <text:p>9879</text:p>
          </table:table-cell>
          <table:table-cell office:value-type="float" office:value="0" calcext:value-type="float">
            <text:p>0</text:p>
          </table:table-cell>
          <table:table-cell office:value-type="float" office:value="237333" calcext:value-type="float">
            <text:p>237333</text:p>
          </table:table-cell>
          <table:table-cell office:value-type="float" office:value="143985" calcext:value-type="float">
            <text:p>143985</text:p>
          </table:table-cell>
          <table:table-cell table:number-columns-repeated="2"/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office:value-type="float" office:value="237021" calcext:value-type="float">
            <text:p>237021</text:p>
          </table:table-cell>
          <table:table-cell office:value-type="float" office:value="143444" calcext:value-type="float">
            <text:p>143444</text:p>
          </table:table-cell>
          <table:table-cell table:number-columns-repeated="2"/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float" office:value="0" calcext:value-type="float">
            <text:p>0</text:p>
          </table:table-cell>
          <table:table-cell office:value-type="float" office:value="236688" calcext:value-type="float">
            <text:p>236688</text:p>
          </table:table-cell>
          <table:table-cell office:value-type="float" office:value="142864" calcext:value-type="float">
            <text:p>142864</text:p>
          </table:table-cell>
          <table:table-cell table:number-columns-repeated="2"/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float" office:value="0" calcext:value-type="float">
            <text:p>0</text:p>
          </table:table-cell>
          <table:table-cell office:value-type="float" office:value="236377" calcext:value-type="float">
            <text:p>236377</text:p>
          </table:table-cell>
          <table:table-cell office:value-type="float" office:value="142327" calcext:value-type="float">
            <text:p>142327</text:p>
          </table:table-cell>
          <table:table-cell table:number-columns-repeated="2"/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float" office:value="0" calcext:value-type="float">
            <text:p>0</text:p>
          </table:table-cell>
          <table:table-cell office:value-type="float" office:value="236042" calcext:value-type="float">
            <text:p>236042</text:p>
          </table:table-cell>
          <table:table-cell office:value-type="float" office:value="141753" calcext:value-type="float">
            <text:p>141753</text:p>
          </table:table-cell>
          <table:table-cell table:number-columns-repeated="2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0" calcext:value-type="float">
            <text:p>0</text:p>
          </table:table-cell>
          <table:table-cell office:value-type="float" office:value="235702" calcext:value-type="float">
            <text:p>235702</text:p>
          </table:table-cell>
          <table:table-cell office:value-type="float" office:value="141179" calcext:value-type="float">
            <text:p>141179</text:p>
          </table:table-cell>
          <table:table-cell table:number-columns-repeated="2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0" calcext:value-type="float">
            <text:p>0</text:p>
          </table:table-cell>
          <table:table-cell office:value-type="float" office:value="235369" calcext:value-type="float">
            <text:p>235369</text:p>
          </table:table-cell>
          <table:table-cell office:value-type="float" office:value="140622" calcext:value-type="float">
            <text:p>140622</text:p>
          </table:table-cell>
          <table:table-cell table:number-columns-repeated="2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0" calcext:value-type="float">
            <text:p>0</text:p>
          </table:table-cell>
          <table:table-cell office:value-type="float" office:value="235021" calcext:value-type="float">
            <text:p>235021</text:p>
          </table:table-cell>
          <table:table-cell office:value-type="float" office:value="140040" calcext:value-type="float">
            <text:p>140040</text:p>
          </table:table-cell>
          <table:table-cell table:number-columns-repeated="2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float" office:value="0" calcext:value-type="float">
            <text:p>0</text:p>
          </table:table-cell>
          <table:table-cell office:value-type="float" office:value="234676" calcext:value-type="float">
            <text:p>234676</text:p>
          </table:table-cell>
          <table:table-cell office:value-type="float" office:value="139466" calcext:value-type="float">
            <text:p>139466</text:p>
          </table:table-cell>
          <table:table-cell table:number-columns-repeated="2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0" calcext:value-type="float">
            <text:p>0</text:p>
          </table:table-cell>
          <table:table-cell office:value-type="float" office:value="234312" calcext:value-type="float">
            <text:p>234312</text:p>
          </table:table-cell>
          <table:table-cell office:value-type="float" office:value="138861" calcext:value-type="float">
            <text:p>138861</text:p>
          </table:table-cell>
          <table:table-cell table:number-columns-repeated="2"/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float" office:value="0" calcext:value-type="float">
            <text:p>0</text:p>
          </table:table-cell>
          <table:table-cell office:value-type="float" office:value="233957" calcext:value-type="float">
            <text:p>233957</text:p>
          </table:table-cell>
          <table:table-cell office:value-type="float" office:value="138279" calcext:value-type="float">
            <text:p>138279</text:p>
          </table:table-cell>
          <table:table-cell table:number-columns-repeated="2"/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float" office:value="0" calcext:value-type="float">
            <text:p>0</text:p>
          </table:table-cell>
          <table:table-cell office:value-type="float" office:value="233589" calcext:value-type="float">
            <text:p>233589</text:p>
          </table:table-cell>
          <table:table-cell office:value-type="float" office:value="137685" calcext:value-type="float">
            <text:p>137685</text:p>
          </table:table-cell>
          <table:table-cell table:number-columns-repeated="2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float" office:value="0" calcext:value-type="float">
            <text:p>0</text:p>
          </table:table-cell>
          <table:table-cell office:value-type="float" office:value="233222" calcext:value-type="float">
            <text:p>233222</text:p>
          </table:table-cell>
          <table:table-cell office:value-type="float" office:value="137089" calcext:value-type="float">
            <text:p>137089</text:p>
          </table:table-cell>
          <table:table-cell table:number-columns-repeated="2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float" office:value="0" calcext:value-type="float">
            <text:p>0</text:p>
          </table:table-cell>
          <table:table-cell office:value-type="float" office:value="232847" calcext:value-type="float">
            <text:p>232847</text:p>
          </table:table-cell>
          <table:table-cell office:value-type="float" office:value="136476" calcext:value-type="float">
            <text:p>136476</text:p>
          </table:table-cell>
          <table:table-cell table:number-columns-repeated="2"/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float" office:value="0" calcext:value-type="float">
            <text:p>0</text:p>
          </table:table-cell>
          <table:table-cell office:value-type="float" office:value="232471" calcext:value-type="float">
            <text:p>232471</text:p>
          </table:table-cell>
          <table:table-cell office:value-type="float" office:value="135879" calcext:value-type="float">
            <text:p>135879</text:p>
          </table:table-cell>
          <table:table-cell table:number-columns-repeated="2"/>
        </table:table-row>
        <table:table-row table:style-name="ro1">
          <table:table-cell office:value-type="float" office:value="10269" calcext:value-type="float">
            <text:p>10269</text:p>
          </table:table-cell>
          <table:table-cell office:value-type="float" office:value="0" calcext:value-type="float">
            <text:p>0</text:p>
          </table:table-cell>
          <table:table-cell office:value-type="float" office:value="232076" calcext:value-type="float">
            <text:p>232076</text:p>
          </table:table-cell>
          <table:table-cell office:value-type="float" office:value="135257" calcext:value-type="float">
            <text:p>135257</text:p>
          </table:table-cell>
          <table:table-cell table:number-columns-repeated="2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0" calcext:value-type="float">
            <text:p>0</text:p>
          </table:table-cell>
          <table:table-cell office:value-type="float" office:value="231695" calcext:value-type="float">
            <text:p>231695</text:p>
          </table:table-cell>
          <table:table-cell office:value-type="float" office:value="134643" calcext:value-type="float">
            <text:p>134643</text:p>
          </table:table-cell>
          <table:table-cell table:number-columns-repeated="2"/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0" calcext:value-type="float">
            <text:p>0</text:p>
          </table:table-cell>
          <table:table-cell office:value-type="float" office:value="231303" calcext:value-type="float">
            <text:p>231303</text:p>
          </table:table-cell>
          <table:table-cell office:value-type="float" office:value="134023" calcext:value-type="float">
            <text:p>134023</text:p>
          </table:table-cell>
          <table:table-cell table:number-columns-repeated="2"/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float" office:value="0" calcext:value-type="float">
            <text:p>0</text:p>
          </table:table-cell>
          <table:table-cell office:value-type="float" office:value="230888" calcext:value-type="float">
            <text:p>230888</text:p>
          </table:table-cell>
          <table:table-cell office:value-type="float" office:value="133382" calcext:value-type="float">
            <text:p>133382</text:p>
          </table:table-cell>
          <table:table-cell table:number-columns-repeated="2"/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float" office:value="0" calcext:value-type="float">
            <text:p>0</text:p>
          </table:table-cell>
          <table:table-cell office:value-type="float" office:value="230494" calcext:value-type="float">
            <text:p>230494</text:p>
          </table:table-cell>
          <table:table-cell office:value-type="float" office:value="132770" calcext:value-type="float">
            <text:p>132770</text:p>
          </table:table-cell>
          <table:table-cell table:number-columns-repeated="2"/>
        </table:table-row>
        <table:table-row table:style-name="ro1">
          <table:table-cell office:value-type="float" office:value="10399" calcext:value-type="float">
            <text:p>10399</text:p>
          </table:table-cell>
          <table:table-cell office:value-type="float" office:value="0" calcext:value-type="float">
            <text:p>0</text:p>
          </table:table-cell>
          <table:table-cell office:value-type="float" office:value="230075" calcext:value-type="float">
            <text:p>230075</text:p>
          </table:table-cell>
          <table:table-cell office:value-type="float" office:value="132113" calcext:value-type="float">
            <text:p>132113</text:p>
          </table:table-cell>
          <table:table-cell table:number-columns-repeated="2"/>
        </table:table-row>
        <table:table-row table:style-name="ro1">
          <table:table-cell office:value-type="float" office:value="10425" calcext:value-type="float">
            <text:p>10425</text:p>
          </table:table-cell>
          <table:table-cell office:value-type="float" office:value="0" calcext:value-type="float">
            <text:p>0</text:p>
          </table:table-cell>
          <table:table-cell office:value-type="float" office:value="229664" calcext:value-type="float">
            <text:p>229664</text:p>
          </table:table-cell>
          <table:table-cell office:value-type="float" office:value="131483" calcext:value-type="float">
            <text:p>131483</text:p>
          </table:table-cell>
          <table:table-cell table:number-columns-repeated="2"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float" office:value="0" calcext:value-type="float">
            <text:p>0</text:p>
          </table:table-cell>
          <table:table-cell office:value-type="float" office:value="229239" calcext:value-type="float">
            <text:p>229239</text:p>
          </table:table-cell>
          <table:table-cell office:value-type="float" office:value="130837" calcext:value-type="float">
            <text:p>130837</text:p>
          </table:table-cell>
          <table:table-cell table:number-columns-repeated="2"/>
        </table:table-row>
        <table:table-row table:style-name="ro1">
          <table:table-cell office:value-type="float" office:value="10477" calcext:value-type="float">
            <text:p>10477</text:p>
          </table:table-cell>
          <table:table-cell office:value-type="float" office:value="0" calcext:value-type="float">
            <text:p>0</text:p>
          </table:table-cell>
          <table:table-cell office:value-type="float" office:value="228820" calcext:value-type="float">
            <text:p>228820</text:p>
          </table:table-cell>
          <table:table-cell office:value-type="float" office:value="130197" calcext:value-type="float">
            <text:p>130197</text:p>
          </table:table-cell>
          <table:table-cell table:number-columns-repeated="2"/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float" office:value="0" calcext:value-type="float">
            <text:p>0</text:p>
          </table:table-cell>
          <table:table-cell office:value-type="float" office:value="228385" calcext:value-type="float">
            <text:p>228385</text:p>
          </table:table-cell>
          <table:table-cell office:value-type="float" office:value="129533" calcext:value-type="float">
            <text:p>129533</text:p>
          </table:table-cell>
          <table:table-cell table:number-columns-repeated="2"/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float" office:value="0" calcext:value-type="float">
            <text:p>0</text:p>
          </table:table-cell>
          <table:table-cell office:value-type="float" office:value="227941" calcext:value-type="float">
            <text:p>227941</text:p>
          </table:table-cell>
          <table:table-cell office:value-type="float" office:value="128872" calcext:value-type="float">
            <text:p>128872</text:p>
          </table:table-cell>
          <table:table-cell table:number-columns-repeated="2"/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0" calcext:value-type="float">
            <text:p>0</text:p>
          </table:table-cell>
          <table:table-cell office:value-type="float" office:value="227518" calcext:value-type="float">
            <text:p>227518</text:p>
          </table:table-cell>
          <table:table-cell office:value-type="float" office:value="128232" calcext:value-type="float">
            <text:p>128232</text:p>
          </table:table-cell>
          <table:table-cell table:number-columns-repeated="2"/>
        </table:table-row>
        <table:table-row table:style-name="ro1">
          <table:table-cell office:value-type="float" office:value="10582" calcext:value-type="float">
            <text:p>10582</text:p>
          </table:table-cell>
          <table:table-cell office:value-type="float" office:value="0" calcext:value-type="float">
            <text:p>0</text:p>
          </table:table-cell>
          <table:table-cell office:value-type="float" office:value="227054" calcext:value-type="float">
            <text:p>227054</text:p>
          </table:table-cell>
          <table:table-cell office:value-type="float" office:value="127539" calcext:value-type="float">
            <text:p>127539</text:p>
          </table:table-cell>
          <table:table-cell table:number-columns-repeated="2"/>
        </table:table-row>
        <table:table-row table:style-name="ro1">
          <table:table-cell office:value-type="float" office:value="10607" calcext:value-type="float">
            <text:p>10607</text:p>
          </table:table-cell>
          <table:table-cell office:value-type="float" office:value="0" calcext:value-type="float">
            <text:p>0</text:p>
          </table:table-cell>
          <table:table-cell office:value-type="float" office:value="226610" calcext:value-type="float">
            <text:p>226610</text:p>
          </table:table-cell>
          <table:table-cell office:value-type="float" office:value="126886" calcext:value-type="float">
            <text:p>126886</text:p>
          </table:table-cell>
          <table:table-cell table:number-columns-repeated="2"/>
        </table:table-row>
        <table:table-row table:style-name="ro1"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  <table:table-cell office:value-type="float" office:value="226146" calcext:value-type="float">
            <text:p>226146</text:p>
          </table:table-cell>
          <table:table-cell office:value-type="float" office:value="126201" calcext:value-type="float">
            <text:p>126201</text:p>
          </table:table-cell>
          <table:table-cell table:number-columns-repeated="2"/>
        </table:table-row>
        <table:table-row table:style-name="ro1">
          <table:table-cell office:value-type="float" office:value="10659" calcext:value-type="float">
            <text:p>10659</text:p>
          </table:table-cell>
          <table:table-cell office:value-type="float" office:value="0" calcext:value-type="float">
            <text:p>0</text:p>
          </table:table-cell>
          <table:table-cell office:value-type="float" office:value="225693" calcext:value-type="float">
            <text:p>225693</text:p>
          </table:table-cell>
          <table:table-cell office:value-type="float" office:value="125537" calcext:value-type="float">
            <text:p>125537</text:p>
          </table:table-cell>
          <table:table-cell table:number-columns-repeated="2"/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0" calcext:value-type="float">
            <text:p>0</text:p>
          </table:table-cell>
          <table:table-cell office:value-type="float" office:value="225205" calcext:value-type="float">
            <text:p>225205</text:p>
          </table:table-cell>
          <table:table-cell office:value-type="float" office:value="124817" calcext:value-type="float">
            <text:p>124817</text:p>
          </table:table-cell>
          <table:table-cell table:number-columns-repeated="2"/>
        </table:table-row>
        <table:table-row table:style-name="ro1">
          <table:table-cell office:value-type="float" office:value="10711" calcext:value-type="float">
            <text:p>10711</text:p>
          </table:table-cell>
          <table:table-cell office:value-type="float" office:value="0" calcext:value-type="float">
            <text:p>0</text:p>
          </table:table-cell>
          <table:table-cell office:value-type="float" office:value="224748" calcext:value-type="float">
            <text:p>224748</text:p>
          </table:table-cell>
          <table:table-cell office:value-type="float" office:value="124156" calcext:value-type="float">
            <text:p>124156</text:p>
          </table:table-cell>
          <table:table-cell table:number-columns-repeated="2"/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float" office:value="0" calcext:value-type="float">
            <text:p>0</text:p>
          </table:table-cell>
          <table:table-cell office:value-type="float" office:value="224252" calcext:value-type="float">
            <text:p>224252</text:p>
          </table:table-cell>
          <table:table-cell office:value-type="float" office:value="123433" calcext:value-type="float">
            <text:p>123433</text:p>
          </table:table-cell>
          <table:table-cell table:number-columns-repeated="2"/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0" calcext:value-type="float">
            <text:p>0</text:p>
          </table:table-cell>
          <table:table-cell office:value-type="float" office:value="223777" calcext:value-type="float">
            <text:p>223777</text:p>
          </table:table-cell>
          <table:table-cell office:value-type="float" office:value="122746" calcext:value-type="float">
            <text:p>122746</text:p>
          </table:table-cell>
          <table:table-cell table:number-columns-repeated="2"/>
        </table:table-row>
        <table:table-row table:style-name="ro1">
          <table:table-cell office:value-type="float" office:value="10789" calcext:value-type="float">
            <text:p>10789</text:p>
          </table:table-cell>
          <table:table-cell office:value-type="float" office:value="0" calcext:value-type="float">
            <text:p>0</text:p>
          </table:table-cell>
          <table:table-cell office:value-type="float" office:value="223277" calcext:value-type="float">
            <text:p>223277</text:p>
          </table:table-cell>
          <table:table-cell office:value-type="float" office:value="122038" calcext:value-type="float">
            <text:p>122038</text:p>
          </table:table-cell>
          <table:table-cell table:number-columns-repeated="2"/>
        </table:table-row>
        <table:table-row table:style-name="ro1">
          <table:table-cell office:value-type="float" office:value="10815" calcext:value-type="float">
            <text:p>10815</text:p>
          </table:table-cell>
          <table:table-cell office:value-type="float" office:value="0" calcext:value-type="float">
            <text:p>0</text:p>
          </table:table-cell>
          <table:table-cell office:value-type="float" office:value="222785" calcext:value-type="float">
            <text:p>222785</text:p>
          </table:table-cell>
          <table:table-cell office:value-type="float" office:value="121336" calcext:value-type="float">
            <text:p>121336</text:p>
          </table:table-cell>
          <table:table-cell table:number-columns-repeated="2"/>
        </table:table-row>
        <table:table-row table:style-name="ro1">
          <table:table-cell office:value-type="float" office:value="10841" calcext:value-type="float">
            <text:p>10841</text:p>
          </table:table-cell>
          <table:table-cell office:value-type="float" office:value="0" calcext:value-type="float">
            <text:p>0</text:p>
          </table:table-cell>
          <table:table-cell office:value-type="float" office:value="222267" calcext:value-type="float">
            <text:p>222267</text:p>
          </table:table-cell>
          <table:table-cell office:value-type="float" office:value="120591" calcext:value-type="float">
            <text:p>120591</text:p>
          </table:table-cell>
          <table:table-cell table:number-columns-repeated="2"/>
        </table:table-row>
        <table:table-row table:style-name="ro1">
          <table:table-cell office:value-type="float" office:value="10867" calcext:value-type="float">
            <text:p>10867</text:p>
          </table:table-cell>
          <table:table-cell office:value-type="float" office:value="0" calcext:value-type="float">
            <text:p>0</text:p>
          </table:table-cell>
          <table:table-cell office:value-type="float" office:value="221770" calcext:value-type="float">
            <text:p>221770</text:p>
          </table:table-cell>
          <table:table-cell office:value-type="float" office:value="119891" calcext:value-type="float">
            <text:p>119891</text:p>
          </table:table-cell>
          <table:table-cell table:number-columns-repeated="2"/>
        </table:table-row>
        <table:table-row table:style-name="ro1">
          <table:table-cell office:value-type="float" office:value="10894" calcext:value-type="float">
            <text:p>10894</text:p>
          </table:table-cell>
          <table:table-cell office:value-type="float" office:value="0" calcext:value-type="float">
            <text:p>0</text:p>
          </table:table-cell>
          <table:table-cell office:value-type="float" office:value="221246" calcext:value-type="float">
            <text:p>221246</text:p>
          </table:table-cell>
          <table:table-cell office:value-type="float" office:value="119155" calcext:value-type="float">
            <text:p>119155</text:p>
          </table:table-cell>
          <table:table-cell table:number-columns-repeated="2"/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float" office:value="0" calcext:value-type="float">
            <text:p>0</text:p>
          </table:table-cell>
          <table:table-cell office:value-type="float" office:value="220735" calcext:value-type="float">
            <text:p>220735</text:p>
          </table:table-cell>
          <table:table-cell office:value-type="float" office:value="118445" calcext:value-type="float">
            <text:p>118445</text:p>
          </table:table-cell>
          <table:table-cell table:number-columns-repeated="2"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0" calcext:value-type="float">
            <text:p>0</text:p>
          </table:table-cell>
          <table:table-cell office:value-type="float" office:value="220189" calcext:value-type="float">
            <text:p>220189</text:p>
          </table:table-cell>
          <table:table-cell office:value-type="float" office:value="117675" calcext:value-type="float">
            <text:p>117675</text:p>
          </table:table-cell>
          <table:table-cell table:number-columns-repeated="2"/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float" office:value="0" calcext:value-type="float">
            <text:p>0</text:p>
          </table:table-cell>
          <table:table-cell office:value-type="float" office:value="219680" calcext:value-type="float">
            <text:p>219680</text:p>
          </table:table-cell>
          <table:table-cell office:value-type="float" office:value="116965" calcext:value-type="float">
            <text:p>116965</text:p>
          </table:table-cell>
          <table:table-cell table:number-columns-repeated="2"/>
        </table:table-row>
        <table:table-row table:style-name="ro1">
          <table:table-cell office:value-type="float" office:value="10998" calcext:value-type="float">
            <text:p>10998</text:p>
          </table:table-cell>
          <table:table-cell office:value-type="float" office:value="0" calcext:value-type="float">
            <text:p>0</text:p>
          </table:table-cell>
          <table:table-cell office:value-type="float" office:value="219120" calcext:value-type="float">
            <text:p>219120</text:p>
          </table:table-cell>
          <table:table-cell office:value-type="float" office:value="116201" calcext:value-type="float">
            <text:p>116201</text:p>
          </table:table-cell>
          <table:table-cell table:number-columns-repeated="2"/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float" office:value="0" calcext:value-type="float">
            <text:p>0</text:p>
          </table:table-cell>
          <table:table-cell office:value-type="float" office:value="218586" calcext:value-type="float">
            <text:p>218586</text:p>
          </table:table-cell>
          <table:table-cell office:value-type="float" office:value="115465" calcext:value-type="float">
            <text:p>115465</text:p>
          </table:table-cell>
          <table:table-cell table:number-columns-repeated="2"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float" office:value="0" calcext:value-type="float">
            <text:p>0</text:p>
          </table:table-cell>
          <table:table-cell office:value-type="float" office:value="218026" calcext:value-type="float">
            <text:p>218026</text:p>
          </table:table-cell>
          <table:table-cell office:value-type="float" office:value="114688" calcext:value-type="float">
            <text:p>114688</text:p>
          </table:table-cell>
          <table:table-cell table:number-columns-repeated="2"/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float" office:value="0" calcext:value-type="float">
            <text:p>0</text:p>
          </table:table-cell>
          <table:table-cell office:value-type="float" office:value="217482" calcext:value-type="float">
            <text:p>217482</text:p>
          </table:table-cell>
          <table:table-cell office:value-type="float" office:value="113951" calcext:value-type="float">
            <text:p>113951</text:p>
          </table:table-cell>
          <table:table-cell table:number-columns-repeated="2"/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0" calcext:value-type="float">
            <text:p>0</text:p>
          </table:table-cell>
          <table:table-cell office:value-type="float" office:value="216898" calcext:value-type="float">
            <text:p>216898</text:p>
          </table:table-cell>
          <table:table-cell office:value-type="float" office:value="113163" calcext:value-type="float">
            <text:p>113163</text:p>
          </table:table-cell>
          <table:table-cell table:number-columns-repeated="2"/>
        </table:table-row>
        <table:table-row table:style-name="ro1">
          <table:table-cell office:value-type="float" office:value="11127" calcext:value-type="float">
            <text:p>11127</text:p>
          </table:table-cell>
          <table:table-cell office:value-type="float" office:value="0" calcext:value-type="float">
            <text:p>0</text:p>
          </table:table-cell>
          <table:table-cell office:value-type="float" office:value="216349" calcext:value-type="float">
            <text:p>216349</text:p>
          </table:table-cell>
          <table:table-cell office:value-type="float" office:value="112409" calcext:value-type="float">
            <text:p>112409</text:p>
          </table:table-cell>
          <table:table-cell table:number-columns-repeated="2"/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float" office:value="0" calcext:value-type="float">
            <text:p>0</text:p>
          </table:table-cell>
          <table:table-cell office:value-type="float" office:value="215755" calcext:value-type="float">
            <text:p>215755</text:p>
          </table:table-cell>
          <table:table-cell office:value-type="float" office:value="111611" calcext:value-type="float">
            <text:p>111611</text:p>
          </table:table-cell>
          <table:table-cell table:number-columns-repeated="2"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float" office:value="0" calcext:value-type="float">
            <text:p>0</text:p>
          </table:table-cell>
          <table:table-cell office:value-type="float" office:value="215188" calcext:value-type="float">
            <text:p>215188</text:p>
          </table:table-cell>
          <table:table-cell office:value-type="float" office:value="110853" calcext:value-type="float">
            <text:p>110853</text:p>
          </table:table-cell>
          <table:table-cell table:number-columns-repeated="2"/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float" office:value="0" calcext:value-type="float">
            <text:p>0</text:p>
          </table:table-cell>
          <table:table-cell office:value-type="float" office:value="214586" calcext:value-type="float">
            <text:p>214586</text:p>
          </table:table-cell>
          <table:table-cell office:value-type="float" office:value="110050" calcext:value-type="float">
            <text:p>110050</text:p>
          </table:table-cell>
          <table:table-cell table:number-columns-repeated="2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float" office:value="0" calcext:value-type="float">
            <text:p>0</text:p>
          </table:table-cell>
          <table:table-cell office:value-type="float" office:value="214000" calcext:value-type="float">
            <text:p>214000</text:p>
          </table:table-cell>
          <table:table-cell office:value-type="float" office:value="109263" calcext:value-type="float">
            <text:p>109263</text:p>
          </table:table-cell>
          <table:table-cell table:number-columns-repeated="2"/>
        </table:table-row>
        <table:table-row table:style-name="ro1"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 office:value-type="float" office:value="213381" calcext:value-type="float">
            <text:p>213381</text:p>
          </table:table-cell>
          <table:table-cell office:value-type="float" office:value="108449" calcext:value-type="float">
            <text:p>108449</text:p>
          </table:table-cell>
          <table:table-cell table:number-columns-repeated="2"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float" office:value="0" calcext:value-type="float">
            <text:p>0</text:p>
          </table:table-cell>
          <table:table-cell office:value-type="float" office:value="212786" calcext:value-type="float">
            <text:p>212786</text:p>
          </table:table-cell>
          <table:table-cell office:value-type="float" office:value="107666" calcext:value-type="float">
            <text:p>107666</text:p>
          </table:table-cell>
          <table:table-cell table:number-columns-repeated="2"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float" office:value="0" calcext:value-type="float">
            <text:p>0</text:p>
          </table:table-cell>
          <table:table-cell office:value-type="float" office:value="212169" calcext:value-type="float">
            <text:p>212169</text:p>
          </table:table-cell>
          <table:table-cell office:value-type="float" office:value="106850" calcext:value-type="float">
            <text:p>106850</text:p>
          </table:table-cell>
          <table:table-cell table:number-columns-repeated="2"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float" office:value="0" calcext:value-type="float">
            <text:p>0</text:p>
          </table:table-cell>
          <table:table-cell office:value-type="float" office:value="211547" calcext:value-type="float">
            <text:p>211547</text:p>
          </table:table-cell>
          <table:table-cell office:value-type="float" office:value="106036" calcext:value-type="float">
            <text:p>106036</text:p>
          </table:table-cell>
          <table:table-cell table:number-columns-repeated="2"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float" office:value="0" calcext:value-type="float">
            <text:p>0</text:p>
          </table:table-cell>
          <table:table-cell office:value-type="float" office:value="210911" calcext:value-type="float">
            <text:p>210911</text:p>
          </table:table-cell>
          <table:table-cell office:value-type="float" office:value="105212" calcext:value-type="float">
            <text:p>105212</text:p>
          </table:table-cell>
          <table:table-cell table:number-columns-repeated="2"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float" office:value="0" calcext:value-type="float">
            <text:p>0</text:p>
          </table:table-cell>
          <table:table-cell office:value-type="float" office:value="210281" calcext:value-type="float">
            <text:p>210281</text:p>
          </table:table-cell>
          <table:table-cell office:value-type="float" office:value="104387" calcext:value-type="float">
            <text:p>104387</text:p>
          </table:table-cell>
          <table:table-cell table:number-columns-repeated="2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float" office:value="0" calcext:value-type="float">
            <text:p>0</text:p>
          </table:table-cell>
          <table:table-cell office:value-type="float" office:value="209647" calcext:value-type="float">
            <text:p>209647</text:p>
          </table:table-cell>
          <table:table-cell office:value-type="float" office:value="103564" calcext:value-type="float">
            <text:p>103564</text:p>
          </table:table-cell>
          <table:table-cell table:number-columns-repeated="2"/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float" office:value="0" calcext:value-type="float">
            <text:p>0</text:p>
          </table:table-cell>
          <table:table-cell office:value-type="float" office:value="208981" calcext:value-type="float">
            <text:p>208981</text:p>
          </table:table-cell>
          <table:table-cell office:value-type="float" office:value="102712" calcext:value-type="float">
            <text:p>102712</text:p>
          </table:table-cell>
          <table:table-cell table:number-columns-repeated="2"/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float" office:value="0" calcext:value-type="float">
            <text:p>0</text:p>
          </table:table-cell>
          <table:table-cell office:value-type="float" office:value="208346" calcext:value-type="float">
            <text:p>208346</text:p>
          </table:table-cell>
          <table:table-cell office:value-type="float" office:value="101896" calcext:value-type="float">
            <text:p>101896</text:p>
          </table:table-cell>
          <table:table-cell table:number-columns-repeated="2"/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float" office:value="0" calcext:value-type="float">
            <text:p>0</text:p>
          </table:table-cell>
          <table:table-cell office:value-type="float" office:value="207667" calcext:value-type="float">
            <text:p>207667</text:p>
          </table:table-cell>
          <table:table-cell office:value-type="float" office:value="101026" calcext:value-type="float">
            <text:p>101026</text:p>
          </table:table-cell>
          <table:table-cell table:number-columns-repeated="2"/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float" office:value="0" calcext:value-type="float">
            <text:p>0</text:p>
          </table:table-cell>
          <table:table-cell office:value-type="float" office:value="206992" calcext:value-type="float">
            <text:p>206992</text:p>
          </table:table-cell>
          <table:table-cell office:value-type="float" office:value="100172" calcext:value-type="float">
            <text:p>100172</text:p>
          </table:table-cell>
          <table:table-cell table:number-columns-repeated="2"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float" office:value="0" calcext:value-type="float">
            <text:p>0</text:p>
          </table:table-cell>
          <table:table-cell office:value-type="float" office:value="206325" calcext:value-type="float">
            <text:p>206325</text:p>
          </table:table-cell>
          <table:table-cell office:value-type="float" office:value="99322" calcext:value-type="float">
            <text:p>99322</text:p>
          </table:table-cell>
          <table:table-cell table:number-columns-repeated="2"/>
        </table:table-row>
        <table:table-row table:style-name="ro1">
          <table:table-cell office:value-type="float" office:value="11569" calcext:value-type="float">
            <text:p>11569</text:p>
          </table:table-cell>
          <table:table-cell office:value-type="float" office:value="0" calcext:value-type="float">
            <text:p>0</text:p>
          </table:table-cell>
          <table:table-cell office:value-type="float" office:value="205646" calcext:value-type="float">
            <text:p>205646</text:p>
          </table:table-cell>
          <table:table-cell office:value-type="float" office:value="98466" calcext:value-type="float">
            <text:p>98466</text:p>
          </table:table-cell>
          <table:table-cell table:number-columns-repeated="2"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float" office:value="0" calcext:value-type="float">
            <text:p>0</text:p>
          </table:table-cell>
          <table:table-cell office:value-type="float" office:value="204933" calcext:value-type="float">
            <text:p>204933</text:p>
          </table:table-cell>
          <table:table-cell office:value-type="float" office:value="97563" calcext:value-type="float">
            <text:p>97563</text:p>
          </table:table-cell>
          <table:table-cell table:number-columns-repeated="2"/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float" office:value="0" calcext:value-type="float">
            <text:p>0</text:p>
          </table:table-cell>
          <table:table-cell office:value-type="float" office:value="204261" calcext:value-type="float">
            <text:p>204261</text:p>
          </table:table-cell>
          <table:table-cell office:value-type="float" office:value="96724" calcext:value-type="float">
            <text:p>96724</text:p>
          </table:table-cell>
          <table:table-cell table:number-columns-repeated="2"/>
        </table:table-row>
        <table:table-row table:style-name="ro1"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203526" calcext:value-type="float">
            <text:p>203526</text:p>
          </table:table-cell>
          <table:table-cell office:value-type="float" office:value="95805" calcext:value-type="float">
            <text:p>95805</text:p>
          </table:table-cell>
          <table:table-cell table:number-columns-repeated="2"/>
        </table:table-row>
        <table:table-row table:style-name="ro1">
          <table:table-cell office:value-type="float" office:value="11673" calcext:value-type="float">
            <text:p>11673</text:p>
          </table:table-cell>
          <table:table-cell office:value-type="float" office:value="0" calcext:value-type="float">
            <text:p>0</text:p>
          </table:table-cell>
          <table:table-cell office:value-type="float" office:value="202831" calcext:value-type="float">
            <text:p>202831</text:p>
          </table:table-cell>
          <table:table-cell office:value-type="float" office:value="94940" calcext:value-type="float">
            <text:p>94940</text:p>
          </table:table-cell>
          <table:table-cell table:number-columns-repeated="2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office:value-type="float" office:value="202092" calcext:value-type="float">
            <text:p>202092</text:p>
          </table:table-cell>
          <table:table-cell office:value-type="float" office:value="94025" calcext:value-type="float">
            <text:p>94025</text:p>
          </table:table-cell>
          <table:table-cell table:number-columns-repeated="2"/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float" office:value="0" calcext:value-type="float">
            <text:p>0</text:p>
          </table:table-cell>
          <table:table-cell office:value-type="float" office:value="201379" calcext:value-type="float">
            <text:p>201379</text:p>
          </table:table-cell>
          <table:table-cell office:value-type="float" office:value="93149" calcext:value-type="float">
            <text:p>93149</text:p>
          </table:table-cell>
          <table:table-cell table:number-columns-repeated="2"/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0" calcext:value-type="float">
            <text:p>0</text:p>
          </table:table-cell>
          <table:table-cell office:value-type="float" office:value="200616" calcext:value-type="float">
            <text:p>200616</text:p>
          </table:table-cell>
          <table:table-cell office:value-type="float" office:value="92203" calcext:value-type="float">
            <text:p>92203</text:p>
          </table:table-cell>
          <table:table-cell table:number-columns-repeated="2"/>
        </table:table-row>
        <table:table-row table:style-name="ro1">
          <table:table-cell office:value-type="float" office:value="11777" calcext:value-type="float">
            <text:p>11777</text:p>
          </table:table-cell>
          <table:table-cell office:value-type="float" office:value="0" calcext:value-type="float">
            <text:p>0</text:p>
          </table:table-cell>
          <table:table-cell office:value-type="float" office:value="199898" calcext:value-type="float">
            <text:p>199898</text:p>
          </table:table-cell>
          <table:table-cell office:value-type="float" office:value="91323" calcext:value-type="float">
            <text:p>91323</text:p>
          </table:table-cell>
          <table:table-cell table:number-columns-repeated="2"/>
        </table:table-row>
        <table:table-row table:style-name="ro1">
          <table:table-cell office:value-type="float" office:value="11804" calcext:value-type="float">
            <text:p>11804</text:p>
          </table:table-cell>
          <table:table-cell office:value-type="float" office:value="0" calcext:value-type="float">
            <text:p>0</text:p>
          </table:table-cell>
          <table:table-cell office:value-type="float" office:value="199124" calcext:value-type="float">
            <text:p>199124</text:p>
          </table:table-cell>
          <table:table-cell office:value-type="float" office:value="90382" calcext:value-type="float">
            <text:p>90382</text:p>
          </table:table-cell>
          <table:table-cell table:number-columns-repeated="2"/>
        </table:table-row>
        <table:table-row table:style-name="ro1">
          <table:table-cell office:value-type="float" office:value="11829" calcext:value-type="float">
            <text:p>11829</text:p>
          </table:table-cell>
          <table:table-cell office:value-type="float" office:value="0" calcext:value-type="float">
            <text:p>0</text:p>
          </table:table-cell>
          <table:table-cell office:value-type="float" office:value="198383" calcext:value-type="float">
            <text:p>198383</text:p>
          </table:table-cell>
          <table:table-cell office:value-type="float" office:value="89482" calcext:value-type="float">
            <text:p>89482</text:p>
          </table:table-cell>
          <table:table-cell table:number-columns-repeated="2"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float" office:value="0" calcext:value-type="float">
            <text:p>0</text:p>
          </table:table-cell>
          <table:table-cell office:value-type="float" office:value="197596" calcext:value-type="float">
            <text:p>197596</text:p>
          </table:table-cell>
          <table:table-cell office:value-type="float" office:value="88521" calcext:value-type="float">
            <text:p>88521</text:p>
          </table:table-cell>
          <table:table-cell table:number-columns-repeated="2"/>
        </table:table-row>
        <table:table-row table:style-name="ro1">
          <table:table-cell office:value-type="float" office:value="11881" calcext:value-type="float">
            <text:p>11881</text:p>
          </table:table-cell>
          <table:table-cell office:value-type="float" office:value="0" calcext:value-type="float">
            <text:p>0</text:p>
          </table:table-cell>
          <table:table-cell office:value-type="float" office:value="196832" calcext:value-type="float">
            <text:p>196832</text:p>
          </table:table-cell>
          <table:table-cell office:value-type="float" office:value="87603" calcext:value-type="float">
            <text:p>87603</text:p>
          </table:table-cell>
          <table:table-cell table:number-columns-repeated="2"/>
        </table:table-row>
        <table:table-row table:style-name="ro1">
          <table:table-cell office:value-type="float" office:value="11907" calcext:value-type="float">
            <text:p>11907</text:p>
          </table:table-cell>
          <table:table-cell office:value-type="float" office:value="0" calcext:value-type="float">
            <text:p>0</text:p>
          </table:table-cell>
          <table:table-cell office:value-type="float" office:value="196039" calcext:value-type="float">
            <text:p>196039</text:p>
          </table:table-cell>
          <table:table-cell office:value-type="float" office:value="86645" calcext:value-type="float">
            <text:p>86645</text:p>
          </table:table-cell>
          <table:table-cell table:number-columns-repeated="2"/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float" office:value="0" calcext:value-type="float">
            <text:p>0</text:p>
          </table:table-cell>
          <table:table-cell office:value-type="float" office:value="195257" calcext:value-type="float">
            <text:p>195257</text:p>
          </table:table-cell>
          <table:table-cell office:value-type="float" office:value="85708" calcext:value-type="float">
            <text:p>85708</text:p>
          </table:table-cell>
          <table:table-cell table:number-columns-repeated="2"/>
        </table:table-row>
        <table:table-row table:style-name="ro1">
          <table:table-cell office:value-type="float" office:value="11959" calcext:value-type="float">
            <text:p>11959</text:p>
          </table:table-cell>
          <table:table-cell office:value-type="float" office:value="0" calcext:value-type="float">
            <text:p>0</text:p>
          </table:table-cell>
          <table:table-cell office:value-type="float" office:value="194447" calcext:value-type="float">
            <text:p>194447</text:p>
          </table:table-cell>
          <table:table-cell office:value-type="float" office:value="84740" calcext:value-type="float">
            <text:p>84740</text:p>
          </table:table-cell>
          <table:table-cell table:number-columns-repeated="2"/>
        </table:table-row>
        <table:table-row table:style-name="ro1">
          <table:table-cell office:value-type="float" office:value="11985" calcext:value-type="float">
            <text:p>11985</text:p>
          </table:table-cell>
          <table:table-cell office:value-type="float" office:value="0" calcext:value-type="float">
            <text:p>0</text:p>
          </table:table-cell>
          <table:table-cell office:value-type="float" office:value="193633" calcext:value-type="float">
            <text:p>193633</text:p>
          </table:table-cell>
          <table:table-cell office:value-type="float" office:value="83776" calcext:value-type="float">
            <text:p>83776</text:p>
          </table:table-cell>
          <table:table-cell table:number-columns-repeated="2"/>
        </table:table-row>
        <table:table-row table:style-name="ro1">
          <table:table-cell office:value-type="float" office:value="12011" calcext:value-type="float">
            <text:p>12011</text:p>
          </table:table-cell>
          <table:table-cell office:value-type="float" office:value="0" calcext:value-type="float">
            <text:p>0</text:p>
          </table:table-cell>
          <table:table-cell office:value-type="float" office:value="192821" calcext:value-type="float">
            <text:p>192821</text:p>
          </table:table-cell>
          <table:table-cell office:value-type="float" office:value="82807" calcext:value-type="float">
            <text:p>82807</text:p>
          </table:table-cell>
          <table:table-cell table:number-columns-repeated="2"/>
        </table:table-row>
        <table:table-row table:style-name="ro1">
          <table:table-cell office:value-type="float" office:value="12037" calcext:value-type="float">
            <text:p>12037</text:p>
          </table:table-cell>
          <table:table-cell office:value-type="float" office:value="0" calcext:value-type="float">
            <text:p>0</text:p>
          </table:table-cell>
          <table:table-cell office:value-type="float" office:value="191986" calcext:value-type="float">
            <text:p>191986</text:p>
          </table:table-cell>
          <table:table-cell office:value-type="float" office:value="81822" calcext:value-type="float">
            <text:p>81822</text:p>
          </table:table-cell>
          <table:table-cell table:number-columns-repeated="2"/>
        </table:table-row>
        <table:table-row table:style-name="ro1">
          <table:table-cell office:value-type="float" office:value="12063" calcext:value-type="float">
            <text:p>12063</text:p>
          </table:table-cell>
          <table:table-cell office:value-type="float" office:value="0" calcext:value-type="float">
            <text:p>0</text:p>
          </table:table-cell>
          <table:table-cell office:value-type="float" office:value="191164" calcext:value-type="float">
            <text:p>191164</text:p>
          </table:table-cell>
          <table:table-cell office:value-type="float" office:value="80858" calcext:value-type="float">
            <text:p>80858</text:p>
          </table:table-cell>
          <table:table-cell table:number-columns-repeated="2"/>
        </table:table-row>
        <table:table-row table:style-name="ro1">
          <table:table-cell office:value-type="float" office:value="12090" calcext:value-type="float">
            <text:p>12090</text:p>
          </table:table-cell>
          <table:table-cell office:value-type="float" office:value="0" calcext:value-type="float">
            <text:p>0</text:p>
          </table:table-cell>
          <table:table-cell office:value-type="float" office:value="190299" calcext:value-type="float">
            <text:p>190299</text:p>
          </table:table-cell>
          <table:table-cell office:value-type="float" office:value="79841" calcext:value-type="float">
            <text:p>79841</text:p>
          </table:table-cell>
          <table:table-cell table:number-columns-repeated="2"/>
        </table:table-row>
        <table:table-row table:style-name="ro1">
          <table:table-cell office:value-type="float" office:value="12115" calcext:value-type="float">
            <text:p>12115</text:p>
          </table:table-cell>
          <table:table-cell office:value-type="float" office:value="0" calcext:value-type="float">
            <text:p>0</text:p>
          </table:table-cell>
          <table:table-cell office:value-type="float" office:value="189472" calcext:value-type="float">
            <text:p>189472</text:p>
          </table:table-cell>
          <table:table-cell office:value-type="float" office:value="78869" calcext:value-type="float">
            <text:p>78869</text:p>
          </table:table-cell>
          <table:table-cell table:number-columns-repeated="2"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float" office:value="0" calcext:value-type="float">
            <text:p>0</text:p>
          </table:table-cell>
          <table:table-cell office:value-type="float" office:value="188575" calcext:value-type="float">
            <text:p>188575</text:p>
          </table:table-cell>
          <table:table-cell office:value-type="float" office:value="77835" calcext:value-type="float">
            <text:p>77835</text:p>
          </table:table-cell>
          <table:table-cell table:number-columns-repeated="2"/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float" office:value="0" calcext:value-type="float">
            <text:p>0</text:p>
          </table:table-cell>
          <table:table-cell office:value-type="float" office:value="187723" calcext:value-type="float">
            <text:p>187723</text:p>
          </table:table-cell>
          <table:table-cell office:value-type="float" office:value="76842" calcext:value-type="float">
            <text:p>76842</text:p>
          </table:table-cell>
          <table:table-cell table:number-columns-repeated="2"/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float" office:value="0" calcext:value-type="float">
            <text:p>0</text:p>
          </table:table-cell>
          <table:table-cell office:value-type="float" office:value="186836" calcext:value-type="float">
            <text:p>186836</text:p>
          </table:table-cell>
          <table:table-cell office:value-type="float" office:value="75816" calcext:value-type="float">
            <text:p>75816</text:p>
          </table:table-cell>
          <table:table-cell table:number-columns-repeated="2"/>
        </table:table-row>
        <table:table-row table:style-name="ro1">
          <table:table-cell office:value-type="float" office:value="12219" calcext:value-type="float">
            <text:p>12219</text:p>
          </table:table-cell>
          <table:table-cell office:value-type="float" office:value="0" calcext:value-type="float">
            <text:p>0</text:p>
          </table:table-cell>
          <table:table-cell office:value-type="float" office:value="185949" calcext:value-type="float">
            <text:p>185949</text:p>
          </table:table-cell>
          <table:table-cell office:value-type="float" office:value="74795" calcext:value-type="float">
            <text:p>74795</text:p>
          </table:table-cell>
          <table:table-cell table:number-columns-repeated="2"/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float" office:value="0" calcext:value-type="float">
            <text:p>0</text:p>
          </table:table-cell>
          <table:table-cell office:value-type="float" office:value="185047" calcext:value-type="float">
            <text:p>185047</text:p>
          </table:table-cell>
          <table:table-cell office:value-type="float" office:value="73755" calcext:value-type="float">
            <text:p>73755</text:p>
          </table:table-cell>
          <table:table-cell table:number-columns-repeated="2"/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0" calcext:value-type="float">
            <text:p>0</text:p>
          </table:table-cell>
          <table:table-cell office:value-type="float" office:value="184142" calcext:value-type="float">
            <text:p>184142</text:p>
          </table:table-cell>
          <table:table-cell office:value-type="float" office:value="72719" calcext:value-type="float">
            <text:p>72719</text:p>
          </table:table-cell>
          <table:table-cell table:number-columns-repeated="2"/>
        </table:table-row>
        <table:table-row table:style-name="ro1">
          <table:table-cell office:value-type="float" office:value="12297" calcext:value-type="float">
            <text:p>12297</text:p>
          </table:table-cell>
          <table:table-cell office:value-type="float" office:value="0" calcext:value-type="float">
            <text:p>0</text:p>
          </table:table-cell>
          <table:table-cell office:value-type="float" office:value="183231" calcext:value-type="float">
            <text:p>183231</text:p>
          </table:table-cell>
          <table:table-cell office:value-type="float" office:value="71685" calcext:value-type="float">
            <text:p>71685</text:p>
          </table:table-cell>
          <table:table-cell table:number-columns-repeated="2"/>
        </table:table-row>
        <table:table-row table:style-name="ro1">
          <table:table-cell office:value-type="float" office:value="12324" calcext:value-type="float">
            <text:p>12324</text:p>
          </table:table-cell>
          <table:table-cell office:value-type="float" office:value="0" calcext:value-type="float">
            <text:p>0</text:p>
          </table:table-cell>
          <table:table-cell office:value-type="float" office:value="182273" calcext:value-type="float">
            <text:p>182273</text:p>
          </table:table-cell>
          <table:table-cell office:value-type="float" office:value="70603" calcext:value-type="float">
            <text:p>70603</text:p>
          </table:table-cell>
          <table:table-cell table:number-columns-repeated="2"/>
        </table:table-row>
        <table:table-row table:style-name="ro1"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81365" calcext:value-type="float">
            <text:p>181365</text:p>
          </table:table-cell>
          <table:table-cell office:value-type="float" office:value="69573" calcext:value-type="float">
            <text:p>69573</text:p>
          </table:table-cell>
          <table:table-cell table:number-columns-repeated="2"/>
        </table:table-row>
        <table:table-row table:style-name="ro1">
          <table:table-cell office:value-type="float" office:value="12376" calcext:value-type="float">
            <text:p>12376</text:p>
          </table:table-cell>
          <table:table-cell office:value-type="float" office:value="0" calcext:value-type="float">
            <text:p>0</text:p>
          </table:table-cell>
          <table:table-cell office:value-type="float" office:value="180387" calcext:value-type="float">
            <text:p>180387</text:p>
          </table:table-cell>
          <table:table-cell office:value-type="float" office:value="68469" calcext:value-type="float">
            <text:p>68469</text:p>
          </table:table-cell>
          <table:table-cell table:number-columns-repeated="2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0" calcext:value-type="float">
            <text:p>0</text:p>
          </table:table-cell>
          <table:table-cell office:value-type="float" office:value="179454" calcext:value-type="float">
            <text:p>179454</text:p>
          </table:table-cell>
          <table:table-cell office:value-type="float" office:value="67424" calcext:value-type="float">
            <text:p>67424</text:p>
          </table:table-cell>
          <table:table-cell table:number-columns-repeated="2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0" calcext:value-type="float">
            <text:p>0</text:p>
          </table:table-cell>
          <table:table-cell office:value-type="float" office:value="178463" calcext:value-type="float">
            <text:p>178463</text:p>
          </table:table-cell>
          <table:table-cell office:value-type="float" office:value="66304" calcext:value-type="float">
            <text:p>66304</text:p>
          </table:table-cell>
          <table:table-cell table:number-columns-repeated="2"/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float" office:value="0" calcext:value-type="float">
            <text:p>0</text:p>
          </table:table-cell>
          <table:table-cell office:value-type="float" office:value="177507" calcext:value-type="float">
            <text:p>177507</text:p>
          </table:table-cell>
          <table:table-cell office:value-type="float" office:value="65242" calcext:value-type="float">
            <text:p>65242</text:p>
          </table:table-cell>
          <table:table-cell table:number-columns-repeated="2"/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float" office:value="0" calcext:value-type="float">
            <text:p>0</text:p>
          </table:table-cell>
          <table:table-cell office:value-type="float" office:value="176486" calcext:value-type="float">
            <text:p>176486</text:p>
          </table:table-cell>
          <table:table-cell office:value-type="float" office:value="64114" calcext:value-type="float">
            <text:p>64114</text:p>
          </table:table-cell>
          <table:table-cell table:number-columns-repeated="2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float" office:value="0" calcext:value-type="float">
            <text:p>0</text:p>
          </table:table-cell>
          <table:table-cell office:value-type="float" office:value="175521" calcext:value-type="float">
            <text:p>175521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float" office:value="0" calcext:value-type="float">
            <text:p>0</text:p>
          </table:table-cell>
          <table:table-cell office:value-type="float" office:value="174473" calcext:value-type="float">
            <text:p>174473</text:p>
          </table:table-cell>
          <table:table-cell office:value-type="float" office:value="61882" calcext:value-type="float">
            <text:p>61882</text:p>
          </table:table-cell>
          <table:table-cell table:number-columns-repeated="2"/>
        </table:table-row>
        <table:table-row table:style-name="ro1">
          <table:table-cell office:value-type="float" office:value="12557" calcext:value-type="float">
            <text:p>12557</text:p>
          </table:table-cell>
          <table:table-cell office:value-type="float" office:value="0" calcext:value-type="float">
            <text:p>0</text:p>
          </table:table-cell>
          <table:table-cell office:value-type="float" office:value="173476" calcext:value-type="float">
            <text:p>173476</text:p>
          </table:table-cell>
          <table:table-cell office:value-type="float" office:value="60787" calcext:value-type="float">
            <text:p>60787</text:p>
          </table:table-cell>
          <table:table-cell table:number-columns-repeated="2"/>
        </table:table-row>
        <table:table-row table:style-name="ro1">
          <table:table-cell office:value-type="float" office:value="12583" calcext:value-type="float">
            <text:p>12583</text:p>
          </table:table-cell>
          <table:table-cell office:value-type="float" office:value="0" calcext:value-type="float">
            <text:p>0</text:p>
          </table:table-cell>
          <table:table-cell office:value-type="float" office:value="172435" calcext:value-type="float">
            <text:p>172435</text:p>
          </table:table-cell>
          <table:table-cell office:value-type="float" office:value="59645" calcext:value-type="float">
            <text:p>59645</text:p>
          </table:table-cell>
          <table:table-cell table:number-columns-repeated="2"/>
        </table:table-row>
        <table:table-row table:style-name="ro1">
          <table:table-cell office:value-type="float" office:value="12609" calcext:value-type="float">
            <text:p>12609</text:p>
          </table:table-cell>
          <table:table-cell office:value-type="float" office:value="0" calcext:value-type="float">
            <text:p>0</text:p>
          </table:table-cell>
          <table:table-cell office:value-type="float" office:value="171384" calcext:value-type="float">
            <text:p>171384</text:p>
          </table:table-cell>
          <table:table-cell office:value-type="float" office:value="58497" calcext:value-type="float">
            <text:p>58497</text:p>
          </table:table-cell>
          <table:table-cell table:number-columns-repeated="2"/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float" office:value="0" calcext:value-type="float">
            <text:p>0</text:p>
          </table:table-cell>
          <table:table-cell office:value-type="float" office:value="170354" calcext:value-type="float">
            <text:p>170354</text:p>
          </table:table-cell>
          <table:table-cell office:value-type="float" office:value="57380" calcext:value-type="float">
            <text:p>57380</text:p>
          </table:table-cell>
          <table:table-cell table:number-columns-repeated="2"/>
        </table:table-row>
        <table:table-row table:style-name="ro1">
          <table:table-cell office:value-type="float" office:value="12662" calcext:value-type="float">
            <text:p>12662</text:p>
          </table:table-cell>
          <table:table-cell office:value-type="float" office:value="0" calcext:value-type="float">
            <text:p>0</text:p>
          </table:table-cell>
          <table:table-cell office:value-type="float" office:value="169256" calcext:value-type="float">
            <text:p>169256</text:p>
          </table:table-cell>
          <table:table-cell office:value-type="float" office:value="56188" calcext:value-type="float">
            <text:p>56188</text:p>
          </table:table-cell>
          <table:table-cell table:number-columns-repeated="2"/>
        </table:table-row>
        <table:table-row table:style-name="ro1">
          <table:table-cell office:value-type="float" office:value="12687" calcext:value-type="float">
            <text:p>12687</text:p>
          </table:table-cell>
          <table:table-cell office:value-type="float" office:value="0" calcext:value-type="float">
            <text:p>0</text:p>
          </table:table-cell>
          <table:table-cell office:value-type="float" office:value="168202" calcext:value-type="float">
            <text:p>168202</text:p>
          </table:table-cell>
          <table:table-cell office:value-type="float" office:value="55048" calcext:value-type="float">
            <text:p>55048</text:p>
          </table:table-cell>
          <table:table-cell table:number-columns-repeated="2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float" office:value="0" calcext:value-type="float">
            <text:p>0</text:p>
          </table:table-cell>
          <table:table-cell office:value-type="float" office:value="167081" calcext:value-type="float">
            <text:p>167081</text:p>
          </table:table-cell>
          <table:table-cell office:value-type="float" office:value="53843" calcext:value-type="float">
            <text:p>53843</text:p>
          </table:table-cell>
          <table:table-cell table:number-columns-repeated="2"/>
        </table:table-row>
        <table:table-row table:style-name="ro1">
          <table:table-cell office:value-type="float" office:value="12739" calcext:value-type="float">
            <text:p>12739</text:p>
          </table:table-cell>
          <table:table-cell office:value-type="float" office:value="0" calcext:value-type="float">
            <text:p>0</text:p>
          </table:table-cell>
          <table:table-cell office:value-type="float" office:value="166016" calcext:value-type="float">
            <text:p>166016</text:p>
          </table:table-cell>
          <table:table-cell office:value-type="float" office:value="52705" calcext:value-type="float">
            <text:p>52705</text:p>
          </table:table-cell>
          <table:table-cell table:number-columns-repeated="2"/>
        </table:table-row>
        <table:table-row table:style-name="ro1">
          <table:table-cell office:value-type="float" office:value="12766" calcext:value-type="float">
            <text:p>12766</text:p>
          </table:table-cell>
          <table:table-cell office:value-type="float" office:value="0" calcext:value-type="float">
            <text:p>0</text:p>
          </table:table-cell>
          <table:table-cell office:value-type="float" office:value="164861" calcext:value-type="float">
            <text:p>164861</text:p>
          </table:table-cell>
          <table:table-cell office:value-type="float" office:value="51464" calcext:value-type="float">
            <text:p>51464</text:p>
          </table:table-cell>
          <table:table-cell table:number-columns-repeated="2"/>
        </table:table-row>
        <table:table-row table:style-name="ro1">
          <table:table-cell office:value-type="float" office:value="12791" calcext:value-type="float">
            <text:p>12791</text:p>
          </table:table-cell>
          <table:table-cell office:value-type="float" office:value="0" calcext:value-type="float">
            <text:p>0</text:p>
          </table:table-cell>
          <table:table-cell office:value-type="float" office:value="163773" calcext:value-type="float">
            <text:p>163773</text:p>
          </table:table-cell>
          <table:table-cell office:value-type="float" office:value="50307" calcext:value-type="float">
            <text:p>50307</text:p>
          </table:table-cell>
          <table:table-cell table:number-columns-repeated="2"/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float" office:value="0" calcext:value-type="float">
            <text:p>0</text:p>
          </table:table-cell>
          <table:table-cell office:value-type="float" office:value="162603" calcext:value-type="float">
            <text:p>162603</text:p>
          </table:table-cell>
          <table:table-cell office:value-type="float" office:value="49070" calcext:value-type="float">
            <text:p>49070</text:p>
          </table:table-cell>
          <table:table-cell table:number-columns-repeated="2"/>
        </table:table-row>
        <table:table-row table:style-name="ro1">
          <table:table-cell office:value-type="float" office:value="12843" calcext:value-type="float">
            <text:p>12843</text:p>
          </table:table-cell>
          <table:table-cell office:value-type="float" office:value="0" calcext:value-type="float">
            <text:p>0</text:p>
          </table:table-cell>
          <table:table-cell office:value-type="float" office:value="161480" calcext:value-type="float">
            <text:p>161480</text:p>
          </table:table-cell>
          <table:table-cell office:value-type="float" office:value="47882" calcext:value-type="float">
            <text:p>47882</text:p>
          </table:table-cell>
          <table:table-cell table:number-columns-repeated="2"/>
        </table:table-row>
        <table:table-row table:style-name="ro1">
          <table:table-cell office:value-type="float" office:value="12870" calcext:value-type="float">
            <text:p>12870</text:p>
          </table:table-cell>
          <table:table-cell office:value-type="float" office:value="0" calcext:value-type="float">
            <text:p>0</text:p>
          </table:table-cell>
          <table:table-cell office:value-type="float" office:value="160280" calcext:value-type="float">
            <text:p>160280</text:p>
          </table:table-cell>
          <table:table-cell office:value-type="float" office:value="46613" calcext:value-type="float">
            <text:p>46613</text:p>
          </table:table-cell>
          <table:table-cell table:number-columns-repeated="2"/>
        </table:table-row>
        <table:table-row table:style-name="ro1">
          <table:table-cell office:value-type="float" office:value="12895" calcext:value-type="float">
            <text:p>12895</text:p>
          </table:table-cell>
          <table:table-cell office:value-type="float" office:value="0" calcext:value-type="float">
            <text:p>0</text:p>
          </table:table-cell>
          <table:table-cell office:value-type="float" office:value="159139" calcext:value-type="float">
            <text:p>159139</text:p>
          </table:table-cell>
          <table:table-cell office:value-type="float" office:value="45419" calcext:value-type="float">
            <text:p>45419</text:p>
          </table:table-cell>
          <table:table-cell table:number-columns-repeated="2"/>
        </table:table-row>
        <table:table-row table:style-name="ro1">
          <table:table-cell office:value-type="float" office:value="12921" calcext:value-type="float">
            <text:p>12921</text:p>
          </table:table-cell>
          <table:table-cell office:value-type="float" office:value="0" calcext:value-type="float">
            <text:p>0</text:p>
          </table:table-cell>
          <table:table-cell office:value-type="float" office:value="157904" calcext:value-type="float">
            <text:p>157904</text:p>
          </table:table-cell>
          <table:table-cell office:value-type="float" office:value="44127" calcext:value-type="float">
            <text:p>44127</text:p>
          </table:table-cell>
          <table:table-cell table:number-columns-repeated="2"/>
        </table:table-row>
        <table:table-row table:style-name="ro1">
          <table:table-cell office:value-type="float" office:value="12947" calcext:value-type="float">
            <text:p>12947</text:p>
          </table:table-cell>
          <table:table-cell office:value-type="float" office:value="0" calcext:value-type="float">
            <text:p>0</text:p>
          </table:table-cell>
          <table:table-cell office:value-type="float" office:value="156740" calcext:value-type="float">
            <text:p>156740</text:p>
          </table:table-cell>
          <table:table-cell office:value-type="float" office:value="42909" calcext:value-type="float">
            <text:p>42909</text:p>
          </table:table-cell>
          <table:table-cell table:number-columns-repeated="2"/>
        </table:table-row>
        <table:table-row table:style-name="ro1">
          <table:table-cell office:value-type="float" office:value="12974" calcext:value-type="float">
            <text:p>12974</text:p>
          </table:table-cell>
          <table:table-cell office:value-type="float" office:value="0" calcext:value-type="float">
            <text:p>0</text:p>
          </table:table-cell>
          <table:table-cell office:value-type="float" office:value="155484" calcext:value-type="float">
            <text:p>155484</text:p>
          </table:table-cell>
          <table:table-cell office:value-type="float" office:value="41613" calcext:value-type="float">
            <text:p>41613</text:p>
          </table:table-cell>
          <table:table-cell table:number-columns-repeated="2"/>
        </table:table-row>
        <table:table-row table:style-name="ro1">
          <table:table-cell office:value-type="float" office:value="12999" calcext:value-type="float">
            <text:p>12999</text:p>
          </table:table-cell>
          <table:table-cell office:value-type="float" office:value="0" calcext:value-type="float">
            <text:p>0</text:p>
          </table:table-cell>
          <table:table-cell office:value-type="float" office:value="154285" calcext:value-type="float">
            <text:p>154285</text:p>
          </table:table-cell>
          <table:table-cell office:value-type="float" office:value="40376" calcext:value-type="float">
            <text:p>40376</text:p>
          </table:table-cell>
          <table:table-cell table:number-columns-repeated="2"/>
        </table:table-row>
        <table:table-row table:style-name="ro1">
          <table:table-cell office:value-type="float" office:value="13025" calcext:value-type="float">
            <text:p>13025</text:p>
          </table:table-cell>
          <table:table-cell office:value-type="float" office:value="0" calcext:value-type="float">
            <text:p>0</text:p>
          </table:table-cell>
          <table:table-cell office:value-type="float" office:value="153021" calcext:value-type="float">
            <text:p>153021</text:p>
          </table:table-cell>
          <table:table-cell office:value-type="float" office:value="39071" calcext:value-type="float">
            <text:p>39071</text:p>
          </table:table-cell>
          <table:table-cell table:number-columns-repeated="2"/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float" office:value="0" calcext:value-type="float">
            <text:p>0</text:p>
          </table:table-cell>
          <table:table-cell office:value-type="float" office:value="151761" calcext:value-type="float">
            <text:p>151761</text:p>
          </table:table-cell>
          <table:table-cell office:value-type="float" office:value="37776" calcext:value-type="float">
            <text:p>37776</text:p>
          </table:table-cell>
          <table:table-cell table:number-columns-repeated="2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float" office:value="0" calcext:value-type="float">
            <text:p>0</text:p>
          </table:table-cell>
          <table:table-cell office:value-type="float" office:value="150506" calcext:value-type="float">
            <text:p>150506</text:p>
          </table:table-cell>
          <table:table-cell office:value-type="float" office:value="36495" calcext:value-type="float">
            <text:p>36495</text:p>
          </table:table-cell>
          <table:table-cell table:number-columns-repeated="2"/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float" office:value="0" calcext:value-type="float">
            <text:p>0</text:p>
          </table:table-cell>
          <table:table-cell office:value-type="float" office:value="149194" calcext:value-type="float">
            <text:p>149194</text:p>
          </table:table-cell>
          <table:table-cell office:value-type="float" office:value="35157" calcext:value-type="float">
            <text:p>35157</text:p>
          </table:table-cell>
          <table:table-cell table:number-columns-repeated="2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float" office:value="0" calcext:value-type="float">
            <text:p>0</text:p>
          </table:table-cell>
          <table:table-cell office:value-type="float" office:value="147918" calcext:value-type="float">
            <text:p>147918</text:p>
          </table:table-cell>
          <table:table-cell office:value-type="float" office:value="33857" calcext:value-type="float">
            <text:p>33857</text:p>
          </table:table-cell>
          <table:table-cell table:number-columns-repeated="2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float" office:value="0" calcext:value-type="float">
            <text:p>0</text:p>
          </table:table-cell>
          <table:table-cell office:value-type="float" office:value="146569" calcext:value-type="float">
            <text:p>146569</text:p>
          </table:table-cell>
          <table:table-cell office:value-type="float" office:value="32500" calcext:value-type="float">
            <text:p>32500</text:p>
          </table:table-cell>
          <table:table-cell table:number-columns-repeated="2"/>
        </table:table-row>
        <table:table-row table:style-name="ro1">
          <table:table-cell office:value-type="float" office:value="13181" calcext:value-type="float">
            <text:p>13181</text:p>
          </table:table-cell>
          <table:table-cell office:value-type="float" office:value="0" calcext:value-type="float">
            <text:p>0</text:p>
          </table:table-cell>
          <table:table-cell office:value-type="float" office:value="145269" calcext:value-type="float">
            <text:p>145269</text:p>
          </table:table-cell>
          <table:table-cell office:value-type="float" office:value="31191" calcext:value-type="float">
            <text:p>31191</text:p>
          </table:table-cell>
          <table:table-cell table:number-columns-repeated="2"/>
        </table:table-row>
        <table:table-row table:style-name="ro1">
          <table:table-cell office:value-type="float" office:value="13208" calcext:value-type="float">
            <text:p>13208</text:p>
          </table:table-cell>
          <table:table-cell office:value-type="float" office:value="0" calcext:value-type="float">
            <text:p>0</text:p>
          </table:table-cell>
          <table:table-cell office:value-type="float" office:value="143871" calcext:value-type="float">
            <text:p>143871</text:p>
          </table:table-cell>
          <table:table-cell office:value-type="float" office:value="29785" calcext:value-type="float">
            <text:p>29785</text:p>
          </table:table-cell>
          <table:table-cell table:number-columns-repeated="2"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0" calcext:value-type="float">
            <text:p>0</text:p>
          </table:table-cell>
          <table:table-cell office:value-type="float" office:value="142544" calcext:value-type="float">
            <text:p>142544</text:p>
          </table:table-cell>
          <table:table-cell office:value-type="float" office:value="28461" calcext:value-type="float">
            <text:p>28461</text:p>
          </table:table-cell>
          <table:table-cell table:number-columns-repeated="2"/>
        </table:table-row>
        <table:table-row table:style-name="ro1">
          <table:table-cell office:value-type="float" office:value="13259" calcext:value-type="float">
            <text:p>13259</text:p>
          </table:table-cell>
          <table:table-cell office:value-type="float" office:value="0" calcext:value-type="float">
            <text:p>0</text:p>
          </table:table-cell>
          <table:table-cell office:value-type="float" office:value="141117" calcext:value-type="float">
            <text:p>141117</text:p>
          </table:table-cell>
          <table:table-cell office:value-type="float" office:value="27033" calcext:value-type="float">
            <text:p>27033</text:p>
          </table:table-cell>
          <table:table-cell table:number-columns-repeated="2"/>
        </table:table-row>
        <table:table-row table:style-name="ro1">
          <table:table-cell office:value-type="float" office:value="13285" calcext:value-type="float">
            <text:p>13285</text:p>
          </table:table-cell>
          <table:table-cell office:value-type="float" office:value="0" calcext:value-type="float">
            <text:p>0</text:p>
          </table:table-cell>
          <table:table-cell office:value-type="float" office:value="139738" calcext:value-type="float">
            <text:p>139738</text:p>
          </table:table-cell>
          <table:table-cell office:value-type="float" office:value="25670" calcext:value-type="float">
            <text:p>25670</text:p>
          </table:table-cell>
          <table:table-cell table:number-columns-repeated="2"/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float" office:value="0" calcext:value-type="float">
            <text:p>0</text:p>
          </table:table-cell>
          <table:table-cell office:value-type="float" office:value="138344" calcext:value-type="float">
            <text:p>138344</text:p>
          </table:table-cell>
          <table:table-cell office:value-type="float" office:value="24294" calcext:value-type="float">
            <text:p>24294</text:p>
          </table:table-cell>
          <table:table-cell table:number-columns-repeated="2"/>
        </table:table-row>
        <table:table-row table:style-name="ro1">
          <table:table-cell office:value-type="float" office:value="13337" calcext:value-type="float">
            <text:p>13337</text:p>
          </table:table-cell>
          <table:table-cell office:value-type="float" office:value="0" calcext:value-type="float">
            <text:p>0</text:p>
          </table:table-cell>
          <table:table-cell office:value-type="float" office:value="136883" calcext:value-type="float">
            <text:p>136883</text:p>
          </table:table-cell>
          <table:table-cell office:value-type="float" office:value="22851" calcext:value-type="float">
            <text:p>22851</text:p>
          </table:table-cell>
          <table:table-cell table:number-columns-repeated="2"/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float" office:value="0" calcext:value-type="float">
            <text:p>0</text:p>
          </table:table-cell>
          <table:table-cell office:value-type="float" office:value="135473" calcext:value-type="float">
            <text:p>135473</text:p>
          </table:table-cell>
          <table:table-cell office:value-type="float" office:value="21472" calcext:value-type="float">
            <text:p>21472</text:p>
          </table:table-cell>
          <table:table-cell table:number-columns-repeated="2"/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float" office:value="0" calcext:value-type="float">
            <text:p>0</text:p>
          </table:table-cell>
          <table:table-cell office:value-type="float" office:value="133961" calcext:value-type="float">
            <text:p>13396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float" office:value="0" calcext:value-type="float">
            <text:p>0</text:p>
          </table:table-cell>
          <table:table-cell office:value-type="float" office:value="132518" calcext:value-type="float">
            <text:p>132518</text:p>
          </table:table-cell>
          <table:table-cell office:value-type="float" office:value="18592" calcext:value-type="float">
            <text:p>18592</text:p>
          </table:table-cell>
          <table:table-cell table:number-columns-repeated="2"/>
        </table:table-row>
        <table:table-row table:style-name="ro1">
          <table:table-cell office:value-type="float" office:value="13442" calcext:value-type="float">
            <text:p>13442</text:p>
          </table:table-cell>
          <table:table-cell office:value-type="float" office:value="0" calcext:value-type="float">
            <text:p>0</text:p>
          </table:table-cell>
          <table:table-cell office:value-type="float" office:value="130973" calcext:value-type="float">
            <text:p>130973</text:p>
          </table:table-cell>
          <table:table-cell office:value-type="float" office:value="17092" calcext:value-type="float">
            <text:p>17092</text:p>
          </table:table-cell>
          <table:table-cell table:number-columns-repeated="2"/>
        </table:table-row>
        <table:table-row table:style-name="ro1">
          <table:table-cell office:value-type="float" office:value="13467" calcext:value-type="float">
            <text:p>13467</text:p>
          </table:table-cell>
          <table:table-cell office:value-type="float" office:value="0" calcext:value-type="float">
            <text:p>0</text:p>
          </table:table-cell>
          <table:table-cell office:value-type="float" office:value="129490" calcext:value-type="float">
            <text:p>129490</text:p>
          </table:table-cell>
          <table:table-cell office:value-type="float" office:value="15664" calcext:value-type="float">
            <text:p>15664</text:p>
          </table:table-cell>
          <table:table-cell table:number-columns-repeated="2"/>
        </table:table-row>
        <table:table-row table:style-name="ro1">
          <table:table-cell office:value-type="float" office:value="13494" calcext:value-type="float">
            <text:p>13494</text:p>
          </table:table-cell>
          <table:table-cell office:value-type="float" office:value="0" calcext:value-type="float">
            <text:p>0</text:p>
          </table:table-cell>
          <table:table-cell office:value-type="float" office:value="127909" calcext:value-type="float">
            <text:p>127909</text:p>
          </table:table-cell>
          <table:table-cell office:value-type="float" office:value="14147" calcext:value-type="float">
            <text:p>14147</text:p>
          </table:table-cell>
          <table:table-cell table:number-columns-repeated="2"/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float" office:value="0" calcext:value-type="float">
            <text:p>0</text:p>
          </table:table-cell>
          <table:table-cell office:value-type="float" office:value="126390" calcext:value-type="float">
            <text:p>126390</text:p>
          </table:table-cell>
          <table:table-cell office:value-type="float" office:value="12684" calcext:value-type="float">
            <text:p>12684</text:p>
          </table:table-cell>
          <table:table-cell table:number-columns-repeated="2"/>
        </table:table-row>
        <table:table-row table:style-name="ro1">
          <table:table-cell office:value-type="float" office:value="13545" calcext:value-type="float">
            <text:p>13545</text:p>
          </table:table-cell>
          <table:table-cell office:value-type="float" office:value="0" calcext:value-type="float">
            <text:p>0</text:p>
          </table:table-cell>
          <table:table-cell office:value-type="float" office:value="124757" calcext:value-type="float">
            <text:p>124757</text:p>
          </table:table-cell>
          <table:table-cell office:value-type="float" office:value="11136" calcext:value-type="float">
            <text:p>11136</text:p>
          </table:table-cell>
          <table:table-cell table:number-columns-repeated="2"/>
        </table:table-row>
        <table:table-row table:style-name="ro1">
          <table:table-cell office:value-type="float" office:value="13571" calcext:value-type="float">
            <text:p>13571</text:p>
          </table:table-cell>
          <table:table-cell office:value-type="float" office:value="0" calcext:value-type="float">
            <text:p>0</text:p>
          </table:table-cell>
          <table:table-cell office:value-type="float" office:value="123210" calcext:value-type="float">
            <text:p>123210</text:p>
          </table:table-cell>
          <table:table-cell office:value-type="float" office:value="9668" calcext:value-type="float">
            <text:p>9668</text:p>
          </table:table-cell>
          <table:table-cell table:number-columns-repeated="2"/>
        </table:table-row>
        <table:table-row table:style-name="ro1">
          <table:table-cell office:value-type="float" office:value="13597" calcext:value-type="float">
            <text:p>13597</text:p>
          </table:table-cell>
          <table:table-cell office:value-type="float" office:value="0" calcext:value-type="float">
            <text:p>0</text:p>
          </table:table-cell>
          <table:table-cell office:value-type="float" office:value="121561" calcext:value-type="float">
            <text:p>121561</text:p>
          </table:table-cell>
          <table:table-cell office:value-type="float" office:value="8106" calcext:value-type="float">
            <text:p>8106</text:p>
          </table:table-cell>
          <table:table-cell table:number-columns-repeated="2"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float" office:value="0" calcext:value-type="float">
            <text:p>0</text:p>
          </table:table-cell>
          <table:table-cell office:value-type="float" office:value="119928" calcext:value-type="float">
            <text:p>119928</text:p>
          </table:table-cell>
          <table:table-cell office:value-type="float" office:value="6566" calcext:value-type="float">
            <text:p>6566</text:p>
          </table:table-cell>
          <table:table-cell table:number-columns-repeated="2"/>
        </table:table-row>
        <table:table-row table:style-name="ro1">
          <table:table-cell office:value-type="float" office:value="13649" calcext:value-type="float">
            <text:p>13649</text:p>
          </table:table-cell>
          <table:table-cell office:value-type="float" office:value="0" calcext:value-type="float">
            <text:p>0</text:p>
          </table:table-cell>
          <table:table-cell office:value-type="float" office:value="118261" calcext:value-type="float">
            <text:p>118261</text:p>
          </table:table-cell>
          <table:table-cell office:value-type="float" office:value="5001" calcext:value-type="float">
            <text:p>5001</text:p>
          </table:table-cell>
          <table:table-cell table:number-columns-repeated="2"/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float" office:value="0" calcext:value-type="float">
            <text:p>0</text:p>
          </table:table-cell>
          <table:table-cell office:value-type="float" office:value="116562" calcext:value-type="float">
            <text:p>116562</text:p>
          </table:table-cell>
          <table:table-cell office:value-type="float" office:value="3414" calcext:value-type="float">
            <text:p>3414</text:p>
          </table:table-cell>
          <table:table-cell table:number-columns-repeated="2"/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float" office:value="0" calcext:value-type="float">
            <text:p>0</text:p>
          </table:table-cell>
          <table:table-cell office:value-type="float" office:value="114908" calcext:value-type="float">
            <text:p>114908</text:p>
          </table:table-cell>
          <table:table-cell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office:value-type="float" office:value="13727" calcext:value-type="float">
            <text:p>13727</text:p>
          </table:table-cell>
          <table:table-cell office:value-type="float" office:value="0" calcext:value-type="float">
            <text:p>0</text:p>
          </table:table-cell>
          <table:table-cell office:value-type="float" office:value="113138" calcext:value-type="float">
            <text:p>113138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13753" calcext:value-type="float">
            <text:p>13753</text:p>
          </table:table-cell>
          <table:table-cell office:value-type="float" office:value="0" calcext:value-type="float">
            <text:p>0</text:p>
          </table:table-cell>
          <table:table-cell office:value-type="float" office:value="111421" calcext:value-type="float">
            <text:p>111421</text:p>
          </table:table-cell>
          <table:table-cell office:value-type="float" office:value="-219" calcext:value-type="float">
            <text:p>-219</text:p>
          </table:table-cell>
          <table:table-cell table:number-columns-repeated="2"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0" calcext:value-type="float">
            <text:p>0</text:p>
          </table:table-cell>
          <table:table-cell office:value-type="float" office:value="109596" calcext:value-type="float">
            <text:p>109596</text:p>
          </table:table-cell>
          <table:table-cell office:value-type="float" office:value="-386" calcext:value-type="float">
            <text:p>-386</text:p>
          </table:table-cell>
          <table:table-cell table:number-columns-repeated="2"/>
        </table:table-row>
        <table:table-row table:style-name="ro1">
          <table:table-cell office:value-type="float" office:value="13805" calcext:value-type="float">
            <text:p>13805</text:p>
          </table:table-cell>
          <table:table-cell office:value-type="float" office:value="0" calcext:value-type="float">
            <text:p>0</text:p>
          </table:table-cell>
          <table:table-cell office:value-type="float" office:value="107849" calcext:value-type="float">
            <text:p>107849</text:p>
          </table:table-cell>
          <table:table-cell office:value-type="float" office:value="-524" calcext:value-type="float">
            <text:p>-524</text:p>
          </table:table-cell>
          <table:table-cell table:number-columns-repeated="2"/>
        </table:table-row>
        <table:table-row table:style-name="ro1">
          <table:table-cell office:value-type="float" office:value="13832" calcext:value-type="float">
            <text:p>13832</text:p>
          </table:table-cell>
          <table:table-cell office:value-type="float" office:value="0" calcext:value-type="float">
            <text:p>0</text:p>
          </table:table-cell>
          <table:table-cell office:value-type="float" office:value="105978" calcext:value-type="float">
            <text:p>105978</text:p>
          </table:table-cell>
          <table:table-cell office:value-type="float" office:value="-683" calcext:value-type="float">
            <text:p>-683</text:p>
          </table:table-cell>
          <table:table-cell table:number-columns-repeated="2"/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float" office:value="0" calcext:value-type="float">
            <text:p>0</text:p>
          </table:table-cell>
          <table:table-cell office:value-type="float" office:value="104176" calcext:value-type="float">
            <text:p>104176</text:p>
          </table:table-cell>
          <table:table-cell office:value-type="float" office:value="-824" calcext:value-type="float">
            <text:p>-824</text:p>
          </table:table-cell>
          <table:table-cell table:number-columns-repeated="2"/>
        </table:table-row>
        <table:table-row table:style-name="ro1">
          <table:table-cell office:value-type="float" office:value="13883" calcext:value-type="float">
            <text:p>13883</text:p>
          </table:table-cell>
          <table:table-cell office:value-type="float" office:value="0" calcext:value-type="float">
            <text:p>0</text:p>
          </table:table-cell>
          <table:table-cell office:value-type="float" office:value="102249" calcext:value-type="float">
            <text:p>102249</text:p>
          </table:table-cell>
          <table:table-cell office:value-type="float" office:value="-954" calcext:value-type="float">
            <text:p>-954</text:p>
          </table:table-cell>
          <table:table-cell table:number-columns-repeated="2"/>
        </table:table-row>
        <table:table-row table:style-name="ro1">
          <table:table-cell office:value-type="float" office:value="13909" calcext:value-type="float">
            <text:p>13909</text:p>
          </table:table-cell>
          <table:table-cell office:value-type="float" office:value="0" calcext:value-type="float">
            <text:p>0</text:p>
          </table:table-cell>
          <table:table-cell office:value-type="float" office:value="100388" calcext:value-type="float">
            <text:p>100388</text:p>
          </table:table-cell>
          <table:table-cell office:value-type="float" office:value="-1095" calcext:value-type="float">
            <text:p>-1095</text:p>
          </table:table-cell>
          <table:table-cell table:number-columns-repeated="2"/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float" office:value="0" calcext:value-type="float">
            <text:p>0</text:p>
          </table:table-cell>
          <table:table-cell office:value-type="float" office:value="98477" calcext:value-type="float">
            <text:p>98477</text:p>
          </table:table-cell>
          <table:table-cell office:value-type="float" office:value="-1224" calcext:value-type="float">
            <text:p>-1224</text:p>
          </table:table-cell>
          <table:table-cell table:number-columns-repeated="2"/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float" office:value="0" calcext:value-type="float">
            <text:p>0</text:p>
          </table:table-cell>
          <table:table-cell office:value-type="float" office:value="96485" calcext:value-type="float">
            <text:p>96485</text:p>
          </table:table-cell>
          <table:table-cell office:value-type="float" office:value="-1345" calcext:value-type="float">
            <text:p>-1345</text:p>
          </table:table-cell>
          <table:table-cell table:number-columns-repeated="2"/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float" office:value="0" calcext:value-type="float">
            <text:p>0</text:p>
          </table:table-cell>
          <table:table-cell office:value-type="float" office:value="94552" calcext:value-type="float">
            <text:p>94552</text:p>
          </table:table-cell>
          <table:table-cell office:value-type="float" office:value="-1468" calcext:value-type="float">
            <text:p>-1468</text:p>
          </table:table-cell>
          <table:table-cell table:number-columns-repeated="2"/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float" office:value="0" calcext:value-type="float">
            <text:p>0</text:p>
          </table:table-cell>
          <table:table-cell office:value-type="float" office:value="92480" calcext:value-type="float">
            <text:p>92480</text:p>
          </table:table-cell>
          <table:table-cell office:value-type="float" office:value="-1584" calcext:value-type="float">
            <text:p>-1584</text:p>
          </table:table-cell>
          <table:table-cell table:number-columns-repeated="2"/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float" office:value="0" calcext:value-type="float">
            <text:p>0</text:p>
          </table:table-cell>
          <table:table-cell office:value-type="float" office:value="90511" calcext:value-type="float">
            <text:p>90511</text:p>
          </table:table-cell>
          <table:table-cell office:value-type="float" office:value="-1686" calcext:value-type="float">
            <text:p>-1686</text:p>
          </table:table-cell>
          <table:table-cell table:number-columns-repeated="2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0" calcext:value-type="float">
            <text:p>0</text:p>
          </table:table-cell>
          <table:table-cell office:value-type="float" office:value="88374" calcext:value-type="float">
            <text:p>88374</text:p>
          </table:table-cell>
          <table:table-cell office:value-type="float" office:value="-1806" calcext:value-type="float">
            <text:p>-1806</text:p>
          </table:table-cell>
          <table:table-cell table:number-columns-repeated="2"/>
        </table:table-row>
        <table:table-row table:style-name="ro1">
          <table:table-cell office:value-type="float" office:value="14091" calcext:value-type="float">
            <text:p>14091</text:p>
          </table:table-cell>
          <table:table-cell office:value-type="float" office:value="0" calcext:value-type="float">
            <text:p>0</text:p>
          </table:table-cell>
          <table:table-cell office:value-type="float" office:value="86345" calcext:value-type="float">
            <text:p>86345</text:p>
          </table:table-cell>
          <table:table-cell office:value-type="float" office:value="-1902" calcext:value-type="float">
            <text:p>-1902</text:p>
          </table:table-cell>
          <table:table-cell table:number-columns-repeated="2"/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float" office:value="0" calcext:value-type="float">
            <text:p>0</text:p>
          </table:table-cell>
          <table:table-cell office:value-type="float" office:value="84192" calcext:value-type="float">
            <text:p>84192</text:p>
          </table:table-cell>
          <table:table-cell office:value-type="float" office:value="-2002" calcext:value-type="float">
            <text:p>-2002</text:p>
          </table:table-cell>
          <table:table-cell table:number-columns-repeated="2"/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float" office:value="0" calcext:value-type="float">
            <text:p>0</text:p>
          </table:table-cell>
          <table:table-cell office:value-type="float" office:value="82043" calcext:value-type="float">
            <text:p>82043</text:p>
          </table:table-cell>
          <table:table-cell office:value-type="float" office:value="-2098" calcext:value-type="float">
            <text:p>-2098</text:p>
          </table:table-cell>
          <table:table-cell table:number-columns-repeated="2"/>
        </table:table-row>
        <table:table-row table:style-name="ro1">
          <table:table-cell office:value-type="float" office:value="14169" calcext:value-type="float">
            <text:p>14169</text:p>
          </table:table-cell>
          <table:table-cell office:value-type="float" office:value="0" calcext:value-type="float">
            <text:p>0</text:p>
          </table:table-cell>
          <table:table-cell office:value-type="float" office:value="79834" calcext:value-type="float">
            <text:p>79834</text:p>
          </table:table-cell>
          <table:table-cell office:value-type="float" office:value="-2181" calcext:value-type="float">
            <text:p>-2181</text:p>
          </table:table-cell>
          <table:table-cell table:number-columns-repeated="2"/>
        </table:table-row>
        <table:table-row table:style-name="ro1">
          <table:table-cell office:value-type="float" office:value="14195" calcext:value-type="float">
            <text:p>14195</text:p>
          </table:table-cell>
          <table:table-cell office:value-type="float" office:value="0" calcext:value-type="float">
            <text:p>0</text:p>
          </table:table-cell>
          <table:table-cell office:value-type="float" office:value="77601" calcext:value-type="float">
            <text:p>77601</text:p>
          </table:table-cell>
          <table:table-cell office:value-type="float" office:value="-2263" calcext:value-type="float">
            <text:p>-2263</text:p>
          </table:table-cell>
          <table:table-cell table:number-columns-repeated="2"/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float" office:value="0" calcext:value-type="float">
            <text:p>0</text:p>
          </table:table-cell>
          <table:table-cell office:value-type="float" office:value="75343" calcext:value-type="float">
            <text:p>75343</text:p>
          </table:table-cell>
          <table:table-cell office:value-type="float" office:value="-2351" calcext:value-type="float">
            <text:p>-2351</text:p>
          </table:table-cell>
          <table:table-cell table:number-columns-repeated="2"/>
        </table:table-row>
        <table:table-row table:style-name="ro1">
          <table:table-cell office:value-type="float" office:value="14247" calcext:value-type="float">
            <text:p>14247</text:p>
          </table:table-cell>
          <table:table-cell office:value-type="float" office:value="0" calcext:value-type="float">
            <text:p>0</text:p>
          </table:table-cell>
          <table:table-cell office:value-type="float" office:value="73047" calcext:value-type="float">
            <text:p>73047</text:p>
          </table:table-cell>
          <table:table-cell office:value-type="float" office:value="-2422" calcext:value-type="float">
            <text:p>-2422</text:p>
          </table:table-cell>
          <table:table-cell table:number-columns-repeated="2"/>
        </table:table-row>
        <table:table-row table:style-name="ro1">
          <table:table-cell office:value-type="float" office:value="14273" calcext:value-type="float">
            <text:p>14273</text:p>
          </table:table-cell>
          <table:table-cell office:value-type="float" office:value="0" calcext:value-type="float">
            <text:p>0</text:p>
          </table:table-cell>
          <table:table-cell office:value-type="float" office:value="70712" calcext:value-type="float">
            <text:p>70712</text:p>
          </table:table-cell>
          <table:table-cell office:value-type="float" office:value="-2491" calcext:value-type="float">
            <text:p>-2491</text:p>
          </table:table-cell>
          <table:table-cell table:number-columns-repeated="2"/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float" office:value="0" calcext:value-type="float">
            <text:p>0</text:p>
          </table:table-cell>
          <table:table-cell office:value-type="float" office:value="68353" calcext:value-type="float">
            <text:p>68353</text:p>
          </table:table-cell>
          <table:table-cell office:value-type="float" office:value="-2559" calcext:value-type="float">
            <text:p>-2559</text:p>
          </table:table-cell>
          <table:table-cell table:number-columns-repeated="2"/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float" office:value="0" calcext:value-type="float">
            <text:p>0</text:p>
          </table:table-cell>
          <table:table-cell office:value-type="float" office:value="65976" calcext:value-type="float">
            <text:p>65976</text:p>
          </table:table-cell>
          <table:table-cell office:value-type="float" office:value="-2621" calcext:value-type="float">
            <text:p>-2621</text:p>
          </table:table-cell>
          <table:table-cell table:number-columns-repeated="2"/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float" office:value="0" calcext:value-type="float">
            <text:p>0</text:p>
          </table:table-cell>
          <table:table-cell office:value-type="float" office:value="63466" calcext:value-type="float">
            <text:p>63466</text:p>
          </table:table-cell>
          <table:table-cell office:value-type="float" office:value="-2676" calcext:value-type="float">
            <text:p>-2676</text:p>
          </table:table-cell>
          <table:table-cell table:number-columns-repeated="2"/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float" office:value="0" calcext:value-type="float">
            <text:p>0</text:p>
          </table:table-cell>
          <table:table-cell office:value-type="float" office:value="61048" calcext:value-type="float">
            <text:p>61048</text:p>
          </table:table-cell>
          <table:table-cell office:value-type="float" office:value="-2730" calcext:value-type="float">
            <text:p>-2730</text:p>
          </table:table-cell>
          <table:table-cell table:number-columns-repeated="2"/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float" office:value="0" calcext:value-type="float">
            <text:p>0</text:p>
          </table:table-cell>
          <table:table-cell office:value-type="float" office:value="58452" calcext:value-type="float">
            <text:p>58452</text:p>
          </table:table-cell>
          <table:table-cell office:value-type="float" office:value="-2777" calcext:value-type="float">
            <text:p>-2777</text:p>
          </table:table-cell>
          <table:table-cell table:number-columns-repeated="2"/>
        </table:table-row>
        <table:table-row table:style-name="ro1">
          <table:table-cell office:value-type="float" office:value="14429" calcext:value-type="float">
            <text:p>14429</text:p>
          </table:table-cell>
          <table:table-cell office:value-type="float" office:value="0" calcext:value-type="float">
            <text:p>0</text:p>
          </table:table-cell>
          <table:table-cell office:value-type="float" office:value="55945" calcext:value-type="float">
            <text:p>55945</text:p>
          </table:table-cell>
          <table:table-cell office:value-type="float" office:value="-2816" calcext:value-type="float">
            <text:p>-2816</text:p>
          </table:table-cell>
          <table:table-cell table:number-columns-repeated="2"/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float" office:value="0" calcext:value-type="float">
            <text:p>0</text:p>
          </table:table-cell>
          <table:table-cell office:value-type="float" office:value="53249" calcext:value-type="float">
            <text:p>53249</text:p>
          </table:table-cell>
          <table:table-cell office:value-type="float" office:value="-2856" calcext:value-type="float">
            <text:p>-2856</text:p>
          </table:table-cell>
          <table:table-cell table:number-columns-repeated="2"/>
        </table:table-row>
        <table:table-row table:style-name="ro1">
          <table:table-cell office:value-type="float" office:value="14481" calcext:value-type="float">
            <text:p>14481</text:p>
          </table:table-cell>
          <table:table-cell office:value-type="float" office:value="0" calcext:value-type="float">
            <text:p>0</text:p>
          </table:table-cell>
          <table:table-cell office:value-type="float" office:value="50680" calcext:value-type="float">
            <text:p>50680</text:p>
          </table:table-cell>
          <table:table-cell office:value-type="float" office:value="-2887" calcext:value-type="float">
            <text:p>-2887</text:p>
          </table:table-cell>
          <table:table-cell table:number-columns-repeated="2"/>
        </table:table-row>
        <table:table-row table:style-name="ro1">
          <table:table-cell office:value-type="float" office:value="14508" calcext:value-type="float">
            <text:p>14508</text:p>
          </table:table-cell>
          <table:table-cell office:value-type="float" office:value="0" calcext:value-type="float">
            <text:p>0</text:p>
          </table:table-cell>
          <table:table-cell office:value-type="float" office:value="47883" calcext:value-type="float">
            <text:p>47883</text:p>
          </table:table-cell>
          <table:table-cell office:value-type="float" office:value="-2918" calcext:value-type="float">
            <text:p>-2918</text:p>
          </table:table-cell>
          <table:table-cell table:number-columns-repeated="2"/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float" office:value="0" calcext:value-type="float">
            <text:p>0</text:p>
          </table:table-cell>
          <table:table-cell office:value-type="float" office:value="45216" calcext:value-type="float">
            <text:p>45216</text:p>
          </table:table-cell>
          <table:table-cell office:value-type="float" office:value="-2936" calcext:value-type="float">
            <text:p>-2936</text:p>
          </table:table-cell>
          <table:table-cell table:number-columns-repeated="2"/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0" calcext:value-type="float">
            <text:p>0</text:p>
          </table:table-cell>
          <table:table-cell office:value-type="float" office:value="42313" calcext:value-type="float">
            <text:p>42313</text:p>
          </table:table-cell>
          <table:table-cell office:value-type="float" office:value="-2959" calcext:value-type="float">
            <text:p>-2959</text:p>
          </table:table-cell>
          <table:table-cell table:number-columns-repeated="2"/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float" office:value="0" calcext:value-type="float">
            <text:p>0</text:p>
          </table:table-cell>
          <table:table-cell office:value-type="float" office:value="39547" calcext:value-type="float">
            <text:p>39547</text:p>
          </table:table-cell>
          <table:table-cell office:value-type="float" office:value="-2974" calcext:value-type="float">
            <text:p>-2974</text:p>
          </table:table-cell>
          <table:table-cell table:number-columns-repeated="2"/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float" office:value="0" calcext:value-type="float">
            <text:p>0</text:p>
          </table:table-cell>
          <table:table-cell office:value-type="float" office:value="36555" calcext:value-type="float">
            <text:p>36555</text:p>
          </table:table-cell>
          <table:table-cell office:value-type="float" office:value="-2977" calcext:value-type="float">
            <text:p>-2977</text:p>
          </table:table-cell>
          <table:table-cell table:number-columns-repeated="2"/>
        </table:table-row>
        <table:table-row table:style-name="ro1">
          <table:table-cell office:value-type="float" office:value="14637" calcext:value-type="float">
            <text:p>14637</text:p>
          </table:table-cell>
          <table:table-cell office:value-type="float" office:value="0" calcext:value-type="float">
            <text:p>0</text:p>
          </table:table-cell>
          <table:table-cell office:value-type="float" office:value="33682" calcext:value-type="float">
            <text:p>33682</text:p>
          </table:table-cell>
          <table:table-cell office:value-type="float" office:value="-2975" calcext:value-type="float">
            <text:p>-2975</text:p>
          </table:table-cell>
          <table:table-cell table:number-columns-repeated="2"/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float" office:value="0" calcext:value-type="float">
            <text:p>0</text:p>
          </table:table-cell>
          <table:table-cell office:value-type="float" office:value="30560" calcext:value-type="float">
            <text:p>30560</text:p>
          </table:table-cell>
          <table:table-cell office:value-type="float" office:value="-2984" calcext:value-type="float">
            <text:p>-2984</text:p>
          </table:table-cell>
          <table:table-cell table:number-columns-repeated="2"/>
        </table:table-row>
        <table:table-row table:style-name="ro1">
          <table:table-cell office:value-type="float" office:value="14689" calcext:value-type="float">
            <text:p>14689</text:p>
          </table:table-cell>
          <table:table-cell office:value-type="float" office:value="0" calcext:value-type="float">
            <text:p>0</text:p>
          </table:table-cell>
          <table:table-cell office:value-type="float" office:value="27576" calcext:value-type="float">
            <text:p>27576</text:p>
          </table:table-cell>
          <table:table-cell office:value-type="float" office:value="-2966" calcext:value-type="float">
            <text:p>-2966</text:p>
          </table:table-cell>
          <table:table-cell table:number-columns-repeated="2"/>
        </table:table-row>
        <table:table-row table:style-name="ro1">
          <table:table-cell office:value-type="float" office:value="14716" calcext:value-type="float">
            <text:p>14716</text:p>
          </table:table-cell>
          <table:table-cell office:value-type="float" office:value="0" calcext:value-type="float">
            <text:p>0</text:p>
          </table:table-cell>
          <table:table-cell office:value-type="float" office:value="24347" calcext:value-type="float">
            <text:p>24347</text:p>
          </table:table-cell>
          <table:table-cell office:value-type="float" office:value="-2953" calcext:value-type="float">
            <text:p>-2953</text:p>
          </table:table-cell>
          <table:table-cell table:number-columns-repeated="2"/>
        </table:table-row>
        <table:table-row table:style-name="ro1">
          <table:table-cell office:value-type="float" office:value="14741" calcext:value-type="float">
            <text:p>14741</text:p>
          </table:table-cell>
          <table:table-cell office:value-type="float" office:value="0" calcext:value-type="float">
            <text:p>0</text:p>
          </table:table-cell>
          <table:table-cell office:value-type="float" office:value="21231" calcext:value-type="float">
            <text:p>21231</text:p>
          </table:table-cell>
          <table:table-cell office:value-type="float" office:value="-2946" calcext:value-type="float">
            <text:p>-2946</text:p>
          </table:table-cell>
          <table:table-cell table:number-columns-repeated="2"/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float" office:value="0" calcext:value-type="float">
            <text:p>0</text:p>
          </table:table-cell>
          <table:table-cell office:value-type="float" office:value="17872" calcext:value-type="float">
            <text:p>17872</text:p>
          </table:table-cell>
          <table:table-cell office:value-type="float" office:value="-2916" calcext:value-type="float">
            <text:p>-2916</text:p>
          </table:table-cell>
          <table:table-cell table:number-columns-repeated="2"/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float" office:value="0" calcext:value-type="float">
            <text:p>0</text:p>
          </table:table-cell>
          <table:table-cell office:value-type="float" office:value="14646" calcext:value-type="float">
            <text:p>14646</text:p>
          </table:table-cell>
          <table:table-cell office:value-type="float" office:value="-2891" calcext:value-type="float">
            <text:p>-2891</text:p>
          </table:table-cell>
          <table:table-cell table:number-columns-repeated="2"/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0" calcext:value-type="float">
            <text:p>0</text:p>
          </table:table-cell>
          <table:table-cell office:value-type="float" office:value="11137" calcext:value-type="float">
            <text:p>11137</text:p>
          </table:table-cell>
          <table:table-cell office:value-type="float" office:value="-2861" calcext:value-type="float">
            <text:p>-2861</text:p>
          </table:table-cell>
          <table:table-cell table:number-columns-repeated="2"/>
        </table:table-row>
        <table:table-row table:style-name="ro1">
          <table:table-cell office:value-type="float" office:value="14845" calcext:value-type="float">
            <text:p>14845</text:p>
          </table:table-cell>
          <table:table-cell office:value-type="float" office:value="0" calcext:value-type="float">
            <text:p>0</text:p>
          </table:table-cell>
          <table:table-cell office:value-type="float" office:value="7787" calcext:value-type="float">
            <text:p>7787</text:p>
          </table:table-cell>
          <table:table-cell office:value-type="float" office:value="-2817" calcext:value-type="float">
            <text:p>-2817</text:p>
          </table:table-cell>
          <table:table-cell table:number-columns-repeated="2"/>
        </table:table-row>
        <table:table-row table:style-name="ro1">
          <table:table-cell office:value-type="float" office:value="14871" calcext:value-type="float">
            <text:p>14871</text:p>
          </table:table-cell>
          <table:table-cell office:value-type="float" office:value="0" calcext:value-type="float">
            <text:p>0</text:p>
          </table:table-cell>
          <table:table-cell office:value-type="float" office:value="4105" calcext:value-type="float">
            <text:p>4105</text:p>
          </table:table-cell>
          <table:table-cell office:value-type="float" office:value="-2778" calcext:value-type="float">
            <text:p>-2778</text:p>
          </table:table-cell>
          <table:table-cell table:number-columns-repeated="2"/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-2730" calcext:value-type="float">
            <text:p>-2730</text:p>
          </table:table-cell>
          <table:table-cell table:number-columns-repeated="2"/>
        </table:table-row>
        <table:table-row table:style-name="ro1">
          <table:table-cell office:value-type="float" office:value="14923" calcext:value-type="float">
            <text:p>14923</text:p>
          </table:table-cell>
          <table:table-cell office:value-type="float" office:value="0" calcext:value-type="float">
            <text:p>0</text:p>
          </table:table-cell>
          <table:table-cell office:value-type="float" office:value="-398" calcext:value-type="float">
            <text:p>-398</text:p>
          </table:table-cell>
          <table:table-cell office:value-type="float" office:value="-2673" calcext:value-type="float">
            <text:p>-2673</text:p>
          </table:table-cell>
          <table:table-cell table:number-columns-repeated="2"/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float" office:value="0" calcext:value-type="float">
            <text:p>0</text:p>
          </table:table-cell>
          <table:table-cell office:value-type="float" office:value="-428" calcext:value-type="float">
            <text:p>-428</text:p>
          </table:table-cell>
          <table:table-cell office:value-type="float" office:value="-2619" calcext:value-type="float">
            <text:p>-2619</text:p>
          </table:table-cell>
          <table:table-cell table:number-columns-repeated="2"/>
        </table:table-row>
        <table:table-row table:style-name="ro1">
          <table:table-cell office:value-type="float" office:value="14975" calcext:value-type="float">
            <text:p>14975</text:p>
          </table:table-cell>
          <table:table-cell office:value-type="float" office:value="0" calcext:value-type="float">
            <text:p>0</text:p>
          </table:table-cell>
          <table:table-cell office:value-type="float" office:value="-459" calcext:value-type="float">
            <text:p>-459</text:p>
          </table:table-cell>
          <table:table-cell office:value-type="float" office:value="-2554" calcext:value-type="float">
            <text:p>-2554</text:p>
          </table:table-cell>
          <table:table-cell table:number-columns-repeated="2"/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float" office:value="0" calcext:value-type="float">
            <text:p>0</text:p>
          </table:table-cell>
          <table:table-cell office:value-type="float" office:value="-487" calcext:value-type="float">
            <text:p>-487</text:p>
          </table:table-cell>
          <table:table-cell office:value-type="float" office:value="-2485" calcext:value-type="float">
            <text:p>-2485</text:p>
          </table:table-cell>
          <table:table-cell table:number-columns-repeated="2"/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0" calcext:value-type="float">
            <text:p>0</text:p>
          </table:table-cell>
          <table:table-cell office:value-type="float" office:value="-514" calcext:value-type="float">
            <text:p>-514</text:p>
          </table:table-cell>
          <table:table-cell office:value-type="float" office:value="-2411" calcext:value-type="float">
            <text:p>-2411</text:p>
          </table:table-cell>
          <table:table-cell table:number-columns-repeated="2"/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0" calcext:value-type="float">
            <text:p>0</text:p>
          </table:table-cell>
          <table:table-cell office:value-type="float" office:value="-528" calcext:value-type="float">
            <text:p>-528</text:p>
          </table:table-cell>
          <table:table-cell office:value-type="float" office:value="-2319" calcext:value-type="float">
            <text:p>-2319</text:p>
          </table:table-cell>
          <table:table-cell table:number-columns-repeated="2"/>
        </table:table-row>
        <table:table-row table:style-name="ro1">
          <table:table-cell office:value-type="float" office:value="15079" calcext:value-type="float">
            <text:p>15079</text:p>
          </table:table-cell>
          <table:table-cell office:value-type="float" office:value="0" calcext:value-type="float">
            <text:p>0</text:p>
          </table:table-cell>
          <table:table-cell office:value-type="float" office:value="-548" calcext:value-type="float">
            <text:p>-548</text:p>
          </table:table-cell>
          <table:table-cell office:value-type="float" office:value="-2245" calcext:value-type="float">
            <text:p>-2245</text:p>
          </table:table-cell>
          <table:table-cell table:number-columns-repeated="2"/>
        </table:table-row>
        <table:table-row table:style-name="ro1">
          <table:table-cell office:value-type="float" office:value="15105" calcext:value-type="float">
            <text:p>15105</text:p>
          </table:table-cell>
          <table:table-cell office:value-type="float" office:value="0" calcext:value-type="float">
            <text:p>0</text:p>
          </table:table-cell>
          <table:table-cell office:value-type="float" office:value="-564" calcext:value-type="float">
            <text:p>-564</text:p>
          </table:table-cell>
          <table:table-cell office:value-type="float" office:value="-2152" calcext:value-type="float">
            <text:p>-2152</text:p>
          </table:table-cell>
          <table:table-cell table:number-columns-repeated="2"/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float" office:value="0" calcext:value-type="float">
            <text:p>0</text:p>
          </table:table-cell>
          <table:table-cell office:value-type="float" office:value="-567" calcext:value-type="float">
            <text:p>-567</text:p>
          </table:table-cell>
          <table:table-cell office:value-type="float" office:value="-2048" calcext:value-type="float">
            <text:p>-2048</text:p>
          </table:table-cell>
          <table:table-cell table:number-columns-repeated="2"/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float" office:value="0" calcext:value-type="float">
            <text:p>0</text:p>
          </table:table-cell>
          <table:table-cell office:value-type="float" office:value="-574" calcext:value-type="float">
            <text:p>-574</text:p>
          </table:table-cell>
          <table:table-cell office:value-type="float" office:value="-1954" calcext:value-type="float">
            <text:p>-1954</text:p>
          </table:table-cell>
          <table:table-cell table:number-columns-repeated="2"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float" office:value="0" calcext:value-type="float">
            <text:p>0</text:p>
          </table:table-cell>
          <table:table-cell office:value-type="float" office:value="-581" calcext:value-type="float">
            <text:p>-581</text:p>
          </table:table-cell>
          <table:table-cell office:value-type="float" office:value="-1852" calcext:value-type="float">
            <text:p>-1852</text:p>
          </table:table-cell>
          <table:table-cell table:number-columns-repeated="2"/>
        </table:table-row>
        <table:table-row table:style-name="ro1">
          <table:table-cell office:value-type="float" office:value="15209" calcext:value-type="float">
            <text:p>15209</text:p>
          </table:table-cell>
          <table:table-cell office:value-type="float" office:value="0" calcext:value-type="float">
            <text:p>0</text:p>
          </table:table-cell>
          <table:table-cell office:value-type="float" office:value="-568" calcext:value-type="float">
            <text:p>-568</text:p>
          </table:table-cell>
          <table:table-cell office:value-type="float" office:value="-1728" calcext:value-type="float">
            <text:p>-1728</text:p>
          </table:table-cell>
          <table:table-cell table:number-columns-repeated="2"/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float" office:value="0" calcext:value-type="float">
            <text:p>0</text:p>
          </table:table-cell>
          <table:table-cell office:value-type="float" office:value="-563" calcext:value-type="float">
            <text:p>-563</text:p>
          </table:table-cell>
          <table:table-cell office:value-type="float" office:value="-1614" calcext:value-type="float">
            <text:p>-1614</text:p>
          </table:table-cell>
          <table:table-cell table:number-columns-repeated="2"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float" office:value="0" calcext:value-type="float">
            <text:p>0</text:p>
          </table:table-cell>
          <table:table-cell office:value-type="float" office:value="-558" calcext:value-type="float">
            <text:p>-558</text:p>
          </table:table-cell>
          <table:table-cell office:value-type="float" office:value="-1494" calcext:value-type="float">
            <text:p>-1494</text:p>
          </table:table-cell>
          <table:table-cell table:number-columns-repeated="2"/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float" office:value="0" calcext:value-type="float">
            <text:p>0</text:p>
          </table:table-cell>
          <table:table-cell office:value-type="float" office:value="-532" calcext:value-type="float">
            <text:p>-532</text:p>
          </table:table-cell>
          <table:table-cell office:value-type="float" office:value="-1351" calcext:value-type="float">
            <text:p>-1351</text:p>
          </table:table-cell>
          <table:table-cell table:number-columns-repeated="2"/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float" office:value="0" calcext:value-type="float">
            <text:p>0</text:p>
          </table:table-cell>
          <table:table-cell office:value-type="float" office:value="-517" calcext:value-type="float">
            <text:p>-517</text:p>
          </table:table-cell>
          <table:table-cell office:value-type="float" office:value="-1228" calcext:value-type="float">
            <text:p>-1228</text:p>
          </table:table-cell>
          <table:table-cell table:number-columns-repeated="2"/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float" office:value="0" calcext:value-type="float">
            <text:p>0</text:p>
          </table:table-cell>
          <table:table-cell office:value-type="float" office:value="-496" calcext:value-type="float">
            <text:p>-496</text:p>
          </table:table-cell>
          <table:table-cell office:value-type="float" office:value="-1078" calcext:value-type="float">
            <text:p>-1078</text:p>
          </table:table-cell>
          <table:table-cell table:number-columns-repeated="2"/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float" office:value="0" calcext:value-type="float">
            <text:p>0</text:p>
          </table:table-cell>
          <table:table-cell office:value-type="float" office:value="-463" calcext:value-type="float">
            <text:p>-463</text:p>
          </table:table-cell>
          <table:table-cell office:value-type="float" office:value="-925" calcext:value-type="float">
            <text:p>-925</text:p>
          </table:table-cell>
          <table:table-cell table:number-columns-repeated="2"/>
        </table:table-row>
        <table:table-row table:style-name="ro1">
          <table:table-cell office:value-type="float" office:value="15391" calcext:value-type="float">
            <text:p>15391</text:p>
          </table:table-cell>
          <table:table-cell office:value-type="float" office:value="0" calcext:value-type="float">
            <text:p>0</text:p>
          </table:table-cell>
          <table:table-cell office:value-type="float" office:value="-432" calcext:value-type="float">
            <text:p>-432</text:p>
          </table:table-cell>
          <table:table-cell office:value-type="float" office:value="-775" calcext:value-type="float">
            <text:p>-775</text:p>
          </table:table-cell>
          <table:table-cell table:number-columns-repeated="2"/>
        </table:table-row>
        <table:table-row table:style-name="ro1">
          <table:table-cell office:value-type="float" office:value="15417" calcext:value-type="float">
            <text:p>15417</text:p>
          </table:table-cell>
          <table:table-cell office:value-type="float" office:value="0" calcext:value-type="float">
            <text:p>0</text:p>
          </table:table-cell>
          <table:table-cell office:value-type="float" office:value="-391" calcext:value-type="float">
            <text:p>-391</text:p>
          </table:table-cell>
          <table:table-cell office:value-type="float" office:value="-610" calcext:value-type="float">
            <text:p>-610</text:p>
          </table:table-cell>
          <table:table-cell table:number-columns-repeated="2"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float" office:value="0" calcext:value-type="float">
            <text:p>0</text:p>
          </table:table-cell>
          <table:table-cell office:value-type="float" office:value="-354" calcext:value-type="float">
            <text:p>-354</text:p>
          </table:table-cell>
          <table:table-cell office:value-type="float" office:value="-438" calcext:value-type="float">
            <text:p>-438</text:p>
          </table:table-cell>
          <table:table-cell table:number-columns-repeated="2"/>
        </table:table-row>
        <table:table-row table:style-name="ro1">
          <table:table-cell office:value-type="float" office:value="15469" calcext:value-type="float">
            <text:p>15469</text:p>
          </table:table-cell>
          <table:table-cell office:value-type="float" office:value="0" calcext:value-type="float">
            <text:p>0</text:p>
          </table:table-cell>
          <table:table-cell office:value-type="float" office:value="-314" calcext:value-type="float">
            <text:p>-314</text:p>
          </table:table-cell>
          <table:table-cell office:value-type="float" office:value="-274" calcext:value-type="float">
            <text:p>-274</text:p>
          </table:table-cell>
          <table:table-cell table:number-columns-repeated="2"/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0" calcext:value-type="float">
            <text:p>0</text:p>
          </table:table-cell>
          <table:table-cell office:value-type="float" office:value="-258" calcext:value-type="float">
            <text:p>-258</text:p>
          </table:table-cell>
          <table:table-cell office:value-type="float" office:value="-90" calcext:value-type="float">
            <text:p>-90</text:p>
          </table:table-cell>
          <table:table-cell table:number-columns-repeated="2"/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float" office:value="0" calcext:value-type="float">
            <text:p>0</text:p>
          </table:table-cell>
          <table:table-cell office:value-type="float" office:value="-211" calcext:value-type="float">
            <text:p>-211</text:p>
          </table:table-cell>
          <table:table-cell office:value-type="float" office:value="-29" calcext:value-type="float">
            <text:p>-29</text:p>
          </table:table-cell>
          <table:table-cell table:number-columns-repeated="2"/>
        </table:table-row>
        <table:table-row table:style-name="ro1">
          <table:table-cell office:value-type="float" office:value="15547" calcext:value-type="float">
            <text:p>15547</text:p>
          </table:table-cell>
          <table:table-cell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  <table:table-cell office:value-type="float" office:value="-165" calcext:value-type="float">
            <text:p>-165</text:p>
          </table:table-cell>
          <table:table-cell table:number-columns-repeated="2"/>
        </table:table-row>
        <table:table-row table:style-name="ro1">
          <table:table-cell office:value-type="float" office:value="15573" calcext:value-type="float">
            <text:p>15573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-282" calcext:value-type="float">
            <text:p>-282</text:p>
          </table:table-cell>
          <table:table-cell table:number-columns-repeated="2"/>
        </table:table-row>
        <table:table-row table:style-name="ro1">
          <table:table-cell office:value-type="float" office:value="15599" calcext:value-type="float">
            <text:p>15599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402" calcext:value-type="float">
            <text:p>-402</text:p>
          </table:table-cell>
          <table:table-cell table:number-columns-repeated="2"/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517" calcext:value-type="float">
            <text:p>-517</text:p>
          </table:table-cell>
          <table:table-cell table:number-columns-repeated="2"/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625" calcext:value-type="float">
            <text:p>-625</text:p>
          </table:table-cell>
          <table:table-cell table:number-columns-repeated="2"/>
        </table:table-row>
        <table:table-row table:style-name="ro1">
          <table:table-cell office:value-type="float" office:value="15677" calcext:value-type="float">
            <text:p>15677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38" calcext:value-type="float">
            <text:p>-738</text:p>
          </table:table-cell>
          <table:table-cell table:number-columns-repeated="2"/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-832" calcext:value-type="float">
            <text:p>-832</text:p>
          </table:table-cell>
          <table:table-cell table:number-columns-repeated="2"/>
        </table:table-row>
        <table:table-row table:style-name="ro1">
          <table:table-cell office:value-type="float" office:value="15730" calcext:value-type="float">
            <text:p>15730</text:p>
          </table:table-cell>
          <table:table-cell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office:value-type="float" office:value="-938" calcext:value-type="float">
            <text:p>-938</text:p>
          </table:table-cell>
          <table:table-cell table:number-columns-repeated="2"/>
        </table:table-row>
        <table:table-row table:style-name="ro1">
          <table:table-cell office:value-type="float" office:value="15755" calcext:value-type="float">
            <text:p>15755</text:p>
          </table:table-cell>
          <table:table-cell office:value-type="float" office:value="0" calcext:value-type="float">
            <text:p>0</text:p>
          </table:table-cell>
          <table:table-cell office:value-type="float" office:value="-146" calcext:value-type="float">
            <text:p>-146</text:p>
          </table:table-cell>
          <table:table-cell office:value-type="float" office:value="-1027" calcext:value-type="float">
            <text:p>-1027</text:p>
          </table:table-cell>
          <table:table-cell table:number-columns-repeated="2"/>
        </table:table-row>
        <table:table-row table:style-name="ro1">
          <table:table-cell office:value-type="float" office:value="15781" calcext:value-type="float">
            <text:p>15781</text:p>
          </table:table-cell>
          <table:table-cell office:value-type="float" office:value="0" calcext:value-type="float">
            <text:p>0</text:p>
          </table:table-cell>
          <table:table-cell office:value-type="float" office:value="-156" calcext:value-type="float">
            <text:p>-156</text:p>
          </table:table-cell>
          <table:table-cell office:value-type="float" office:value="-1110" calcext:value-type="float">
            <text:p>-1110</text:p>
          </table:table-cell>
          <table:table-cell table:number-columns-repeated="2"/>
        </table:table-row>
        <table:table-row table:style-name="ro1">
          <table:table-cell office:value-type="float" office:value="15807" calcext:value-type="float">
            <text:p>15807</text:p>
          </table:table-cell>
          <table:table-cell office:value-type="float" office:value="0" calcext:value-type="float">
            <text:p>0</text:p>
          </table:table-cell>
          <table:table-cell office:value-type="float" office:value="-170" calcext:value-type="float">
            <text:p>-170</text:p>
          </table:table-cell>
          <table:table-cell office:value-type="float" office:value="-1196" calcext:value-type="float">
            <text:p>-1196</text:p>
          </table:table-cell>
          <table:table-cell table:number-columns-repeated="2"/>
        </table:table-row>
        <table:table-row table:style-name="ro1">
          <table:table-cell office:value-type="float" office:value="15833" calcext:value-type="float">
            <text:p>15833</text:p>
          </table:table-cell>
          <table:table-cell office:value-type="float" office:value="0" calcext:value-type="float">
            <text:p>0</text:p>
          </table:table-cell>
          <table:table-cell office:value-type="float" office:value="-182" calcext:value-type="float">
            <text:p>-182</text:p>
          </table:table-cell>
          <table:table-cell office:value-type="float" office:value="-1286" calcext:value-type="float">
            <text:p>-1286</text:p>
          </table:table-cell>
          <table:table-cell table:number-columns-repeated="2"/>
        </table:table-row>
        <table:table-row table:style-name="ro1">
          <table:table-cell office:value-type="float" office:value="15859" calcext:value-type="float">
            <text:p>15859</text:p>
          </table:table-cell>
          <table:table-cell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office:value-type="float" office:value="-1347" calcext:value-type="float">
            <text:p>-1347</text:p>
          </table:table-cell>
          <table:table-cell table:number-columns-repeated="2"/>
        </table:table-row>
        <table:table-row table:style-name="ro1">
          <table:table-cell office:value-type="float" office:value="15885" calcext:value-type="float">
            <text:p>15885</text:p>
          </table:table-cell>
          <table:table-cell office:value-type="float" office:value="0" calcext:value-type="float">
            <text:p>0</text:p>
          </table:table-cell>
          <table:table-cell office:value-type="float" office:value="-179" calcext:value-type="float">
            <text:p>-179</text:p>
          </table:table-cell>
          <table:table-cell office:value-type="float" office:value="-1430" calcext:value-type="float">
            <text:p>-1430</text:p>
          </table:table-cell>
          <table:table-cell table:number-columns-repeated="2"/>
        </table:table-row>
        <table:table-row table:style-name="ro1">
          <table:table-cell office:value-type="float" office:value="15911" calcext:value-type="float">
            <text:p>15911</text:p>
          </table:table-cell>
          <table:table-cell office:value-type="float" office:value="0" calcext:value-type="float">
            <text:p>0</text:p>
          </table:table-cell>
          <table:table-cell office:value-type="float" office:value="-182" calcext:value-type="float">
            <text:p>-182</text:p>
          </table:table-cell>
          <table:table-cell office:value-type="float" office:value="-1497" calcext:value-type="float">
            <text:p>-1497</text:p>
          </table:table-cell>
          <table:table-cell table:number-columns-repeated="2"/>
        </table:table-row>
        <table:table-row table:style-name="ro1">
          <table:table-cell office:value-type="float" office:value="15937" calcext:value-type="float">
            <text:p>15937</text:p>
          </table:table-cell>
          <table:table-cell office:value-type="float" office:value="0" calcext:value-type="float">
            <text:p>0</text:p>
          </table:table-cell>
          <table:table-cell office:value-type="float" office:value="-163" calcext:value-type="float">
            <text:p>-163</text:p>
          </table:table-cell>
          <table:table-cell office:value-type="float" office:value="-1544" calcext:value-type="float">
            <text:p>-1544</text:p>
          </table:table-cell>
          <table:table-cell table:number-columns-repeated="2"/>
        </table:table-row>
        <table:table-row table:style-name="ro1">
          <table:table-cell office:value-type="float" office:value="15963" calcext:value-type="float">
            <text:p>15963</text:p>
          </table:table-cell>
          <table:table-cell office:value-type="float" office:value="0" calcext:value-type="float">
            <text:p>0</text:p>
          </table:table-cell>
          <table:table-cell office:value-type="float" office:value="-153" calcext:value-type="float">
            <text:p>-153</text:p>
          </table:table-cell>
          <table:table-cell office:value-type="float" office:value="-1612" calcext:value-type="float">
            <text:p>-1612</text:p>
          </table:table-cell>
          <table:table-cell table:number-columns-repeated="2"/>
        </table:table-row>
        <table:table-row table:style-name="ro1">
          <table:table-cell office:value-type="float" office:value="15989" calcext:value-type="float">
            <text:p>15989</text:p>
          </table:table-cell>
          <table:table-cell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office:value-type="float" office:value="-1657" calcext:value-type="float">
            <text:p>-1657</text:p>
          </table:table-cell>
          <table:table-cell table:number-columns-repeated="2"/>
        </table:table-row>
        <table:table-row table:style-name="ro1">
          <table:table-cell office:value-type="float" office:value="16015" calcext:value-type="float">
            <text:p>16015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-1697" calcext:value-type="float">
            <text:p>-1697</text:p>
          </table:table-cell>
          <table:table-cell table:number-columns-repeated="2"/>
        </table:table-row>
        <table:table-row table:style-name="ro1">
          <table:table-cell office:value-type="float" office:value="16041" calcext:value-type="float">
            <text:p>16041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-1743" calcext:value-type="float">
            <text:p>-1743</text:p>
          </table:table-cell>
          <table:table-cell table:number-columns-repeated="2"/>
        </table:table-row>
        <table:table-row table:style-name="ro1">
          <table:table-cell office:value-type="float" office:value="16068" calcext:value-type="float">
            <text:p>16068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1779" calcext:value-type="float">
            <text:p>-1779</text:p>
          </table:table-cell>
          <table:table-cell table:number-columns-repeated="2"/>
        </table:table-row>
        <table:table-row table:style-name="ro1">
          <table:table-cell office:value-type="float" office:value="16093" calcext:value-type="float">
            <text:p>16093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809" calcext:value-type="float">
            <text:p>-1809</text:p>
          </table:table-cell>
          <table:table-cell table:number-columns-repeated="2"/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845" calcext:value-type="float">
            <text:p>-1845</text:p>
          </table:table-cell>
          <table:table-cell table:number-columns-repeated="2"/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1861" calcext:value-type="float">
            <text:p>-1861</text:p>
          </table:table-cell>
          <table:table-cell table:number-columns-repeated="2"/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1879" calcext:value-type="float">
            <text:p>-1879</text:p>
          </table:table-cell>
          <table:table-cell table:number-columns-repeated="2"/>
        </table:table-row>
        <table:table-row table:style-name="ro1">
          <table:table-cell office:value-type="float" office:value="16197" calcext:value-type="float">
            <text:p>16197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-1903" calcext:value-type="float">
            <text:p>-1903</text:p>
          </table:table-cell>
          <table:table-cell table:number-columns-repeated="2"/>
        </table:table-row>
        <table:table-row table:style-name="ro1">
          <table:table-cell office:value-type="float" office:value="16223" calcext:value-type="float">
            <text:p>16223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-1895" calcext:value-type="float">
            <text:p>-1895</text:p>
          </table:table-cell>
          <table:table-cell table:number-columns-repeated="2"/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0" calcext:value-type="float">
            <text:p>0</text:p>
          </table:table-cell>
          <table:table-cell office:value-type="float" office:value="-132" calcext:value-type="float">
            <text:p>-132</text:p>
          </table:table-cell>
          <table:table-cell office:value-type="float" office:value="-1905" calcext:value-type="float">
            <text:p>-1905</text:p>
          </table:table-cell>
          <table:table-cell table:number-columns-repeated="2"/>
        </table:table-row>
        <table:table-row table:style-name="ro1"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office:value-type="float" office:value="-144" calcext:value-type="float">
            <text:p>-144</text:p>
          </table:table-cell>
          <table:table-cell office:value-type="float" office:value="-1903" calcext:value-type="float">
            <text:p>-1903</text:p>
          </table:table-cell>
          <table:table-cell table:number-columns-repeated="2"/>
        </table:table-row>
        <table:table-row table:style-name="ro1">
          <table:table-cell office:value-type="float" office:value="16301" calcext:value-type="float">
            <text:p>16301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float" office:value="-1889" calcext:value-type="float">
            <text:p>-1889</text:p>
          </table:table-cell>
          <table:table-cell table:number-columns-repeated="2"/>
        </table:table-row>
        <table:table-row table:style-name="ro1">
          <table:table-cell office:value-type="float" office:value="16327" calcext:value-type="float">
            <text:p>16327</text:p>
          </table:table-cell>
          <table:table-cell office:value-type="float" office:value="0" calcext:value-type="float">
            <text:p>0</text:p>
          </table:table-cell>
          <table:table-cell office:value-type="float" office:value="-157" calcext:value-type="float">
            <text:p>-157</text:p>
          </table:table-cell>
          <table:table-cell office:value-type="float" office:value="-1879" calcext:value-type="float">
            <text:p>-1879</text:p>
          </table:table-cell>
          <table:table-cell table:number-columns-repeated="2"/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float" office:value="0" calcext:value-type="float">
            <text:p>0</text:p>
          </table:table-cell>
          <table:table-cell office:value-type="float" office:value="-151" calcext:value-type="float">
            <text:p>-151</text:p>
          </table:table-cell>
          <table:table-cell office:value-type="float" office:value="-1863" calcext:value-type="float">
            <text:p>-1863</text:p>
          </table:table-cell>
          <table:table-cell table:number-columns-repeated="2"/>
        </table:table-row>
        <table:table-row table:style-name="ro1">
          <table:table-cell office:value-type="float" office:value="16379" calcext:value-type="float">
            <text:p>16379</text:p>
          </table:table-cell>
          <table:table-cell office:value-type="float" office:value="0" calcext:value-type="float">
            <text:p>0</text:p>
          </table:table-cell>
          <table:table-cell office:value-type="float" office:value="-151" calcext:value-type="float">
            <text:p>-151</text:p>
          </table:table-cell>
          <table:table-cell office:value-type="float" office:value="-1840" calcext:value-type="float">
            <text:p>-1840</text:p>
          </table:table-cell>
          <table:table-cell table:number-columns-repeated="2"/>
        </table:table-row>
        <table:table-row table:style-name="ro1">
          <table:table-cell office:value-type="float" office:value="16405" calcext:value-type="float">
            <text:p>16405</text:p>
          </table:table-cell>
          <table:table-cell office:value-type="float" office:value="0" calcext:value-type="float">
            <text:p>0</text:p>
          </table:table-cell>
          <table:table-cell office:value-type="float" office:value="-146" calcext:value-type="float">
            <text:p>-146</text:p>
          </table:table-cell>
          <table:table-cell office:value-type="float" office:value="-1820" calcext:value-type="float">
            <text:p>-1820</text:p>
          </table:table-cell>
          <table:table-cell table:number-columns-repeated="2"/>
        </table:table-row>
        <table:table-row table:style-name="ro1">
          <table:table-cell office:value-type="float" office:value="16431" calcext:value-type="float">
            <text:p>16431</text:p>
          </table:table-cell>
          <table:table-cell office:value-type="float" office:value="0" calcext:value-type="float">
            <text:p>0</text:p>
          </table:table-cell>
          <table:table-cell office:value-type="float" office:value="-128" calcext:value-type="float">
            <text:p>-128</text:p>
          </table:table-cell>
          <table:table-cell office:value-type="float" office:value="-1782" calcext:value-type="float">
            <text:p>-1782</text:p>
          </table:table-cell>
          <table:table-cell table:number-columns-repeated="2"/>
        </table:table-row>
        <table:table-row table:style-name="ro1">
          <table:table-cell office:value-type="float" office:value="16457" calcext:value-type="float">
            <text:p>16457</text:p>
          </table:table-cell>
          <table:table-cell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-1743" calcext:value-type="float">
            <text:p>-1743</text:p>
          </table:table-cell>
          <table:table-cell table:number-columns-repeated="2"/>
        </table:table-row>
        <table:table-row table:style-name="ro1">
          <table:table-cell office:value-type="float" office:value="16483" calcext:value-type="float">
            <text:p>16483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1700" calcext:value-type="float">
            <text:p>-1700</text:p>
          </table:table-cell>
          <table:table-cell table:number-columns-repeated="2"/>
        </table:table-row>
        <table:table-row table:style-name="ro1">
          <table:table-cell office:value-type="float" office:value="16509" calcext:value-type="float">
            <text:p>16509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1645" calcext:value-type="float">
            <text:p>-1645</text:p>
          </table:table-cell>
          <table:table-cell table:number-columns-repeated="2"/>
        </table:table-row>
        <table:table-row table:style-name="ro1">
          <table:table-cell office:value-type="float" office:value="16535" calcext:value-type="float">
            <text:p>16535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1597" calcext:value-type="float">
            <text:p>-1597</text:p>
          </table:table-cell>
          <table:table-cell table:number-columns-repeated="2"/>
        </table:table-row>
        <table:table-row table:style-name="ro1">
          <table:table-cell office:value-type="float" office:value="16561" calcext:value-type="float">
            <text:p>1656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528" calcext:value-type="float">
            <text:p>-1528</text:p>
          </table:table-cell>
          <table:table-cell table:number-columns-repeated="2"/>
        </table:table-row>
        <table:table-row table:style-name="ro1">
          <table:table-cell office:value-type="float" office:value="16587" calcext:value-type="float">
            <text:p>1658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465" calcext:value-type="float">
            <text:p>-1465</text:p>
          </table:table-cell>
          <table:table-cell table:number-columns-repeated="2"/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1410" calcext:value-type="float">
            <text:p>-1410</text:p>
          </table:table-cell>
          <table:table-cell table:number-columns-repeated="2"/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318" calcext:value-type="float">
            <text:p>-1318</text:p>
          </table:table-cell>
          <table:table-cell table:number-columns-repeated="2"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-1242" calcext:value-type="float">
            <text:p>-1242</text:p>
          </table:table-cell>
          <table:table-cell table:number-columns-repeated="2"/>
        </table:table-row>
        <table:table-row table:style-name="ro1">
          <table:table-cell office:value-type="float" office:value="16692" calcext:value-type="float">
            <text:p>16692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-1166" calcext:value-type="float">
            <text:p>-1166</text:p>
          </table:table-cell>
          <table:table-cell table:number-columns-repeated="2"/>
        </table:table-row>
        <table:table-row table:style-name="ro1">
          <table:table-cell office:value-type="float" office:value="16717" calcext:value-type="float">
            <text:p>16717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-1064" calcext:value-type="float">
            <text:p>-1064</text:p>
          </table:table-cell>
          <table:table-cell table:number-columns-repeated="2"/>
        </table:table-row>
        <table:table-row table:style-name="ro1">
          <table:table-cell office:value-type="float" office:value="16743" calcext:value-type="float">
            <text:p>16743</text:p>
          </table:table-cell>
          <table:table-cell office:value-type="float" office:value="0" calcext:value-type="float">
            <text:p>0</text:p>
          </table:table-cell>
          <table:table-cell office:value-type="float" office:value="-133" calcext:value-type="float">
            <text:p>-133</text:p>
          </table:table-cell>
          <table:table-cell office:value-type="float" office:value="-973" calcext:value-type="float">
            <text:p>-973</text:p>
          </table:table-cell>
          <table:table-cell table:number-columns-repeated="2"/>
        </table:table-row>
        <table:table-row table:style-name="ro1">
          <table:table-cell office:value-type="float" office:value="16769" calcext:value-type="float">
            <text:p>16769</text:p>
          </table:table-cell>
          <table:table-cell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-878" calcext:value-type="float">
            <text:p>-878</text:p>
          </table:table-cell>
          <table:table-cell table:number-columns-repeated="2"/>
        </table:table-row>
        <table:table-row table:style-name="ro1">
          <table:table-cell office:value-type="float" office:value="16795" calcext:value-type="float">
            <text:p>16795</text:p>
          </table:table-cell>
          <table:table-cell office:value-type="float" office:value="0" calcext:value-type="float">
            <text:p>0</text:p>
          </table:table-cell>
          <table:table-cell office:value-type="float" office:value="-138" calcext:value-type="float">
            <text:p>-138</text:p>
          </table:table-cell>
          <table:table-cell office:value-type="float" office:value="-753" calcext:value-type="float">
            <text:p>-753</text:p>
          </table:table-cell>
          <table:table-cell table:number-columns-repeated="2"/>
        </table:table-row>
        <table:table-row table:style-name="ro1">
          <table:table-cell office:value-type="float" office:value="16821" calcext:value-type="float">
            <text:p>16821</text:p>
          </table:table-cell>
          <table:table-cell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office:value-type="float" office:value="-642" calcext:value-type="float">
            <text:p>-642</text:p>
          </table:table-cell>
          <table:table-cell table:number-columns-repeated="2"/>
        </table:table-row>
        <table:table-row table:style-name="ro1">
          <table:table-cell office:value-type="float" office:value="16847" calcext:value-type="float">
            <text:p>16847</text:p>
          </table:table-cell>
          <table:table-cell office:value-type="float" office:value="0" calcext:value-type="float">
            <text:p>0</text:p>
          </table:table-cell>
          <table:table-cell office:value-type="float" office:value="-128" calcext:value-type="float">
            <text:p>-128</text:p>
          </table:table-cell>
          <table:table-cell office:value-type="float" office:value="-519" calcext:value-type="float">
            <text:p>-519</text:p>
          </table:table-cell>
          <table:table-cell table:number-columns-repeated="2"/>
        </table:table-row>
        <table:table-row table:style-name="ro1">
          <table:table-cell office:value-type="float" office:value="16873" calcext:value-type="float">
            <text:p>16873</text:p>
          </table:table-cell>
          <table:table-cell office:value-type="float" office:value="0" calcext:value-type="float">
            <text:p>0</text:p>
          </table:table-cell>
          <table:table-cell office:value-type="float" office:value="-123" calcext:value-type="float">
            <text:p>-123</text:p>
          </table:table-cell>
          <table:table-cell office:value-type="float" office:value="-395" calcext:value-type="float">
            <text:p>-395</text:p>
          </table:table-cell>
          <table:table-cell table:number-columns-repeated="2"/>
        </table:table-row>
        <table:table-row table:style-name="ro1">
          <table:table-cell office:value-type="float" office:value="16899" calcext:value-type="float">
            <text:p>16899</text:p>
          </table:table-cell>
          <table:table-cell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office:value-type="float" office:value="-272" calcext:value-type="float">
            <text:p>-272</text:p>
          </table:table-cell>
          <table:table-cell table:number-columns-repeated="2"/>
        </table:table-row>
        <table:table-row table:style-name="ro1">
          <table:table-cell office:value-type="float" office:value="16925" calcext:value-type="float">
            <text:p>16925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-128" calcext:value-type="float">
            <text:p>-128</text:p>
          </table:table-cell>
          <table:table-cell table:number-columns-repeated="2"/>
        </table:table-row>
        <table:table-row table:style-name="ro1">
          <table:table-cell office:value-type="float" office:value="16951" calcext:value-type="float">
            <text:p>16951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978" calcext:value-type="float">
            <text:p>16978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82" calcext:value-type="float">
            <text:p>-82</text:p>
          </table:table-cell>
          <table:table-cell table:number-columns-repeated="2"/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85" calcext:value-type="float">
            <text:p>-185</text:p>
          </table:table-cell>
          <table:table-cell table:number-columns-repeated="2"/>
        </table:table-row>
        <table:table-row table:style-name="ro1">
          <table:table-cell office:value-type="float" office:value="17029" calcext:value-type="float">
            <text:p>17029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83" calcext:value-type="float">
            <text:p>-283</text:p>
          </table:table-cell>
          <table:table-cell table:number-columns-repeated="2"/>
        </table:table-row>
        <table:table-row table:style-name="ro1">
          <table:table-cell office:value-type="float" office:value="17055" calcext:value-type="float">
            <text:p>17055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384" calcext:value-type="float">
            <text:p>-384</text:p>
          </table:table-cell>
          <table:table-cell table:number-columns-repeated="2"/>
        </table:table-row>
        <table:table-row table:style-name="ro1">
          <table:table-cell office:value-type="float" office:value="17081" calcext:value-type="float">
            <text:p>17081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472" calcext:value-type="float">
            <text:p>-472</text:p>
          </table:table-cell>
          <table:table-cell table:number-columns-repeated="2"/>
        </table:table-row>
        <table:table-row table:style-name="ro1">
          <table:table-cell office:value-type="float" office:value="17107" calcext:value-type="float">
            <text:p>17107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-565" calcext:value-type="float">
            <text:p>-565</text:p>
          </table:table-cell>
          <table:table-cell table:number-columns-repeated="2"/>
        </table:table-row>
        <table:table-row table:style-name="ro1">
          <table:table-cell office:value-type="float" office:value="17133" calcext:value-type="float">
            <text:p>17133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-640" calcext:value-type="float">
            <text:p>-640</text:p>
          </table:table-cell>
          <table:table-cell table:number-columns-repeated="2"/>
        </table:table-row>
        <table:table-row table:style-name="ro1">
          <table:table-cell office:value-type="float" office:value="17159" calcext:value-type="float">
            <text:p>17159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office:value-type="float" office:value="-721" calcext:value-type="float">
            <text:p>-721</text:p>
          </table:table-cell>
          <table:table-cell table:number-columns-repeated="2"/>
        </table:table-row>
        <table:table-row table:style-name="ro1">
          <table:table-cell office:value-type="float" office:value="17185" calcext:value-type="float">
            <text:p>17185</text:p>
          </table:table-cell>
          <table:table-cell office:value-type="float" office:value="0" calcext:value-type="float">
            <text:p>0</text:p>
          </table:table-cell>
          <table:table-cell office:value-type="float" office:value="-130" calcext:value-type="float">
            <text:p>-130</text:p>
          </table:table-cell>
          <table:table-cell office:value-type="float" office:value="-805" calcext:value-type="float">
            <text:p>-805</text:p>
          </table:table-cell>
          <table:table-cell table:number-columns-repeated="2"/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office:value-type="float" office:value="-860" calcext:value-type="float">
            <text:p>-860</text:p>
          </table:table-cell>
          <table:table-cell table:number-columns-repeated="2"/>
        </table:table-row>
        <table:table-row table:style-name="ro1">
          <table:table-cell office:value-type="float" office:value="17237" calcext:value-type="float">
            <text:p>17237</text:p>
          </table:table-cell>
          <table:table-cell office:value-type="float" office:value="0" calcext:value-type="float">
            <text:p>0</text:p>
          </table:table-cell>
          <table:table-cell office:value-type="float" office:value="-128" calcext:value-type="float">
            <text:p>-128</text:p>
          </table:table-cell>
          <table:table-cell office:value-type="float" office:value="-932" calcext:value-type="float">
            <text:p>-932</text:p>
          </table:table-cell>
          <table:table-cell table:number-columns-repeated="2"/>
        </table:table-row>
        <table:table-row table:style-name="ro1">
          <table:table-cell office:value-type="float" office:value="17263" calcext:value-type="float">
            <text:p>17263</text:p>
          </table:table-cell>
          <table:table-cell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-994" calcext:value-type="float">
            <text:p>-994</text:p>
          </table:table-cell>
          <table:table-cell table:number-columns-repeated="2"/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-1043" calcext:value-type="float">
            <text:p>-1043</text:p>
          </table:table-cell>
          <table:table-cell table:number-columns-repeated="2"/>
        </table:table-row>
        <table:table-row table:style-name="ro1">
          <table:table-cell office:value-type="float" office:value="17315" calcext:value-type="float">
            <text:p>17315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1">
          <table:table-cell office:value-type="float" office:value="17341" calcext:value-type="float">
            <text:p>17341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-1140" calcext:value-type="float">
            <text:p>-1140</text:p>
          </table:table-cell>
          <table:table-cell table:number-columns-repeated="2"/>
        </table:table-row>
        <table:table-row table:style-name="ro1">
          <table:table-cell office:value-type="float" office:value="17367" calcext:value-type="float">
            <text:p>17367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1184" calcext:value-type="float">
            <text:p>-1184</text:p>
          </table:table-cell>
          <table:table-cell table:number-columns-repeated="2"/>
        </table:table-row>
        <table:table-row table:style-name="ro1">
          <table:table-cell office:value-type="float" office:value="17393" calcext:value-type="float">
            <text:p>17393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1228" calcext:value-type="float">
            <text:p>-1228</text:p>
          </table:table-cell>
          <table:table-cell table:number-columns-repeated="2"/>
        </table:table-row>
        <table:table-row table:style-name="ro1">
          <table:table-cell office:value-type="float" office:value="17419" calcext:value-type="float">
            <text:p>1741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246" calcext:value-type="float">
            <text:p>-1246</text:p>
          </table:table-cell>
          <table:table-cell table:number-columns-repeated="2"/>
        </table:table-row>
        <table:table-row table:style-name="ro1">
          <table:table-cell office:value-type="float" office:value="17445" calcext:value-type="float">
            <text:p>17445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275" calcext:value-type="float">
            <text:p>-1275</text:p>
          </table:table-cell>
          <table:table-cell table:number-columns-repeated="2"/>
        </table:table-row>
        <table:table-row table:style-name="ro1">
          <table:table-cell office:value-type="float" office:value="17471" calcext:value-type="float">
            <text:p>17471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1302" calcext:value-type="float">
            <text:p>-1302</text:p>
          </table:table-cell>
          <table:table-cell table:number-columns-repeated="2"/>
        </table:table-row>
        <table:table-row table:style-name="ro1">
          <table:table-cell office:value-type="float" office:value="17497" calcext:value-type="float">
            <text:p>17497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308" calcext:value-type="float">
            <text:p>-1308</text:p>
          </table:table-cell>
          <table:table-cell table:number-columns-repeated="2"/>
        </table:table-row>
        <table:table-row table:style-name="ro1">
          <table:table-cell office:value-type="float" office:value="17523" calcext:value-type="float">
            <text:p>17523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-1325" calcext:value-type="float">
            <text:p>-1325</text:p>
          </table:table-cell>
          <table:table-cell table:number-columns-repeated="2"/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-1332" calcext:value-type="float">
            <text:p>-1332</text:p>
          </table:table-cell>
          <table:table-cell table:number-columns-repeated="2"/>
        </table:table-row>
        <table:table-row table:style-name="ro1">
          <table:table-cell office:value-type="float" office:value="17575" calcext:value-type="float">
            <text:p>17575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-1334" calcext:value-type="float">
            <text:p>-1334</text:p>
          </table:table-cell>
          <table:table-cell table:number-columns-repeated="2"/>
        </table:table-row>
        <table:table-row table:style-name="ro1">
          <table:table-cell office:value-type="float" office:value="17602" calcext:value-type="float">
            <text:p>17602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-1332" calcext:value-type="float">
            <text:p>-1332</text:p>
          </table:table-cell>
          <table:table-cell table:number-columns-repeated="2"/>
        </table:table-row>
        <table:table-row table:style-name="ro1">
          <table:table-cell office:value-type="float" office:value="17627" calcext:value-type="float">
            <text:p>17627</text:p>
          </table:table-cell>
          <table:table-cell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-1323" calcext:value-type="float">
            <text:p>-1323</text:p>
          </table:table-cell>
          <table:table-cell table:number-columns-repeated="2"/>
        </table:table-row>
        <table:table-row table:style-name="ro1">
          <table:table-cell office:value-type="float" office:value="17654" calcext:value-type="float">
            <text:p>17654</text:p>
          </table:table-cell>
          <table:table-cell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-1310" calcext:value-type="float">
            <text:p>-1310</text:p>
          </table:table-cell>
          <table:table-cell table:number-columns-repeated="2"/>
        </table:table-row>
        <table:table-row table:style-name="ro1">
          <table:table-cell office:value-type="float" office:value="17679" calcext:value-type="float">
            <text:p>17679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1287" calcext:value-type="float">
            <text:p>-1287</text:p>
          </table:table-cell>
          <table:table-cell table:number-columns-repeated="2"/>
        </table:table-row>
        <table:table-row table:style-name="ro1">
          <table:table-cell office:value-type="float" office:value="17705" calcext:value-type="float">
            <text:p>17705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-1266" calcext:value-type="float">
            <text:p>-1266</text:p>
          </table:table-cell>
          <table:table-cell table:number-columns-repeated="2"/>
        </table:table-row>
        <table:table-row table:style-name="ro1">
          <table:table-cell office:value-type="float" office:value="17731" calcext:value-type="float">
            <text:p>17731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-1242" calcext:value-type="float">
            <text:p>-1242</text:p>
          </table:table-cell>
          <table:table-cell table:number-columns-repeated="2"/>
        </table:table-row>
        <table:table-row table:style-name="ro1">
          <table:table-cell office:value-type="float" office:value="17757" calcext:value-type="float">
            <text:p>17757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1203" calcext:value-type="float">
            <text:p>-1203</text:p>
          </table:table-cell>
          <table:table-cell table:number-columns-repeated="2"/>
        </table:table-row>
        <table:table-row table:style-name="ro1">
          <table:table-cell office:value-type="float" office:value="17783" calcext:value-type="float">
            <text:p>17783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1167" calcext:value-type="float">
            <text:p>-1167</text:p>
          </table:table-cell>
          <table:table-cell table:number-columns-repeated="2"/>
        </table:table-row>
        <table:table-row table:style-name="ro1">
          <table:table-cell office:value-type="float" office:value="17809" calcext:value-type="float">
            <text:p>17809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131" calcext:value-type="float">
            <text:p>-1131</text:p>
          </table:table-cell>
          <table:table-cell table:number-columns-repeated="2"/>
        </table:table-row>
        <table:table-row table:style-name="ro1">
          <table:table-cell office:value-type="float" office:value="17835" calcext:value-type="float">
            <text:p>1783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065" calcext:value-type="float">
            <text:p>-1065</text:p>
          </table:table-cell>
          <table:table-cell table:number-columns-repeated="2"/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018" calcext:value-type="float">
            <text:p>-1018</text:p>
          </table:table-cell>
          <table:table-cell table:number-columns-repeated="2"/>
        </table:table-row>
        <table:table-row table:style-name="ro1">
          <table:table-cell office:value-type="float" office:value="17887" calcext:value-type="float">
            <text:p>17887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954" calcext:value-type="float">
            <text:p>-954</text:p>
          </table:table-cell>
          <table:table-cell table:number-columns-repeated="2"/>
        </table:table-row>
        <table:table-row table:style-name="ro1">
          <table:table-cell office:value-type="float" office:value="17913" calcext:value-type="float">
            <text:p>17913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890" calcext:value-type="float">
            <text:p>-890</text:p>
          </table:table-cell>
          <table:table-cell table:number-columns-repeated="2"/>
        </table:table-row>
        <table:table-row table:style-name="ro1">
          <table:table-cell office:value-type="float" office:value="17939" calcext:value-type="float">
            <text:p>17939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-821" calcext:value-type="float">
            <text:p>-821</text:p>
          </table:table-cell>
          <table:table-cell table:number-columns-repeated="2"/>
        </table:table-row>
        <table:table-row table:style-name="ro1">
          <table:table-cell office:value-type="float" office:value="17965" calcext:value-type="float">
            <text:p>17965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-741" calcext:value-type="float">
            <text:p>-741</text:p>
          </table:table-cell>
          <table:table-cell table:number-columns-repeated="2"/>
        </table:table-row>
        <table:table-row table:style-name="ro1">
          <table:table-cell office:value-type="float" office:value="17991" calcext:value-type="float">
            <text:p>17991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663" calcext:value-type="float">
            <text:p>-663</text:p>
          </table:table-cell>
          <table:table-cell table:number-columns-repeated="2"/>
        </table:table-row>
        <table:table-row table:style-name="ro1">
          <table:table-cell office:value-type="float" office:value="18017" calcext:value-type="float">
            <text:p>18017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-580" calcext:value-type="float">
            <text:p>-580</text:p>
          </table:table-cell>
          <table:table-cell table:number-columns-repeated="2"/>
        </table:table-row>
        <table:table-row table:style-name="ro1">
          <table:table-cell office:value-type="float" office:value="18043" calcext:value-type="float">
            <text:p>18043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-483" calcext:value-type="float">
            <text:p>-483</text:p>
          </table:table-cell>
          <table:table-cell table:number-columns-repeated="2"/>
        </table:table-row>
        <table:table-row table:style-name="ro1">
          <table:table-cell office:value-type="float" office:value="18069" calcext:value-type="float">
            <text:p>18069</text:p>
          </table:table-cell>
          <table:table-cell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-387" calcext:value-type="float">
            <text:p>-387</text:p>
          </table:table-cell>
          <table:table-cell table:number-columns-repeated="2"/>
        </table:table-row>
        <table:table-row table:style-name="ro1">
          <table:table-cell office:value-type="float" office:value="18095" calcext:value-type="float">
            <text:p>18095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-274" calcext:value-type="float">
            <text:p>-274</text:p>
          </table:table-cell>
          <table:table-cell table:number-columns-repeated="2"/>
        </table:table-row>
        <table:table-row table:style-name="ro1">
          <table:table-cell office:value-type="float" office:value="18121" calcext:value-type="float">
            <text:p>18121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175" calcext:value-type="float">
            <text:p>-175</text:p>
          </table:table-cell>
          <table:table-cell table:number-columns-repeated="2"/>
        </table:table-row>
        <table:table-row table:style-name="ro1">
          <table:table-cell office:value-type="float" office:value="18147" calcext:value-type="float">
            <text:p>18147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2"/>
        </table:table-row>
        <table:table-row table:style-name="ro1">
          <table:table-cell office:value-type="float" office:value="18173" calcext:value-type="float">
            <text:p>18173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float" office:value="18199" calcext:value-type="float">
            <text:p>1819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28" calcext:value-type="float">
            <text:p>-128</text:p>
          </table:table-cell>
          <table:table-cell table:number-columns-repeated="2"/>
        </table:table-row>
        <table:table-row table:style-name="ro1">
          <table:table-cell office:value-type="float" office:value="18226" calcext:value-type="float">
            <text:p>1822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208" calcext:value-type="float">
            <text:p>-208</text:p>
          </table:table-cell>
          <table:table-cell table:number-columns-repeated="2"/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97" calcext:value-type="float">
            <text:p>-297</text:p>
          </table:table-cell>
          <table:table-cell table:number-columns-repeated="2"/>
        </table:table-row>
        <table:table-row table:style-name="ro1">
          <table:table-cell office:value-type="float" office:value="18278" calcext:value-type="float">
            <text:p>18278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382" calcext:value-type="float">
            <text:p>-382</text:p>
          </table:table-cell>
          <table:table-cell table:number-columns-repeated="2"/>
        </table:table-row>
        <table:table-row table:style-name="ro1">
          <table:table-cell office:value-type="float" office:value="18303" calcext:value-type="float">
            <text:p>18303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446" calcext:value-type="float">
            <text:p>-446</text:p>
          </table:table-cell>
          <table:table-cell table:number-columns-repeated="2"/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-523" calcext:value-type="float">
            <text:p>-523</text:p>
          </table:table-cell>
          <table:table-cell table:number-columns-repeated="2"/>
        </table:table-row>
        <table:table-row table:style-name="ro1">
          <table:table-cell office:value-type="float" office:value="18355" calcext:value-type="float">
            <text:p>18355</text:p>
          </table:table-cell>
          <table:table-cell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-598" calcext:value-type="float">
            <text:p>-598</text:p>
          </table:table-cell>
          <table:table-cell table:number-columns-repeated="2"/>
        </table:table-row>
        <table:table-row table:style-name="ro1">
          <table:table-cell office:value-type="float" office:value="18382" calcext:value-type="float">
            <text:p>18382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-645" calcext:value-type="float">
            <text:p>-645</text:p>
          </table:table-cell>
          <table:table-cell table:number-columns-repeated="2"/>
        </table:table-row>
        <table:table-row table:style-name="ro1">
          <table:table-cell office:value-type="float" office:value="18407" calcext:value-type="float">
            <text:p>18407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-701" calcext:value-type="float">
            <text:p>-701</text:p>
          </table:table-cell>
          <table:table-cell table:number-columns-repeated="2"/>
        </table:table-row>
        <table:table-row table:style-name="ro1">
          <table:table-cell office:value-type="float" office:value="18434" calcext:value-type="float">
            <text:p>18434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-760" calcext:value-type="float">
            <text:p>-760</text:p>
          </table:table-cell>
          <table:table-cell table:number-columns-repeated="2"/>
        </table:table-row>
        <table:table-row table:style-name="ro1">
          <table:table-cell office:value-type="float" office:value="18459" calcext:value-type="float">
            <text:p>18459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800" calcext:value-type="float">
            <text:p>-800</text:p>
          </table:table-cell>
          <table:table-cell table:number-columns-repeated="2"/>
        </table:table-row>
        <table:table-row table:style-name="ro1"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846" calcext:value-type="float">
            <text:p>-846</text:p>
          </table:table-cell>
          <table:table-cell table:number-columns-repeated="2"/>
        </table:table-row>
        <table:table-row table:style-name="ro1">
          <table:table-cell office:value-type="float" office:value="18511" calcext:value-type="float">
            <text:p>18511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872" calcext:value-type="float">
            <text:p>-872</text:p>
          </table:table-cell>
          <table:table-cell table:number-columns-repeated="2"/>
        </table:table-row>
        <table:table-row table:style-name="ro1">
          <table:table-cell office:value-type="float" office:value="18537" calcext:value-type="float">
            <text:p>18537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915" calcext:value-type="float">
            <text:p>-915</text:p>
          </table:table-cell>
          <table:table-cell table:number-columns-repeated="2"/>
        </table:table-row>
        <table:table-row table:style-name="ro1">
          <table:table-cell office:value-type="float" office:value="18563" calcext:value-type="float">
            <text:p>1856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944" calcext:value-type="float">
            <text:p>-944</text:p>
          </table:table-cell>
          <table:table-cell table:number-columns-repeated="2"/>
        </table:table-row>
        <table:table-row table:style-name="ro1">
          <table:table-cell office:value-type="float" office:value="18589" calcext:value-type="float">
            <text:p>1858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966" calcext:value-type="float">
            <text:p>-966</text:p>
          </table:table-cell>
          <table:table-cell table:number-columns-repeated="2"/>
        </table:table-row>
        <table:table-row table:style-name="ro1">
          <table:table-cell office:value-type="float" office:value="18615" calcext:value-type="float">
            <text:p>18615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983" calcext:value-type="float">
            <text:p>-983</text:p>
          </table:table-cell>
          <table:table-cell table:number-columns-repeated="2"/>
        </table:table-row>
        <table:table-row table:style-name="ro1">
          <table:table-cell office:value-type="float" office:value="18642" calcext:value-type="float">
            <text:p>18642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990" calcext:value-type="float">
            <text:p>-990</text:p>
          </table:table-cell>
          <table:table-cell table:number-columns-repeated="2"/>
        </table:table-row>
        <table:table-row table:style-name="ro1">
          <table:table-cell office:value-type="float" office:value="18667" calcext:value-type="float">
            <text:p>18667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999" calcext:value-type="float">
            <text:p>-999</text:p>
          </table:table-cell>
          <table:table-cell table:number-columns-repeated="2"/>
        </table:table-row>
        <table:table-row table:style-name="ro1">
          <table:table-cell office:value-type="float" office:value="18694" calcext:value-type="float">
            <text:p>18694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-1013" calcext:value-type="float">
            <text:p>-1013</text:p>
          </table:table-cell>
          <table:table-cell table:number-columns-repeated="2"/>
        </table:table-row>
        <table:table-row table:style-name="ro1">
          <table:table-cell office:value-type="float" office:value="18719" calcext:value-type="float">
            <text:p>18719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float" office:value="18745" calcext:value-type="float">
            <text:p>18745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-994" calcext:value-type="float">
            <text:p>-994</text:p>
          </table:table-cell>
          <table:table-cell table:number-columns-repeated="2"/>
        </table:table-row>
        <table:table-row table:style-name="ro1">
          <table:table-cell office:value-type="float" office:value="18771" calcext:value-type="float">
            <text:p>18771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-987" calcext:value-type="float">
            <text:p>-987</text:p>
          </table:table-cell>
          <table:table-cell table:number-columns-repeated="2"/>
        </table:table-row>
        <table:table-row table:style-name="ro1">
          <table:table-cell office:value-type="float" office:value="18797" calcext:value-type="float">
            <text:p>18797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963" calcext:value-type="float">
            <text:p>-963</text:p>
          </table:table-cell>
          <table:table-cell table:number-columns-repeated="2"/>
        </table:table-row>
        <table:table-row table:style-name="ro1">
          <table:table-cell office:value-type="float" office:value="18824" calcext:value-type="float">
            <text:p>18824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942" calcext:value-type="float">
            <text:p>-942</text:p>
          </table:table-cell>
          <table:table-cell table:number-columns-repeated="2"/>
        </table:table-row>
        <table:table-row table:style-name="ro1">
          <table:table-cell office:value-type="float" office:value="18849" calcext:value-type="float">
            <text:p>18849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917" calcext:value-type="float">
            <text:p>-917</text:p>
          </table:table-cell>
          <table:table-cell table:number-columns-repeated="2"/>
        </table:table-row>
        <table:table-row table:style-name="ro1">
          <table:table-cell office:value-type="float" office:value="18876" calcext:value-type="float">
            <text:p>1887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880" calcext:value-type="float">
            <text:p>-880</text:p>
          </table:table-cell>
          <table:table-cell table:number-columns-repeated="2"/>
        </table:table-row>
        <table:table-row table:style-name="ro1">
          <table:table-cell office:value-type="float" office:value="18901" calcext:value-type="float">
            <text:p>18901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847" calcext:value-type="float">
            <text:p>-847</text:p>
          </table:table-cell>
          <table:table-cell table:number-columns-repeated="2"/>
        </table:table-row>
        <table:table-row table:style-name="ro1">
          <table:table-cell office:value-type="float" office:value="18927" calcext:value-type="float">
            <text:p>18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801" calcext:value-type="float">
            <text:p>-801</text:p>
          </table:table-cell>
          <table:table-cell table:number-columns-repeated="2"/>
        </table:table-row>
        <table:table-row table:style-name="ro1">
          <table:table-cell office:value-type="float" office:value="18953" calcext:value-type="float">
            <text:p>18953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756" calcext:value-type="float">
            <text:p>-756</text:p>
          </table:table-cell>
          <table:table-cell table:number-columns-repeated="2"/>
        </table:table-row>
        <table:table-row table:style-name="ro1">
          <table:table-cell office:value-type="float" office:value="18979" calcext:value-type="float">
            <text:p>18979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689" calcext:value-type="float">
            <text:p>-689</text:p>
          </table:table-cell>
          <table:table-cell table:number-columns-repeated="2"/>
        </table:table-row>
        <table:table-row table:style-name="ro1">
          <table:table-cell office:value-type="float" office:value="19005" calcext:value-type="float">
            <text:p>19005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645" calcext:value-type="float">
            <text:p>-645</text:p>
          </table:table-cell>
          <table:table-cell table:number-columns-repeated="2"/>
        </table:table-row>
        <table:table-row table:style-name="ro1">
          <table:table-cell office:value-type="float" office:value="19031" calcext:value-type="float">
            <text:p>19031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579" calcext:value-type="float">
            <text:p>-579</text:p>
          </table:table-cell>
          <table:table-cell table:number-columns-repeated="2"/>
        </table:table-row>
        <table:table-row table:style-name="ro1">
          <table:table-cell office:value-type="float" office:value="19057" calcext:value-type="float">
            <text:p>19057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499" calcext:value-type="float">
            <text:p>-499</text:p>
          </table:table-cell>
          <table:table-cell table:number-columns-repeated="2"/>
        </table:table-row>
        <table:table-row table:style-name="ro1">
          <table:table-cell office:value-type="float" office:value="19083" calcext:value-type="float">
            <text:p>19083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-438" calcext:value-type="float">
            <text:p>-438</text:p>
          </table:table-cell>
          <table:table-cell table:number-columns-repeated="2"/>
        </table:table-row>
        <table:table-row table:style-name="ro1">
          <table:table-cell office:value-type="float" office:value="19109" calcext:value-type="float">
            <text:p>19109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-348" calcext:value-type="float">
            <text:p>-348</text:p>
          </table:table-cell>
          <table:table-cell table:number-columns-repeated="2"/>
        </table:table-row>
        <table:table-row table:style-name="ro1">
          <table:table-cell office:value-type="float" office:value="19135" calcext:value-type="float">
            <text:p>19135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269" calcext:value-type="float">
            <text:p>-269</text:p>
          </table:table-cell>
          <table:table-cell table:number-columns-repeated="2"/>
        </table:table-row>
        <table:table-row table:style-name="ro1">
          <table:table-cell office:value-type="float" office:value="19161" calcext:value-type="float">
            <text:p>19161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176" calcext:value-type="float">
            <text:p>-176</text:p>
          </table:table-cell>
          <table:table-cell table:number-columns-repeated="2"/>
        </table:table-row>
        <table:table-row table:style-name="ro1">
          <table:table-cell office:value-type="float" office:value="19187" calcext:value-type="float">
            <text:p>19187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19213" calcext:value-type="float">
            <text:p>19213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239" calcext:value-type="float">
            <text:p>19239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92" calcext:value-type="float">
            <text:p>-92</text:p>
          </table:table-cell>
          <table:table-cell table:number-columns-repeated="2"/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59" calcext:value-type="float">
            <text:p>-159</text:p>
          </table:table-cell>
          <table:table-cell table:number-columns-repeated="2"/>
        </table:table-row>
        <table:table-row table:style-name="ro1">
          <table:table-cell office:value-type="float" office:value="19292" calcext:value-type="float">
            <text:p>19292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242" calcext:value-type="float">
            <text:p>-242</text:p>
          </table:table-cell>
          <table:table-cell table:number-columns-repeated="2"/>
        </table:table-row>
        <table:table-row table:style-name="ro1">
          <table:table-cell office:value-type="float" office:value="19317" calcext:value-type="float">
            <text:p>19317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301" calcext:value-type="float">
            <text:p>-301</text:p>
          </table:table-cell>
          <table:table-cell table:number-columns-repeated="2"/>
        </table:table-row>
        <table:table-row table:style-name="ro1">
          <table:table-cell office:value-type="float" office:value="19344" calcext:value-type="float">
            <text:p>19344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67" calcext:value-type="float">
            <text:p>-367</text:p>
          </table:table-cell>
          <table:table-cell table:number-columns-repeated="2"/>
        </table:table-row>
        <table:table-row table:style-name="ro1">
          <table:table-cell office:value-type="float" office:value="19369" calcext:value-type="float">
            <text:p>19369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439" calcext:value-type="float">
            <text:p>-439</text:p>
          </table:table-cell>
          <table:table-cell table:number-columns-repeated="2"/>
        </table:table-row>
        <table:table-row table:style-name="ro1">
          <table:table-cell office:value-type="float" office:value="19396" calcext:value-type="float">
            <text:p>19396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486" calcext:value-type="float">
            <text:p>-486</text:p>
          </table:table-cell>
          <table:table-cell table:number-columns-repeated="2"/>
        </table:table-row>
        <table:table-row table:style-name="ro1">
          <table:table-cell office:value-type="float" office:value="19421" calcext:value-type="float">
            <text:p>19421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536" calcext:value-type="float">
            <text:p>-536</text:p>
          </table:table-cell>
          <table:table-cell table:number-columns-repeated="2"/>
        </table:table-row>
        <table:table-row table:style-name="ro1">
          <table:table-cell office:value-type="float" office:value="19447" calcext:value-type="float">
            <text:p>19447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590" calcext:value-type="float">
            <text:p>-590</text:p>
          </table:table-cell>
          <table:table-cell table:number-columns-repeated="2"/>
        </table:table-row>
        <table:table-row table:style-name="ro1">
          <table:table-cell office:value-type="float" office:value="19473" calcext:value-type="float">
            <text:p>19473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626" calcext:value-type="float">
            <text:p>-626</text:p>
          </table:table-cell>
          <table:table-cell table:number-columns-repeated="2"/>
        </table:table-row>
        <table:table-row table:style-name="ro1">
          <table:table-cell office:value-type="float" office:value="19499" calcext:value-type="float">
            <text:p>19499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668" calcext:value-type="float">
            <text:p>-668</text:p>
          </table:table-cell>
          <table:table-cell table:number-columns-repeated="2"/>
        </table:table-row>
        <table:table-row table:style-name="ro1">
          <table:table-cell office:value-type="float" office:value="19525" calcext:value-type="float">
            <text:p>19525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695" calcext:value-type="float">
            <text:p>-695</text:p>
          </table:table-cell>
          <table:table-cell table:number-columns-repeated="2"/>
        </table:table-row>
        <table:table-row table:style-name="ro1">
          <table:table-cell office:value-type="float" office:value="19551" calcext:value-type="float">
            <text:p>1955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721" calcext:value-type="float">
            <text:p>-721</text:p>
          </table:table-cell>
          <table:table-cell table:number-columns-repeated="2"/>
        </table:table-row>
        <table:table-row table:style-name="ro1">
          <table:table-cell office:value-type="float" office:value="19578" calcext:value-type="float">
            <text:p>1957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749" calcext:value-type="float">
            <text:p>-749</text:p>
          </table:table-cell>
          <table:table-cell table:number-columns-repeated="2"/>
        </table:table-row>
        <table:table-row table:style-name="ro1">
          <table:table-cell office:value-type="float" office:value="19603" calcext:value-type="float">
            <text:p>1960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2"/>
        </table:table-row>
        <table:table-row table:style-name="ro1">
          <table:table-cell office:value-type="float" office:value="19629" calcext:value-type="float">
            <text:p>19629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772" calcext:value-type="float">
            <text:p>-772</text:p>
          </table:table-cell>
          <table:table-cell table:number-columns-repeated="2"/>
        </table:table-row>
        <table:table-row table:style-name="ro1">
          <table:table-cell office:value-type="float" office:value="19655" calcext:value-type="float">
            <text:p>19655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2"/>
        </table:table-row>
        <table:table-row table:style-name="ro1">
          <table:table-cell office:value-type="float" office:value="19681" calcext:value-type="float">
            <text:p>19681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785" calcext:value-type="float">
            <text:p>-785</text:p>
          </table:table-cell>
          <table:table-cell table:number-columns-repeated="2"/>
        </table:table-row>
        <table:table-row table:style-name="ro1">
          <table:table-cell office:value-type="float" office:value="19707" calcext:value-type="float">
            <text:p>19707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786" calcext:value-type="float">
            <text:p>-786</text:p>
          </table:table-cell>
          <table:table-cell table:number-columns-repeated="2"/>
        </table:table-row>
        <table:table-row table:style-name="ro1">
          <table:table-cell office:value-type="float" office:value="19733" calcext:value-type="float">
            <text:p>19733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773" calcext:value-type="float">
            <text:p>-773</text:p>
          </table:table-cell>
          <table:table-cell table:number-columns-repeated="2"/>
        </table:table-row>
        <table:table-row table:style-name="ro1">
          <table:table-cell office:value-type="float" office:value="19759" calcext:value-type="float">
            <text:p>19759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766" calcext:value-type="float">
            <text:p>-766</text:p>
          </table:table-cell>
          <table:table-cell table:number-columns-repeated="2"/>
        </table:table-row>
        <table:table-row table:style-name="ro1"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736" calcext:value-type="float">
            <text:p>-736</text:p>
          </table:table-cell>
          <table:table-cell table:number-columns-repeated="2"/>
        </table:table-row>
        <table:table-row table:style-name="ro1">
          <table:table-cell office:value-type="float" office:value="19812" calcext:value-type="float">
            <text:p>19812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721" calcext:value-type="float">
            <text:p>-721</text:p>
          </table:table-cell>
          <table:table-cell table:number-columns-repeated="2"/>
        </table:table-row>
        <table:table-row table:style-name="ro1">
          <table:table-cell office:value-type="float" office:value="19837" calcext:value-type="float">
            <text:p>19837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702" calcext:value-type="float">
            <text:p>-702</text:p>
          </table:table-cell>
          <table:table-cell table:number-columns-repeated="2"/>
        </table:table-row>
        <table:table-row table:style-name="ro1">
          <table:table-cell office:value-type="float" office:value="19864" calcext:value-type="float">
            <text:p>19864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652" calcext:value-type="float">
            <text:p>-652</text:p>
          </table:table-cell>
          <table:table-cell table:number-columns-repeated="2"/>
        </table:table-row>
        <table:table-row table:style-name="ro1">
          <table:table-cell office:value-type="float" office:value="19889" calcext:value-type="float">
            <text:p>1988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20" calcext:value-type="float">
            <text:p>-620</text:p>
          </table:table-cell>
          <table:table-cell table:number-columns-repeated="2"/>
        </table:table-row>
        <table:table-row table:style-name="ro1">
          <table:table-cell office:value-type="float" office:value="19915" calcext:value-type="float">
            <text:p>19915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578" calcext:value-type="float">
            <text:p>-578</text:p>
          </table:table-cell>
          <table:table-cell table:number-columns-repeated="2"/>
        </table:table-row>
        <table:table-row table:style-name="ro1">
          <table:table-cell office:value-type="float" office:value="19941" calcext:value-type="float">
            <text:p>1994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525" calcext:value-type="float">
            <text:p>-525</text:p>
          </table:table-cell>
          <table:table-cell table:number-columns-repeated="2"/>
        </table:table-row>
        <table:table-row table:style-name="ro1">
          <table:table-cell office:value-type="float" office:value="19967" calcext:value-type="float">
            <text:p>19967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480" calcext:value-type="float">
            <text:p>-480</text:p>
          </table:table-cell>
          <table:table-cell table:number-columns-repeated="2"/>
        </table:table-row>
        <table:table-row table:style-name="ro1">
          <table:table-cell office:value-type="float" office:value="19993" calcext:value-type="float">
            <text:p>19993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411" calcext:value-type="float">
            <text:p>-411</text:p>
          </table:table-cell>
          <table:table-cell table:number-columns-repeated="2"/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350" calcext:value-type="float">
            <text:p>-350</text:p>
          </table:table-cell>
          <table:table-cell table:number-columns-repeated="2"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287" calcext:value-type="float">
            <text:p>-287</text:p>
          </table:table-cell>
          <table:table-cell table:number-columns-repeated="2"/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207" calcext:value-type="float">
            <text:p>-207</text:p>
          </table:table-cell>
          <table:table-cell table:number-columns-repeated="2"/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119" calcext:value-type="float">
            <text:p>-119</text:p>
          </table:table-cell>
          <table:table-cell table:number-columns-repeated="2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table:number-columns-repeated="2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58" calcext:value-type="float">
            <text:p>-158</text:p>
          </table:table-cell>
          <table:table-cell table:number-columns-repeated="2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25" calcext:value-type="float">
            <text:p>-225</text:p>
          </table:table-cell>
          <table:table-cell table:number-columns-repeated="2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271" calcext:value-type="float">
            <text:p>-271</text:p>
          </table:table-cell>
          <table:table-cell table:number-columns-repeated="2"/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330" calcext:value-type="float">
            <text:p>-330</text:p>
          </table:table-cell>
          <table:table-cell table:number-columns-repeated="2"/>
        </table:table-row>
        <table:table-row table:style-name="ro1">
          <table:table-cell office:value-type="float" office:value="20306" calcext:value-type="float">
            <text:p>20306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397" calcext:value-type="float">
            <text:p>-397</text:p>
          </table:table-cell>
          <table:table-cell table:number-columns-repeated="2"/>
        </table:table-row>
        <table:table-row table:style-name="ro1">
          <table:table-cell office:value-type="float" office:value="20331" calcext:value-type="float">
            <text:p>20331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429" calcext:value-type="float">
            <text:p>-429</text:p>
          </table:table-cell>
          <table:table-cell table:number-columns-repeated="2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471" calcext:value-type="float">
            <text:p>-471</text:p>
          </table:table-cell>
          <table:table-cell table:number-columns-repeated="2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510" calcext:value-type="float">
            <text:p>-510</text:p>
          </table:table-cell>
          <table:table-cell table:number-columns-repeated="2"/>
        </table:table-row>
        <table:table-row table:style-name="ro1">
          <table:table-cell office:value-type="float" office:value="20409" calcext:value-type="float">
            <text:p>20409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540" calcext:value-type="float">
            <text:p>-540</text:p>
          </table:table-cell>
          <table:table-cell table:number-columns-repeated="2"/>
        </table:table-row>
        <table:table-row table:style-name="ro1">
          <table:table-cell office:value-type="float" office:value="20435" calcext:value-type="float">
            <text:p>20435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569" calcext:value-type="float">
            <text:p>-569</text:p>
          </table:table-cell>
          <table:table-cell table:number-columns-repeated="2"/>
        </table:table-row>
        <table:table-row table:style-name="ro1">
          <table:table-cell office:value-type="float" office:value="20461" calcext:value-type="float">
            <text:p>2046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590" calcext:value-type="float">
            <text:p>-590</text:p>
          </table:table-cell>
          <table:table-cell table:number-columns-repeated="2"/>
        </table:table-row>
        <table:table-row table:style-name="ro1">
          <table:table-cell office:value-type="float" office:value="20487" calcext:value-type="float">
            <text:p>2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8" calcext:value-type="float">
            <text:p>-608</text:p>
          </table:table-cell>
          <table:table-cell table:number-columns-repeated="2"/>
        </table:table-row>
        <table:table-row table:style-name="ro1">
          <table:table-cell office:value-type="float" office:value="20513" calcext:value-type="float">
            <text:p>20513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12" calcext:value-type="float">
            <text:p>-612</text:p>
          </table:table-cell>
          <table:table-cell table:number-columns-repeated="2"/>
        </table:table-row>
        <table:table-row table:style-name="ro1">
          <table:table-cell office:value-type="float" office:value="20539" calcext:value-type="float">
            <text:p>20539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625" calcext:value-type="float">
            <text:p>-625</text:p>
          </table:table-cell>
          <table:table-cell table:number-columns-repeated="2"/>
        </table:table-row>
        <table:table-row table:style-name="ro1">
          <table:table-cell office:value-type="float" office:value="20565" calcext:value-type="float">
            <text:p>20565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634" calcext:value-type="float">
            <text:p>-634</text:p>
          </table:table-cell>
          <table:table-cell table:number-columns-repeated="2"/>
        </table:table-row>
        <table:table-row table:style-name="ro1">
          <table:table-cell office:value-type="float" office:value="20591" calcext:value-type="float">
            <text:p>20591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619" calcext:value-type="float">
            <text:p>-619</text:p>
          </table:table-cell>
          <table:table-cell table:number-columns-repeated="2"/>
        </table:table-row>
        <table:table-row table:style-name="ro1">
          <table:table-cell office:value-type="float" office:value="20617" calcext:value-type="float">
            <text:p>20617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617" calcext:value-type="float">
            <text:p>-617</text:p>
          </table:table-cell>
          <table:table-cell table:number-columns-repeated="2"/>
        </table:table-row>
        <table:table-row table:style-name="ro1">
          <table:table-cell office:value-type="float" office:value="20644" calcext:value-type="float">
            <text:p>20644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598" calcext:value-type="float">
            <text:p>-598</text:p>
          </table:table-cell>
          <table:table-cell table:number-columns-repeated="2"/>
        </table:table-row>
        <table:table-row table:style-name="ro1">
          <table:table-cell office:value-type="float" office:value="20669" calcext:value-type="float">
            <text:p>20669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583" calcext:value-type="float">
            <text:p>-583</text:p>
          </table:table-cell>
          <table:table-cell table:number-columns-repeated="2"/>
        </table:table-row>
        <table:table-row table:style-name="ro1">
          <table:table-cell office:value-type="float" office:value="20696" calcext:value-type="float">
            <text:p>20696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566" calcext:value-type="float">
            <text:p>-566</text:p>
          </table:table-cell>
          <table:table-cell table:number-columns-repeated="2"/>
        </table:table-row>
        <table:table-row table:style-name="ro1">
          <table:table-cell office:value-type="float" office:value="20721" calcext:value-type="float">
            <text:p>2072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533" calcext:value-type="float">
            <text:p>-533</text:p>
          </table:table-cell>
          <table:table-cell table:number-columns-repeated="2"/>
        </table:table-row>
        <table:table-row table:style-name="ro1">
          <table:table-cell office:value-type="float" office:value="20748" calcext:value-type="float">
            <text:p>2074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494" calcext:value-type="float">
            <text:p>-494</text:p>
          </table:table-cell>
          <table:table-cell table:number-columns-repeated="2"/>
        </table:table-row>
        <table:table-row table:style-name="ro1">
          <table:table-cell office:value-type="float" office:value="20773" calcext:value-type="float">
            <text:p>20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51" calcext:value-type="float">
            <text:p>-451</text:p>
          </table:table-cell>
          <table:table-cell table:number-columns-repeated="2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418" calcext:value-type="float">
            <text:p>-418</text:p>
          </table:table-cell>
          <table:table-cell table:number-columns-repeated="2"/>
        </table:table-row>
        <table:table-row table:style-name="ro1">
          <table:table-cell office:value-type="float" office:value="20825" calcext:value-type="float">
            <text:p>2082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72" calcext:value-type="float">
            <text:p>-372</text:p>
          </table:table-cell>
          <table:table-cell table:number-columns-repeated="2"/>
        </table:table-row>
        <table:table-row table:style-name="ro1">
          <table:table-cell office:value-type="float" office:value="20852" calcext:value-type="float">
            <text:p>20852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305" calcext:value-type="float">
            <text:p>-305</text:p>
          </table:table-cell>
          <table:table-cell table:number-columns-repeated="2"/>
        </table:table-row>
        <table:table-row table:style-name="ro1">
          <table:table-cell office:value-type="float" office:value="20877" calcext:value-type="float">
            <text:p>20877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261" calcext:value-type="float">
            <text:p>-261</text:p>
          </table:table-cell>
          <table:table-cell table:number-columns-repeated="2"/>
        </table:table-row>
        <table:table-row table:style-name="ro1">
          <table:table-cell office:value-type="float" office:value="20903" calcext:value-type="float">
            <text:p>20903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178" calcext:value-type="float">
            <text:p>-178</text:p>
          </table:table-cell>
          <table:table-cell table:number-columns-repeated="2"/>
        </table:table-row>
        <table:table-row table:style-name="ro1">
          <table:table-cell office:value-type="float" office:value="20929" calcext:value-type="float">
            <text:p>20929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112" calcext:value-type="float">
            <text:p>-112</text:p>
          </table:table-cell>
          <table:table-cell table:number-columns-repeated="2"/>
        </table:table-row>
        <table:table-row table:style-name="ro1">
          <table:table-cell office:value-type="float" office:value="20955" calcext:value-type="float">
            <text:p>20955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20981" calcext:value-type="float">
            <text:p>2098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84" calcext:value-type="float">
            <text:p>-84</text:p>
          </table:table-cell>
          <table:table-cell table:number-columns-repeated="2"/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49" calcext:value-type="float">
            <text:p>-149</text:p>
          </table:table-cell>
          <table:table-cell table:number-columns-repeated="2"/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02" calcext:value-type="float">
            <text:p>-202</text:p>
          </table:table-cell>
          <table:table-cell table:number-columns-repeated="2"/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67" calcext:value-type="float">
            <text:p>-267</text:p>
          </table:table-cell>
          <table:table-cell table:number-columns-repeated="2"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304" calcext:value-type="float">
            <text:p>-304</text:p>
          </table:table-cell>
          <table:table-cell table:number-columns-repeated="2"/>
        </table:table-row>
        <table:table-row table:style-name="ro1">
          <table:table-cell office:value-type="float" office:value="21137" calcext:value-type="float">
            <text:p>21137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352" calcext:value-type="float">
            <text:p>-352</text:p>
          </table:table-cell>
          <table:table-cell table:number-columns-repeated="2"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390" calcext:value-type="float">
            <text:p>-390</text:p>
          </table:table-cell>
          <table:table-cell table:number-columns-repeated="2"/>
        </table:table-row>
        <table:table-row table:style-name="ro1">
          <table:table-cell office:value-type="float" office:value="21189" calcext:value-type="float">
            <text:p>21189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419" calcext:value-type="float">
            <text:p>-419</text:p>
          </table:table-cell>
          <table:table-cell table:number-columns-repeated="2"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454" calcext:value-type="float">
            <text:p>-454</text:p>
          </table:table-cell>
          <table:table-cell table:number-columns-repeated="2"/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477" calcext:value-type="float">
            <text:p>-477</text:p>
          </table:table-cell>
          <table:table-cell table:number-columns-repeated="2"/>
        </table:table-row>
        <table:table-row table:style-name="ro1">
          <table:table-cell office:value-type="float" office:value="21267" calcext:value-type="float">
            <text:p>21267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489" calcext:value-type="float">
            <text:p>-489</text:p>
          </table:table-cell>
          <table:table-cell table:number-columns-repeated="2"/>
        </table:table-row>
        <table:table-row table:style-name="ro1">
          <table:table-cell office:value-type="float" office:value="21293" calcext:value-type="float">
            <text:p>21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1" calcext:value-type="float">
            <text:p>-501</text:p>
          </table:table-cell>
          <table:table-cell table:number-columns-repeated="2"/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520" calcext:value-type="float">
            <text:p>-520</text:p>
          </table:table-cell>
          <table:table-cell table:number-columns-repeated="2"/>
        </table:table-row>
        <table:table-row table:style-name="ro1">
          <table:table-cell office:value-type="float" office:value="21345" calcext:value-type="float">
            <text:p>21345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527" calcext:value-type="float">
            <text:p>-527</text:p>
          </table:table-cell>
          <table:table-cell table:number-columns-repeated="2"/>
        </table:table-row>
        <table:table-row table:style-name="ro1">
          <table:table-cell office:value-type="float" office:value="21372" calcext:value-type="float">
            <text:p>21372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518" calcext:value-type="float">
            <text:p>-518</text:p>
          </table:table-cell>
          <table:table-cell table:number-columns-repeated="2"/>
        </table:table-row>
        <table:table-row table:style-name="ro1">
          <table:table-cell office:value-type="float" office:value="21397" calcext:value-type="float">
            <text:p>21397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522" calcext:value-type="float">
            <text:p>-522</text:p>
          </table:table-cell>
          <table:table-cell table:number-columns-repeated="2"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499" calcext:value-type="float">
            <text:p>-499</text:p>
          </table:table-cell>
          <table:table-cell table:number-columns-repeated="2"/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486" calcext:value-type="float">
            <text:p>-486</text:p>
          </table:table-cell>
          <table:table-cell table:number-columns-repeated="2"/>
        </table:table-row>
        <table:table-row table:style-name="ro1">
          <table:table-cell office:value-type="float" office:value="21476" calcext:value-type="float">
            <text:p>21476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478" calcext:value-type="float">
            <text:p>-478</text:p>
          </table:table-cell>
          <table:table-cell table:number-columns-repeated="2"/>
        </table:table-row>
        <table:table-row table:style-name="ro1">
          <table:table-cell office:value-type="float" office:value="21501" calcext:value-type="float">
            <text:p>21501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444" calcext:value-type="float">
            <text:p>-444</text:p>
          </table:table-cell>
          <table:table-cell table:number-columns-repeated="2"/>
        </table:table-row>
        <table:table-row table:style-name="ro1">
          <table:table-cell office:value-type="float" office:value="21527" calcext:value-type="float">
            <text:p>2152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409" calcext:value-type="float">
            <text:p>-409</text:p>
          </table:table-cell>
          <table:table-cell table:number-columns-repeated="2"/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66" calcext:value-type="float">
            <text:p>-366</text:p>
          </table:table-cell>
          <table:table-cell table:number-columns-repeated="2"/>
        </table:table-row>
        <table:table-row table:style-name="ro1">
          <table:table-cell office:value-type="float" office:value="21580" calcext:value-type="float">
            <text:p>21580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334" calcext:value-type="float">
            <text:p>-334</text:p>
          </table:table-cell>
          <table:table-cell table:number-columns-repeated="2"/>
        </table:table-row>
        <table:table-row table:style-name="ro1">
          <table:table-cell office:value-type="float" office:value="21605" calcext:value-type="float">
            <text:p>21605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293" calcext:value-type="float">
            <text:p>-293</text:p>
          </table:table-cell>
          <table:table-cell table:number-columns-repeated="2"/>
        </table:table-row>
        <table:table-row table:style-name="ro1">
          <table:table-cell office:value-type="float" office:value="21631" calcext:value-type="float">
            <text:p>21631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226" calcext:value-type="float">
            <text:p>-226</text:p>
          </table:table-cell>
          <table:table-cell table:number-columns-repeated="2"/>
        </table:table-row>
        <table:table-row table:style-name="ro1">
          <table:table-cell office:value-type="float" office:value="21657" calcext:value-type="float">
            <text:p>21657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179" calcext:value-type="float">
            <text:p>-179</text:p>
          </table:table-cell>
          <table:table-cell table:number-columns-repeated="2"/>
        </table:table-row>
        <table:table-row table:style-name="ro1">
          <table:table-cell office:value-type="float" office:value="21684" calcext:value-type="float">
            <text:p>21684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106" calcext:value-type="float">
            <text:p>-106</text:p>
          </table:table-cell>
          <table:table-cell table:number-columns-repeated="2"/>
        </table:table-row>
        <table:table-row table:style-name="ro1">
          <table:table-cell office:value-type="float" office:value="21709" calcext:value-type="float">
            <text:p>21709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1">
          <table:table-cell office:value-type="float" office:value="21735" calcext:value-type="float">
            <text:p>21735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float" office:value="21761" calcext:value-type="float">
            <text:p>2176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float" office:value="21787" calcext:value-type="float">
            <text:p>2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" calcext:value-type="float">
            <text:p>-132</text:p>
          </table:table-cell>
          <table:table-cell table:number-columns-repeated="2"/>
        </table:table-row>
        <table:table-row table:style-name="ro1">
          <table:table-cell office:value-type="float" office:value="21813" calcext:value-type="float">
            <text:p>2181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79" calcext:value-type="float">
            <text:p>-179</text:p>
          </table:table-cell>
          <table:table-cell table:number-columns-repeated="2"/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25" calcext:value-type="float">
            <text:p>-225</text:p>
          </table:table-cell>
          <table:table-cell table:number-columns-repeated="2"/>
        </table:table-row>
        <table:table-row table:style-name="ro1">
          <table:table-cell office:value-type="float" office:value="21866" calcext:value-type="float">
            <text:p>21866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75" calcext:value-type="float">
            <text:p>-275</text:p>
          </table:table-cell>
          <table:table-cell table:number-columns-repeated="2"/>
        </table:table-row>
        <table:table-row table:style-name="ro1">
          <table:table-cell office:value-type="float" office:value="21891" calcext:value-type="float">
            <text:p>21891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307" calcext:value-type="float">
            <text:p>-307</text:p>
          </table:table-cell>
          <table:table-cell table:number-columns-repeated="2"/>
        </table:table-row>
        <table:table-row table:style-name="ro1">
          <table:table-cell office:value-type="float" office:value="21917" calcext:value-type="float">
            <text:p>21917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37" calcext:value-type="float">
            <text:p>-337</text:p>
          </table:table-cell>
          <table:table-cell table:number-columns-repeated="2"/>
        </table:table-row>
        <table:table-row table:style-name="ro1">
          <table:table-cell office:value-type="float" office:value="21943" calcext:value-type="float">
            <text:p>21943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59" calcext:value-type="float">
            <text:p>-359</text:p>
          </table:table-cell>
          <table:table-cell table:number-columns-repeated="2"/>
        </table:table-row>
        <table:table-row table:style-name="ro1">
          <table:table-cell office:value-type="float" office:value="21969" calcext:value-type="float">
            <text:p>21969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89" calcext:value-type="float">
            <text:p>-389</text:p>
          </table:table-cell>
          <table:table-cell table:number-columns-repeated="2"/>
        </table:table-row>
        <table:table-row table:style-name="ro1">
          <table:table-cell office:value-type="float" office:value="21995" calcext:value-type="float">
            <text:p>2199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403" calcext:value-type="float">
            <text:p>-403</text:p>
          </table:table-cell>
          <table:table-cell table:number-columns-repeated="2"/>
        </table:table-row>
        <table:table-row table:style-name="ro1">
          <table:table-cell office:value-type="float" office:value="22021" calcext:value-type="float">
            <text:p>2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17" calcext:value-type="float">
            <text:p>-417</text:p>
          </table:table-cell>
          <table:table-cell table:number-columns-repeated="2"/>
        </table:table-row>
        <table:table-row table:style-name="ro1">
          <table:table-cell office:value-type="float" office:value="22047" calcext:value-type="float">
            <text:p>2204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430" calcext:value-type="float">
            <text:p>-430</text:p>
          </table:table-cell>
          <table:table-cell table:number-columns-repeated="2"/>
        </table:table-row>
        <table:table-row table:style-name="ro1">
          <table:table-cell office:value-type="float" office:value="22073" calcext:value-type="float">
            <text:p>2207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423" calcext:value-type="float">
            <text:p>-423</text:p>
          </table:table-cell>
          <table:table-cell table:number-columns-repeated="2"/>
        </table:table-row>
        <table:table-row table:style-name="ro1">
          <table:table-cell office:value-type="float" office:value="22099" calcext:value-type="float">
            <text:p>22099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428" calcext:value-type="float">
            <text:p>-428</text:p>
          </table:table-cell>
          <table:table-cell table:number-columns-repeated="2"/>
        </table:table-row>
        <table:table-row table:style-name="ro1">
          <table:table-cell office:value-type="float" office:value="22125" calcext:value-type="float">
            <text:p>22125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412" calcext:value-type="float">
            <text:p>-412</text:p>
          </table:table-cell>
          <table:table-cell table:number-columns-repeated="2"/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404" calcext:value-type="float">
            <text:p>-404</text:p>
          </table:table-cell>
          <table:table-cell table:number-columns-repeated="2"/>
        </table:table-row>
        <table:table-row table:style-name="ro1">
          <table:table-cell office:value-type="float" office:value="22177" calcext:value-type="float">
            <text:p>22177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91" calcext:value-type="float">
            <text:p>-391</text:p>
          </table:table-cell>
          <table:table-cell table:number-columns-repeated="2"/>
        </table:table-row>
        <table:table-row table:style-name="ro1">
          <table:table-cell office:value-type="float" office:value="22203" calcext:value-type="float">
            <text:p>2220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366" calcext:value-type="float">
            <text:p>-366</text:p>
          </table:table-cell>
          <table:table-cell table:number-columns-repeated="2"/>
        </table:table-row>
        <table:table-row table:style-name="ro1">
          <table:table-cell office:value-type="float" office:value="22229" calcext:value-type="float">
            <text:p>22229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39" calcext:value-type="float">
            <text:p>-339</text:p>
          </table:table-cell>
          <table:table-cell table:number-columns-repeated="2"/>
        </table:table-row>
        <table:table-row table:style-name="ro1">
          <table:table-cell office:value-type="float" office:value="22255" calcext:value-type="float">
            <text:p>22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97" calcext:value-type="float">
            <text:p>-297</text:p>
          </table:table-cell>
          <table:table-cell table:number-columns-repeated="2"/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66" calcext:value-type="float">
            <text:p>-266</text:p>
          </table:table-cell>
          <table:table-cell table:number-columns-repeated="2"/>
        </table:table-row>
        <table:table-row table:style-name="ro1">
          <table:table-cell office:value-type="float" office:value="22307" calcext:value-type="float">
            <text:p>22307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227" calcext:value-type="float">
            <text:p>-227</text:p>
          </table:table-cell>
          <table:table-cell table:number-columns-repeated="2"/>
        </table:table-row>
        <table:table-row table:style-name="ro1">
          <table:table-cell office:value-type="float" office:value="22333" calcext:value-type="float">
            <text:p>22333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173" calcext:value-type="float">
            <text:p>-173</text:p>
          </table:table-cell>
          <table:table-cell table:number-columns-repeated="2"/>
        </table:table-row>
        <table:table-row table:style-name="ro1">
          <table:table-cell office:value-type="float" office:value="22359" calcext:value-type="float">
            <text:p>22359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office:value-type="float" office:value="22385" calcext:value-type="float">
            <text:p>22385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437" calcext:value-type="float">
            <text:p>22437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22463" calcext:value-type="float">
            <text:p>2246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 office:value-type="float" office:value="22489" calcext:value-type="float">
            <text:p>22489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51" calcext:value-type="float">
            <text:p>-151</text:p>
          </table:table-cell>
          <table:table-cell table:number-columns-repeated="2"/>
        </table:table-row>
        <table:table-row table:style-name="ro1">
          <table:table-cell office:value-type="float" office:value="22515" calcext:value-type="float">
            <text:p>22515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82" calcext:value-type="float">
            <text:p>-182</text:p>
          </table:table-cell>
          <table:table-cell table:number-columns-repeated="2"/>
        </table:table-row>
        <table:table-row table:style-name="ro1">
          <table:table-cell office:value-type="float" office:value="22541" calcext:value-type="float">
            <text:p>2254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233" calcext:value-type="float">
            <text:p>-233</text:p>
          </table:table-cell>
          <table:table-cell table:number-columns-repeated="2"/>
        </table:table-row>
        <table:table-row table:style-name="ro1">
          <table:table-cell office:value-type="float" office:value="22567" calcext:value-type="float">
            <text:p>22567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57" calcext:value-type="float">
            <text:p>-257</text:p>
          </table:table-cell>
          <table:table-cell table:number-columns-repeated="2"/>
        </table:table-row>
        <table:table-row table:style-name="ro1">
          <table:table-cell office:value-type="float" office:value="22593" calcext:value-type="float">
            <text:p>2259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288" calcext:value-type="float">
            <text:p>-288</text:p>
          </table:table-cell>
          <table:table-cell table:number-columns-repeated="2"/>
        </table:table-row>
        <table:table-row table:style-name="ro1">
          <table:table-cell office:value-type="float" office:value="22619" calcext:value-type="float">
            <text:p>22619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325" calcext:value-type="float">
            <text:p>-325</text:p>
          </table:table-cell>
          <table:table-cell table:number-columns-repeated="2"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331" calcext:value-type="float">
            <text:p>-331</text:p>
          </table:table-cell>
          <table:table-cell table:number-columns-repeated="2"/>
        </table:table-row>
        <table:table-row table:style-name="ro1">
          <table:table-cell office:value-type="float" office:value="22671" calcext:value-type="float">
            <text:p>2267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344" calcext:value-type="float">
            <text:p>-344</text:p>
          </table:table-cell>
          <table:table-cell table:number-columns-repeated="2"/>
        </table:table-row>
        <table:table-row table:style-name="ro1">
          <table:table-cell office:value-type="float" office:value="22697" calcext:value-type="float">
            <text:p>22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51" calcext:value-type="float">
            <text:p>-351</text:p>
          </table:table-cell>
          <table:table-cell table:number-columns-repeated="2"/>
        </table:table-row>
        <table:table-row table:style-name="ro1">
          <table:table-cell office:value-type="float" office:value="22723" calcext:value-type="float">
            <text:p>2272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364" calcext:value-type="float">
            <text:p>-364</text:p>
          </table:table-cell>
          <table:table-cell table:number-columns-repeated="2"/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63" calcext:value-type="float">
            <text:p>-363</text:p>
          </table:table-cell>
          <table:table-cell table:number-columns-repeated="2"/>
        </table:table-row>
        <table:table-row table:style-name="ro1">
          <table:table-cell office:value-type="float" office:value="22776" calcext:value-type="float">
            <text:p>22776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358" calcext:value-type="float">
            <text:p>-358</text:p>
          </table:table-cell>
          <table:table-cell table:number-columns-repeated="2"/>
        </table:table-row>
        <table:table-row table:style-name="ro1">
          <table:table-cell office:value-type="float" office:value="22801" calcext:value-type="float">
            <text:p>22801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349" calcext:value-type="float">
            <text:p>-349</text:p>
          </table:table-cell>
          <table:table-cell table:number-columns-repeated="2"/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323" calcext:value-type="float">
            <text:p>-323</text:p>
          </table:table-cell>
          <table:table-cell table:number-columns-repeated="2"/>
        </table:table-row>
        <table:table-row table:style-name="ro1">
          <table:table-cell office:value-type="float" office:value="22853" calcext:value-type="float">
            <text:p>22853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309" calcext:value-type="float">
            <text:p>-309</text:p>
          </table:table-cell>
          <table:table-cell table:number-columns-repeated="2"/>
        </table:table-row>
        <table:table-row table:style-name="ro1">
          <table:table-cell office:value-type="float" office:value="22879" calcext:value-type="float">
            <text:p>22879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82" calcext:value-type="float">
            <text:p>-282</text:p>
          </table:table-cell>
          <table:table-cell table:number-columns-repeated="2"/>
        </table:table-row>
        <table:table-row table:style-name="ro1">
          <table:table-cell office:value-type="float" office:value="22905" calcext:value-type="float">
            <text:p>2290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47" calcext:value-type="float">
            <text:p>-247</text:p>
          </table:table-cell>
          <table:table-cell table:number-columns-repeated="2"/>
        </table:table-row>
        <table:table-row table:style-name="ro1">
          <table:table-cell office:value-type="float" office:value="22931" calcext:value-type="float">
            <text:p>2293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22" calcext:value-type="float">
            <text:p>-222</text:p>
          </table:table-cell>
          <table:table-cell table:number-columns-repeated="2"/>
        </table:table-row>
        <table:table-row table:style-name="ro1">
          <table:table-cell office:value-type="float" office:value="22957" calcext:value-type="float">
            <text:p>2295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73" calcext:value-type="float">
            <text:p>-173</text:p>
          </table:table-cell>
          <table:table-cell table:number-columns-repeated="2"/>
        </table:table-row>
        <table:table-row table:style-name="ro1">
          <table:table-cell office:value-type="float" office:value="22983" calcext:value-type="float">
            <text:p>22983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133" calcext:value-type="float">
            <text:p>-133</text:p>
          </table:table-cell>
          <table:table-cell table:number-columns-repeated="2"/>
        </table:table-row>
        <table:table-row table:style-name="ro1">
          <table:table-cell office:value-type="float" office:value="23009" calcext:value-type="float">
            <text:p>23009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23062" calcext:value-type="float">
            <text:p>23062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23087" calcext:value-type="float">
            <text:p>2308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73" calcext:value-type="float">
            <text:p>-73</text:p>
          </table:table-cell>
          <table:table-cell table:number-columns-repeated="2"/>
        </table:table-row>
        <table:table-row table:style-name="ro1">
          <table:table-cell office:value-type="float" office:value="23114" calcext:value-type="float">
            <text:p>2311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15" calcext:value-type="float">
            <text:p>-115</text:p>
          </table:table-cell>
          <table:table-cell table:number-columns-repeated="2"/>
        </table:table-row>
        <table:table-row table:style-name="ro1">
          <table:table-cell office:value-type="float" office:value="23139" calcext:value-type="float">
            <text:p>231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49" calcext:value-type="float">
            <text:p>-149</text:p>
          </table:table-cell>
          <table:table-cell table:number-columns-repeated="2"/>
        </table:table-row>
        <table:table-row table:style-name="ro1">
          <table:table-cell office:value-type="float" office:value="23166" calcext:value-type="float">
            <text:p>23166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98" calcext:value-type="float">
            <text:p>-198</text:p>
          </table:table-cell>
          <table:table-cell table:number-columns-repeated="2"/>
        </table:table-row>
        <table:table-row table:style-name="ro1">
          <table:table-cell office:value-type="float" office:value="23191" calcext:value-type="float">
            <text:p>2319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25" calcext:value-type="float">
            <text:p>-225</text:p>
          </table:table-cell>
          <table:table-cell table:number-columns-repeated="2"/>
        </table:table-row>
        <table:table-row table:style-name="ro1">
          <table:table-cell office:value-type="float" office:value="23218" calcext:value-type="float">
            <text:p>23218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248" calcext:value-type="float">
            <text:p>-248</text:p>
          </table:table-cell>
          <table:table-cell table:number-columns-repeated="2"/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284" calcext:value-type="float">
            <text:p>-284</text:p>
          </table:table-cell>
          <table:table-cell table:number-columns-repeated="2"/>
        </table:table-row>
        <table:table-row table:style-name="ro1">
          <table:table-cell office:value-type="float" office:value="23269" calcext:value-type="float">
            <text:p>2326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84" calcext:value-type="float">
            <text:p>-284</text:p>
          </table:table-cell>
          <table:table-cell table:number-columns-repeated="2"/>
        </table:table-row>
        <table:table-row table:style-name="ro1">
          <table:table-cell office:value-type="float" office:value="23295" calcext:value-type="float">
            <text:p>23295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310" calcext:value-type="float">
            <text:p>-310</text:p>
          </table:table-cell>
          <table:table-cell table:number-columns-repeated="2"/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08" calcext:value-type="float">
            <text:p>-308</text:p>
          </table:table-cell>
          <table:table-cell table:number-columns-repeated="2"/>
        </table:table-row>
        <table:table-row table:style-name="ro1">
          <table:table-cell office:value-type="float" office:value="23348" calcext:value-type="float">
            <text:p>233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9" calcext:value-type="float">
            <text:p>-309</text:p>
          </table:table-cell>
          <table:table-cell table:number-columns-repeated="2"/>
        </table:table-row>
        <table:table-row table:style-name="ro1">
          <table:table-cell office:value-type="float" office:value="23373" calcext:value-type="float">
            <text:p>2337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21" calcext:value-type="float">
            <text:p>-321</text:p>
          </table:table-cell>
          <table:table-cell table:number-columns-repeated="2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00" calcext:value-type="float">
            <text:p>-300</text:p>
          </table:table-cell>
          <table:table-cell table:number-columns-repeated="2"/>
        </table:table-row>
        <table:table-row table:style-name="ro1">
          <table:table-cell office:value-type="float" office:value="23425" calcext:value-type="float">
            <text:p>23425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288" calcext:value-type="float">
            <text:p>-288</text:p>
          </table:table-cell>
          <table:table-cell table:number-columns-repeated="2"/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71" calcext:value-type="float">
            <text:p>-271</text:p>
          </table:table-cell>
          <table:table-cell table:number-columns-repeated="2"/>
        </table:table-row>
        <table:table-row table:style-name="ro1">
          <table:table-cell office:value-type="float" office:value="23477" calcext:value-type="float">
            <text:p>23477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247" calcext:value-type="float">
            <text:p>-247</text:p>
          </table:table-cell>
          <table:table-cell table:number-columns-repeated="2"/>
        </table:table-row>
        <table:table-row table:style-name="ro1">
          <table:table-cell office:value-type="float" office:value="23503" calcext:value-type="float">
            <text:p>2350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17" calcext:value-type="float">
            <text:p>-217</text:p>
          </table:table-cell>
          <table:table-cell table:number-columns-repeated="2"/>
        </table:table-row>
        <table:table-row table:style-name="ro1">
          <table:table-cell office:value-type="float" office:value="23529" calcext:value-type="float">
            <text:p>235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89" calcext:value-type="float">
            <text:p>-189</text:p>
          </table:table-cell>
          <table:table-cell table:number-columns-repeated="2"/>
        </table:table-row>
        <table:table-row table:style-name="ro1">
          <table:table-cell office:value-type="float" office:value="23555" calcext:value-type="float">
            <text:p>2355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52" calcext:value-type="float">
            <text:p>-152</text:p>
          </table:table-cell>
          <table:table-cell table:number-columns-repeated="2"/>
        </table:table-row>
        <table:table-row table:style-name="ro1">
          <table:table-cell office:value-type="float" office:value="23581" calcext:value-type="float">
            <text:p>2358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 office:value-type="float" office:value="23607" calcext:value-type="float">
            <text:p>23607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 office:value-type="float" office:value="23633" calcext:value-type="float">
            <text:p>2363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59" calcext:value-type="float">
            <text:p>23659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23685" calcext:value-type="float">
            <text:p>23685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82" calcext:value-type="float">
            <text:p>-82</text:p>
          </table:table-cell>
          <table:table-cell table:number-columns-repeated="2"/>
        </table:table-row>
        <table:table-row table:style-name="ro1">
          <table:table-cell office:value-type="float" office:value="23711" calcext:value-type="float">
            <text:p>2371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office:value-type="float" office:value="23737" calcext:value-type="float">
            <text:p>2373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63" calcext:value-type="float">
            <text:p>-163</text:p>
          </table:table-cell>
          <table:table-cell table:number-columns-repeated="2"/>
        </table:table-row>
        <table:table-row table:style-name="ro1">
          <table:table-cell office:value-type="float" office:value="23763" calcext:value-type="float">
            <text:p>2376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90" calcext:value-type="float">
            <text:p>-190</text:p>
          </table:table-cell>
          <table:table-cell table:number-columns-repeated="2"/>
        </table:table-row>
        <table:table-row table:style-name="ro1">
          <table:table-cell office:value-type="float" office:value="23789" calcext:value-type="float">
            <text:p>23789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19" calcext:value-type="float">
            <text:p>-219</text:p>
          </table:table-cell>
          <table:table-cell table:number-columns-repeated="2"/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31" calcext:value-type="float">
            <text:p>-231</text:p>
          </table:table-cell>
          <table:table-cell table:number-columns-repeated="2"/>
        </table:table-row>
        <table:table-row table:style-name="ro1">
          <table:table-cell office:value-type="float" office:value="23841" calcext:value-type="float">
            <text:p>2384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57" calcext:value-type="float">
            <text:p>-257</text:p>
          </table:table-cell>
          <table:table-cell table:number-columns-repeated="2"/>
        </table:table-row>
        <table:table-row table:style-name="ro1">
          <table:table-cell office:value-type="float" office:value="23867" calcext:value-type="float">
            <text:p>23867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72" calcext:value-type="float">
            <text:p>-272</text:p>
          </table:table-cell>
          <table:table-cell table:number-columns-repeated="2"/>
        </table:table-row>
        <table:table-row table:style-name="ro1">
          <table:table-cell office:value-type="float" office:value="23893" calcext:value-type="float">
            <text:p>23893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65" calcext:value-type="float">
            <text:p>-265</text:p>
          </table:table-cell>
          <table:table-cell table:number-columns-repeated="2"/>
        </table:table-row>
        <table:table-row table:style-name="ro1">
          <table:table-cell office:value-type="float" office:value="23919" calcext:value-type="float">
            <text:p>2391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66" calcext:value-type="float">
            <text:p>-266</text:p>
          </table:table-cell>
          <table:table-cell table:number-columns-repeated="2"/>
        </table:table-row>
        <table:table-row table:style-name="ro1">
          <table:table-cell office:value-type="float" office:value="23946" calcext:value-type="float">
            <text:p>23946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262" calcext:value-type="float">
            <text:p>-262</text:p>
          </table:table-cell>
          <table:table-cell table:number-columns-repeated="2"/>
        </table:table-row>
        <table:table-row table:style-name="ro1">
          <table:table-cell office:value-type="float" office:value="23971" calcext:value-type="float">
            <text:p>23971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51" calcext:value-type="float">
            <text:p>-251</text:p>
          </table:table-cell>
          <table:table-cell table:number-columns-repeated="2"/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35" calcext:value-type="float">
            <text:p>-235</text:p>
          </table:table-cell>
          <table:table-cell table:number-columns-repeated="2"/>
        </table:table-row>
        <table:table-row table:style-name="ro1">
          <table:table-cell office:value-type="float" office:value="24023" calcext:value-type="float">
            <text:p>24023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19" calcext:value-type="float">
            <text:p>-219</text:p>
          </table:table-cell>
          <table:table-cell table:number-columns-repeated="2"/>
        </table:table-row>
        <table:table-row table:style-name="ro1">
          <table:table-cell office:value-type="float" office:value="24049" calcext:value-type="float">
            <text:p>24049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66" calcext:value-type="float">
            <text:p>-166</text:p>
          </table:table-cell>
          <table:table-cell table:number-columns-repeated="2"/>
        </table:table-row>
        <table:table-row table:style-name="ro1">
          <table:table-cell office:value-type="float" office:value="24101" calcext:value-type="float">
            <text:p>2410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32" calcext:value-type="float">
            <text:p>-132</text:p>
          </table:table-cell>
          <table:table-cell table:number-columns-repeated="2"/>
        </table:table-row>
        <table:table-row table:style-name="ro1">
          <table:table-cell office:value-type="float" office:value="24128" calcext:value-type="float">
            <text:p>24128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92" calcext:value-type="float">
            <text:p>-92</text:p>
          </table:table-cell>
          <table:table-cell table:number-columns-repeated="2"/>
        </table:table-row>
        <table:table-row table:style-name="ro1">
          <table:table-cell office:value-type="float" office:value="24153" calcext:value-type="float">
            <text:p>2415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office:value-type="float" office:value="24179" calcext:value-type="float">
            <text:p>2417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205" calcext:value-type="float">
            <text:p>24205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24232" calcext:value-type="float">
            <text:p>24232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88" calcext:value-type="float">
            <text:p>-88</text:p>
          </table:table-cell>
          <table:table-cell table:number-columns-repeated="2"/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11" calcext:value-type="float">
            <text:p>-111</text:p>
          </table:table-cell>
          <table:table-cell table:number-columns-repeated="2"/>
        </table:table-row>
        <table:table-row table:style-name="ro1">
          <table:table-cell office:value-type="float" office:value="24283" calcext:value-type="float">
            <text:p>2428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54" calcext:value-type="float">
            <text:p>-154</text:p>
          </table:table-cell>
          <table:table-cell table:number-columns-repeated="2"/>
        </table:table-row>
        <table:table-row table:style-name="ro1">
          <table:table-cell office:value-type="float" office:value="24309" calcext:value-type="float">
            <text:p>24309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71" calcext:value-type="float">
            <text:p>-171</text:p>
          </table:table-cell>
          <table:table-cell table:number-columns-repeated="2"/>
        </table:table-row>
        <table:table-row table:style-name="ro1">
          <table:table-cell office:value-type="float" office:value="24335" calcext:value-type="float">
            <text:p>24335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94" calcext:value-type="float">
            <text:p>-194</text:p>
          </table:table-cell>
          <table:table-cell table:number-columns-repeated="2"/>
        </table:table-row>
        <table:table-row table:style-name="ro1">
          <table:table-cell office:value-type="float" office:value="24361" calcext:value-type="float">
            <text:p>24361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17" calcext:value-type="float">
            <text:p>-217</text:p>
          </table:table-cell>
          <table:table-cell table:number-columns-repeated="2"/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30" calcext:value-type="float">
            <text:p>-230</text:p>
          </table:table-cell>
          <table:table-cell table:number-columns-repeated="2"/>
        </table:table-row>
        <table:table-row table:style-name="ro1">
          <table:table-cell office:value-type="float" office:value="24439" calcext:value-type="float">
            <text:p>24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26" calcext:value-type="float">
            <text:p>-226</text:p>
          </table:table-cell>
          <table:table-cell table:number-columns-repeated="2"/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231" calcext:value-type="float">
            <text:p>-231</text:p>
          </table:table-cell>
          <table:table-cell table:number-columns-repeated="2"/>
        </table:table-row>
        <table:table-row table:style-name="ro1">
          <table:table-cell office:value-type="float" office:value="24491" calcext:value-type="float">
            <text:p>2449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12" calcext:value-type="float">
            <text:p>-212</text:p>
          </table:table-cell>
          <table:table-cell table:number-columns-repeated="2"/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10" calcext:value-type="float">
            <text:p>-210</text:p>
          </table:table-cell>
          <table:table-cell table:number-columns-repeated="2"/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193" calcext:value-type="float">
            <text:p>-193</text:p>
          </table:table-cell>
          <table:table-cell table:number-columns-repeated="2"/>
        </table:table-row>
        <table:table-row table:style-name="ro1">
          <table:table-cell office:value-type="float" office:value="24569" calcext:value-type="float">
            <text:p>24569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69" calcext:value-type="float">
            <text:p>-169</text:p>
          </table:table-cell>
          <table:table-cell table:number-columns-repeated="2"/>
        </table:table-row>
        <table:table-row table:style-name="ro1">
          <table:table-cell office:value-type="float" office:value="24595" calcext:value-type="float">
            <text:p>2459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45" calcext:value-type="float">
            <text:p>-145</text:p>
          </table:table-cell>
          <table:table-cell table:number-columns-repeated="2"/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 office:value-type="float" office:value="24647" calcext:value-type="float">
            <text:p>2464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24673" calcext:value-type="float">
            <text:p>24673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float" office:value="24699" calcext:value-type="float">
            <text:p>2469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24725" calcext:value-type="float">
            <text:p>24725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24751" calcext:value-type="float">
            <text:p>2475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88" calcext:value-type="float">
            <text:p>-88</text:p>
          </table:table-cell>
          <table:table-cell table:number-columns-repeated="2"/>
        </table:table-row>
        <table:table-row table:style-name="ro1">
          <table:table-cell office:value-type="float" office:value="24777" calcext:value-type="float">
            <text:p>24777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office:value-type="float" office:value="24804" calcext:value-type="float">
            <text:p>24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2" calcext:value-type="float">
            <text:p>-152</text:p>
          </table:table-cell>
          <table:table-cell table:number-columns-repeated="2"/>
        </table:table-row>
        <table:table-row table:style-name="ro1">
          <table:table-cell office:value-type="float" office:value="24829" calcext:value-type="float">
            <text:p>24829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74" calcext:value-type="float">
            <text:p>-174</text:p>
          </table:table-cell>
          <table:table-cell table:number-columns-repeated="2"/>
        </table:table-row>
        <table:table-row table:style-name="ro1">
          <table:table-cell office:value-type="float" office:value="24855" calcext:value-type="float">
            <text:p>24855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82" calcext:value-type="float">
            <text:p>-182</text:p>
          </table:table-cell>
          <table:table-cell table:number-columns-repeated="2"/>
        </table:table-row>
        <table:table-row table:style-name="ro1">
          <table:table-cell office:value-type="float" office:value="24881" calcext:value-type="float">
            <text:p>2488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09" calcext:value-type="float">
            <text:p>-209</text:p>
          </table:table-cell>
          <table:table-cell table:number-columns-repeated="2"/>
        </table:table-row>
        <table:table-row table:style-name="ro1">
          <table:table-cell office:value-type="float" office:value="24907" calcext:value-type="float">
            <text:p>24907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215" calcext:value-type="float">
            <text:p>-215</text:p>
          </table:table-cell>
          <table:table-cell table:number-columns-repeated="2"/>
        </table:table-row>
        <table:table-row table:style-name="ro1">
          <table:table-cell office:value-type="float" office:value="24933" calcext:value-type="float">
            <text:p>2493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207" calcext:value-type="float">
            <text:p>-207</text:p>
          </table:table-cell>
          <table:table-cell table:number-columns-repeated="2"/>
        </table:table-row>
        <table:table-row table:style-name="ro1">
          <table:table-cell office:value-type="float" office:value="24959" calcext:value-type="float">
            <text:p>2495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12" calcext:value-type="float">
            <text:p>-212</text:p>
          </table:table-cell>
          <table:table-cell table:number-columns-repeated="2"/>
        </table:table-row>
        <table:table-row table:style-name="ro1">
          <table:table-cell office:value-type="float" office:value="24985" calcext:value-type="float">
            <text:p>2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9" calcext:value-type="float">
            <text:p>-199</text:p>
          </table:table-cell>
          <table:table-cell table:number-columns-repeated="2"/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89" calcext:value-type="float">
            <text:p>-189</text:p>
          </table:table-cell>
          <table:table-cell table:number-columns-repeated="2"/>
        </table:table-row>
        <table:table-row table:style-name="ro1">
          <table:table-cell office:value-type="float" office:value="25038" calcext:value-type="float">
            <text:p>2503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70" calcext:value-type="float">
            <text:p>-170</text:p>
          </table:table-cell>
          <table:table-cell table:number-columns-repeated="2"/>
        </table:table-row>
        <table:table-row table:style-name="ro1">
          <table:table-cell office:value-type="float" office:value="25063" calcext:value-type="float">
            <text:p>25063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48" calcext:value-type="float">
            <text:p>-148</text:p>
          </table:table-cell>
          <table:table-cell table:number-columns-repeated="2"/>
        </table:table-row>
        <table:table-row table:style-name="ro1">
          <table:table-cell office:value-type="float" office:value="25089" calcext:value-type="float">
            <text:p>2508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31" calcext:value-type="float">
            <text:p>-131</text:p>
          </table:table-cell>
          <table:table-cell table:number-columns-repeated="2"/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float" office:value="25141" calcext:value-type="float">
            <text:p>2514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25167" calcext:value-type="float">
            <text:p>2516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25193" calcext:value-type="float">
            <text:p>2519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67" calcext:value-type="float">
            <text:p>-67</text:p>
          </table:table-cell>
          <table:table-cell table:number-columns-repeated="2"/>
        </table:table-row>
        <table:table-row table:style-name="ro1">
          <table:table-cell office:value-type="float" office:value="25245" calcext:value-type="float">
            <text:p>25245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99" calcext:value-type="float">
            <text:p>-99</text:p>
          </table:table-cell>
          <table:table-cell table:number-columns-repeated="2"/>
        </table:table-row>
        <table:table-row table:style-name="ro1">
          <table:table-cell office:value-type="float" office:value="25271" calcext:value-type="float">
            <text:p>2527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32" calcext:value-type="float">
            <text:p>-132</text:p>
          </table:table-cell>
          <table:table-cell table:number-columns-repeated="2"/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51" calcext:value-type="float">
            <text:p>-151</text:p>
          </table:table-cell>
          <table:table-cell table:number-columns-repeated="2"/>
        </table:table-row>
        <table:table-row table:style-name="ro1">
          <table:table-cell office:value-type="float" office:value="25323" calcext:value-type="float">
            <text:p>2532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70" calcext:value-type="float">
            <text:p>-170</text:p>
          </table:table-cell>
          <table:table-cell table:number-columns-repeated="2"/>
        </table:table-row>
        <table:table-row table:style-name="ro1">
          <table:table-cell office:value-type="float" office:value="25350" calcext:value-type="float">
            <text:p>25350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82" calcext:value-type="float">
            <text:p>-182</text:p>
          </table:table-cell>
          <table:table-cell table:number-columns-repeated="2"/>
        </table:table-row>
        <table:table-row table:style-name="ro1">
          <table:table-cell office:value-type="float" office:value="25375" calcext:value-type="float">
            <text:p>25375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88" calcext:value-type="float">
            <text:p>-188</text:p>
          </table:table-cell>
          <table:table-cell table:number-columns-repeated="2"/>
        </table:table-row>
        <table:table-row table:style-name="ro1">
          <table:table-cell office:value-type="float" office:value="25401" calcext:value-type="float">
            <text:p>2540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83" calcext:value-type="float">
            <text:p>-183</text:p>
          </table:table-cell>
          <table:table-cell table:number-columns-repeated="2"/>
        </table:table-row>
        <table:table-row table:style-name="ro1">
          <table:table-cell office:value-type="float" office:value="25428" calcext:value-type="float">
            <text:p>25428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89" calcext:value-type="float">
            <text:p>-189</text:p>
          </table:table-cell>
          <table:table-cell table:number-columns-repeated="2"/>
        </table:table-row>
        <table:table-row table:style-name="ro1">
          <table:table-cell office:value-type="float" office:value="25453" calcext:value-type="float">
            <text:p>25453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83" calcext:value-type="float">
            <text:p>-183</text:p>
          </table:table-cell>
          <table:table-cell table:number-columns-repeated="2"/>
        </table:table-row>
        <table:table-row table:style-name="ro1">
          <table:table-cell office:value-type="float" office:value="25480" calcext:value-type="float">
            <text:p>254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72" calcext:value-type="float">
            <text:p>-172</text:p>
          </table:table-cell>
          <table:table-cell table:number-columns-repeated="2"/>
        </table:table-row>
        <table:table-row table:style-name="ro1">
          <table:table-cell office:value-type="float" office:value="25505" calcext:value-type="float">
            <text:p>25505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56" calcext:value-type="float">
            <text:p>-156</text:p>
          </table:table-cell>
          <table:table-cell table:number-columns-repeated="2"/>
        </table:table-row>
        <table:table-row table:style-name="ro1">
          <table:table-cell office:value-type="float" office:value="25532" calcext:value-type="float">
            <text:p>25532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office:value-type="float" office:value="25557" calcext:value-type="float">
            <text:p>2555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08" calcext:value-type="float">
            <text:p>-108</text:p>
          </table:table-cell>
          <table:table-cell table:number-columns-repeated="2"/>
        </table:table-row>
        <table:table-row table:style-name="ro1">
          <table:table-cell office:value-type="float" office:value="25583" calcext:value-type="float">
            <text:p>2558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25609" calcext:value-type="float">
            <text:p>25609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3" calcext:value-type="float">
            <text:p>-33</text:p>
          </table:table-cell>
          <table:table-cell table:number-columns-repeated="2"/>
        </table:table-row>
        <table:table-row table:style-name="ro1">
          <table:table-cell office:value-type="float" office:value="25635" calcext:value-type="float">
            <text:p>2563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25687" calcext:value-type="float">
            <text:p>25687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81" calcext:value-type="float">
            <text:p>-81</text:p>
          </table:table-cell>
          <table:table-cell table:number-columns-repeated="2"/>
        </table:table-row>
        <table:table-row table:style-name="ro1">
          <table:table-cell office:value-type="float" office:value="25714" calcext:value-type="float">
            <text:p>25714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05" calcext:value-type="float">
            <text:p>-105</text:p>
          </table:table-cell>
          <table:table-cell table:number-columns-repeated="2"/>
        </table:table-row>
        <table:table-row table:style-name="ro1">
          <table:table-cell office:value-type="float" office:value="25739" calcext:value-type="float">
            <text:p>25739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27" calcext:value-type="float">
            <text:p>-127</text:p>
          </table:table-cell>
          <table:table-cell table:number-columns-repeated="2"/>
        </table:table-row>
        <table:table-row table:style-name="ro1">
          <table:table-cell office:value-type="float" office:value="25765" calcext:value-type="float">
            <text:p>2576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45" calcext:value-type="float">
            <text:p>-145</text:p>
          </table:table-cell>
          <table:table-cell table:number-columns-repeated="2"/>
        </table:table-row>
        <table:table-row table:style-name="ro1">
          <table:table-cell office:value-type="float" office:value="25791" calcext:value-type="float">
            <text:p>2579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59" calcext:value-type="float">
            <text:p>-159</text:p>
          </table:table-cell>
          <table:table-cell table:number-columns-repeated="2"/>
        </table:table-row>
        <table:table-row table:style-name="ro1">
          <table:table-cell office:value-type="float" office:value="25817" calcext:value-type="float">
            <text:p>2581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63" calcext:value-type="float">
            <text:p>-163</text:p>
          </table:table-cell>
          <table:table-cell table:number-columns-repeated="2"/>
        </table:table-row>
        <table:table-row table:style-name="ro1">
          <table:table-cell office:value-type="float" office:value="25843" calcext:value-type="float">
            <text:p>25843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72" calcext:value-type="float">
            <text:p>-172</text:p>
          </table:table-cell>
          <table:table-cell table:number-columns-repeated="2"/>
        </table:table-row>
        <table:table-row table:style-name="ro1">
          <table:table-cell office:value-type="float" office:value="25870" calcext:value-type="float">
            <text:p>25870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76" calcext:value-type="float">
            <text:p>-176</text:p>
          </table:table-cell>
          <table:table-cell table:number-columns-repeated="2"/>
        </table:table-row>
        <table:table-row table:style-name="ro1">
          <table:table-cell office:value-type="float" office:value="25895" calcext:value-type="float">
            <text:p>2589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59" calcext:value-type="float">
            <text:p>-159</text:p>
          </table:table-cell>
          <table:table-cell table:number-columns-repeated="2"/>
        </table:table-row>
        <table:table-row table:style-name="ro1">
          <table:table-cell office:value-type="float" office:value="25922" calcext:value-type="float">
            <text:p>25922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52" calcext:value-type="float">
            <text:p>-152</text:p>
          </table:table-cell>
          <table:table-cell table:number-columns-repeated="2"/>
        </table:table-row>
        <table:table-row table:style-name="ro1">
          <table:table-cell office:value-type="float" office:value="25947" calcext:value-type="float">
            <text:p>25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table:number-columns-repeated="2"/>
        </table:table-row>
        <table:table-row table:style-name="ro1">
          <table:table-cell office:value-type="float" office:value="25973" calcext:value-type="float">
            <text:p>2597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07" calcext:value-type="float">
            <text:p>-107</text:p>
          </table:table-cell>
          <table:table-cell table:number-columns-repeated="2"/>
        </table:table-row>
        <table:table-row table:style-name="ro1">
          <table:table-cell office:value-type="float" office:value="25999" calcext:value-type="float">
            <text:p>25999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86" calcext:value-type="float">
            <text:p>-86</text:p>
          </table:table-cell>
          <table:table-cell table:number-columns-repeated="2"/>
        </table:table-row>
        <table:table-row table:style-name="ro1">
          <table:table-cell office:value-type="float" office:value="26025" calcext:value-type="float">
            <text:p>26025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26052" calcext:value-type="float">
            <text:p>26052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float" office:value="26077" calcext:value-type="float">
            <text:p>2607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26103" calcext:value-type="float">
            <text:p>2610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26130" calcext:value-type="float">
            <text:p>2613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74" calcext:value-type="float">
            <text:p>-74</text:p>
          </table:table-cell>
          <table:table-cell table:number-columns-repeated="2"/>
        </table:table-row>
        <table:table-row table:style-name="ro1">
          <table:table-cell office:value-type="float" office:value="26155" calcext:value-type="float">
            <text:p>26155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float" office:value="26181" calcext:value-type="float">
            <text:p>2618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18" calcext:value-type="float">
            <text:p>-118</text:p>
          </table:table-cell>
          <table:table-cell table:number-columns-repeated="2"/>
        </table:table-row>
        <table:table-row table:style-name="ro1">
          <table:table-cell office:value-type="float" office:value="26207" calcext:value-type="float">
            <text:p>2620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42" calcext:value-type="float">
            <text:p>-142</text:p>
          </table:table-cell>
          <table:table-cell table:number-columns-repeated="2"/>
        </table:table-row>
        <table:table-row table:style-name="ro1">
          <table:table-cell office:value-type="float" office:value="26234" calcext:value-type="float">
            <text:p>2623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48" calcext:value-type="float">
            <text:p>-148</text:p>
          </table:table-cell>
          <table:table-cell table:number-columns-repeated="2"/>
        </table:table-row>
        <table:table-row table:style-name="ro1">
          <table:table-cell office:value-type="float" office:value="26259" calcext:value-type="float">
            <text:p>26259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49" calcext:value-type="float">
            <text:p>-149</text:p>
          </table:table-cell>
          <table:table-cell table:number-columns-repeated="2"/>
        </table:table-row>
        <table:table-row table:style-name="ro1">
          <table:table-cell office:value-type="float" office:value="26285" calcext:value-type="float">
            <text:p>26285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58" calcext:value-type="float">
            <text:p>-158</text:p>
          </table:table-cell>
          <table:table-cell table:number-columns-repeated="2"/>
        </table:table-row>
        <table:table-row table:style-name="ro1">
          <table:table-cell office:value-type="float" office:value="26311" calcext:value-type="float">
            <text:p>2631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45" calcext:value-type="float">
            <text:p>-145</text:p>
          </table:table-cell>
          <table:table-cell table:number-columns-repeated="2"/>
        </table:table-row>
        <table:table-row table:style-name="ro1">
          <table:table-cell office:value-type="float" office:value="26337" calcext:value-type="float">
            <text:p>26337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43" calcext:value-type="float">
            <text:p>-143</text:p>
          </table:table-cell>
          <table:table-cell table:number-columns-repeated="2"/>
        </table:table-row>
        <table:table-row table:style-name="ro1">
          <table:table-cell office:value-type="float" office:value="26363" calcext:value-type="float">
            <text:p>26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table:number-columns-repeated="2"/>
        </table:table-row>
        <table:table-row table:style-name="ro1">
          <table:table-cell office:value-type="float" office:value="26389" calcext:value-type="float">
            <text:p>2638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11" calcext:value-type="float">
            <text:p>-111</text:p>
          </table:table-cell>
          <table:table-cell table:number-columns-repeated="2"/>
        </table:table-row>
        <table:table-row table:style-name="ro1">
          <table:table-cell office:value-type="float" office:value="26415" calcext:value-type="float">
            <text:p>26415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54" calcext:value-type="float">
            <text:p>-54</text:p>
          </table:table-cell>
          <table:table-cell table:number-columns-repeated="2"/>
        </table:table-row>
        <table:table-row table:style-name="ro1">
          <table:table-cell office:value-type="float" office:value="26468" calcext:value-type="float">
            <text:p>2646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float" office:value="26493" calcext:value-type="float">
            <text:p>264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519" calcext:value-type="float">
            <text:p>2651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26545" calcext:value-type="float">
            <text:p>2654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3" calcext:value-type="float">
            <text:p>-63</text:p>
          </table:table-cell>
          <table:table-cell table:number-columns-repeated="2"/>
        </table:table-row>
        <table:table-row table:style-name="ro1">
          <table:table-cell office:value-type="float" office:value="26571" calcext:value-type="float">
            <text:p>2657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float" office:value="26598" calcext:value-type="float">
            <text:p>2659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08" calcext:value-type="float">
            <text:p>-108</text:p>
          </table:table-cell>
          <table:table-cell table:number-columns-repeated="2"/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office:value-type="float" office:value="26650" calcext:value-type="float">
            <text:p>2665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32" calcext:value-type="float">
            <text:p>-132</text:p>
          </table:table-cell>
          <table:table-cell table:number-columns-repeated="2"/>
        </table:table-row>
        <table:table-row table:style-name="ro1">
          <table:table-cell office:value-type="float" office:value="26675" calcext:value-type="float">
            <text:p>2667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31" calcext:value-type="float">
            <text:p>-131</text:p>
          </table:table-cell>
          <table:table-cell table:number-columns-repeated="2"/>
        </table:table-row>
        <table:table-row table:style-name="ro1">
          <table:table-cell office:value-type="float" office:value="26702" calcext:value-type="float">
            <text:p>2670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40" calcext:value-type="float">
            <text:p>-140</text:p>
          </table:table-cell>
          <table:table-cell table:number-columns-repeated="2"/>
        </table:table-row>
        <table:table-row table:style-name="ro1">
          <table:table-cell office:value-type="float" office:value="26727" calcext:value-type="float">
            <text:p>2672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office:value-type="float" office:value="26753" calcext:value-type="float">
            <text:p>2675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office:value-type="float" office:value="26779" calcext:value-type="float">
            <text:p>2677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7" calcext:value-type="float">
            <text:p>-107</text:p>
          </table:table-cell>
          <table:table-cell table:number-columns-repeated="2"/>
        </table:table-row>
        <table:table-row table:style-name="ro1">
          <table:table-cell office:value-type="float" office:value="26805" calcext:value-type="float">
            <text:p>2680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 office:value-type="float" office:value="26831" calcext:value-type="float">
            <text:p>26831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72" calcext:value-type="float">
            <text:p>-72</text:p>
          </table:table-cell>
          <table:table-cell table:number-columns-repeated="2"/>
        </table:table-row>
        <table:table-row table:style-name="ro1">
          <table:table-cell office:value-type="float" office:value="26857" calcext:value-type="float">
            <text:p>26857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office:value-type="float" office:value="26883" calcext:value-type="float">
            <text:p>2688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6909" calcext:value-type="float">
            <text:p>26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26936" calcext:value-type="float">
            <text:p>2693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4" calcext:value-type="float">
            <text:p>-54</text:p>
          </table:table-cell>
          <table:table-cell table:number-columns-repeated="2"/>
        </table:table-row>
        <table:table-row table:style-name="ro1">
          <table:table-cell office:value-type="float" office:value="26961" calcext:value-type="float">
            <text:p>2696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69" calcext:value-type="float">
            <text:p>-69</text:p>
          </table:table-cell>
          <table:table-cell table:number-columns-repeated="2"/>
        </table:table-row>
        <table:table-row table:style-name="ro1">
          <table:table-cell office:value-type="float" office:value="26988" calcext:value-type="float">
            <text:p>2698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99" calcext:value-type="float">
            <text:p>-99</text:p>
          </table:table-cell>
          <table:table-cell table:number-columns-repeated="2"/>
        </table:table-row>
        <table:table-row table:style-name="ro1">
          <table:table-cell office:value-type="float" office:value="27013" calcext:value-type="float">
            <text:p>2701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15" calcext:value-type="float">
            <text:p>-115</text:p>
          </table:table-cell>
          <table:table-cell table:number-columns-repeated="2"/>
        </table:table-row>
        <table:table-row table:style-name="ro1">
          <table:table-cell office:value-type="float" office:value="27040" calcext:value-type="float">
            <text:p>2704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18" calcext:value-type="float">
            <text:p>-118</text:p>
          </table:table-cell>
          <table:table-cell table:number-columns-repeated="2"/>
        </table:table-row>
        <table:table-row table:style-name="ro1">
          <table:table-cell office:value-type="float" office:value="27065" calcext:value-type="float">
            <text:p>2706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8" calcext:value-type="float">
            <text:p>-128</text:p>
          </table:table-cell>
          <table:table-cell table:number-columns-repeated="2"/>
        </table:table-row>
        <table:table-row table:style-name="ro1">
          <table:table-cell office:value-type="float" office:value="27091" calcext:value-type="float">
            <text:p>2709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15" calcext:value-type="float">
            <text:p>-115</text:p>
          </table:table-cell>
          <table:table-cell table:number-columns-repeated="2"/>
        </table:table-row>
        <table:table-row table:style-name="ro1">
          <table:table-cell office:value-type="float" office:value="27117" calcext:value-type="float">
            <text:p>27117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12" calcext:value-type="float">
            <text:p>-112</text:p>
          </table:table-cell>
          <table:table-cell table:number-columns-repeated="2"/>
        </table:table-row>
        <table:table-row table:style-name="ro1">
          <table:table-cell office:value-type="float" office:value="27143" calcext:value-type="float">
            <text:p>2714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01" calcext:value-type="float">
            <text:p>-101</text:p>
          </table:table-cell>
          <table:table-cell table:number-columns-repeated="2"/>
        </table:table-row>
        <table:table-row table:style-name="ro1">
          <table:table-cell office:value-type="float" office:value="27169" calcext:value-type="float">
            <text:p>2716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table:number-columns-repeated="2"/>
        </table:table-row>
        <table:table-row table:style-name="ro1">
          <table:table-cell office:value-type="float" office:value="27195" calcext:value-type="float">
            <text:p>2719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27222" calcext:value-type="float">
            <text:p>2722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27247" calcext:value-type="float">
            <text:p>27247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27273" calcext:value-type="float">
            <text:p>2727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27299" calcext:value-type="float">
            <text:p>2729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1">
          <table:table-cell office:value-type="float" office:value="27325" calcext:value-type="float">
            <text:p>273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27352" calcext:value-type="float">
            <text:p>2735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9" calcext:value-type="float">
            <text:p>-89</text:p>
          </table:table-cell>
          <table:table-cell table:number-columns-repeated="2"/>
        </table:table-row>
        <table:table-row table:style-name="ro1">
          <table:table-cell office:value-type="float" office:value="27377" calcext:value-type="float">
            <text:p>27377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 office:value-type="float" office:value="27404" calcext:value-type="float">
            <text:p>2740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14" calcext:value-type="float">
            <text:p>-114</text:p>
          </table:table-cell>
          <table:table-cell table:number-columns-repeated="2"/>
        </table:table-row>
        <table:table-row table:style-name="ro1">
          <table:table-cell office:value-type="float" office:value="27429" calcext:value-type="float">
            <text:p>27429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21" calcext:value-type="float">
            <text:p>-121</text:p>
          </table:table-cell>
          <table:table-cell table:number-columns-repeated="2"/>
        </table:table-row>
        <table:table-row table:style-name="ro1">
          <table:table-cell office:value-type="float" office:value="27456" calcext:value-type="float">
            <text:p>274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05" calcext:value-type="float">
            <text:p>-105</text:p>
          </table:table-cell>
          <table:table-cell table:number-columns-repeated="2"/>
        </table:table-row>
        <table:table-row table:style-name="ro1">
          <table:table-cell office:value-type="float" office:value="27481" calcext:value-type="float">
            <text:p>2748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15" calcext:value-type="float">
            <text:p>-115</text:p>
          </table:table-cell>
          <table:table-cell table:number-columns-repeated="2"/>
        </table:table-row>
        <table:table-row table:style-name="ro1">
          <table:table-cell office:value-type="float" office:value="27507" calcext:value-type="float">
            <text:p>2750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90" calcext:value-type="float">
            <text:p>-90</text:p>
          </table:table-cell>
          <table:table-cell table:number-columns-repeated="2"/>
        </table:table-row>
        <table:table-row table:style-name="ro1">
          <table:table-cell office:value-type="float" office:value="27533" calcext:value-type="float">
            <text:p>27533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78" calcext:value-type="float">
            <text:p>-78</text:p>
          </table:table-cell>
          <table:table-cell table:number-columns-repeated="2"/>
        </table:table-row>
        <table:table-row table:style-name="ro1">
          <table:table-cell office:value-type="float" office:value="27559" calcext:value-type="float">
            <text:p>2755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1">
          <table:table-cell office:value-type="float" office:value="27585" calcext:value-type="float">
            <text:p>2758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table:number-columns-repeated="2"/>
        </table:table-row>
        <table:table-row table:style-name="ro1">
          <table:table-cell office:value-type="float" office:value="27611" calcext:value-type="float">
            <text:p>2761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27637" calcext:value-type="float">
            <text:p>2763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float" office:value="27663" calcext:value-type="float">
            <text:p>2766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office:value-type="float" office:value="27690" calcext:value-type="float">
            <text:p>2769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27715" calcext:value-type="float">
            <text:p>2771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table:number-columns-repeated="2"/>
        </table:table-row>
        <table:table-row table:style-name="ro1">
          <table:table-cell office:value-type="float" office:value="27741" calcext:value-type="float">
            <text:p>277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table:number-columns-repeated="2"/>
        </table:table-row>
        <table:table-row table:style-name="ro1">
          <table:table-cell office:value-type="float" office:value="27767" calcext:value-type="float">
            <text:p>2776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02" calcext:value-type="float">
            <text:p>-102</text:p>
          </table:table-cell>
          <table:table-cell table:number-columns-repeated="2"/>
        </table:table-row>
        <table:table-row table:style-name="ro1">
          <table:table-cell office:value-type="float" office:value="27793" calcext:value-type="float">
            <text:p>27793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01" calcext:value-type="float">
            <text:p>-101</text:p>
          </table:table-cell>
          <table:table-cell table:number-columns-repeated="2"/>
        </table:table-row>
        <table:table-row table:style-name="ro1">
          <table:table-cell office:value-type="float" office:value="27819" calcext:value-type="float">
            <text:p>2781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98" calcext:value-type="float">
            <text:p>-98</text:p>
          </table:table-cell>
          <table:table-cell table:number-columns-repeated="2"/>
        </table:table-row>
        <table:table-row table:style-name="ro1">
          <table:table-cell office:value-type="float" office:value="27845" calcext:value-type="float">
            <text:p>27845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98" calcext:value-type="float">
            <text:p>-98</text:p>
          </table:table-cell>
          <table:table-cell table:number-columns-repeated="2"/>
        </table:table-row>
        <table:table-row table:style-name="ro1">
          <table:table-cell office:value-type="float" office:value="27871" calcext:value-type="float">
            <text:p>278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2" calcext:value-type="float">
            <text:p>-72</text:p>
          </table:table-cell>
          <table:table-cell table:number-columns-repeated="2"/>
        </table:table-row>
        <table:table-row table:style-name="ro1">
          <table:table-cell office:value-type="float" office:value="27897" calcext:value-type="float">
            <text:p>2789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8" calcext:value-type="float">
            <text:p>-58</text:p>
          </table:table-cell>
          <table:table-cell table:number-columns-repeated="2"/>
        </table:table-row>
        <table:table-row table:style-name="ro1">
          <table:table-cell office:value-type="float" office:value="27923" calcext:value-type="float">
            <text:p>2792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table:number-columns-repeated="2"/>
        </table:table-row>
        <table:table-row table:style-name="ro1">
          <table:table-cell office:value-type="float" office:value="27949" calcext:value-type="float">
            <text:p>2794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27976" calcext:value-type="float">
            <text:p>2797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28001" calcext:value-type="float">
            <text:p>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28027" calcext:value-type="float">
            <text:p>28027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64" calcext:value-type="float">
            <text:p>-64</text:p>
          </table:table-cell>
          <table:table-cell table:number-columns-repeated="2"/>
        </table:table-row>
        <table:table-row table:style-name="ro1">
          <table:table-cell office:value-type="float" office:value="28053" calcext:value-type="float">
            <text:p>2805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 office:value-type="float" office:value="28079" calcext:value-type="float">
            <text:p>28079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89" calcext:value-type="float">
            <text:p>-89</text:p>
          </table:table-cell>
          <table:table-cell table:number-columns-repeated="2"/>
        </table:table-row>
        <table:table-row table:style-name="ro1">
          <table:table-cell office:value-type="float" office:value="28105" calcext:value-type="float">
            <text:p>2810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88" calcext:value-type="float">
            <text:p>-88</text:p>
          </table:table-cell>
          <table:table-cell table:number-columns-repeated="2"/>
        </table:table-row>
        <table:table-row table:style-name="ro1">
          <table:table-cell office:value-type="float" office:value="28131" calcext:value-type="float">
            <text:p>2813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float" office:value="28157" calcext:value-type="float">
            <text:p>28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number-columns-repeated="2"/>
        </table:table-row>
        <table:table-row table:style-name="ro1">
          <table:table-cell office:value-type="float" office:value="28183" calcext:value-type="float">
            <text:p>2818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86" calcext:value-type="float">
            <text:p>-86</text:p>
          </table:table-cell>
          <table:table-cell table:number-columns-repeated="2"/>
        </table:table-row>
        <table:table-row table:style-name="ro1">
          <table:table-cell office:value-type="float" office:value="28209" calcext:value-type="float">
            <text:p>2820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28235" calcext:value-type="float">
            <text:p>28235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28262" calcext:value-type="float">
            <text:p>2826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table:number-columns-repeated="2"/>
        </table:table-row>
        <table:table-row table:style-name="ro1">
          <table:table-cell office:value-type="float" office:value="28287" calcext:value-type="float">
            <text:p>28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28314" calcext:value-type="float">
            <text:p>2831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float" office:value="28339" calcext:value-type="float">
            <text:p>2833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28366" calcext:value-type="float">
            <text:p>28366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28391" calcext:value-type="float">
            <text:p>2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table:number-columns-repeated="2"/>
        </table:table-row>
        <table:table-row table:style-name="ro1">
          <table:table-cell office:value-type="float" office:value="28418" calcext:value-type="float">
            <text:p>284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float" office:value="28443" calcext:value-type="float">
            <text:p>2844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 office:value-type="float" office:value="28469" calcext:value-type="float">
            <text:p>2846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5" calcext:value-type="float">
            <text:p>-85</text:p>
          </table:table-cell>
          <table:table-cell table:number-columns-repeated="2"/>
        </table:table-row>
        <table:table-row table:style-name="ro1">
          <table:table-cell office:value-type="float" office:value="28495" calcext:value-type="float">
            <text:p>2849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96" calcext:value-type="float">
            <text:p>-96</text:p>
          </table:table-cell>
          <table:table-cell table:number-columns-repeated="2"/>
        </table:table-row>
        <table:table-row table:style-name="ro1">
          <table:table-cell office:value-type="float" office:value="28521" calcext:value-type="float">
            <text:p>2852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73" calcext:value-type="float">
            <text:p>-73</text:p>
          </table:table-cell>
          <table:table-cell table:number-columns-repeated="2"/>
        </table:table-row>
        <table:table-row table:style-name="ro1">
          <table:table-cell office:value-type="float" office:value="28548" calcext:value-type="float">
            <text:p>285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28573" calcext:value-type="float">
            <text:p>2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28625" calcext:value-type="float">
            <text:p>28625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28651" calcext:value-type="float">
            <text:p>2865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1">
          <table:table-cell office:value-type="float" office:value="28677" calcext:value-type="float">
            <text:p>2867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28703" calcext:value-type="float">
            <text:p>2870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28730" calcext:value-type="float">
            <text:p>28730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83" calcext:value-type="float">
            <text:p>-83</text:p>
          </table:table-cell>
          <table:table-cell table:number-columns-repeated="2"/>
        </table:table-row>
        <table:table-row table:style-name="ro1">
          <table:table-cell office:value-type="float" office:value="28755" calcext:value-type="float">
            <text:p>2875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table:number-columns-repeated="2"/>
        </table:table-row>
        <table:table-row table:style-name="ro1">
          <table:table-cell office:value-type="float" office:value="28781" calcext:value-type="float">
            <text:p>2878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86" calcext:value-type="float">
            <text:p>-86</text:p>
          </table:table-cell>
          <table:table-cell table:number-columns-repeated="2"/>
        </table:table-row>
        <table:table-row table:style-name="ro1">
          <table:table-cell office:value-type="float" office:value="28807" calcext:value-type="float">
            <text:p>2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table:number-columns-repeated="2"/>
        </table:table-row>
        <table:table-row table:style-name="ro1">
          <table:table-cell office:value-type="float" office:value="28833" calcext:value-type="float">
            <text:p>2883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7" calcext:value-type="float">
            <text:p>-67</text:p>
          </table:table-cell>
          <table:table-cell table:number-columns-repeated="2"/>
        </table:table-row>
        <table:table-row table:style-name="ro1">
          <table:table-cell office:value-type="float" office:value="28859" calcext:value-type="float">
            <text:p>28859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28885" calcext:value-type="float">
            <text:p>28885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28912" calcext:value-type="float">
            <text:p>2891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28937" calcext:value-type="float">
            <text:p>289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28964" calcext:value-type="float">
            <text:p>2896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table:number-columns-repeated="2"/>
        </table:table-row>
        <table:table-row table:style-name="ro1">
          <table:table-cell office:value-type="float" office:value="28989" calcext:value-type="float">
            <text:p>2898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29016" calcext:value-type="float">
            <text:p>2901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29041" calcext:value-type="float">
            <text:p>2904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29068" calcext:value-type="float">
            <text:p>29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8" calcext:value-type="float">
            <text:p>-78</text:p>
          </table:table-cell>
          <table:table-cell table:number-columns-repeated="2"/>
        </table:table-row>
        <table:table-row table:style-name="ro1">
          <table:table-cell office:value-type="float" office:value="29093" calcext:value-type="float">
            <text:p>2909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table:number-columns-repeated="2"/>
        </table:table-row>
        <table:table-row table:style-name="ro1">
          <table:table-cell office:value-type="float" office:value="29120" calcext:value-type="float">
            <text:p>2912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 office:value-type="float" office:value="29145" calcext:value-type="float">
            <text:p>2914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57" calcext:value-type="float">
            <text:p>-57</text:p>
          </table:table-cell>
          <table:table-cell table:number-columns-repeated="2"/>
        </table:table-row>
        <table:table-row table:style-name="ro1">
          <table:table-cell office:value-type="float" office:value="29172" calcext:value-type="float">
            <text:p>2917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29197" calcext:value-type="float">
            <text:p>2919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29223" calcext:value-type="float">
            <text:p>29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9249" calcext:value-type="float">
            <text:p>2924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29276" calcext:value-type="float">
            <text:p>2927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office:value-type="float" office:value="29301" calcext:value-type="float">
            <text:p>2930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29328" calcext:value-type="float">
            <text:p>2932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29353" calcext:value-type="float">
            <text:p>29353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9" calcext:value-type="float">
            <text:p>-69</text:p>
          </table:table-cell>
          <table:table-cell table:number-columns-repeated="2"/>
        </table:table-row>
        <table:table-row table:style-name="ro1">
          <table:table-cell office:value-type="float" office:value="29379" calcext:value-type="float">
            <text:p>29379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75" calcext:value-type="float">
            <text:p>-75</text:p>
          </table:table-cell>
          <table:table-cell table:number-columns-repeated="2"/>
        </table:table-row>
        <table:table-row table:style-name="ro1">
          <table:table-cell office:value-type="float" office:value="29405" calcext:value-type="float">
            <text:p>2940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table:number-columns-repeated="2"/>
        </table:table-row>
        <table:table-row table:style-name="ro1">
          <table:table-cell office:value-type="float" office:value="29431" calcext:value-type="float">
            <text:p>2943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29457" calcext:value-type="float">
            <text:p>2945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table:number-columns-repeated="2"/>
        </table:table-row>
        <table:table-row table:style-name="ro1">
          <table:table-cell office:value-type="float" office:value="29483" calcext:value-type="float">
            <text:p>2948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29509" calcext:value-type="float">
            <text:p>2950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29535" calcext:value-type="float">
            <text:p>2953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29562" calcext:value-type="float">
            <text:p>2956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29587" calcext:value-type="float">
            <text:p>2958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29614" calcext:value-type="float">
            <text:p>2961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74" calcext:value-type="float">
            <text:p>-74</text:p>
          </table:table-cell>
          <table:table-cell table:number-columns-repeated="2"/>
        </table:table-row>
        <table:table-row table:style-name="ro1">
          <table:table-cell office:value-type="float" office:value="29639" calcext:value-type="float">
            <text:p>2963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29666" calcext:value-type="float">
            <text:p>2966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3" calcext:value-type="float">
            <text:p>-63</text:p>
          </table:table-cell>
          <table:table-cell table:number-columns-repeated="2"/>
        </table:table-row>
        <table:table-row table:style-name="ro1">
          <table:table-cell office:value-type="float" office:value="29691" calcext:value-type="float">
            <text:p>29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29718" calcext:value-type="float">
            <text:p>2971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1">
          <table:table-cell office:value-type="float" office:value="29743" calcext:value-type="float">
            <text:p>2974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29769" calcext:value-type="float">
            <text:p>2976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29795" calcext:value-type="float">
            <text:p>29795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29822" calcext:value-type="float">
            <text:p>2982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29847" calcext:value-type="float">
            <text:p>29847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office:value-type="float" office:value="29873" calcext:value-type="float">
            <text:p>298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29899" calcext:value-type="float">
            <text:p>2989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29925" calcext:value-type="float">
            <text:p>2992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29951" calcext:value-type="float">
            <text:p>2995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29978" calcext:value-type="float">
            <text:p>2997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table:number-columns-repeated="2"/>
        </table:table-row>
        <table:table-row table:style-name="ro1">
          <table:table-cell office:value-type="float" office:value="30030" calcext:value-type="float">
            <text:p>30030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float" office:value="30055" calcext:value-type="float">
            <text:p>3005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082" calcext:value-type="float">
            <text:p>3008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float" office:value="30107" calcext:value-type="float">
            <text:p>3010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30133" calcext:value-type="float">
            <text:p>3013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office:value-type="float" office:value="30159" calcext:value-type="float">
            <text:p>30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30185" calcext:value-type="float">
            <text:p>30185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61" calcext:value-type="float">
            <text:p>-61</text:p>
          </table:table-cell>
          <table:table-cell table:number-columns-repeated="2"/>
        </table:table-row>
        <table:table-row table:style-name="ro1">
          <table:table-cell office:value-type="float" office:value="30211" calcext:value-type="float">
            <text:p>302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30237" calcext:value-type="float">
            <text:p>3023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office:value-type="float" office:value="30263" calcext:value-type="float">
            <text:p>3026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42" calcext:value-type="float">
            <text:p>-42</text:p>
          </table:table-cell>
          <table:table-cell table:number-columns-repeated="2"/>
        </table:table-row>
        <table:table-row table:style-name="ro1">
          <table:table-cell office:value-type="float" office:value="30289" calcext:value-type="float">
            <text:p>3028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30316" calcext:value-type="float">
            <text:p>3031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30341" calcext:value-type="float">
            <text:p>303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float" office:value="30368" calcext:value-type="float">
            <text:p>3036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19:47:19.717989223</dc:date>
    <meta:editing-duration>PT1M43S</meta:editing-duration>
    <meta:editing-cycles>3</meta:editing-cycles>
    <meta:generator>LibreOffice/7.3.7.2$Linux_X86_64 LibreOffice_project/30$Build-2</meta:generator>
    <meta:document-statistic meta:table-count="1" meta:cell-count="46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9.949cm" svg:height="30.096cm" xlink:href=".." xlink:type="simple" chart:class="chart:line" chart:style-name="ch1">
        <chart:legend chart:legend-position="end" svg:x="57.494cm" svg:y="14.5cm" style:legend-expansion="high" chart:style-name="ch2"/>
        <chart:plot-area chart:style-name="ch3" table:cell-range-address="test.C1:test.D1169" chart:data-source-has-labels="row" svg:x="1.198cm" svg:y="0.601cm" svg:width="55.098cm" svg:height="28.894cm">
          <chart:coordinate-region svg:x="2.851cm" svg:y="0.8cm" svg:width="53.445cm" svg:height="28.4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C2:test.C1169" chart:label-cell-address="test.C1:test.C1" chart:class="chart:line">
            <chart:data-point chart:repeated="1168"/>
          </chart:series>
          <chart:series chart:style-name="ch7" chart:values-cell-range-address="test.D2:test.D1169" chart:label-cell-address="test.D1:test.D1" chart:class="chart:line">
            <chart:data-point chart:repeated="11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x1001</text:p>
                <draw:g>
                  <svg:desc>test.C1:test.C1</svg:desc>
                </draw:g>
              </table:table-cell>
              <table:table-cell office:value-type="string">
                <text:p>0x1002</text:p>
                <draw:g>
                  <svg:desc>test.D1: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3553">
                <text:p>-803553</text:p>
                <draw:g>
                  <svg:desc>test.C2:test.C1169</svg:desc>
                </draw:g>
              </table:table-cell>
              <table:table-cell office:value-type="float" office:value="-1263466">
                <text:p>-1263466</text:p>
                <draw:g>
                  <svg:desc>test.D2:test.D1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84703">
                <text:p>-784703</text:p>
              </table:table-cell>
              <table:table-cell office:value-type="float" office:value="-1244948">
                <text:p>-1244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65549">
                <text:p>-765549</text:p>
              </table:table-cell>
              <table:table-cell office:value-type="float" office:value="-1226139">
                <text:p>-1226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45058">
                <text:p>-745058</text:p>
              </table:table-cell>
              <table:table-cell office:value-type="float" office:value="-1206023">
                <text:p>-1206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25674">
                <text:p>-725674</text:p>
              </table:table-cell>
              <table:table-cell office:value-type="float" office:value="-1186986">
                <text:p>-1186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05740">
                <text:p>-705740</text:p>
              </table:table-cell>
              <table:table-cell office:value-type="float" office:value="-1167407">
                <text:p>-1167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85901">
                <text:p>-685901</text:p>
              </table:table-cell>
              <table:table-cell office:value-type="float" office:value="-1147922">
                <text:p>-1147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6096">
                <text:p>-666096</text:p>
              </table:table-cell>
              <table:table-cell office:value-type="float" office:value="-1128479">
                <text:p>-1128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46369">
                <text:p>-646369</text:p>
              </table:table-cell>
              <table:table-cell office:value-type="float" office:value="-1109110">
                <text:p>-1109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26396">
                <text:p>-626396</text:p>
              </table:table-cell>
              <table:table-cell office:value-type="float" office:value="-1089491">
                <text:p>-1089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06622">
                <text:p>-606622</text:p>
              </table:table-cell>
              <table:table-cell office:value-type="float" office:value="-1070072">
                <text:p>-1070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86744">
                <text:p>-586744</text:p>
              </table:table-cell>
              <table:table-cell office:value-type="float" office:value="-1050556">
                <text:p>-1050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67086">
                <text:p>-567086</text:p>
              </table:table-cell>
              <table:table-cell office:value-type="float" office:value="-1031256">
                <text:p>-1031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47439">
                <text:p>-547439</text:p>
              </table:table-cell>
              <table:table-cell office:value-type="float" office:value="-1011961">
                <text:p>-1011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27172">
                <text:p>-527172</text:p>
              </table:table-cell>
              <table:table-cell office:value-type="float" office:value="-992060">
                <text:p>-9920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7907">
                <text:p>-507907</text:p>
              </table:table-cell>
              <table:table-cell office:value-type="float" office:value="-973146">
                <text:p>-973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87411">
                <text:p>-487411</text:p>
              </table:table-cell>
              <table:table-cell office:value-type="float" office:value="-953009">
                <text:p>-953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68246">
                <text:p>-468246</text:p>
              </table:table-cell>
              <table:table-cell office:value-type="float" office:value="-934192">
                <text:p>-934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7765">
                <text:p>-447765</text:p>
              </table:table-cell>
              <table:table-cell office:value-type="float" office:value="-914086">
                <text:p>-914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28613">
                <text:p>-428613</text:p>
              </table:table-cell>
              <table:table-cell office:value-type="float" office:value="-895280">
                <text:p>-8952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8131">
                <text:p>-408131</text:p>
              </table:table-cell>
              <table:table-cell office:value-type="float" office:value="-875159">
                <text:p>-875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88918">
                <text:p>-388918</text:p>
              </table:table-cell>
              <table:table-cell office:value-type="float" office:value="-856293">
                <text:p>-856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8451">
                <text:p>-368451</text:p>
              </table:table-cell>
              <table:table-cell office:value-type="float" office:value="-836201">
                <text:p>-836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9319">
                <text:p>-349319</text:p>
              </table:table-cell>
              <table:table-cell office:value-type="float" office:value="-817416">
                <text:p>-817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8881">
                <text:p>-328881</text:p>
              </table:table-cell>
              <table:table-cell office:value-type="float" office:value="-797340">
                <text:p>-7973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9678">
                <text:p>-309678</text:p>
              </table:table-cell>
              <table:table-cell office:value-type="float" office:value="-778482">
                <text:p>-778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9174">
                <text:p>-289174</text:p>
              </table:table-cell>
              <table:table-cell office:value-type="float" office:value="-758354">
                <text:p>-758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69962">
                <text:p>-269962</text:p>
              </table:table-cell>
              <table:table-cell office:value-type="float" office:value="-739488">
                <text:p>-739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49486">
                <text:p>-249486</text:p>
              </table:table-cell>
              <table:table-cell office:value-type="float" office:value="-719372">
                <text:p>-719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30334">
                <text:p>-230334</text:p>
              </table:table-cell>
              <table:table-cell office:value-type="float" office:value="-700566">
                <text:p>-700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9876">
                <text:p>-209876</text:p>
              </table:table-cell>
              <table:table-cell office:value-type="float" office:value="-680484">
                <text:p>-680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0675">
                <text:p>-190675</text:p>
              </table:table-cell>
              <table:table-cell office:value-type="float" office:value="-661627">
                <text:p>-661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0146">
                <text:p>-170146</text:p>
              </table:table-cell>
              <table:table-cell office:value-type="float" office:value="-641461">
                <text:p>-641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1011">
                <text:p>-151011</text:p>
              </table:table-cell>
              <table:table-cell office:value-type="float" office:value="-622672">
                <text:p>-622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30538">
                <text:p>-130538</text:p>
              </table:table-cell>
              <table:table-cell office:value-type="float" office:value="-602575">
                <text:p>-602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1372">
                <text:p>-111372</text:p>
              </table:table-cell>
              <table:table-cell office:value-type="float" office:value="-583755">
                <text:p>-583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0964">
                <text:p>-90964</text:p>
              </table:table-cell>
              <table:table-cell office:value-type="float" office:value="-563711">
                <text:p>-563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1761">
                <text:p>-71761</text:p>
              </table:table-cell>
              <table:table-cell office:value-type="float" office:value="-544851">
                <text:p>-544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1226">
                <text:p>-51226</text:p>
              </table:table-cell>
              <table:table-cell office:value-type="float" office:value="-524692">
                <text:p>-5246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1991">
                <text:p>-31991</text:p>
              </table:table-cell>
              <table:table-cell office:value-type="float" office:value="-505802">
                <text:p>-5058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889">
                <text:p>-11889</text:p>
              </table:table-cell>
              <table:table-cell office:value-type="float" office:value="-486057">
                <text:p>-486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1">
                <text:p>2541</text:p>
              </table:table-cell>
              <table:table-cell office:value-type="float" office:value="-466749">
                <text:p>-466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75">
                <text:p>6375</text:p>
              </table:table-cell>
              <table:table-cell office:value-type="float" office:value="-446741">
                <text:p>-446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58">
                <text:p>9858</text:p>
              </table:table-cell>
              <table:table-cell office:value-type="float" office:value="-427730">
                <text:p>-4277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74">
                <text:p>13374</text:p>
              </table:table-cell>
              <table:table-cell office:value-type="float" office:value="-408123">
                <text:p>-408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09">
                <text:p>16809</text:p>
              </table:table-cell>
              <table:table-cell office:value-type="float" office:value="-388561">
                <text:p>-388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72">
                <text:p>20072</text:p>
              </table:table-cell>
              <table:table-cell office:value-type="float" office:value="-369574">
                <text:p>-369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428">
                <text:p>23428</text:p>
              </table:table-cell>
              <table:table-cell office:value-type="float" office:value="-349708">
                <text:p>-349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82">
                <text:p>26582</text:p>
              </table:table-cell>
              <table:table-cell office:value-type="float" office:value="-330601">
                <text:p>-3306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17">
                <text:p>29817</text:p>
              </table:table-cell>
              <table:table-cell office:value-type="float" office:value="-310626">
                <text:p>-310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820">
                <text:p>32820</text:p>
              </table:table-cell>
              <table:table-cell office:value-type="float" office:value="-291681">
                <text:p>-291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961">
                <text:p>35961</text:p>
              </table:table-cell>
              <table:table-cell office:value-type="float" office:value="-271542">
                <text:p>-2715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892">
                <text:p>38892</text:p>
              </table:table-cell>
              <table:table-cell office:value-type="float" office:value="-252370">
                <text:p>-2523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762">
                <text:p>41762</text:p>
              </table:table-cell>
              <table:table-cell office:value-type="float" office:value="-233218">
                <text:p>-233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693">
                <text:p>44693</text:p>
              </table:table-cell>
              <table:table-cell office:value-type="float" office:value="-213297">
                <text:p>-213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437">
                <text:p>47437</text:p>
              </table:table-cell>
              <table:table-cell office:value-type="float" office:value="-194286">
                <text:p>-19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266">
                <text:p>50266</text:p>
              </table:table-cell>
              <table:table-cell office:value-type="float" office:value="-174440">
                <text:p>-174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908">
                <text:p>52908</text:p>
              </table:table-cell>
              <table:table-cell office:value-type="float" office:value="-155469">
                <text:p>-155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664">
                <text:p>55664</text:p>
              </table:table-cell>
              <table:table-cell office:value-type="float" office:value="-135358">
                <text:p>-135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210">
                <text:p>58210</text:p>
              </table:table-cell>
              <table:table-cell office:value-type="float" office:value="-116435">
                <text:p>-116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869">
                <text:p>60869</text:p>
              </table:table-cell>
              <table:table-cell office:value-type="float" office:value="-96375">
                <text:p>-96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348">
                <text:p>63348</text:p>
              </table:table-cell>
              <table:table-cell office:value-type="float" office:value="-77348">
                <text:p>-773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898">
                <text:p>65898</text:p>
              </table:table-cell>
              <table:table-cell office:value-type="float" office:value="-57422">
                <text:p>-57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312">
                <text:p>68312</text:p>
              </table:table-cell>
              <table:table-cell office:value-type="float" office:value="-38229">
                <text:p>-382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676">
                <text:p>70676</text:p>
              </table:table-cell>
              <table:table-cell office:value-type="float" office:value="-19126">
                <text:p>-19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103">
                <text:p>73103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378">
                <text:p>75378</text:p>
              </table:table-cell>
              <table:table-cell office:value-type="float" office:value="5483">
                <text:p>5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761">
                <text:p>77761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965">
                <text:p>79965</text:p>
              </table:table-cell>
              <table:table-cell office:value-type="float" office:value="12419">
                <text:p>12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188">
                <text:p>82188</text:p>
              </table:table-cell>
              <table:table-cell office:value-type="float" office:value="15715">
                <text:p>15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420">
                <text:p>84420</text:p>
              </table:table-cell>
              <table:table-cell office:value-type="float" office:value="19013">
                <text:p>19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577">
                <text:p>86577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727">
                <text:p>88727</text:p>
              </table:table-cell>
              <table:table-cell office:value-type="float" office:value="25276">
                <text:p>252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762">
                <text:p>90762</text:p>
              </table:table-cell>
              <table:table-cell office:value-type="float" office:value="28205">
                <text:p>28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873">
                <text:p>92873</text:p>
              </table:table-cell>
              <table:table-cell office:value-type="float" office:value="31207">
                <text:p>31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891">
                <text:p>94891</text:p>
              </table:table-cell>
              <table:table-cell office:value-type="float" office:value="34056">
                <text:p>34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913">
                <text:p>96913</text:p>
              </table:table-cell>
              <table:table-cell office:value-type="float" office:value="36898">
                <text:p>368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901">
                <text:p>98901</text:p>
              </table:table-cell>
              <table:table-cell office:value-type="float" office:value="39663">
                <text:p>396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808">
                <text:p>100808</text:p>
              </table:table-cell>
              <table:table-cell office:value-type="float" office:value="42289">
                <text:p>42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787">
                <text:p>102787</text:p>
              </table:table-cell>
              <table:table-cell office:value-type="float" office:value="45006">
                <text:p>45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626">
                <text:p>104626</text:p>
              </table:table-cell>
              <table:table-cell office:value-type="float" office:value="47511">
                <text:p>47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519">
                <text:p>106519</text:p>
              </table:table-cell>
              <table:table-cell office:value-type="float" office:value="50063">
                <text:p>500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345">
                <text:p>108345</text:p>
              </table:table-cell>
              <table:table-cell office:value-type="float" office:value="52509">
                <text:p>52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225">
                <text:p>110225</text:p>
              </table:table-cell>
              <table:table-cell office:value-type="float" office:value="55018">
                <text:p>55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978">
                <text:p>111978</text:p>
              </table:table-cell>
              <table:table-cell office:value-type="float" office:value="57333">
                <text:p>57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760">
                <text:p>113760</text:p>
              </table:table-cell>
              <table:table-cell office:value-type="float" office:value="59669">
                <text:p>596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517">
                <text:p>115517</text:p>
              </table:table-cell>
              <table:table-cell office:value-type="float" office:value="61968">
                <text:p>61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7200">
                <text:p>117200</text:p>
              </table:table-cell>
              <table:table-cell office:value-type="float" office:value="64146">
                <text:p>64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959">
                <text:p>118959</text:p>
              </table:table-cell>
              <table:table-cell office:value-type="float" office:value="66408">
                <text:p>66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597">
                <text:p>120597</text:p>
              </table:table-cell>
              <table:table-cell office:value-type="float" office:value="68505">
                <text:p>68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265">
                <text:p>122265</text:p>
              </table:table-cell>
              <table:table-cell office:value-type="float" office:value="70624">
                <text:p>70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909">
                <text:p>123909</text:p>
              </table:table-cell>
              <table:table-cell office:value-type="float" office:value="72698">
                <text:p>72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485">
                <text:p>125485</text:p>
              </table:table-cell>
              <table:table-cell office:value-type="float" office:value="74680">
                <text:p>74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136">
                <text:p>127136</text:p>
              </table:table-cell>
              <table:table-cell office:value-type="float" office:value="76734">
                <text:p>767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675">
                <text:p>128675</text:p>
              </table:table-cell>
              <table:table-cell office:value-type="float" office:value="78646">
                <text:p>786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240">
                <text:p>130240</text:p>
              </table:table-cell>
              <table:table-cell office:value-type="float" office:value="80579">
                <text:p>80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795">
                <text:p>131795</text:p>
              </table:table-cell>
              <table:table-cell office:value-type="float" office:value="82478">
                <text:p>82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3265">
                <text:p>133265</text:p>
              </table:table-cell>
              <table:table-cell office:value-type="float" office:value="84273">
                <text:p>84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4816">
                <text:p>134816</text:p>
              </table:table-cell>
              <table:table-cell office:value-type="float" office:value="86155">
                <text:p>86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6254">
                <text:p>136254</text:p>
              </table:table-cell>
              <table:table-cell office:value-type="float" office:value="87884">
                <text:p>878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7758">
                <text:p>137758</text:p>
              </table:table-cell>
              <table:table-cell office:value-type="float" office:value="89681">
                <text:p>896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9168">
                <text:p>139168</text:p>
              </table:table-cell>
              <table:table-cell office:value-type="float" office:value="91363">
                <text:p>913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601">
                <text:p>140601</text:p>
              </table:table-cell>
              <table:table-cell office:value-type="float" office:value="93057">
                <text:p>93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2007">
                <text:p>142007</text:p>
              </table:table-cell>
              <table:table-cell office:value-type="float" office:value="94709">
                <text:p>94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379">
                <text:p>143379</text:p>
              </table:table-cell>
              <table:table-cell office:value-type="float" office:value="96318">
                <text:p>96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792">
                <text:p>144792</text:p>
              </table:table-cell>
              <table:table-cell office:value-type="float" office:value="97970">
                <text:p>979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110">
                <text:p>146110</text:p>
              </table:table-cell>
              <table:table-cell office:value-type="float" office:value="99494">
                <text:p>994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497">
                <text:p>147497</text:p>
              </table:table-cell>
              <table:table-cell office:value-type="float" office:value="101088">
                <text:p>1010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776">
                <text:p>148776</text:p>
              </table:table-cell>
              <table:table-cell office:value-type="float" office:value="102555">
                <text:p>1025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0137">
                <text:p>150137</text:p>
              </table:table-cell>
              <table:table-cell office:value-type="float" office:value="104109">
                <text:p>104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1393">
                <text:p>151393</text:p>
              </table:table-cell>
              <table:table-cell office:value-type="float" office:value="105529">
                <text:p>1055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2711">
                <text:p>152711</text:p>
              </table:table-cell>
              <table:table-cell office:value-type="float" office:value="107010">
                <text:p>1070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3941">
                <text:p>153941</text:p>
              </table:table-cell>
              <table:table-cell office:value-type="float" office:value="108390">
                <text:p>10839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225">
                <text:p>155225</text:p>
              </table:table-cell>
              <table:table-cell office:value-type="float" office:value="109825">
                <text:p>1098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439">
                <text:p>156439</text:p>
              </table:table-cell>
              <table:table-cell office:value-type="float" office:value="111172">
                <text:p>111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692">
                <text:p>157692</text:p>
              </table:table-cell>
              <table:table-cell office:value-type="float" office:value="112549">
                <text:p>1125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8870">
                <text:p>158870</text:p>
              </table:table-cell>
              <table:table-cell office:value-type="float" office:value="113845">
                <text:p>1138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0093">
                <text:p>160093</text:p>
              </table:table-cell>
              <table:table-cell office:value-type="float" office:value="115181">
                <text:p>1151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1278">
                <text:p>161278</text:p>
              </table:table-cell>
              <table:table-cell office:value-type="float" office:value="116471">
                <text:p>1164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2436">
                <text:p>162436</text:p>
              </table:table-cell>
              <table:table-cell office:value-type="float" office:value="117723">
                <text:p>1177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3596">
                <text:p>163596</text:p>
              </table:table-cell>
              <table:table-cell office:value-type="float" office:value="118970">
                <text:p>1189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748">
                <text:p>164748</text:p>
              </table:table-cell>
              <table:table-cell office:value-type="float" office:value="120203">
                <text:p>120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860">
                <text:p>165860</text:p>
              </table:table-cell>
              <table:table-cell office:value-type="float" office:value="121385">
                <text:p>1213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7003">
                <text:p>167003</text:p>
              </table:table-cell>
              <table:table-cell office:value-type="float" office:value="122589">
                <text:p>122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8098">
                <text:p>168098</text:p>
              </table:table-cell>
              <table:table-cell office:value-type="float" office:value="123743">
                <text:p>1237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9183">
                <text:p>169183</text:p>
              </table:table-cell>
              <table:table-cell office:value-type="float" office:value="124883">
                <text:p>1248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276">
                <text:p>170276</text:p>
              </table:table-cell>
              <table:table-cell office:value-type="float" office:value="126025">
                <text:p>126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1348">
                <text:p>171348</text:p>
              </table:table-cell>
              <table:table-cell office:value-type="float" office:value="127132">
                <text:p>127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2385">
                <text:p>172385</text:p>
              </table:table-cell>
              <table:table-cell office:value-type="float" office:value="128204">
                <text:p>1282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3438">
                <text:p>173438</text:p>
              </table:table-cell>
              <table:table-cell office:value-type="float" office:value="129284">
                <text:p>1292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4491">
                <text:p>174491</text:p>
              </table:table-cell>
              <table:table-cell office:value-type="float" office:value="130359">
                <text:p>1303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5517">
                <text:p>175517</text:p>
              </table:table-cell>
              <table:table-cell office:value-type="float" office:value="131398">
                <text:p>1313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6507">
                <text:p>176507</text:p>
              </table:table-cell>
              <table:table-cell office:value-type="float" office:value="132395">
                <text:p>1323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7532">
                <text:p>177532</text:p>
              </table:table-cell>
              <table:table-cell office:value-type="float" office:value="133434">
                <text:p>1334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8500">
                <text:p>178500</text:p>
              </table:table-cell>
              <table:table-cell office:value-type="float" office:value="134399">
                <text:p>134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9511">
                <text:p>179511</text:p>
              </table:table-cell>
              <table:table-cell office:value-type="float" office:value="135399">
                <text:p>135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0468">
                <text:p>180468</text:p>
              </table:table-cell>
              <table:table-cell office:value-type="float" office:value="136349">
                <text:p>136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1426">
                <text:p>181426</text:p>
              </table:table-cell>
              <table:table-cell office:value-type="float" office:value="137290">
                <text:p>1372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2378">
                <text:p>182378</text:p>
              </table:table-cell>
              <table:table-cell office:value-type="float" office:value="138226">
                <text:p>138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3322">
                <text:p>183322</text:p>
              </table:table-cell>
              <table:table-cell office:value-type="float" office:value="139145">
                <text:p>1391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4232">
                <text:p>184232</text:p>
              </table:table-cell>
              <table:table-cell office:value-type="float" office:value="140018">
                <text:p>140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5169">
                <text:p>185169</text:p>
              </table:table-cell>
              <table:table-cell office:value-type="float" office:value="140926">
                <text:p>140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056">
                <text:p>186056</text:p>
              </table:table-cell>
              <table:table-cell office:value-type="float" office:value="141779">
                <text:p>1417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6992">
                <text:p>186992</text:p>
              </table:table-cell>
              <table:table-cell office:value-type="float" office:value="142666">
                <text:p>142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7853">
                <text:p>187853</text:p>
              </table:table-cell>
              <table:table-cell office:value-type="float" office:value="143484">
                <text:p>1434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8757">
                <text:p>188757</text:p>
              </table:table-cell>
              <table:table-cell office:value-type="float" office:value="144342">
                <text:p>1443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9600">
                <text:p>189600</text:p>
              </table:table-cell>
              <table:table-cell office:value-type="float" office:value="145128">
                <text:p>145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495">
                <text:p>190495</text:p>
              </table:table-cell>
              <table:table-cell office:value-type="float" office:value="145956">
                <text:p>1459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1318">
                <text:p>191318</text:p>
              </table:table-cell>
              <table:table-cell office:value-type="float" office:value="146720">
                <text:p>1467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188">
                <text:p>192188</text:p>
              </table:table-cell>
              <table:table-cell office:value-type="float" office:value="147530">
                <text:p>1475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3002">
                <text:p>193002</text:p>
              </table:table-cell>
              <table:table-cell office:value-type="float" office:value="148269">
                <text:p>148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3842">
                <text:p>193842</text:p>
              </table:table-cell>
              <table:table-cell office:value-type="float" office:value="149033">
                <text:p>1490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4650">
                <text:p>194650</text:p>
              </table:table-cell>
              <table:table-cell office:value-type="float" office:value="149769">
                <text:p>1497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5464">
                <text:p>195464</text:p>
              </table:table-cell>
              <table:table-cell office:value-type="float" office:value="150502">
                <text:p>1505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6256">
                <text:p>196256</text:p>
              </table:table-cell>
              <table:table-cell office:value-type="float" office:value="151209">
                <text:p>1512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7059">
                <text:p>197059</text:p>
              </table:table-cell>
              <table:table-cell office:value-type="float" office:value="151926">
                <text:p>1519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7841">
                <text:p>197841</text:p>
              </table:table-cell>
              <table:table-cell office:value-type="float" office:value="152617">
                <text:p>1526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611">
                <text:p>198611</text:p>
              </table:table-cell>
              <table:table-cell office:value-type="float" office:value="153296">
                <text:p>153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9374">
                <text:p>199374</text:p>
              </table:table-cell>
              <table:table-cell office:value-type="float" office:value="153956">
                <text:p>1539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129">
                <text:p>200129</text:p>
              </table:table-cell>
              <table:table-cell office:value-type="float" office:value="154614">
                <text:p>154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894">
                <text:p>200894</text:p>
              </table:table-cell>
              <table:table-cell office:value-type="float" office:value="155281">
                <text:p>1552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1615">
                <text:p>201615</text:p>
              </table:table-cell>
              <table:table-cell office:value-type="float" office:value="155902">
                <text:p>1559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2366">
                <text:p>202366</text:p>
              </table:table-cell>
              <table:table-cell office:value-type="float" office:value="156533">
                <text:p>1565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3084">
                <text:p>203084</text:p>
              </table:table-cell>
              <table:table-cell office:value-type="float" office:value="157142">
                <text:p>1571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3817">
                <text:p>203817</text:p>
              </table:table-cell>
              <table:table-cell office:value-type="float" office:value="157766">
                <text:p>1577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4508">
                <text:p>204508</text:p>
              </table:table-cell>
              <table:table-cell office:value-type="float" office:value="158345">
                <text:p>1583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5229">
                <text:p>205229</text:p>
              </table:table-cell>
              <table:table-cell office:value-type="float" office:value="158939">
                <text:p>1589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5919">
                <text:p>205919</text:p>
              </table:table-cell>
              <table:table-cell office:value-type="float" office:value="159513">
                <text:p>1595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6612">
                <text:p>206612</text:p>
              </table:table-cell>
              <table:table-cell office:value-type="float" office:value="160078">
                <text:p>1600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7288">
                <text:p>207288</text:p>
              </table:table-cell>
              <table:table-cell office:value-type="float" office:value="160625">
                <text:p>160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950">
                <text:p>207950</text:p>
              </table:table-cell>
              <table:table-cell office:value-type="float" office:value="161166">
                <text:p>1611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8638">
                <text:p>208638</text:p>
              </table:table-cell>
              <table:table-cell office:value-type="float" office:value="161725">
                <text:p>161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9285">
                <text:p>209285</text:p>
              </table:table-cell>
              <table:table-cell office:value-type="float" office:value="162239">
                <text:p>1622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9951">
                <text:p>209951</text:p>
              </table:table-cell>
              <table:table-cell office:value-type="float" office:value="162762">
                <text:p>1627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0569">
                <text:p>210569</text:p>
              </table:table-cell>
              <table:table-cell office:value-type="float" office:value="163249">
                <text:p>1632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1242">
                <text:p>211242</text:p>
              </table:table-cell>
              <table:table-cell office:value-type="float" office:value="163774">
                <text:p>1637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1856">
                <text:p>211856</text:p>
              </table:table-cell>
              <table:table-cell office:value-type="float" office:value="164247">
                <text:p>1642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2485">
                <text:p>212485</text:p>
              </table:table-cell>
              <table:table-cell office:value-type="float" office:value="164738">
                <text:p>1647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3094">
                <text:p>213094</text:p>
              </table:table-cell>
              <table:table-cell office:value-type="float" office:value="165201">
                <text:p>165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729">
                <text:p>213729</text:p>
              </table:table-cell>
              <table:table-cell office:value-type="float" office:value="165676">
                <text:p>1656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4320">
                <text:p>214320</text:p>
              </table:table-cell>
              <table:table-cell office:value-type="float" office:value="166123">
                <text:p>1661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916">
                <text:p>214916</text:p>
              </table:table-cell>
              <table:table-cell office:value-type="float" office:value="166570">
                <text:p>1665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04">
                <text:p>215504</text:p>
              </table:table-cell>
              <table:table-cell office:value-type="float" office:value="166999">
                <text:p>166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6081">
                <text:p>216081</text:p>
              </table:table-cell>
              <table:table-cell office:value-type="float" office:value="167422">
                <text:p>1674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6678">
                <text:p>216678</text:p>
              </table:table-cell>
              <table:table-cell office:value-type="float" office:value="167864">
                <text:p>1678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7229">
                <text:p>217229</text:p>
              </table:table-cell>
              <table:table-cell office:value-type="float" office:value="168260">
                <text:p>1682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7806">
                <text:p>217806</text:p>
              </table:table-cell>
              <table:table-cell office:value-type="float" office:value="168661">
                <text:p>1686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8358">
                <text:p>218358</text:p>
              </table:table-cell>
              <table:table-cell office:value-type="float" office:value="169056">
                <text:p>1690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8925">
                <text:p>218925</text:p>
              </table:table-cell>
              <table:table-cell office:value-type="float" office:value="169459">
                <text:p>1694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9453">
                <text:p>219453</text:p>
              </table:table-cell>
              <table:table-cell office:value-type="float" office:value="169826">
                <text:p>1698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0005">
                <text:p>220005</text:p>
              </table:table-cell>
              <table:table-cell office:value-type="float" office:value="170197">
                <text:p>170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0533">
                <text:p>220533</text:p>
              </table:table-cell>
              <table:table-cell office:value-type="float" office:value="170563">
                <text:p>1705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1075">
                <text:p>221075</text:p>
              </table:table-cell>
              <table:table-cell office:value-type="float" office:value="170932">
                <text:p>1709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1577">
                <text:p>221577</text:p>
              </table:table-cell>
              <table:table-cell office:value-type="float" office:value="171266">
                <text:p>1712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2106">
                <text:p>222106</text:p>
              </table:table-cell>
              <table:table-cell office:value-type="float" office:value="171607">
                <text:p>1716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2607">
                <text:p>222607</text:p>
              </table:table-cell>
              <table:table-cell office:value-type="float" office:value="171940">
                <text:p>1719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3124">
                <text:p>223124</text:p>
              </table:table-cell>
              <table:table-cell office:value-type="float" office:value="172277">
                <text:p>1722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605">
                <text:p>223605</text:p>
              </table:table-cell>
              <table:table-cell office:value-type="float" office:value="172587">
                <text:p>1725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4111">
                <text:p>224111</text:p>
              </table:table-cell>
              <table:table-cell office:value-type="float" office:value="172901">
                <text:p>1729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4591">
                <text:p>224591</text:p>
              </table:table-cell>
              <table:table-cell office:value-type="float" office:value="173206">
                <text:p>1732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5076">
                <text:p>225076</text:p>
              </table:table-cell>
              <table:table-cell office:value-type="float" office:value="173503">
                <text:p>173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5546">
                <text:p>225546</text:p>
              </table:table-cell>
              <table:table-cell office:value-type="float" office:value="173791">
                <text:p>1737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6012">
                <text:p>226012</text:p>
              </table:table-cell>
              <table:table-cell office:value-type="float" office:value="174071">
                <text:p>1740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6488">
                <text:p>226488</text:p>
              </table:table-cell>
              <table:table-cell office:value-type="float" office:value="174362">
                <text:p>1743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6948">
                <text:p>226948</text:p>
              </table:table-cell>
              <table:table-cell office:value-type="float" office:value="174631">
                <text:p>1746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7383">
                <text:p>227383</text:p>
              </table:table-cell>
              <table:table-cell office:value-type="float" office:value="174883">
                <text:p>1748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7848">
                <text:p>227848</text:p>
              </table:table-cell>
              <table:table-cell office:value-type="float" office:value="175143">
                <text:p>175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8282">
                <text:p>228282</text:p>
              </table:table-cell>
              <table:table-cell office:value-type="float" office:value="175392">
                <text:p>1753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8718">
                <text:p>228718</text:p>
              </table:table-cell>
              <table:table-cell office:value-type="float" office:value="175635">
                <text:p>1756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9138">
                <text:p>229138</text:p>
              </table:table-cell>
              <table:table-cell office:value-type="float" office:value="175862">
                <text:p>175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9582">
                <text:p>229582</text:p>
              </table:table-cell>
              <table:table-cell office:value-type="float" office:value="176104">
                <text:p>1761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9987">
                <text:p>229987</text:p>
              </table:table-cell>
              <table:table-cell office:value-type="float" office:value="176312">
                <text:p>1763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0413">
                <text:p>230413</text:p>
              </table:table-cell>
              <table:table-cell office:value-type="float" office:value="176540">
                <text:p>1765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0805">
                <text:p>230805</text:p>
              </table:table-cell>
              <table:table-cell office:value-type="float" office:value="176741">
                <text:p>1767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1232">
                <text:p>231232</text:p>
              </table:table-cell>
              <table:table-cell office:value-type="float" office:value="176954">
                <text:p>1769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613">
                <text:p>231613</text:p>
              </table:table-cell>
              <table:table-cell office:value-type="float" office:value="177143">
                <text:p>1771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019">
                <text:p>232019</text:p>
              </table:table-cell>
              <table:table-cell office:value-type="float" office:value="177346">
                <text:p>1773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392">
                <text:p>232392</text:p>
              </table:table-cell>
              <table:table-cell office:value-type="float" office:value="177518">
                <text:p>177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2788">
                <text:p>232788</text:p>
              </table:table-cell>
              <table:table-cell office:value-type="float" office:value="177702">
                <text:p>1777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3162">
                <text:p>233162</text:p>
              </table:table-cell>
              <table:table-cell office:value-type="float" office:value="177874">
                <text:p>1778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3541">
                <text:p>233541</text:p>
              </table:table-cell>
              <table:table-cell office:value-type="float" office:value="178047">
                <text:p>1780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3896">
                <text:p>233896</text:p>
              </table:table-cell>
              <table:table-cell office:value-type="float" office:value="178198">
                <text:p>1781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4268">
                <text:p>234268</text:p>
              </table:table-cell>
              <table:table-cell office:value-type="float" office:value="178358">
                <text:p>1783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4624">
                <text:p>234624</text:p>
              </table:table-cell>
              <table:table-cell office:value-type="float" office:value="178503">
                <text:p>1785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4968">
                <text:p>234968</text:p>
              </table:table-cell>
              <table:table-cell office:value-type="float" office:value="178642">
                <text:p>1786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5320">
                <text:p>235320</text:p>
              </table:table-cell>
              <table:table-cell office:value-type="float" office:value="178776">
                <text:p>1787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5669">
                <text:p>235669</text:p>
              </table:table-cell>
              <table:table-cell office:value-type="float" office:value="178912">
                <text:p>1789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6008">
                <text:p>236008</text:p>
              </table:table-cell>
              <table:table-cell office:value-type="float" office:value="179044">
                <text:p>1790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6328">
                <text:p>236328</text:p>
              </table:table-cell>
              <table:table-cell office:value-type="float" office:value="179156">
                <text:p>1791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6671">
                <text:p>236671</text:p>
              </table:table-cell>
              <table:table-cell office:value-type="float" office:value="179271">
                <text:p>1792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6985">
                <text:p>236985</text:p>
              </table:table-cell>
              <table:table-cell office:value-type="float" office:value="179378">
                <text:p>1793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7311">
                <text:p>237311</text:p>
              </table:table-cell>
              <table:table-cell office:value-type="float" office:value="179487">
                <text:p>1794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7613">
                <text:p>237613</text:p>
              </table:table-cell>
              <table:table-cell office:value-type="float" office:value="179574">
                <text:p>1795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7936">
                <text:p>237936</text:p>
              </table:table-cell>
              <table:table-cell office:value-type="float" office:value="179669">
                <text:p>1796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232">
                <text:p>238232</text:p>
              </table:table-cell>
              <table:table-cell office:value-type="float" office:value="179751">
                <text:p>1797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536">
                <text:p>238536</text:p>
              </table:table-cell>
              <table:table-cell office:value-type="float" office:value="179839">
                <text:p>1798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818">
                <text:p>238818</text:p>
              </table:table-cell>
              <table:table-cell office:value-type="float" office:value="179903">
                <text:p>1799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125">
                <text:p>239125</text:p>
              </table:table-cell>
              <table:table-cell office:value-type="float" office:value="179978">
                <text:p>1799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399">
                <text:p>239399</text:p>
              </table:table-cell>
              <table:table-cell office:value-type="float" office:value="180039">
                <text:p>1800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690">
                <text:p>239690</text:p>
              </table:table-cell>
              <table:table-cell office:value-type="float" office:value="180106">
                <text:p>1801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950">
                <text:p>239950</text:p>
              </table:table-cell>
              <table:table-cell office:value-type="float" office:value="180149">
                <text:p>1801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241">
                <text:p>240241</text:p>
              </table:table-cell>
              <table:table-cell office:value-type="float" office:value="180206">
                <text:p>180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0501">
                <text:p>240501</text:p>
              </table:table-cell>
              <table:table-cell office:value-type="float" office:value="180251">
                <text:p>180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0761">
                <text:p>240761</text:p>
              </table:table-cell>
              <table:table-cell office:value-type="float" office:value="180281">
                <text:p>1802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1017">
                <text:p>241017</text:p>
              </table:table-cell>
              <table:table-cell office:value-type="float" office:value="180309">
                <text:p>1803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1270">
                <text:p>241270</text:p>
              </table:table-cell>
              <table:table-cell office:value-type="float" office:value="180346">
                <text:p>1803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1525">
                <text:p>241525</text:p>
              </table:table-cell>
              <table:table-cell office:value-type="float" office:value="180367">
                <text:p>1803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1760">
                <text:p>241760</text:p>
              </table:table-cell>
              <table:table-cell office:value-type="float" office:value="180374">
                <text:p>1803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2010">
                <text:p>242010</text:p>
              </table:table-cell>
              <table:table-cell office:value-type="float" office:value="180399">
                <text:p>1803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2241">
                <text:p>242241</text:p>
              </table:table-cell>
              <table:table-cell office:value-type="float" office:value="180407">
                <text:p>1804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2472">
                <text:p>242472</text:p>
              </table:table-cell>
              <table:table-cell office:value-type="float" office:value="180402">
                <text:p>1804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2694">
                <text:p>242694</text:p>
              </table:table-cell>
              <table:table-cell office:value-type="float" office:value="180393">
                <text:p>1803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2925">
                <text:p>242925</text:p>
              </table:table-cell>
              <table:table-cell office:value-type="float" office:value="180398">
                <text:p>1803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3142">
                <text:p>243142</text:p>
              </table:table-cell>
              <table:table-cell office:value-type="float" office:value="180374">
                <text:p>1803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3347">
                <text:p>243347</text:p>
              </table:table-cell>
              <table:table-cell office:value-type="float" office:value="180358">
                <text:p>1803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3557">
                <text:p>243557</text:p>
              </table:table-cell>
              <table:table-cell office:value-type="float" office:value="180335">
                <text:p>1803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3764">
                <text:p>243764</text:p>
              </table:table-cell>
              <table:table-cell office:value-type="float" office:value="180317">
                <text:p>1803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3969">
                <text:p>243969</text:p>
              </table:table-cell>
              <table:table-cell office:value-type="float" office:value="180274">
                <text:p>1802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4156">
                <text:p>244156</text:p>
              </table:table-cell>
              <table:table-cell office:value-type="float" office:value="180238">
                <text:p>1802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4351">
                <text:p>244351</text:p>
              </table:table-cell>
              <table:table-cell office:value-type="float" office:value="180196">
                <text:p>1801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4541">
                <text:p>244541</text:p>
              </table:table-cell>
              <table:table-cell office:value-type="float" office:value="180147">
                <text:p>1801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4726">
                <text:p>244726</text:p>
              </table:table-cell>
              <table:table-cell office:value-type="float" office:value="180097">
                <text:p>1800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4895">
                <text:p>244895</text:p>
              </table:table-cell>
              <table:table-cell office:value-type="float" office:value="180039">
                <text:p>1800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5082">
                <text:p>245082</text:p>
              </table:table-cell>
              <table:table-cell office:value-type="float" office:value="179988">
                <text:p>1799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5245">
                <text:p>245245</text:p>
              </table:table-cell>
              <table:table-cell office:value-type="float" office:value="179915">
                <text:p>1799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5411">
                <text:p>245411</text:p>
              </table:table-cell>
              <table:table-cell office:value-type="float" office:value="179843">
                <text:p>1798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5566">
                <text:p>245566</text:p>
              </table:table-cell>
              <table:table-cell office:value-type="float" office:value="179766">
                <text:p>1797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5735">
                <text:p>245735</text:p>
              </table:table-cell>
              <table:table-cell office:value-type="float" office:value="179692">
                <text:p>1796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5883">
                <text:p>245883</text:p>
              </table:table-cell>
              <table:table-cell office:value-type="float" office:value="179601">
                <text:p>179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6031">
                <text:p>246031</text:p>
              </table:table-cell>
              <table:table-cell office:value-type="float" office:value="179514">
                <text:p>179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6170">
                <text:p>246170</text:p>
              </table:table-cell>
              <table:table-cell office:value-type="float" office:value="179419">
                <text:p>1794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6320">
                <text:p>246320</text:p>
              </table:table-cell>
              <table:table-cell office:value-type="float" office:value="179324">
                <text:p>1793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6454">
                <text:p>246454</text:p>
              </table:table-cell>
              <table:table-cell office:value-type="float" office:value="179218">
                <text:p>1792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583">
                <text:p>246583</text:p>
              </table:table-cell>
              <table:table-cell office:value-type="float" office:value="179109">
                <text:p>1791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6711">
                <text:p>246711</text:p>
              </table:table-cell>
              <table:table-cell office:value-type="float" office:value="179004">
                <text:p>179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6842">
                <text:p>246842</text:p>
              </table:table-cell>
              <table:table-cell office:value-type="float" office:value="178886">
                <text:p>1788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6957">
                <text:p>246957</text:p>
              </table:table-cell>
              <table:table-cell office:value-type="float" office:value="178762">
                <text:p>1787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7068">
                <text:p>247068</text:p>
              </table:table-cell>
              <table:table-cell office:value-type="float" office:value="178634">
                <text:p>1786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7188">
                <text:p>247188</text:p>
              </table:table-cell>
              <table:table-cell office:value-type="float" office:value="178518">
                <text:p>1785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7292">
                <text:p>247292</text:p>
              </table:table-cell>
              <table:table-cell office:value-type="float" office:value="178382">
                <text:p>1783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7395">
                <text:p>247395</text:p>
              </table:table-cell>
              <table:table-cell office:value-type="float" office:value="178234">
                <text:p>1782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7488">
                <text:p>247488</text:p>
              </table:table-cell>
              <table:table-cell office:value-type="float" office:value="178094">
                <text:p>1780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7593">
                <text:p>247593</text:p>
              </table:table-cell>
              <table:table-cell office:value-type="float" office:value="177948">
                <text:p>1779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7677">
                <text:p>247677</text:p>
              </table:table-cell>
              <table:table-cell office:value-type="float" office:value="177797">
                <text:p>1777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7764">
                <text:p>247764</text:p>
              </table:table-cell>
              <table:table-cell office:value-type="float" office:value="177633">
                <text:p>1776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7852">
                <text:p>247852</text:p>
              </table:table-cell>
              <table:table-cell office:value-type="float" office:value="177488">
                <text:p>1774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7930">
                <text:p>247930</text:p>
              </table:table-cell>
              <table:table-cell office:value-type="float" office:value="177319">
                <text:p>1773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8001">
                <text:p>248001</text:p>
              </table:table-cell>
              <table:table-cell office:value-type="float" office:value="177152">
                <text:p>1771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8067">
                <text:p>248067</text:p>
              </table:table-cell>
              <table:table-cell office:value-type="float" office:value="176964">
                <text:p>1769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8143">
                <text:p>248143</text:p>
              </table:table-cell>
              <table:table-cell office:value-type="float" office:value="176800">
                <text:p>1768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8201">
                <text:p>248201</text:p>
              </table:table-cell>
              <table:table-cell office:value-type="float" office:value="176618">
                <text:p>1766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8257">
                <text:p>248257</text:p>
              </table:table-cell>
              <table:table-cell office:value-type="float" office:value="176424">
                <text:p>1764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8309">
                <text:p>248309</text:p>
              </table:table-cell>
              <table:table-cell office:value-type="float" office:value="176229">
                <text:p>1762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8366">
                <text:p>248366</text:p>
              </table:table-cell>
              <table:table-cell office:value-type="float" office:value="176046">
                <text:p>1760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8410">
                <text:p>248410</text:p>
              </table:table-cell>
              <table:table-cell office:value-type="float" office:value="175847">
                <text:p>1758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8447">
                <text:p>248447</text:p>
              </table:table-cell>
              <table:table-cell office:value-type="float" office:value="175642">
                <text:p>1756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8495">
                <text:p>248495</text:p>
              </table:table-cell>
              <table:table-cell office:value-type="float" office:value="175435">
                <text:p>1754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8525">
                <text:p>248525</text:p>
              </table:table-cell>
              <table:table-cell office:value-type="float" office:value="175227">
                <text:p>1752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8554">
                <text:p>248554</text:p>
              </table:table-cell>
              <table:table-cell office:value-type="float" office:value="175002">
                <text:p>1750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8573">
                <text:p>248573</text:p>
              </table:table-cell>
              <table:table-cell office:value-type="float" office:value="174778">
                <text:p>1747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8605">
                <text:p>248605</text:p>
              </table:table-cell>
              <table:table-cell office:value-type="float" office:value="174565">
                <text:p>1745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8620">
                <text:p>248620</text:p>
              </table:table-cell>
              <table:table-cell office:value-type="float" office:value="174341">
                <text:p>1743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8631">
                <text:p>248631</text:p>
              </table:table-cell>
              <table:table-cell office:value-type="float" office:value="174090">
                <text:p>1740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8648">
                <text:p>248648</text:p>
              </table:table-cell>
              <table:table-cell office:value-type="float" office:value="173872">
                <text:p>1738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8651">
                <text:p>248651</text:p>
              </table:table-cell>
              <table:table-cell office:value-type="float" office:value="173629">
                <text:p>1736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8651">
                <text:p>248651</text:p>
              </table:table-cell>
              <table:table-cell office:value-type="float" office:value="173373">
                <text:p>173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8643">
                <text:p>248643</text:p>
              </table:table-cell>
              <table:table-cell office:value-type="float" office:value="173126">
                <text:p>1731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8646">
                <text:p>248646</text:p>
              </table:table-cell>
              <table:table-cell office:value-type="float" office:value="172884">
                <text:p>1728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8633">
                <text:p>248633</text:p>
              </table:table-cell>
              <table:table-cell office:value-type="float" office:value="172618">
                <text:p>1726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8616">
                <text:p>248616</text:p>
              </table:table-cell>
              <table:table-cell office:value-type="float" office:value="172352">
                <text:p>1723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8600">
                <text:p>248600</text:p>
              </table:table-cell>
              <table:table-cell office:value-type="float" office:value="172099">
                <text:p>1720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8580">
                <text:p>248580</text:p>
              </table:table-cell>
              <table:table-cell office:value-type="float" office:value="171818">
                <text:p>1718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8551">
                <text:p>248551</text:p>
              </table:table-cell>
              <table:table-cell office:value-type="float" office:value="171550">
                <text:p>1715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8516">
                <text:p>248516</text:p>
              </table:table-cell>
              <table:table-cell office:value-type="float" office:value="171273">
                <text:p>1712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8490">
                <text:p>248490</text:p>
              </table:table-cell>
              <table:table-cell office:value-type="float" office:value="170992">
                <text:p>1709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8449">
                <text:p>248449</text:p>
              </table:table-cell>
              <table:table-cell office:value-type="float" office:value="170707">
                <text:p>1707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8403">
                <text:p>248403</text:p>
              </table:table-cell>
              <table:table-cell office:value-type="float" office:value="170412">
                <text:p>1704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8360">
                <text:p>248360</text:p>
              </table:table-cell>
              <table:table-cell office:value-type="float" office:value="170132">
                <text:p>170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8310">
                <text:p>248310</text:p>
              </table:table-cell>
              <table:table-cell office:value-type="float" office:value="169819">
                <text:p>1698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254">
                <text:p>248254</text:p>
              </table:table-cell>
              <table:table-cell office:value-type="float" office:value="169525">
                <text:p>1695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8190">
                <text:p>248190</text:p>
              </table:table-cell>
              <table:table-cell office:value-type="float" office:value="169217">
                <text:p>1692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8136">
                <text:p>248136</text:p>
              </table:table-cell>
              <table:table-cell office:value-type="float" office:value="168905">
                <text:p>1689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8068">
                <text:p>248068</text:p>
              </table:table-cell>
              <table:table-cell office:value-type="float" office:value="168595">
                <text:p>1685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7994">
                <text:p>247994</text:p>
              </table:table-cell>
              <table:table-cell office:value-type="float" office:value="168275">
                <text:p>1682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7921">
                <text:p>247921</text:p>
              </table:table-cell>
              <table:table-cell office:value-type="float" office:value="167959">
                <text:p>1679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7843">
                <text:p>247843</text:p>
              </table:table-cell>
              <table:table-cell office:value-type="float" office:value="167623">
                <text:p>1676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7759">
                <text:p>247759</text:p>
              </table:table-cell>
              <table:table-cell office:value-type="float" office:value="167303">
                <text:p>1673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7665">
                <text:p>247665</text:p>
              </table:table-cell>
              <table:table-cell office:value-type="float" office:value="166954">
                <text:p>166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7586">
                <text:p>247586</text:p>
              </table:table-cell>
              <table:table-cell office:value-type="float" office:value="166630">
                <text:p>16663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7485">
                <text:p>247485</text:p>
              </table:table-cell>
              <table:table-cell office:value-type="float" office:value="166276">
                <text:p>1662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7386">
                <text:p>247386</text:p>
              </table:table-cell>
              <table:table-cell office:value-type="float" office:value="165940">
                <text:p>1659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7281">
                <text:p>247281</text:p>
              </table:table-cell>
              <table:table-cell office:value-type="float" office:value="165578">
                <text:p>1655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7179">
                <text:p>247179</text:p>
              </table:table-cell>
              <table:table-cell office:value-type="float" office:value="165232">
                <text:p>1652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7061">
                <text:p>247061</text:p>
              </table:table-cell>
              <table:table-cell office:value-type="float" office:value="164868">
                <text:p>1648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6942">
                <text:p>246942</text:p>
              </table:table-cell>
              <table:table-cell office:value-type="float" office:value="164505">
                <text:p>1645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6833">
                <text:p>246833</text:p>
              </table:table-cell>
              <table:table-cell office:value-type="float" office:value="164145">
                <text:p>1641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6704">
                <text:p>246704</text:p>
              </table:table-cell>
              <table:table-cell office:value-type="float" office:value="163771">
                <text:p>1637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6575">
                <text:p>246575</text:p>
              </table:table-cell>
              <table:table-cell office:value-type="float" office:value="163403">
                <text:p>1634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6442">
                <text:p>246442</text:p>
              </table:table-cell>
              <table:table-cell office:value-type="float" office:value="163010">
                <text:p>1630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6312">
                <text:p>246312</text:p>
              </table:table-cell>
              <table:table-cell office:value-type="float" office:value="162643">
                <text:p>1626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6164">
                <text:p>246164</text:p>
              </table:table-cell>
              <table:table-cell office:value-type="float" office:value="162245">
                <text:p>1622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6018">
                <text:p>246018</text:p>
              </table:table-cell>
              <table:table-cell office:value-type="float" office:value="161860">
                <text:p>1618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5874">
                <text:p>245874</text:p>
              </table:table-cell>
              <table:table-cell office:value-type="float" office:value="161458">
                <text:p>1614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5722">
                <text:p>245722</text:p>
              </table:table-cell>
              <table:table-cell office:value-type="float" office:value="161070">
                <text:p>1610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5561">
                <text:p>245561</text:p>
              </table:table-cell>
              <table:table-cell office:value-type="float" office:value="160658">
                <text:p>1606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5401">
                <text:p>245401</text:p>
              </table:table-cell>
              <table:table-cell office:value-type="float" office:value="160250">
                <text:p>1602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5241">
                <text:p>245241</text:p>
              </table:table-cell>
              <table:table-cell office:value-type="float" office:value="159850">
                <text:p>1598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5064">
                <text:p>245064</text:p>
              </table:table-cell>
              <table:table-cell office:value-type="float" office:value="159418">
                <text:p>1594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4889">
                <text:p>244889</text:p>
              </table:table-cell>
              <table:table-cell office:value-type="float" office:value="159009">
                <text:p>1590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4716">
                <text:p>244716</text:p>
              </table:table-cell>
              <table:table-cell office:value-type="float" office:value="158585">
                <text:p>1585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4536">
                <text:p>244536</text:p>
              </table:table-cell>
              <table:table-cell office:value-type="float" office:value="158170">
                <text:p>1581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4339">
                <text:p>244339</text:p>
              </table:table-cell>
              <table:table-cell office:value-type="float" office:value="157714">
                <text:p>1577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4161">
                <text:p>244161</text:p>
              </table:table-cell>
              <table:table-cell office:value-type="float" office:value="157297">
                <text:p>1572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3958">
                <text:p>243958</text:p>
              </table:table-cell>
              <table:table-cell office:value-type="float" office:value="156853">
                <text:p>1568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3763">
                <text:p>243763</text:p>
              </table:table-cell>
              <table:table-cell office:value-type="float" office:value="156421">
                <text:p>1564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3549">
                <text:p>243549</text:p>
              </table:table-cell>
              <table:table-cell office:value-type="float" office:value="155948">
                <text:p>155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3354">
                <text:p>243354</text:p>
              </table:table-cell>
              <table:table-cell office:value-type="float" office:value="155516">
                <text:p>1555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3134">
                <text:p>243134</text:p>
              </table:table-cell>
              <table:table-cell office:value-type="float" office:value="155053">
                <text:p>1550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2913">
                <text:p>242913</text:p>
              </table:table-cell>
              <table:table-cell office:value-type="float" office:value="154594">
                <text:p>1545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2702">
                <text:p>242702</text:p>
              </table:table-cell>
              <table:table-cell office:value-type="float" office:value="154144">
                <text:p>1541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2472">
                <text:p>242472</text:p>
              </table:table-cell>
              <table:table-cell office:value-type="float" office:value="153665">
                <text:p>1536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2240">
                <text:p>242240</text:p>
              </table:table-cell>
              <table:table-cell office:value-type="float" office:value="153192">
                <text:p>1531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2012">
                <text:p>242012</text:p>
              </table:table-cell>
              <table:table-cell office:value-type="float" office:value="152717">
                <text:p>1527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1771">
                <text:p>241771</text:p>
              </table:table-cell>
              <table:table-cell office:value-type="float" office:value="152238">
                <text:p>1522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1529">
                <text:p>241529</text:p>
              </table:table-cell>
              <table:table-cell office:value-type="float" office:value="151755">
                <text:p>1517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1270">
                <text:p>241270</text:p>
              </table:table-cell>
              <table:table-cell office:value-type="float" office:value="151260">
                <text:p>1512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1033">
                <text:p>241033</text:p>
              </table:table-cell>
              <table:table-cell office:value-type="float" office:value="150789">
                <text:p>1507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0764">
                <text:p>240764</text:p>
              </table:table-cell>
              <table:table-cell office:value-type="float" office:value="150265">
                <text:p>1502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0506">
                <text:p>240506</text:p>
              </table:table-cell>
              <table:table-cell office:value-type="float" office:value="149778">
                <text:p>1497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0243">
                <text:p>240243</text:p>
              </table:table-cell>
              <table:table-cell office:value-type="float" office:value="149270">
                <text:p>1492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9977">
                <text:p>239977</text:p>
              </table:table-cell>
              <table:table-cell office:value-type="float" office:value="148762">
                <text:p>1487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9691">
                <text:p>239691</text:p>
              </table:table-cell>
              <table:table-cell office:value-type="float" office:value="148237">
                <text:p>1482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9427">
                <text:p>239427</text:p>
              </table:table-cell>
              <table:table-cell office:value-type="float" office:value="147743">
                <text:p>1477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9132">
                <text:p>239132</text:p>
              </table:table-cell>
              <table:table-cell office:value-type="float" office:value="147195">
                <text:p>1471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8848">
                <text:p>238848</text:p>
              </table:table-cell>
              <table:table-cell office:value-type="float" office:value="146684">
                <text:p>1466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8549">
                <text:p>238549</text:p>
              </table:table-cell>
              <table:table-cell office:value-type="float" office:value="146149">
                <text:p>1461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8262">
                <text:p>238262</text:p>
              </table:table-cell>
              <table:table-cell office:value-type="float" office:value="145630">
                <text:p>14563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7949">
                <text:p>237949</text:p>
              </table:table-cell>
              <table:table-cell office:value-type="float" office:value="145065">
                <text:p>1450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7645">
                <text:p>237645</text:p>
              </table:table-cell>
              <table:table-cell office:value-type="float" office:value="144532">
                <text:p>1445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7333">
                <text:p>237333</text:p>
              </table:table-cell>
              <table:table-cell office:value-type="float" office:value="143985">
                <text:p>1439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7021">
                <text:p>237021</text:p>
              </table:table-cell>
              <table:table-cell office:value-type="float" office:value="143444">
                <text:p>1434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6688">
                <text:p>236688</text:p>
              </table:table-cell>
              <table:table-cell office:value-type="float" office:value="142864">
                <text:p>1428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6377">
                <text:p>236377</text:p>
              </table:table-cell>
              <table:table-cell office:value-type="float" office:value="142327">
                <text:p>142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6042">
                <text:p>236042</text:p>
              </table:table-cell>
              <table:table-cell office:value-type="float" office:value="141753">
                <text:p>1417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5702">
                <text:p>235702</text:p>
              </table:table-cell>
              <table:table-cell office:value-type="float" office:value="141179">
                <text:p>1411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5369">
                <text:p>235369</text:p>
              </table:table-cell>
              <table:table-cell office:value-type="float" office:value="140622">
                <text:p>1406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5021">
                <text:p>235021</text:p>
              </table:table-cell>
              <table:table-cell office:value-type="float" office:value="140040">
                <text:p>1400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4676">
                <text:p>234676</text:p>
              </table:table-cell>
              <table:table-cell office:value-type="float" office:value="139466">
                <text:p>1394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4312">
                <text:p>234312</text:p>
              </table:table-cell>
              <table:table-cell office:value-type="float" office:value="138861">
                <text:p>1388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3957">
                <text:p>233957</text:p>
              </table:table-cell>
              <table:table-cell office:value-type="float" office:value="138279">
                <text:p>1382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3589">
                <text:p>233589</text:p>
              </table:table-cell>
              <table:table-cell office:value-type="float" office:value="137685">
                <text:p>1376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3222">
                <text:p>233222</text:p>
              </table:table-cell>
              <table:table-cell office:value-type="float" office:value="137089">
                <text:p>1370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2847">
                <text:p>232847</text:p>
              </table:table-cell>
              <table:table-cell office:value-type="float" office:value="136476">
                <text:p>1364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2471">
                <text:p>232471</text:p>
              </table:table-cell>
              <table:table-cell office:value-type="float" office:value="135879">
                <text:p>1358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2076">
                <text:p>232076</text:p>
              </table:table-cell>
              <table:table-cell office:value-type="float" office:value="135257">
                <text:p>1352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1695">
                <text:p>231695</text:p>
              </table:table-cell>
              <table:table-cell office:value-type="float" office:value="134643">
                <text:p>1346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1303">
                <text:p>231303</text:p>
              </table:table-cell>
              <table:table-cell office:value-type="float" office:value="134023">
                <text:p>1340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0888">
                <text:p>230888</text:p>
              </table:table-cell>
              <table:table-cell office:value-type="float" office:value="133382">
                <text:p>133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0494">
                <text:p>230494</text:p>
              </table:table-cell>
              <table:table-cell office:value-type="float" office:value="132770">
                <text:p>1327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0075">
                <text:p>230075</text:p>
              </table:table-cell>
              <table:table-cell office:value-type="float" office:value="132113">
                <text:p>1321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9664">
                <text:p>229664</text:p>
              </table:table-cell>
              <table:table-cell office:value-type="float" office:value="131483">
                <text:p>1314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9239">
                <text:p>229239</text:p>
              </table:table-cell>
              <table:table-cell office:value-type="float" office:value="130837">
                <text:p>1308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8820">
                <text:p>228820</text:p>
              </table:table-cell>
              <table:table-cell office:value-type="float" office:value="130197">
                <text:p>1301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8385">
                <text:p>228385</text:p>
              </table:table-cell>
              <table:table-cell office:value-type="float" office:value="129533">
                <text:p>1295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7941">
                <text:p>227941</text:p>
              </table:table-cell>
              <table:table-cell office:value-type="float" office:value="128872">
                <text:p>1288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7518">
                <text:p>227518</text:p>
              </table:table-cell>
              <table:table-cell office:value-type="float" office:value="128232">
                <text:p>1282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7054">
                <text:p>227054</text:p>
              </table:table-cell>
              <table:table-cell office:value-type="float" office:value="127539">
                <text:p>1275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6610">
                <text:p>226610</text:p>
              </table:table-cell>
              <table:table-cell office:value-type="float" office:value="126886">
                <text:p>1268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6146">
                <text:p>226146</text:p>
              </table:table-cell>
              <table:table-cell office:value-type="float" office:value="126201">
                <text:p>1262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5693">
                <text:p>225693</text:p>
              </table:table-cell>
              <table:table-cell office:value-type="float" office:value="125537">
                <text:p>1255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5205">
                <text:p>225205</text:p>
              </table:table-cell>
              <table:table-cell office:value-type="float" office:value="124817">
                <text:p>1248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4748">
                <text:p>224748</text:p>
              </table:table-cell>
              <table:table-cell office:value-type="float" office:value="124156">
                <text:p>1241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4252">
                <text:p>224252</text:p>
              </table:table-cell>
              <table:table-cell office:value-type="float" office:value="123433">
                <text:p>1234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3777">
                <text:p>223777</text:p>
              </table:table-cell>
              <table:table-cell office:value-type="float" office:value="122746">
                <text:p>1227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3277">
                <text:p>223277</text:p>
              </table:table-cell>
              <table:table-cell office:value-type="float" office:value="122038">
                <text:p>1220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2785">
                <text:p>222785</text:p>
              </table:table-cell>
              <table:table-cell office:value-type="float" office:value="121336">
                <text:p>1213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2267">
                <text:p>222267</text:p>
              </table:table-cell>
              <table:table-cell office:value-type="float" office:value="120591">
                <text:p>1205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1770">
                <text:p>221770</text:p>
              </table:table-cell>
              <table:table-cell office:value-type="float" office:value="119891">
                <text:p>1198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1246">
                <text:p>221246</text:p>
              </table:table-cell>
              <table:table-cell office:value-type="float" office:value="119155">
                <text:p>1191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0735">
                <text:p>220735</text:p>
              </table:table-cell>
              <table:table-cell office:value-type="float" office:value="118445">
                <text:p>1184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0189">
                <text:p>220189</text:p>
              </table:table-cell>
              <table:table-cell office:value-type="float" office:value="117675">
                <text:p>1176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9680">
                <text:p>219680</text:p>
              </table:table-cell>
              <table:table-cell office:value-type="float" office:value="116965">
                <text:p>1169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9120">
                <text:p>219120</text:p>
              </table:table-cell>
              <table:table-cell office:value-type="float" office:value="116201">
                <text:p>1162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8586">
                <text:p>218586</text:p>
              </table:table-cell>
              <table:table-cell office:value-type="float" office:value="115465">
                <text:p>1154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8026">
                <text:p>218026</text:p>
              </table:table-cell>
              <table:table-cell office:value-type="float" office:value="114688">
                <text:p>1146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7482">
                <text:p>217482</text:p>
              </table:table-cell>
              <table:table-cell office:value-type="float" office:value="113951">
                <text:p>1139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6898">
                <text:p>216898</text:p>
              </table:table-cell>
              <table:table-cell office:value-type="float" office:value="113163">
                <text:p>1131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6349">
                <text:p>216349</text:p>
              </table:table-cell>
              <table:table-cell office:value-type="float" office:value="112409">
                <text:p>1124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5755">
                <text:p>215755</text:p>
              </table:table-cell>
              <table:table-cell office:value-type="float" office:value="111611">
                <text:p>1116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188">
                <text:p>215188</text:p>
              </table:table-cell>
              <table:table-cell office:value-type="float" office:value="110853">
                <text:p>1108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4586">
                <text:p>214586</text:p>
              </table:table-cell>
              <table:table-cell office:value-type="float" office:value="110050">
                <text:p>1100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4000">
                <text:p>214000</text:p>
              </table:table-cell>
              <table:table-cell office:value-type="float" office:value="109263">
                <text:p>1092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3381">
                <text:p>213381</text:p>
              </table:table-cell>
              <table:table-cell office:value-type="float" office:value="108449">
                <text:p>1084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2786">
                <text:p>212786</text:p>
              </table:table-cell>
              <table:table-cell office:value-type="float" office:value="107666">
                <text:p>1076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2169">
                <text:p>212169</text:p>
              </table:table-cell>
              <table:table-cell office:value-type="float" office:value="106850">
                <text:p>1068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1547">
                <text:p>211547</text:p>
              </table:table-cell>
              <table:table-cell office:value-type="float" office:value="106036">
                <text:p>1060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0911">
                <text:p>210911</text:p>
              </table:table-cell>
              <table:table-cell office:value-type="float" office:value="105212">
                <text:p>1052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0281">
                <text:p>210281</text:p>
              </table:table-cell>
              <table:table-cell office:value-type="float" office:value="104387">
                <text:p>1043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9647">
                <text:p>209647</text:p>
              </table:table-cell>
              <table:table-cell office:value-type="float" office:value="103564">
                <text:p>1035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8981">
                <text:p>208981</text:p>
              </table:table-cell>
              <table:table-cell office:value-type="float" office:value="102712">
                <text:p>1027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8346">
                <text:p>208346</text:p>
              </table:table-cell>
              <table:table-cell office:value-type="float" office:value="101896">
                <text:p>1018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7667">
                <text:p>207667</text:p>
              </table:table-cell>
              <table:table-cell office:value-type="float" office:value="101026">
                <text:p>1010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6992">
                <text:p>206992</text:p>
              </table:table-cell>
              <table:table-cell office:value-type="float" office:value="100172">
                <text:p>1001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6325">
                <text:p>206325</text:p>
              </table:table-cell>
              <table:table-cell office:value-type="float" office:value="99322">
                <text:p>993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5646">
                <text:p>205646</text:p>
              </table:table-cell>
              <table:table-cell office:value-type="float" office:value="98466">
                <text:p>984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4933">
                <text:p>204933</text:p>
              </table:table-cell>
              <table:table-cell office:value-type="float" office:value="97563">
                <text:p>975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4261">
                <text:p>204261</text:p>
              </table:table-cell>
              <table:table-cell office:value-type="float" office:value="96724">
                <text:p>967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3526">
                <text:p>203526</text:p>
              </table:table-cell>
              <table:table-cell office:value-type="float" office:value="95805">
                <text:p>958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2831">
                <text:p>202831</text:p>
              </table:table-cell>
              <table:table-cell office:value-type="float" office:value="94940">
                <text:p>949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092">
                <text:p>202092</text:p>
              </table:table-cell>
              <table:table-cell office:value-type="float" office:value="94025">
                <text:p>940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1379">
                <text:p>201379</text:p>
              </table:table-cell>
              <table:table-cell office:value-type="float" office:value="93149">
                <text:p>931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0616">
                <text:p>200616</text:p>
              </table:table-cell>
              <table:table-cell office:value-type="float" office:value="92203">
                <text:p>922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9898">
                <text:p>199898</text:p>
              </table:table-cell>
              <table:table-cell office:value-type="float" office:value="91323">
                <text:p>913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9124">
                <text:p>199124</text:p>
              </table:table-cell>
              <table:table-cell office:value-type="float" office:value="90382">
                <text:p>903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8383">
                <text:p>198383</text:p>
              </table:table-cell>
              <table:table-cell office:value-type="float" office:value="89482">
                <text:p>894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596">
                <text:p>197596</text:p>
              </table:table-cell>
              <table:table-cell office:value-type="float" office:value="88521">
                <text:p>885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6832">
                <text:p>196832</text:p>
              </table:table-cell>
              <table:table-cell office:value-type="float" office:value="87603">
                <text:p>876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6039">
                <text:p>196039</text:p>
              </table:table-cell>
              <table:table-cell office:value-type="float" office:value="86645">
                <text:p>86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5257">
                <text:p>195257</text:p>
              </table:table-cell>
              <table:table-cell office:value-type="float" office:value="85708">
                <text:p>857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4447">
                <text:p>194447</text:p>
              </table:table-cell>
              <table:table-cell office:value-type="float" office:value="84740">
                <text:p>847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3633">
                <text:p>193633</text:p>
              </table:table-cell>
              <table:table-cell office:value-type="float" office:value="83776">
                <text:p>837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2821">
                <text:p>192821</text:p>
              </table:table-cell>
              <table:table-cell office:value-type="float" office:value="82807">
                <text:p>828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1986">
                <text:p>191986</text:p>
              </table:table-cell>
              <table:table-cell office:value-type="float" office:value="81822">
                <text:p>818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1164">
                <text:p>191164</text:p>
              </table:table-cell>
              <table:table-cell office:value-type="float" office:value="80858">
                <text:p>808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0299">
                <text:p>190299</text:p>
              </table:table-cell>
              <table:table-cell office:value-type="float" office:value="79841">
                <text:p>798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9472">
                <text:p>189472</text:p>
              </table:table-cell>
              <table:table-cell office:value-type="float" office:value="78869">
                <text:p>788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8575">
                <text:p>188575</text:p>
              </table:table-cell>
              <table:table-cell office:value-type="float" office:value="77835">
                <text:p>778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7723">
                <text:p>187723</text:p>
              </table:table-cell>
              <table:table-cell office:value-type="float" office:value="76842">
                <text:p>768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6836">
                <text:p>186836</text:p>
              </table:table-cell>
              <table:table-cell office:value-type="float" office:value="75816">
                <text:p>758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5949">
                <text:p>185949</text:p>
              </table:table-cell>
              <table:table-cell office:value-type="float" office:value="74795">
                <text:p>747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5047">
                <text:p>185047</text:p>
              </table:table-cell>
              <table:table-cell office:value-type="float" office:value="73755">
                <text:p>737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4142">
                <text:p>184142</text:p>
              </table:table-cell>
              <table:table-cell office:value-type="float" office:value="72719">
                <text:p>727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3231">
                <text:p>183231</text:p>
              </table:table-cell>
              <table:table-cell office:value-type="float" office:value="71685">
                <text:p>716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2273">
                <text:p>182273</text:p>
              </table:table-cell>
              <table:table-cell office:value-type="float" office:value="70603">
                <text:p>706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1365">
                <text:p>181365</text:p>
              </table:table-cell>
              <table:table-cell office:value-type="float" office:value="69573">
                <text:p>695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0387">
                <text:p>180387</text:p>
              </table:table-cell>
              <table:table-cell office:value-type="float" office:value="68469">
                <text:p>684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9454">
                <text:p>179454</text:p>
              </table:table-cell>
              <table:table-cell office:value-type="float" office:value="67424">
                <text:p>674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8463">
                <text:p>178463</text:p>
              </table:table-cell>
              <table:table-cell office:value-type="float" office:value="66304">
                <text:p>663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7507">
                <text:p>177507</text:p>
              </table:table-cell>
              <table:table-cell office:value-type="float" office:value="65242">
                <text:p>652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6486">
                <text:p>176486</text:p>
              </table:table-cell>
              <table:table-cell office:value-type="float" office:value="64114">
                <text:p>641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5521">
                <text:p>175521</text:p>
              </table:table-cell>
              <table:table-cell office:value-type="float" office:value="63044">
                <text:p>630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4473">
                <text:p>174473</text:p>
              </table:table-cell>
              <table:table-cell office:value-type="float" office:value="61882">
                <text:p>618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3476">
                <text:p>173476</text:p>
              </table:table-cell>
              <table:table-cell office:value-type="float" office:value="60787">
                <text:p>607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2435">
                <text:p>172435</text:p>
              </table:table-cell>
              <table:table-cell office:value-type="float" office:value="59645">
                <text:p>596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1384">
                <text:p>171384</text:p>
              </table:table-cell>
              <table:table-cell office:value-type="float" office:value="58497">
                <text:p>584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0354">
                <text:p>170354</text:p>
              </table:table-cell>
              <table:table-cell office:value-type="float" office:value="57380">
                <text:p>573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9256">
                <text:p>169256</text:p>
              </table:table-cell>
              <table:table-cell office:value-type="float" office:value="56188">
                <text:p>561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8202">
                <text:p>168202</text:p>
              </table:table-cell>
              <table:table-cell office:value-type="float" office:value="55048">
                <text:p>550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7081">
                <text:p>167081</text:p>
              </table:table-cell>
              <table:table-cell office:value-type="float" office:value="53843">
                <text:p>538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6016">
                <text:p>166016</text:p>
              </table:table-cell>
              <table:table-cell office:value-type="float" office:value="52705">
                <text:p>527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4861">
                <text:p>164861</text:p>
              </table:table-cell>
              <table:table-cell office:value-type="float" office:value="51464">
                <text:p>514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3773">
                <text:p>163773</text:p>
              </table:table-cell>
              <table:table-cell office:value-type="float" office:value="50307">
                <text:p>503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2603">
                <text:p>162603</text:p>
              </table:table-cell>
              <table:table-cell office:value-type="float" office:value="49070">
                <text:p>490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1480">
                <text:p>161480</text:p>
              </table:table-cell>
              <table:table-cell office:value-type="float" office:value="47882">
                <text:p>478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0280">
                <text:p>160280</text:p>
              </table:table-cell>
              <table:table-cell office:value-type="float" office:value="46613">
                <text:p>466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9139">
                <text:p>159139</text:p>
              </table:table-cell>
              <table:table-cell office:value-type="float" office:value="45419">
                <text:p>454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7904">
                <text:p>157904</text:p>
              </table:table-cell>
              <table:table-cell office:value-type="float" office:value="44127">
                <text:p>441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6740">
                <text:p>156740</text:p>
              </table:table-cell>
              <table:table-cell office:value-type="float" office:value="42909">
                <text:p>429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5484">
                <text:p>155484</text:p>
              </table:table-cell>
              <table:table-cell office:value-type="float" office:value="41613">
                <text:p>416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4285">
                <text:p>154285</text:p>
              </table:table-cell>
              <table:table-cell office:value-type="float" office:value="40376">
                <text:p>403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3021">
                <text:p>153021</text:p>
              </table:table-cell>
              <table:table-cell office:value-type="float" office:value="39071">
                <text:p>390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1761">
                <text:p>151761</text:p>
              </table:table-cell>
              <table:table-cell office:value-type="float" office:value="37776">
                <text:p>377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0506">
                <text:p>150506</text:p>
              </table:table-cell>
              <table:table-cell office:value-type="float" office:value="36495">
                <text:p>364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194">
                <text:p>149194</text:p>
              </table:table-cell>
              <table:table-cell office:value-type="float" office:value="35157">
                <text:p>351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7918">
                <text:p>147918</text:p>
              </table:table-cell>
              <table:table-cell office:value-type="float" office:value="33857">
                <text:p>338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6569">
                <text:p>146569</text:p>
              </table:table-cell>
              <table:table-cell office:value-type="float" office:value="32500">
                <text:p>325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269">
                <text:p>145269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3871">
                <text:p>143871</text:p>
              </table:table-cell>
              <table:table-cell office:value-type="float" office:value="29785">
                <text:p>297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2544">
                <text:p>142544</text:p>
              </table:table-cell>
              <table:table-cell office:value-type="float" office:value="28461">
                <text:p>284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1117">
                <text:p>141117</text:p>
              </table:table-cell>
              <table:table-cell office:value-type="float" office:value="27033">
                <text:p>270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9738">
                <text:p>139738</text:p>
              </table:table-cell>
              <table:table-cell office:value-type="float" office:value="25670">
                <text:p>256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8344">
                <text:p>138344</text:p>
              </table:table-cell>
              <table:table-cell office:value-type="float" office:value="24294">
                <text:p>242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6883">
                <text:p>136883</text:p>
              </table:table-cell>
              <table:table-cell office:value-type="float" office:value="22851">
                <text:p>228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5473">
                <text:p>135473</text:p>
              </table:table-cell>
              <table:table-cell office:value-type="float" office:value="21472">
                <text:p>214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3961">
                <text:p>133961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2518">
                <text:p>132518</text:p>
              </table:table-cell>
              <table:table-cell office:value-type="float" office:value="18592">
                <text:p>185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0973">
                <text:p>130973</text:p>
              </table:table-cell>
              <table:table-cell office:value-type="float" office:value="17092">
                <text:p>170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490">
                <text:p>129490</text:p>
              </table:table-cell>
              <table:table-cell office:value-type="float" office:value="15664">
                <text:p>156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7909">
                <text:p>127909</text:p>
              </table:table-cell>
              <table:table-cell office:value-type="float" office:value="14147">
                <text:p>141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6390">
                <text:p>126390</text:p>
              </table:table-cell>
              <table:table-cell office:value-type="float" office:value="12684">
                <text:p>126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4757">
                <text:p>124757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3210">
                <text:p>12321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1561">
                <text:p>121561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9928">
                <text:p>119928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8261">
                <text:p>118261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6562">
                <text:p>116562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4908">
                <text:p>114908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3138">
                <text:p>11313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1421">
                <text:p>111421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9596">
                <text:p>109596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7849">
                <text:p>107849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5978">
                <text:p>105978</text:p>
              </table:table-cell>
              <table:table-cell office:value-type="float" office:value="-683">
                <text:p>-6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4176">
                <text:p>104176</text:p>
              </table:table-cell>
              <table:table-cell office:value-type="float" office:value="-824">
                <text:p>-8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2249">
                <text:p>102249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0388">
                <text:p>100388</text:p>
              </table:table-cell>
              <table:table-cell office:value-type="float" office:value="-1095">
                <text:p>-10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8477">
                <text:p>98477</text:p>
              </table:table-cell>
              <table:table-cell office:value-type="float" office:value="-1224">
                <text:p>-12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6485">
                <text:p>96485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4552">
                <text:p>94552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2480">
                <text:p>92480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0511">
                <text:p>9051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8374">
                <text:p>88374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6345">
                <text:p>86345</text:p>
              </table:table-cell>
              <table:table-cell office:value-type="float" office:value="-1902">
                <text:p>-19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4192">
                <text:p>84192</text:p>
              </table:table-cell>
              <table:table-cell office:value-type="float" office:value="-2002">
                <text:p>-20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2043">
                <text:p>82043</text:p>
              </table:table-cell>
              <table:table-cell office:value-type="float" office:value="-2098">
                <text:p>-20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9834">
                <text:p>79834</text:p>
              </table:table-cell>
              <table:table-cell office:value-type="float" office:value="-2181">
                <text:p>-21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601">
                <text:p>77601</text:p>
              </table:table-cell>
              <table:table-cell office:value-type="float" office:value="-2263">
                <text:p>-22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5343">
                <text:p>75343</text:p>
              </table:table-cell>
              <table:table-cell office:value-type="float" office:value="-2351">
                <text:p>-23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3047">
                <text:p>73047</text:p>
              </table:table-cell>
              <table:table-cell office:value-type="float" office:value="-2422">
                <text:p>-24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712">
                <text:p>70712</text:p>
              </table:table-cell>
              <table:table-cell office:value-type="float" office:value="-2491">
                <text:p>-24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8353">
                <text:p>68353</text:p>
              </table:table-cell>
              <table:table-cell office:value-type="float" office:value="-2559">
                <text:p>-25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976">
                <text:p>65976</text:p>
              </table:table-cell>
              <table:table-cell office:value-type="float" office:value="-2621">
                <text:p>-26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466">
                <text:p>63466</text:p>
              </table:table-cell>
              <table:table-cell office:value-type="float" office:value="-2676">
                <text:p>-26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048">
                <text:p>61048</text:p>
              </table:table-cell>
              <table:table-cell office:value-type="float" office:value="-2730">
                <text:p>-273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8452">
                <text:p>58452</text:p>
              </table:table-cell>
              <table:table-cell office:value-type="float" office:value="-2777">
                <text:p>-27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945">
                <text:p>55945</text:p>
              </table:table-cell>
              <table:table-cell office:value-type="float" office:value="-2816">
                <text:p>-28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249">
                <text:p>53249</text:p>
              </table:table-cell>
              <table:table-cell office:value-type="float" office:value="-2856">
                <text:p>-28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0680">
                <text:p>50680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883">
                <text:p>47883</text:p>
              </table:table-cell>
              <table:table-cell office:value-type="float" office:value="-2918">
                <text:p>-29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5216">
                <text:p>45216</text:p>
              </table:table-cell>
              <table:table-cell office:value-type="float" office:value="-2936">
                <text:p>-29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313">
                <text:p>42313</text:p>
              </table:table-cell>
              <table:table-cell office:value-type="float" office:value="-2959">
                <text:p>-29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9547">
                <text:p>39547</text:p>
              </table:table-cell>
              <table:table-cell office:value-type="float" office:value="-2974">
                <text:p>-29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555">
                <text:p>36555</text:p>
              </table:table-cell>
              <table:table-cell office:value-type="float" office:value="-2977">
                <text:p>-29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682">
                <text:p>33682</text:p>
              </table:table-cell>
              <table:table-cell office:value-type="float" office:value="-2975">
                <text:p>-29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0560">
                <text:p>30560</text:p>
              </table:table-cell>
              <table:table-cell office:value-type="float" office:value="-2984">
                <text:p>-29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576">
                <text:p>27576</text:p>
              </table:table-cell>
              <table:table-cell office:value-type="float" office:value="-2966">
                <text:p>-29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4347">
                <text:p>24347</text:p>
              </table:table-cell>
              <table:table-cell office:value-type="float" office:value="-2953">
                <text:p>-29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231">
                <text:p>21231</text:p>
              </table:table-cell>
              <table:table-cell office:value-type="float" office:value="-2946">
                <text:p>-29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872">
                <text:p>17872</text:p>
              </table:table-cell>
              <table:table-cell office:value-type="float" office:value="-2916">
                <text:p>-29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46">
                <text:p>14646</text:p>
              </table:table-cell>
              <table:table-cell office:value-type="float" office:value="-2891">
                <text:p>-28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137">
                <text:p>11137</text:p>
              </table:table-cell>
              <table:table-cell office:value-type="float" office:value="-2861">
                <text:p>-28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87">
                <text:p>7787</text:p>
              </table:table-cell>
              <table:table-cell office:value-type="float" office:value="-2817">
                <text:p>-28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05">
                <text:p>4105</text:p>
              </table:table-cell>
              <table:table-cell office:value-type="float" office:value="-2778">
                <text:p>-27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66">
                <text:p>566</text:p>
              </table:table-cell>
              <table:table-cell office:value-type="float" office:value="-2730">
                <text:p>-273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398">
                <text:p>-398</text:p>
              </table:table-cell>
              <table:table-cell office:value-type="float" office:value="-2673">
                <text:p>-26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28">
                <text:p>-428</text:p>
              </table:table-cell>
              <table:table-cell office:value-type="float" office:value="-2619">
                <text:p>-26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59">
                <text:p>-459</text:p>
              </table:table-cell>
              <table:table-cell office:value-type="float" office:value="-2554">
                <text:p>-25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87">
                <text:p>-487</text:p>
              </table:table-cell>
              <table:table-cell office:value-type="float" office:value="-2485">
                <text:p>-24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514">
                <text:p>-514</text:p>
              </table:table-cell>
              <table:table-cell office:value-type="float" office:value="-2411">
                <text:p>-24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528">
                <text:p>-528</text:p>
              </table:table-cell>
              <table:table-cell office:value-type="float" office:value="-2319">
                <text:p>-23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548">
                <text:p>-548</text:p>
              </table:table-cell>
              <table:table-cell office:value-type="float" office:value="-2245">
                <text:p>-22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564">
                <text:p>-564</text:p>
              </table:table-cell>
              <table:table-cell office:value-type="float" office:value="-2152">
                <text:p>-21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567">
                <text:p>-56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574">
                <text:p>-574</text:p>
              </table:table-cell>
              <table:table-cell office:value-type="float" office:value="-1954">
                <text:p>-19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581">
                <text:p>-581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568">
                <text:p>-568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563">
                <text:p>-563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558">
                <text:p>-558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532">
                <text:p>-532</text:p>
              </table:table-cell>
              <table:table-cell office:value-type="float" office:value="-1351">
                <text:p>-13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517">
                <text:p>-517</text:p>
              </table:table-cell>
              <table:table-cell office:value-type="float" office:value="-1228">
                <text:p>-12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96">
                <text:p>-496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63">
                <text:p>-463</text:p>
              </table:table-cell>
              <table:table-cell office:value-type="float" office:value="-925">
                <text:p>-9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32">
                <text:p>-432</text:p>
              </table:table-cell>
              <table:table-cell office:value-type="float" office:value="-775">
                <text:p>-7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391">
                <text:p>-391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354">
                <text:p>-354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314">
                <text:p>-314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258">
                <text:p>-25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211">
                <text:p>-21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60">
                <text:p>-16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92">
                <text:p>-9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30">
                <text:p>-30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4">
                <text:p>-14</text:p>
              </table:table-cell>
              <table:table-cell office:value-type="float" office:value="-517">
                <text:p>-5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2">
                <text:p>-42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77">
                <text:p>-77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02">
                <text:p>-102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24">
                <text:p>-124</text:p>
              </table:table-cell>
              <table:table-cell office:value-type="float" office:value="-938">
                <text:p>-9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46">
                <text:p>-146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56">
                <text:p>-15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70">
                <text:p>-170</text:p>
              </table:table-cell>
              <table:table-cell office:value-type="float" office:value="-1196">
                <text:p>-11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82">
                <text:p>-182</text:p>
              </table:table-cell>
              <table:table-cell office:value-type="float" office:value="-1286">
                <text:p>-12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78">
                <text:p>-178</text:p>
              </table:table-cell>
              <table:table-cell office:value-type="float" office:value="-1347">
                <text:p>-13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79">
                <text:p>-179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82">
                <text:p>-182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63">
                <text:p>-163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53">
                <text:p>-153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36">
                <text:p>-136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13">
                <text:p>-11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91">
                <text:p>-91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55">
                <text:p>-55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26">
                <text:p>-26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6">
                <text:p>-16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40">
                <text:p>-40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72">
                <text:p>-72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02">
                <text:p>-102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13">
                <text:p>-113</text:p>
              </table:table-cell>
              <table:table-cell office:value-type="float" office:value="-1895">
                <text:p>-18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32">
                <text:p>-132</text:p>
              </table:table-cell>
              <table:table-cell office:value-type="float" office:value="-1905">
                <text:p>-19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44">
                <text:p>-144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49">
                <text:p>-149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57">
                <text:p>-157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51">
                <text:p>-151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51">
                <text:p>-151</text:p>
              </table:table-cell>
              <table:table-cell office:value-type="float" office:value="-1840">
                <text:p>-184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46">
                <text:p>-146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28">
                <text:p>-128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15">
                <text:p>-115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00">
                <text:p>-100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67">
                <text:p>-6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41">
                <text:p>-41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">
                <text:p>-3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9">
                <text:p>-9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42">
                <text:p>-42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63">
                <text:p>-63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89">
                <text:p>-89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13">
                <text:p>-113</text:p>
              </table:table-cell>
              <table:table-cell office:value-type="float" office:value="-1166">
                <text:p>-11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19">
                <text:p>-119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33">
                <text:p>-133</text:p>
              </table:table-cell>
              <table:table-cell office:value-type="float" office:value="-973">
                <text:p>-9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43">
                <text:p>-143</text:p>
              </table:table-cell>
              <table:table-cell office:value-type="float" office:value="-878">
                <text:p>-8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38">
                <text:p>-138</text:p>
              </table:table-cell>
              <table:table-cell office:value-type="float" office:value="-753">
                <text:p>-7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40">
                <text:p>-140</text:p>
              </table:table-cell>
              <table:table-cell office:value-type="float" office:value="-642">
                <text:p>-6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28">
                <text:p>-128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23">
                <text:p>-123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14">
                <text:p>-114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88">
                <text:p>-8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70">
                <text:p>-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49">
                <text:p>-4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2">
                <text:p>-12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22">
                <text:p>-22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49">
                <text:p>-49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71">
                <text:p>-71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93">
                <text:p>-93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02">
                <text:p>-102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17">
                <text:p>-117</text:p>
              </table:table-cell>
              <table:table-cell office:value-type="float" office:value="-721">
                <text:p>-7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30">
                <text:p>-130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25">
                <text:p>-125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28">
                <text:p>-128</text:p>
              </table:table-cell>
              <table:table-cell office:value-type="float" office:value="-932">
                <text:p>-9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22">
                <text:p>-122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13">
                <text:p>-113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02">
                <text:p>-102</text:p>
              </table:table-cell>
              <table:table-cell office:value-type="float" office:value="-1100">
                <text:p>-11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80">
                <text:p>-80</text:p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62">
                <text:p>-62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44">
                <text:p>-44</text:p>
              </table:table-cell>
              <table:table-cell office:value-type="float" office:value="-1228">
                <text:p>-12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6">
                <text:p>-6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0">
                <text:p>-20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44">
                <text:p>-44</text:p>
              </table:table-cell>
              <table:table-cell office:value-type="float" office:value="-1302">
                <text:p>-13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64">
                <text:p>-64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86">
                <text:p>-86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93">
                <text:p>-93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07">
                <text:p>-107</text:p>
              </table:table-cell>
              <table:table-cell office:value-type="float" office:value="-1334">
                <text:p>-133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19">
                <text:p>-119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11">
                <text:p>-111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12">
                <text:p>-112</text:p>
              </table:table-cell>
              <table:table-cell office:value-type="float" office:value="-1310">
                <text:p>-13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05">
                <text:p>-105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94">
                <text:p>-94</text:p>
              </table:table-cell>
              <table:table-cell office:value-type="float" office:value="-1266">
                <text:p>-12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83">
                <text:p>-83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58">
                <text:p>-58</text:p>
              </table:table-cell>
              <table:table-cell office:value-type="float" office:value="-1203">
                <text:p>-12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40">
                <text:p>-40</text:p>
              </table:table-cell>
              <table:table-cell office:value-type="float" office:value="-1167">
                <text:p>-11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9">
                <text:p>-19</text:p>
              </table:table-cell>
              <table:table-cell office:value-type="float" office:value="-1131">
                <text:p>-11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7">
                <text:p>-7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5">
                <text:p>-35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52">
                <text:p>-52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74">
                <text:p>-74</text:p>
              </table:table-cell>
              <table:table-cell office:value-type="float" office:value="-890">
                <text:p>-89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93">
                <text:p>-93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95">
                <text:p>-95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05">
                <text:p>-105</text:p>
              </table:table-cell>
              <table:table-cell office:value-type="float" office:value="-663">
                <text:p>-6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10">
                <text:p>-110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02">
                <text:p>-102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99">
                <text:p>-99</text:p>
              </table:table-cell>
              <table:table-cell office:value-type="float" office:value="-387">
                <text:p>-3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83">
                <text:p>-83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73">
                <text:p>-73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60">
                <text:p>-6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0">
                <text:p>-3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8">
                <text:p>-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5">
                <text:p>-15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7">
                <text:p>-3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61">
                <text:p>-61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69">
                <text:p>-69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84">
                <text:p>-84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98">
                <text:p>-98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91">
                <text:p>-91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95">
                <text:p>-95</text:p>
              </table:table-cell>
              <table:table-cell office:value-type="float" office:value="-701">
                <text:p>-7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89">
                <text:p>-89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8">
                <text:p>-78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70">
                <text:p>-70</text:p>
              </table:table-cell>
              <table:table-cell office:value-type="float" office:value="-846">
                <text:p>-8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47">
                <text:p>-47</text:p>
              </table:table-cell>
              <table:table-cell office:value-type="float" office:value="-872">
                <text:p>-8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28">
                <text:p>-28</text:p>
              </table:table-cell>
              <table:table-cell office:value-type="float" office:value="-915">
                <text:p>-9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8">
                <text:p>-8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8">
                <text:p>-8</text:p>
              </table:table-cell>
              <table:table-cell office:value-type="float" office:value="-966">
                <text:p>-96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33">
                <text:p>-33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47">
                <text:p>-47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66">
                <text:p>-66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82">
                <text:p>-82</text:p>
              </table:table-cell>
              <table:table-cell office:value-type="float" office:value="-1013">
                <text:p>-10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81">
                <text:p>-81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87">
                <text:p>-87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85">
                <text:p>-85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79">
                <text:p>-79</text:p>
              </table:table-cell>
              <table:table-cell office:value-type="float" office:value="-963">
                <text:p>-9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73">
                <text:p>-73</text:p>
              </table:table-cell>
              <table:table-cell office:value-type="float" office:value="-942">
                <text:p>-94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54">
                <text:p>-54</text:p>
              </table:table-cell>
              <table:table-cell office:value-type="float" office:value="-917">
                <text:p>-9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39">
                <text:p>-39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6">
                <text:p>-26</text:p>
              </table:table-cell>
              <table:table-cell office:value-type="float" office:value="-847">
                <text:p>-8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-801">
                <text:p>-8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5">
                <text:p>-25</text:p>
              </table:table-cell>
              <table:table-cell office:value-type="float" office:value="-756">
                <text:p>-7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40">
                <text:p>-40</text:p>
              </table:table-cell>
              <table:table-cell office:value-type="float" office:value="-689">
                <text:p>-6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59">
                <text:p>-59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75">
                <text:p>-75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75">
                <text:p>-75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83">
                <text:p>-83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85">
                <text:p>-85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75">
                <text:p>-75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69">
                <text:p>-69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51">
                <text:p>-5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8">
                <text:p>-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3">
                <text:p>-2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3">
                <text:p>-23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6">
                <text:p>-36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5">
                <text:p>-55</text:p>
              </table:table-cell>
              <table:table-cell office:value-type="float" office:value="-367">
                <text:p>-3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71">
                <text:p>-71</text:p>
              </table:table-cell>
              <table:table-cell office:value-type="float" office:value="-439">
                <text:p>-4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70">
                <text:p>-70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77">
                <text:p>-77</text:p>
              </table:table-cell>
              <table:table-cell office:value-type="float" office:value="-536">
                <text:p>-5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79">
                <text:p>-79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67">
                <text:p>-67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62">
                <text:p>-62</text:p>
              </table:table-cell>
              <table:table-cell office:value-type="float" office:value="-668">
                <text:p>-6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43">
                <text:p>-43</text:p>
              </table:table-cell>
              <table:table-cell office:value-type="float" office:value="-695">
                <text:p>-6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30">
                <text:p>-30</text:p>
              </table:table-cell>
              <table:table-cell office:value-type="float" office:value="-721">
                <text:p>-7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1">
                <text:p>-11</text:p>
              </table:table-cell>
              <table:table-cell office:value-type="float" office:value="-749">
                <text:p>-7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">
                <text:p>-3</text:p>
              </table:table-cell>
              <table:table-cell office:value-type="float" office:value="-763">
                <text:p>-7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7">
                <text:p>-27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37">
                <text:p>-37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53">
                <text:p>-53</text:p>
              </table:table-cell>
              <table:table-cell office:value-type="float" office:value="-785">
                <text:p>-7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68">
                <text:p>-68</text:p>
              </table:table-cell>
              <table:table-cell office:value-type="float" office:value="-786">
                <text:p>-7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63">
                <text:p>-63</text:p>
              </table:table-cell>
              <table:table-cell office:value-type="float" office:value="-773">
                <text:p>-77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67">
                <text:p>-67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58">
                <text:p>-58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54">
                <text:p>-54</text:p>
              </table:table-cell>
              <table:table-cell office:value-type="float" office:value="-721">
                <text:p>-7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47">
                <text:p>-47</text:p>
              </table:table-cell>
              <table:table-cell office:value-type="float" office:value="-702">
                <text:p>-7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4">
                <text:p>-24</text:p>
              </table:table-cell>
              <table:table-cell office:value-type="float" office:value="-652">
                <text:p>-6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8">
                <text:p>-8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2">
                <text:p>-12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0">
                <text:p>-30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49">
                <text:p>-49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53">
                <text:p>-53</text:p>
              </table:table-cell>
              <table:table-cell office:value-type="float" office:value="-411">
                <text:p>-4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63">
                <text:p>-6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69">
                <text:p>-69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62">
                <text:p>-62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60">
                <text:p>-6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44">
                <text:p>-4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34">
                <text:p>-3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1">
                <text:p>-2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">
                <text:p>2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2">
                <text:p>-22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33">
                <text:p>-33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49">
                <text:p>-49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62">
                <text:p>-62</text:p>
              </table:table-cell>
              <table:table-cell office:value-type="float" office:value="-397">
                <text:p>-3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58">
                <text:p>-58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61">
                <text:p>-61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52">
                <text:p>-52</text:p>
              </table:table-cell>
              <table:table-cell office:value-type="float" office:value="-510">
                <text:p>-5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47">
                <text:p>-47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42">
                <text:p>-42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7">
                <text:p>-17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7">
                <text:p>-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8">
                <text:p>-28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47">
                <text:p>-47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47">
                <text:p>-47</text:p>
              </table:table-cell>
              <table:table-cell office:value-type="float" office:value="-619">
                <text:p>-6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5">
                <text:p>-55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50">
                <text:p>-50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51">
                <text:p>-51</text:p>
              </table:table-cell>
              <table:table-cell office:value-type="float" office:value="-583">
                <text:p>-5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49">
                <text:p>-49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30">
                <text:p>-30</text:p>
              </table:table-cell>
              <table:table-cell office:value-type="float" office:value="-533">
                <text:p>-5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6">
                <text:p>-16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1">
                <text:p>-21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40">
                <text:p>-40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3">
                <text:p>-43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53">
                <text:p>-53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49">
                <text:p>-49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51">
                <text:p>-51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50">
                <text:p>-5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32">
                <text:p>-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2">
                <text:p>-2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3">
                <text:p>-3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">
                <text:p>-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4">
                <text:p>-24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9">
                <text:p>-29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41">
                <text:p>-41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44">
                <text:p>-44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44">
                <text:p>-44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47">
                <text:p>-47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9">
                <text:p>-29</text:p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1">
                <text:p>-21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-501">
                <text:p>-5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6">
                <text:p>-16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35">
                <text:p>-35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5">
                <text:p>-35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44">
                <text:p>-44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39">
                <text:p>-39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41">
                <text:p>-41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0">
                <text:p>-40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21">
                <text:p>-21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9">
                <text:p>-9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2">
                <text:p>-2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21">
                <text:p>-21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39">
                <text:p>-39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38">
                <text:p>-38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44">
                <text:p>-44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37">
                <text:p>-3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39">
                <text:p>-3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35">
                <text:p>-3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3">
                <text:p>-1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8">
                <text:p>-8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25">
                <text:p>-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37">
                <text:p>-37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36">
                <text:p>-36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40">
                <text:p>-40</text:p>
              </table:table-cell>
              <table:table-cell office:value-type="float" office:value="-337">
                <text:p>-33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31">
                <text:p>-31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26">
                <text:p>-26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5">
                <text:p>-15</text:p>
              </table:table-cell>
              <table:table-cell office:value-type="float" office:value="-403">
                <text:p>-4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9">
                <text:p>-19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4">
                <text:p>-24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36">
                <text:p>-36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34">
                <text:p>-34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37">
                <text:p>-37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40">
                <text:p>-40</text:p>
              </table:table-cell>
              <table:table-cell office:value-type="float" office:value="-391">
                <text:p>-3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24">
                <text:p>-24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4">
                <text:p>-14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">
                <text:p>3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8">
                <text:p>-18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35">
                <text:p>-3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34">
                <text:p>-34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41">
                <text:p>-4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35">
                <text:p>-3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29">
                <text:p>-2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0">
                <text:p>-1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1">
                <text:p>-1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7">
                <text:p>-1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9">
                <text:p>-29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8">
                <text:p>-28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33">
                <text:p>-33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36">
                <text:p>-36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21">
                <text:p>-21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2">
                <text:p>-12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8">
                <text:p>-18</text:p>
              </table:table-cell>
              <table:table-cell office:value-type="float" office:value="-364">
                <text:p>-3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31">
                <text:p>-31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32">
                <text:p>-32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38">
                <text:p>-38</text:p>
              </table:table-cell>
              <table:table-cell office:value-type="float" office:value="-349">
                <text:p>-3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30">
                <text:p>-30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9">
                <text:p>-29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8">
                <text:p>-18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3">
                <text:p>-3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7">
                <text:p>-17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0">
                <text:p>-20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31">
                <text:p>-31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29">
                <text:p>-29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33">
                <text:p>-3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35">
                <text:p>-3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7">
                <text:p>-1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8">
                <text:p>-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">
                <text:p>-1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8">
                <text:p>-1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25">
                <text:p>-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9">
                <text:p>-29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35">
                <text:p>-35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4">
                <text:p>-24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8">
                <text:p>-18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3">
                <text:p>-3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">
                <text:p>-1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7">
                <text:p>-17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9">
                <text:p>-19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27">
                <text:p>-27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22">
                <text:p>-22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23">
                <text:p>-23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0">
                <text:p>-10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">
                <text:p>-1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5">
                <text:p>-15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7">
                <text:p>-1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27">
                <text:p>-27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4">
                <text:p>-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27">
                <text:p>-2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21">
                <text:p>-2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0">
                <text:p>-1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1">
                <text:p>-1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4">
                <text:p>-1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5">
                <text:p>-25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21">
                <text:p>-2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25">
                <text:p>-25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25">
                <text:p>-25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7">
                <text:p>-7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0">
                <text:p>-10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4">
                <text:p>-14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24">
                <text:p>-24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21">
                <text:p>-21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22">
                <text:p>-22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23">
                <text:p>-2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4">
                <text:p>-4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0">
                <text:p>-1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5">
                <text:p>-1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24">
                <text:p>-2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24">
                <text:p>-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20">
                <text:p>-2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21">
                <text:p>-2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">
                <text:p>-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1">
                <text:p>-11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4">
                <text:p>-14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3">
                <text:p>-2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28">
                <text:p>-28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8">
                <text:p>-18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6">
                <text:p>-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3">
                <text:p>-13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6">
                <text:p>-16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25">
                <text:p>-2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28">
                <text:p>-28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8">
                <text:p>-18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5">
                <text:p>-1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4">
                <text:p>-1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6">
                <text:p>-1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30">
                <text:p>-3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7">
                <text:p>-1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3">
                <text:p>-1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3">
                <text:p>-13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5">
                <text:p>-15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22">
                <text:p>-22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27">
                <text:p>-27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4">
                <text:p>-14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8">
                <text:p>-8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3">
                <text:p>-13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4">
                <text:p>-14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20">
                <text:p>-2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24">
                <text:p>-2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9">
                <text:p>-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4">
                <text:p>-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4">
                <text:p>-1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3">
                <text:p>-1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8">
                <text:p>-1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6">
                <text:p>-1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3">
                <text:p>-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2">
                <text:p>-12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4">
                <text:p>-14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21">
                <text:p>-21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6">
                <text:p>-16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7">
                <text:p>-17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3">
                <text:p>-1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">
                <text:p>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4">
                <text:p>-14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4">
                <text:p>-1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20">
                <text:p>-2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4">
                <text:p>-1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3">
                <text:p>-1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2">
                <text:p>-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6">
                <text:p>-1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2">
                <text:p>-1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6">
                <text:p>-1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5">
                <text:p>-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2">
                <text:p>-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">
                <text:p>-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3">
                <text:p>-1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23">
                <text:p>-23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3">
                <text:p>-13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1">
                <text:p>-11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">
                <text:p>1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1">
                <text:p>-1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1">
                <text:p>-1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7">
                <text:p>-1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1">
                <text:p>-2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9">
                <text:p>-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0">
                <text:p>-1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7">
                <text:p>-1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0">
                <text:p>-1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8">
                <text:p>-8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7">
                <text:p>-7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1">
                <text:p>-11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20">
                <text:p>-20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3">
                <text:p>-1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2">
                <text:p>-12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0">
                <text:p>-1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4">
                <text:p>-1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4">
                <text:p>-1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6">
                <text:p>-1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9">
                <text:p>-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0">
                <text:p>-1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6">
                <text:p>-1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3">
                <text:p>-1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6">
                <text:p>-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2">
                <text:p>-1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10">
                <text:p>-1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16">
                <text:p>-1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10">
                <text:p>-1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9">
                <text:p>-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3">
                <text:p>-3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10">
                <text:p>-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21">
                <text:p>-2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12">
                <text:p>-1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1">
                <text:p>-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">
                <text:p>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9">
                <text:p>-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9">
                <text:p>-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13">
                <text:p>-13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14">
                <text:p>-1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2">
                <text:p>-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10">
                <text:p>-1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10">
                <text:p>-1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6">
                <text:p>-1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8">
                <text:p>-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7">
                <text:p>-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3">
                <text:p>-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0">
                <text:p>-1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0">
                <text:p>-1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9">
                <text:p>-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">
                <text:p>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9">
                <text:p>-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3">
                <text:p>-1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1">
                <text:p>-1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5">
                <text:p>-1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">
                <text:p>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10">
                <text:p>-1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0">
                <text:p>-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6">
                <text:p>-1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7">
                <text:p>-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5">
                <text:p>-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10">
                <text:p>-1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8">
                <text:p>-1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8">
                <text:p>-8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5">
                <text:p>-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">
                <text:p>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0">
                <text:p>-1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3">
                <text:p>-13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2">
                <text:p>-1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2">
                <text:p>-1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">
                <text:p>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9">
                <text:p>-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8">
                <text:p>-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2">
                <text:p>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3">
                <text:p>-1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9">
                <text:p>-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4">
                <text:p>-1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5">
                <text:p>-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3">
                <text:p>-3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0">
                <text:p>-1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2">
                <text:p>-1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9">
                <text:p>-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9">
                <text:p>-9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0">
                <text:p>-1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7">
                <text:p>-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1">
                <text:p>-1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">
                <text:p>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1">
                <text:p>-1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9">
                <text:p>-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16">
                <text:p>-1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5">
                <text:p>-5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1">
                <text:p>-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5">
                <text:p>-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0">
                <text:p>-1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8">
                <text:p>-8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3">
                <text:p>-1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4">
                <text:p>-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2">
                <text:p>-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0">
                <text:p>-1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1">
                <text:p>-1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8">
                <text:p>-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11">
                <text:p>-1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9">
                <text:p>-9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12">
                <text:p>-1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2">
                <text:p>-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11">
                <text:p>-1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0">
                <text:p>-1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6">
                <text:p>-16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6">
                <text:p>-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2">
                <text:p>-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0">
                <text:p>-1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6">
                <text:p>-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7">
                <text:p>-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7">
                <text:p>-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7">
                <text:p>-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13">
                <text:p>-1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3">
                <text:p>-3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8">
                <text:p>-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6">
                <text:p>-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7">
                <text:p>-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5">
                <text:p>-1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4">
                <text:p>-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0">
                <text:p>-1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8">
                <text:p>-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0">
                <text:p>-1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9">
                <text:p>-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5">
                <text:p>-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7">
                <text:p>-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2">
                <text:p>-1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">
                <text:p>-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8">
                <text:p>-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5">
                <text:p>-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8">
                <text:p>-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2">
                <text:p>-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6">
                <text:p>-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4">
                <text:p>-1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9">
                <text:p>-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5">
                <text:p>-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8">
                <text:p>-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9">
                <text:p>-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3">
                <text:p>-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6">
                <text:p>-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12">
                <text:p>-1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7">
                <text:p>-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2">
                <text:p>-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">
                <text:p>-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7">
                <text:p>-7</text:p>
              </table:table-cell>
              <table:table-cell office:value-type="float" office:value="-38">
                <text:p>-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